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6A4000001047495FF2BACD173BB.png" manifest:media-type="image/png"/>
  <manifest:file-entry manifest:full-path="Pictures/10000201000002E6000002BBB8F8332B0EE480C1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Consolas1" svg:font-family="Consolas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" svg:font-family="Consolas" style:font-family-generic="swiss"/>
    <style:font-face style:name="Monospace" svg:font-family="Monospace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1cm" style:rel-column-width="10832*"/>
    </style:style>
    <style:style style:name="Taula1.B" style:family="table-column">
      <style:table-column-properties style:column-width="3.56cm" style:rel-column-width="13723*"/>
    </style:style>
    <style:style style:name="Taula1.C" style:family="table-column">
      <style:table-column-properties style:column-width="1.385cm" style:rel-column-width="5335*"/>
    </style:style>
    <style:style style:name="Taula1.D" style:family="table-column">
      <style:table-column-properties style:column-width="9.246cm" style:rel-column-width="35642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bla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1.A" style:family="table-column">
      <style:table-column-properties style:column-width="17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5pt solid #000000"/>
    </style:style>
    <style:style style:name="Tabla4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4.A" style:family="table-column">
      <style:table-column-properties style:column-width="17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3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3.A" style:family="table-column">
      <style:table-column-properties style:column-width="17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5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5.A" style:family="table-column">
      <style:table-column-properties style:column-width="17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17cm" style:rel-column-width="65535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" style:family="table">
      <style:table-properties style:width="17cm" table:align="margins" fo:keep-with-next="auto" style:may-break-between-rows="true" table:border-model="collapsing"/>
    </style:style>
    <style:style style:name="Table2.A" style:family="table-column">
      <style:table-column-properties style:column-width="17cm" style:rel-column-width="65535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padding="0.097cm" fo:border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padding="0.097cm" fo:border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17cm" style:rel-column-width="65535*"/>
    </style:style>
    <style:style style:name="Table8.A1" style:family="table-cell">
      <style:table-cell-properties fo:padding="0.097cm" fo:border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17cm" style:rel-column-width="65535*"/>
    </style:style>
    <style:style style:name="Table9.A1" style:family="table-cell">
      <style:table-cell-properties fo:padding="0.097cm" fo:border="0.05pt solid #000000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17cm" style:rel-column-width="65535*"/>
    </style:style>
    <style:style style:name="Table10.A1" style:family="table-cell">
      <style:table-cell-properties fo:padding="0.097cm" fo:border="0.05pt solid #000000"/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39000" style:font-name="Calibri1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paragraph-rsid="001d1802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officeooo:rsid="0103ba70" officeooo:paragraph-rsid="0026b597"/>
    </style:style>
    <style:style style:name="P9" style:family="paragraph" style:parent-style-name="Standard">
      <style:text-properties officeooo:rsid="0103ba70" officeooo:paragraph-rsid="0026b597"/>
    </style:style>
    <style:style style:name="P10" style:family="paragraph" style:parent-style-name="Standard">
      <style:text-properties officeooo:rsid="0103ba70" officeooo:paragraph-rsid="00272da6"/>
    </style:style>
    <style:style style:name="P11" style:family="paragraph" style:parent-style-name="Standard">
      <style:text-properties officeooo:rsid="0103ba70" officeooo:paragraph-rsid="002b129f"/>
    </style:style>
    <style:style style:name="P12" style:family="paragraph" style:parent-style-name="Standard">
      <style:text-properties officeooo:rsid="0103ba70" officeooo:paragraph-rsid="002c3bd6"/>
    </style:style>
    <style:style style:name="P13" style:family="paragraph" style:parent-style-name="Standard">
      <style:text-properties officeooo:rsid="0103ba70" officeooo:paragraph-rsid="0030c406"/>
    </style:style>
    <style:style style:name="P14" style:family="paragraph" style:parent-style-name="Standard">
      <style:text-properties officeooo:rsid="0103ba70" officeooo:paragraph-rsid="00354618"/>
    </style:style>
    <style:style style:name="P15" style:family="paragraph" style:parent-style-name="Standard">
      <style:text-properties officeooo:rsid="0103ba70" officeooo:paragraph-rsid="00370f83"/>
    </style:style>
    <style:style style:name="P16" style:family="paragraph" style:parent-style-name="Standard">
      <style:text-properties officeooo:rsid="0103ba70" officeooo:paragraph-rsid="003ac64b"/>
    </style:style>
    <style:style style:name="P17" style:family="paragraph" style:parent-style-name="Standard">
      <style:text-properties officeooo:rsid="0103ba70" officeooo:paragraph-rsid="004203a3"/>
    </style:style>
    <style:style style:name="P18" style:family="paragraph" style:parent-style-name="Standard">
      <style:text-properties officeooo:rsid="0103ba70" officeooo:paragraph-rsid="0043c249"/>
    </style:style>
    <style:style style:name="P19" style:family="paragraph" style:parent-style-name="Standard">
      <style:text-properties officeooo:rsid="0103ba70" officeooo:paragraph-rsid="00473b51"/>
    </style:style>
    <style:style style:name="P20" style:family="paragraph" style:parent-style-name="Standard">
      <style:text-properties officeooo:rsid="0103ba70" officeooo:paragraph-rsid="004aafba"/>
    </style:style>
    <style:style style:name="P21" style:family="paragraph" style:parent-style-name="Standard">
      <style:text-properties officeooo:rsid="0103ba70" officeooo:paragraph-rsid="004e6e89"/>
    </style:style>
    <style:style style:name="P22" style:family="paragraph" style:parent-style-name="Standard">
      <style:text-properties officeooo:rsid="0103ba70" officeooo:paragraph-rsid="0054f650"/>
    </style:style>
    <style:style style:name="P23" style:family="paragraph" style:parent-style-name="Standard">
      <style:text-properties officeooo:rsid="0103ba70" officeooo:paragraph-rsid="006dec2c"/>
    </style:style>
    <style:style style:name="P24" style:family="paragraph" style:parent-style-name="Standard">
      <style:text-properties officeooo:rsid="0103ba70" officeooo:paragraph-rsid="007209f4"/>
    </style:style>
    <style:style style:name="P25" style:family="paragraph" style:parent-style-name="Standard">
      <style:text-properties officeooo:rsid="0103ba70" officeooo:paragraph-rsid="007317f2"/>
    </style:style>
    <style:style style:name="P26" style:family="paragraph" style:parent-style-name="Standard">
      <style:text-properties officeooo:rsid="0103ba70" officeooo:paragraph-rsid="0077d107"/>
    </style:style>
    <style:style style:name="P27" style:family="paragraph" style:parent-style-name="Standard">
      <style:text-properties officeooo:rsid="0103ba70" officeooo:paragraph-rsid="00856c99"/>
    </style:style>
    <style:style style:name="P28" style:family="paragraph" style:parent-style-name="Standard">
      <style:text-properties officeooo:rsid="0103ba70" officeooo:paragraph-rsid="0088073d"/>
    </style:style>
    <style:style style:name="P29" style:family="paragraph" style:parent-style-name="Standard">
      <style:text-properties officeooo:rsid="0103ba70" officeooo:paragraph-rsid="008956dd"/>
    </style:style>
    <style:style style:name="P30" style:family="paragraph" style:parent-style-name="Standard">
      <style:text-properties officeooo:rsid="0103ba70" officeooo:paragraph-rsid="008f6f03"/>
    </style:style>
    <style:style style:name="P31" style:family="paragraph" style:parent-style-name="Standard">
      <style:text-properties officeooo:rsid="0103ba70" officeooo:paragraph-rsid="0093598f"/>
    </style:style>
    <style:style style:name="P32" style:family="paragraph" style:parent-style-name="Standard">
      <style:text-properties officeooo:rsid="0103ba70" officeooo:paragraph-rsid="00938d62"/>
    </style:style>
    <style:style style:name="P33" style:family="paragraph" style:parent-style-name="Standard">
      <style:text-properties officeooo:rsid="0103ba70" officeooo:paragraph-rsid="00ab2cee"/>
    </style:style>
    <style:style style:name="P34" style:family="paragraph" style:parent-style-name="Standard">
      <style:text-properties officeooo:rsid="0103ba70" officeooo:paragraph-rsid="00b63260"/>
    </style:style>
    <style:style style:name="P35" style:family="paragraph" style:parent-style-name="Standard">
      <style:text-properties officeooo:rsid="0103ba70" officeooo:paragraph-rsid="00bb1ebb"/>
    </style:style>
    <style:style style:name="P36" style:family="paragraph" style:parent-style-name="Standard">
      <style:text-properties officeooo:rsid="0103ba70" officeooo:paragraph-rsid="00d482de"/>
    </style:style>
    <style:style style:name="P37" style:family="paragraph" style:parent-style-name="Standard">
      <style:text-properties officeooo:rsid="0103ba70" officeooo:paragraph-rsid="00d67994"/>
    </style:style>
    <style:style style:name="P38" style:family="paragraph" style:parent-style-name="Standard">
      <style:text-properties officeooo:rsid="0103ba70" officeooo:paragraph-rsid="00dc28ee"/>
    </style:style>
    <style:style style:name="P39" style:family="paragraph" style:parent-style-name="Standard">
      <style:text-properties officeooo:rsid="0103ba70" officeooo:paragraph-rsid="00e7cd26"/>
    </style:style>
    <style:style style:name="P40" style:family="paragraph" style:parent-style-name="Standard">
      <style:text-properties officeooo:rsid="0103ba70" officeooo:paragraph-rsid="00eaac02"/>
    </style:style>
    <style:style style:name="P41" style:family="paragraph" style:parent-style-name="Standard">
      <style:text-properties officeooo:paragraph-rsid="00272da6"/>
    </style:style>
    <style:style style:name="P42" style:family="paragraph" style:parent-style-name="Standard">
      <style:paragraph-properties fo:text-align="justify" style:justify-single-word="false"/>
    </style:style>
    <style:style style:name="P43" style:family="paragraph" style:parent-style-name="Standard">
      <style:paragraph-properties fo:text-align="justify" style:justify-single-word="false"/>
      <style:text-properties officeooo:paragraph-rsid="00272da6"/>
    </style:style>
    <style:style style:name="P44" style:family="paragraph" style:parent-style-name="Standard">
      <style:text-properties officeooo:rsid="00272da6" officeooo:paragraph-rsid="00272da6"/>
    </style:style>
    <style:style style:name="P45" style:family="paragraph" style:parent-style-name="Standard">
      <style:text-properties officeooo:rsid="00272da6" officeooo:paragraph-rsid="002b129f"/>
    </style:style>
    <style:style style:name="P46" style:family="paragraph" style:parent-style-name="Standard">
      <style:paragraph-properties fo:text-align="justify" style:justify-single-word="false"/>
      <style:text-properties officeooo:rsid="00272da6" officeooo:paragraph-rsid="002b129f"/>
    </style:style>
    <style:style style:name="P47" style:family="paragraph" style:parent-style-name="Standard">
      <style:paragraph-properties fo:text-align="justify" style:justify-single-word="false"/>
      <style:text-properties officeooo:rsid="00272da6" officeooo:paragraph-rsid="002c3bd6"/>
    </style:style>
    <style:style style:name="P48" style:family="paragraph" style:parent-style-name="Standard">
      <style:paragraph-properties fo:text-align="justify" style:justify-single-word="false"/>
      <style:text-properties officeooo:rsid="00272da6" officeooo:paragraph-rsid="0030c406"/>
    </style:style>
    <style:style style:name="P49" style:family="paragraph" style:parent-style-name="Standard">
      <style:paragraph-properties fo:text-align="justify" style:justify-single-word="false"/>
      <style:text-properties officeooo:rsid="00272da6" officeooo:paragraph-rsid="00354618"/>
    </style:style>
    <style:style style:name="P50" style:family="paragraph" style:parent-style-name="Standard">
      <style:paragraph-properties fo:text-align="justify" style:justify-single-word="false"/>
      <style:text-properties officeooo:rsid="00272da6" officeooo:paragraph-rsid="00370f83"/>
    </style:style>
    <style:style style:name="P51" style:family="paragraph" style:parent-style-name="Standard">
      <style:paragraph-properties fo:text-align="justify" style:justify-single-word="false"/>
      <style:text-properties officeooo:rsid="00272da6" officeooo:paragraph-rsid="003ac64b"/>
    </style:style>
    <style:style style:name="P52" style:family="paragraph" style:parent-style-name="Standard">
      <style:paragraph-properties fo:text-align="justify" style:justify-single-word="false"/>
      <style:text-properties officeooo:rsid="00272da6" officeooo:paragraph-rsid="004203a3"/>
    </style:style>
    <style:style style:name="P53" style:family="paragraph" style:parent-style-name="Standard">
      <style:paragraph-properties fo:text-align="justify" style:justify-single-word="false"/>
      <style:text-properties officeooo:rsid="00272da6" officeooo:paragraph-rsid="0043c249"/>
    </style:style>
    <style:style style:name="P54" style:family="paragraph" style:parent-style-name="Standard">
      <style:paragraph-properties fo:text-align="justify" style:justify-single-word="false"/>
      <style:text-properties officeooo:rsid="00272da6" officeooo:paragraph-rsid="00473b51"/>
    </style:style>
    <style:style style:name="P55" style:family="paragraph" style:parent-style-name="Standard">
      <style:paragraph-properties fo:text-align="justify" style:justify-single-word="false"/>
      <style:text-properties officeooo:rsid="00272da6" officeooo:paragraph-rsid="004aafba"/>
    </style:style>
    <style:style style:name="P56" style:family="paragraph" style:parent-style-name="Standard">
      <style:paragraph-properties fo:text-align="justify" style:justify-single-word="false"/>
      <style:text-properties officeooo:rsid="00272da6" officeooo:paragraph-rsid="004e6e89"/>
    </style:style>
    <style:style style:name="P57" style:family="paragraph" style:parent-style-name="Standard">
      <style:paragraph-properties fo:text-align="justify" style:justify-single-word="false"/>
      <style:text-properties officeooo:rsid="00272da6" officeooo:paragraph-rsid="0054f650"/>
    </style:style>
    <style:style style:name="P58" style:family="paragraph" style:parent-style-name="Standard">
      <style:paragraph-properties fo:text-align="justify" style:justify-single-word="false"/>
      <style:text-properties officeooo:rsid="00272da6" officeooo:paragraph-rsid="006dec2c"/>
    </style:style>
    <style:style style:name="P59" style:family="paragraph" style:parent-style-name="Standard">
      <style:paragraph-properties fo:text-align="justify" style:justify-single-word="false"/>
      <style:text-properties officeooo:rsid="00272da6" officeooo:paragraph-rsid="007209f4"/>
    </style:style>
    <style:style style:name="P60" style:family="paragraph" style:parent-style-name="Standard">
      <style:paragraph-properties fo:text-align="justify" style:justify-single-word="false"/>
      <style:text-properties officeooo:rsid="00272da6" officeooo:paragraph-rsid="007317f2"/>
    </style:style>
    <style:style style:name="P61" style:family="paragraph" style:parent-style-name="Standard">
      <style:paragraph-properties fo:text-align="justify" style:justify-single-word="false"/>
      <style:text-properties officeooo:rsid="00272da6" officeooo:paragraph-rsid="0077d107"/>
    </style:style>
    <style:style style:name="P62" style:family="paragraph" style:parent-style-name="Standard">
      <style:paragraph-properties fo:text-align="justify" style:justify-single-word="false"/>
      <style:text-properties officeooo:rsid="00272da6" officeooo:paragraph-rsid="00856c99"/>
    </style:style>
    <style:style style:name="P63" style:family="paragraph" style:parent-style-name="Standard">
      <style:paragraph-properties fo:text-align="justify" style:justify-single-word="false"/>
      <style:text-properties officeooo:rsid="00272da6" officeooo:paragraph-rsid="0088073d"/>
    </style:style>
    <style:style style:name="P64" style:family="paragraph" style:parent-style-name="Standard">
      <style:paragraph-properties fo:text-align="justify" style:justify-single-word="false"/>
      <style:text-properties officeooo:rsid="00272da6" officeooo:paragraph-rsid="008956dd"/>
    </style:style>
    <style:style style:name="P65" style:family="paragraph" style:parent-style-name="Standard">
      <style:paragraph-properties fo:text-align="justify" style:justify-single-word="false"/>
      <style:text-properties officeooo:rsid="00272da6" officeooo:paragraph-rsid="008f6f03"/>
    </style:style>
    <style:style style:name="P66" style:family="paragraph" style:parent-style-name="Standard">
      <style:paragraph-properties fo:text-align="justify" style:justify-single-word="false"/>
      <style:text-properties officeooo:rsid="00272da6" officeooo:paragraph-rsid="0093598f"/>
    </style:style>
    <style:style style:name="P67" style:family="paragraph" style:parent-style-name="Standard">
      <style:paragraph-properties fo:text-align="justify" style:justify-single-word="false"/>
      <style:text-properties officeooo:rsid="00272da6" officeooo:paragraph-rsid="00938d62"/>
    </style:style>
    <style:style style:name="P68" style:family="paragraph" style:parent-style-name="Standard">
      <style:paragraph-properties fo:text-align="justify" style:justify-single-word="false"/>
      <style:text-properties officeooo:rsid="00272da6" officeooo:paragraph-rsid="00ab2cee"/>
    </style:style>
    <style:style style:name="P69" style:family="paragraph" style:parent-style-name="Standard">
      <style:paragraph-properties fo:text-align="justify" style:justify-single-word="false"/>
      <style:text-properties officeooo:rsid="00272da6" officeooo:paragraph-rsid="00b63260"/>
    </style:style>
    <style:style style:name="P70" style:family="paragraph" style:parent-style-name="Standard">
      <style:paragraph-properties fo:text-align="justify" style:justify-single-word="false"/>
      <style:text-properties officeooo:rsid="00272da6" officeooo:paragraph-rsid="00bb1ebb"/>
    </style:style>
    <style:style style:name="P71" style:family="paragraph" style:parent-style-name="Standard">
      <style:paragraph-properties fo:text-align="justify" style:justify-single-word="false"/>
      <style:text-properties officeooo:rsid="00272da6" officeooo:paragraph-rsid="00d482de"/>
    </style:style>
    <style:style style:name="P72" style:family="paragraph" style:parent-style-name="Standard">
      <style:paragraph-properties fo:text-align="justify" style:justify-single-word="false"/>
      <style:text-properties officeooo:rsid="00272da6" officeooo:paragraph-rsid="00d67994"/>
    </style:style>
    <style:style style:name="P73" style:family="paragraph" style:parent-style-name="Standard">
      <style:paragraph-properties fo:text-align="justify" style:justify-single-word="false"/>
      <style:text-properties officeooo:rsid="00272da6" officeooo:paragraph-rsid="00dc28ee"/>
    </style:style>
    <style:style style:name="P74" style:family="paragraph" style:parent-style-name="Standard">
      <style:paragraph-properties fo:text-align="justify" style:justify-single-word="false"/>
      <style:text-properties officeooo:rsid="00272da6" officeooo:paragraph-rsid="00e7cd26"/>
    </style:style>
    <style:style style:name="P75" style:family="paragraph" style:parent-style-name="Standard">
      <style:paragraph-properties fo:text-align="justify" style:justify-single-word="false"/>
      <style:text-properties officeooo:rsid="00272da6" officeooo:paragraph-rsid="00eaac02"/>
    </style:style>
    <style:style style:name="P76" style:family="paragraph" style:parent-style-name="Standard">
      <style:text-properties officeooo:rsid="00272da6" officeooo:paragraph-rsid="002c3bd6"/>
    </style:style>
    <style:style style:name="P77" style:family="paragraph" style:parent-style-name="Standard">
      <style:text-properties officeooo:rsid="00272da6" officeooo:paragraph-rsid="0030c406"/>
    </style:style>
    <style:style style:name="P78" style:family="paragraph" style:parent-style-name="Standard">
      <style:text-properties officeooo:rsid="00272da6" officeooo:paragraph-rsid="00354618"/>
    </style:style>
    <style:style style:name="P79" style:family="paragraph" style:parent-style-name="Standard">
      <style:text-properties officeooo:rsid="00272da6" officeooo:paragraph-rsid="00370f83"/>
    </style:style>
    <style:style style:name="P80" style:family="paragraph" style:parent-style-name="Standard">
      <style:text-properties officeooo:rsid="00272da6" officeooo:paragraph-rsid="00392197"/>
    </style:style>
    <style:style style:name="P81" style:family="paragraph" style:parent-style-name="Standard">
      <style:text-properties officeooo:rsid="00272da6" officeooo:paragraph-rsid="003ac64b"/>
    </style:style>
    <style:style style:name="P82" style:family="paragraph" style:parent-style-name="Standard">
      <style:text-properties officeooo:rsid="00272da6" officeooo:paragraph-rsid="004203a3"/>
    </style:style>
    <style:style style:name="P83" style:family="paragraph" style:parent-style-name="Standard">
      <style:text-properties officeooo:rsid="00272da6" officeooo:paragraph-rsid="0043c249"/>
    </style:style>
    <style:style style:name="P84" style:family="paragraph" style:parent-style-name="Standard">
      <style:text-properties officeooo:rsid="00272da6" officeooo:paragraph-rsid="00473b51"/>
    </style:style>
    <style:style style:name="P85" style:family="paragraph" style:parent-style-name="Standard">
      <style:text-properties officeooo:rsid="00272da6" officeooo:paragraph-rsid="004aafba"/>
    </style:style>
    <style:style style:name="P86" style:family="paragraph" style:parent-style-name="Standard">
      <style:text-properties officeooo:rsid="00272da6" officeooo:paragraph-rsid="004e6e89"/>
    </style:style>
    <style:style style:name="P87" style:family="paragraph" style:parent-style-name="Standard">
      <style:text-properties officeooo:rsid="00272da6" officeooo:paragraph-rsid="0054f650"/>
    </style:style>
    <style:style style:name="P88" style:family="paragraph" style:parent-style-name="Standard">
      <style:text-properties officeooo:rsid="00272da6" officeooo:paragraph-rsid="006dec2c"/>
    </style:style>
    <style:style style:name="P89" style:family="paragraph" style:parent-style-name="Standard">
      <style:text-properties officeooo:rsid="00272da6" officeooo:paragraph-rsid="007209f4"/>
    </style:style>
    <style:style style:name="P90" style:family="paragraph" style:parent-style-name="Standard">
      <style:text-properties officeooo:rsid="00272da6" officeooo:paragraph-rsid="007317f2"/>
    </style:style>
    <style:style style:name="P91" style:family="paragraph" style:parent-style-name="Standard">
      <style:text-properties officeooo:rsid="00272da6" officeooo:paragraph-rsid="0077d107"/>
    </style:style>
    <style:style style:name="P92" style:family="paragraph" style:parent-style-name="Standard">
      <style:text-properties officeooo:rsid="00272da6" officeooo:paragraph-rsid="00856c99"/>
    </style:style>
    <style:style style:name="P93" style:family="paragraph" style:parent-style-name="Standard">
      <style:text-properties officeooo:rsid="00272da6" officeooo:paragraph-rsid="0088073d"/>
    </style:style>
    <style:style style:name="P94" style:family="paragraph" style:parent-style-name="Standard">
      <style:text-properties officeooo:rsid="00272da6" officeooo:paragraph-rsid="008956dd"/>
    </style:style>
    <style:style style:name="P95" style:family="paragraph" style:parent-style-name="Standard">
      <style:text-properties officeooo:rsid="00272da6" officeooo:paragraph-rsid="008f6f03"/>
    </style:style>
    <style:style style:name="P96" style:family="paragraph" style:parent-style-name="Standard">
      <style:text-properties officeooo:rsid="00272da6" officeooo:paragraph-rsid="0093598f"/>
    </style:style>
    <style:style style:name="P97" style:family="paragraph" style:parent-style-name="Standard">
      <style:text-properties officeooo:rsid="00272da6" officeooo:paragraph-rsid="00938d62"/>
    </style:style>
    <style:style style:name="P98" style:family="paragraph" style:parent-style-name="Standard">
      <style:text-properties officeooo:rsid="00272da6" officeooo:paragraph-rsid="00ab2cee"/>
    </style:style>
    <style:style style:name="P99" style:family="paragraph" style:parent-style-name="Standard">
      <style:text-properties officeooo:rsid="00272da6" officeooo:paragraph-rsid="00b63260"/>
    </style:style>
    <style:style style:name="P100" style:family="paragraph" style:parent-style-name="Standard">
      <style:text-properties officeooo:rsid="00272da6" officeooo:paragraph-rsid="00bb1ebb"/>
    </style:style>
    <style:style style:name="P101" style:family="paragraph" style:parent-style-name="Standard">
      <style:text-properties officeooo:rsid="00272da6" officeooo:paragraph-rsid="00cba9ad"/>
    </style:style>
    <style:style style:name="P102" style:family="paragraph" style:parent-style-name="Standard">
      <style:text-properties officeooo:rsid="00272da6" officeooo:paragraph-rsid="00d482de"/>
    </style:style>
    <style:style style:name="P103" style:family="paragraph" style:parent-style-name="Standard">
      <style:text-properties officeooo:rsid="00272da6" officeooo:paragraph-rsid="00d67994"/>
    </style:style>
    <style:style style:name="P104" style:family="paragraph" style:parent-style-name="Standard">
      <style:text-properties officeooo:rsid="00272da6" officeooo:paragraph-rsid="00dc28ee"/>
    </style:style>
    <style:style style:name="P105" style:family="paragraph" style:parent-style-name="Standard">
      <style:text-properties officeooo:rsid="00272da6" officeooo:paragraph-rsid="00e7cd26"/>
    </style:style>
    <style:style style:name="P106" style:family="paragraph" style:parent-style-name="Standard">
      <style:text-properties officeooo:rsid="00272da6" officeooo:paragraph-rsid="00eaac02"/>
    </style:style>
    <style:style style:name="P107" style:family="paragraph" style:parent-style-name="Standard">
      <style:text-properties officeooo:paragraph-rsid="002b129f"/>
    </style:style>
    <style:style style:name="P108" style:family="paragraph" style:parent-style-name="Standard">
      <style:paragraph-properties fo:text-align="justify" style:justify-single-word="false"/>
      <style:text-properties officeooo:rsid="002b129f" officeooo:paragraph-rsid="002b129f"/>
    </style:style>
    <style:style style:name="P109" style:family="paragraph" style:parent-style-name="Standard">
      <style:paragraph-properties fo:text-align="justify" style:justify-single-word="false"/>
      <style:text-properties officeooo:rsid="002b129f" officeooo:paragraph-rsid="002c3bd6"/>
    </style:style>
    <style:style style:name="P110" style:family="paragraph" style:parent-style-name="Standard">
      <style:paragraph-properties fo:text-align="justify" style:justify-single-word="false"/>
      <style:text-properties officeooo:rsid="002b129f" officeooo:paragraph-rsid="0030c406"/>
    </style:style>
    <style:style style:name="P111" style:family="paragraph" style:parent-style-name="Standard">
      <style:paragraph-properties fo:text-align="justify" style:justify-single-word="false"/>
      <style:text-properties officeooo:rsid="002b129f" officeooo:paragraph-rsid="00354618"/>
    </style:style>
    <style:style style:name="P112" style:family="paragraph" style:parent-style-name="Standard">
      <style:paragraph-properties fo:text-align="justify" style:justify-single-word="false"/>
      <style:text-properties officeooo:rsid="002b129f" officeooo:paragraph-rsid="00370f83"/>
    </style:style>
    <style:style style:name="P113" style:family="paragraph" style:parent-style-name="Standard">
      <style:paragraph-properties fo:text-align="justify" style:justify-single-word="false"/>
      <style:text-properties officeooo:rsid="002b129f" officeooo:paragraph-rsid="003ac64b"/>
    </style:style>
    <style:style style:name="P114" style:family="paragraph" style:parent-style-name="Standard">
      <style:paragraph-properties fo:text-align="justify" style:justify-single-word="false"/>
      <style:text-properties officeooo:rsid="002b129f" officeooo:paragraph-rsid="004203a3"/>
    </style:style>
    <style:style style:name="P115" style:family="paragraph" style:parent-style-name="Standard">
      <style:text-properties officeooo:paragraph-rsid="002c3bd6"/>
    </style:style>
    <style:style style:name="P116" style:family="paragraph" style:parent-style-name="Standard">
      <style:text-properties officeooo:paragraph-rsid="0030c406"/>
    </style:style>
    <style:style style:name="P117" style:family="paragraph" style:parent-style-name="Standard">
      <style:text-properties officeooo:paragraph-rsid="00354618"/>
    </style:style>
    <style:style style:name="P118" style:family="paragraph" style:parent-style-name="Standard">
      <style:text-properties officeooo:paragraph-rsid="00370f83"/>
    </style:style>
    <style:style style:name="P119" style:family="paragraph" style:parent-style-name="Standard">
      <style:text-properties officeooo:paragraph-rsid="003ac64b"/>
    </style:style>
    <style:style style:name="P120" style:family="paragraph" style:parent-style-name="Standard">
      <style:paragraph-properties fo:text-align="justify" style:justify-single-word="false"/>
      <style:text-properties fo:color="#3f7f5f" style:font-name="Monospace" fo:font-size="10pt" style:font-size-asian="10pt"/>
    </style:style>
    <style:style style:name="P121" style:family="paragraph" style:parent-style-name="Standard">
      <style:paragraph-properties fo:text-align="start" style:justify-single-word="false"/>
      <style:text-properties fo:color="#3f7f5f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2" style:family="paragraph" style:parent-style-name="Standard">
      <style:paragraph-properties fo:text-align="justify" style:justify-single-word="false"/>
      <style:text-properties fo:color="#3f7f5f" style:font-name="Consolas" fo:font-size="10pt" style:font-size-asian="10pt" style:font-size-complex="12pt"/>
    </style:style>
    <style:style style:name="P123" style:family="paragraph" style:parent-style-name="Standard">
      <style:text-properties officeooo:paragraph-rsid="004203a3"/>
    </style:style>
    <style:style style:name="P124" style:family="paragraph" style:parent-style-name="Standard">
      <style:text-properties officeooo:paragraph-rsid="0043c249"/>
    </style:style>
    <style:style style:name="P125" style:family="paragraph" style:parent-style-name="Standard">
      <style:text-properties officeooo:paragraph-rsid="00473b51"/>
    </style:style>
    <style:style style:name="P126" style:family="paragraph" style:parent-style-name="Standard">
      <style:text-properties officeooo:paragraph-rsid="004aafba"/>
    </style:style>
    <style:style style:name="P127" style:family="paragraph" style:parent-style-name="Standard">
      <style:text-properties officeooo:paragraph-rsid="004e6e89"/>
    </style:style>
    <style:style style:name="P128" style:family="paragraph" style:parent-style-name="Standard">
      <style:text-properties officeooo:paragraph-rsid="005318d7"/>
    </style:style>
    <style:style style:name="P129" style:family="paragraph" style:parent-style-name="Standard">
      <style:text-properties officeooo:paragraph-rsid="0054f650"/>
    </style:style>
    <style:style style:name="P130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1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7209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2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Consolas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3" style:family="paragraph" style:parent-style-name="Standard">
      <style:text-properties fo:color="#000000" style:font-name="Consolas" fo:font-size="10pt" style:font-size-asian="10pt"/>
    </style:style>
    <style:style style:name="P134" style:family="paragraph" style:parent-style-name="Standard">
      <style:paragraph-properties fo:text-align="justify" style:justify-single-word="false"/>
      <style:text-properties fo:color="#000000" style:font-name="Consolas" fo:font-size="10pt" style:font-size-asian="10pt" style:font-size-complex="12pt"/>
    </style:style>
    <style:style style:name="P135" style:family="paragraph" style:parent-style-name="Standard">
      <style:paragraph-properties fo:text-align="start" style:justify-single-word="false"/>
      <style:text-properties fo:color="#408080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6" style:family="paragraph" style:parent-style-name="Standard">
      <style:paragraph-properties fo:text-align="start" style:justify-single-word="false"/>
      <style:text-properties fo:color="#408080" style:text-outline="false" style:text-line-through-style="none" style:text-line-through-type="none" style:font-name="Consolas" fo:font-size="10pt" fo:font-style="normal" fo:text-shadow="none" style:text-underline-style="none" fo:font-weight="normal" officeooo:paragraph-rsid="007209f4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7" style:family="paragraph" style:parent-style-name="Standard">
      <style:paragraph-properties fo:text-align="start" style:justify-single-word="false"/>
      <style:text-properties fo:color="#408080" style:text-outline="false" style:text-line-through-style="none" style:text-line-through-type="none" style:font-name="Consolas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8" style:family="paragraph" style:parent-style-name="Standard">
      <style:text-properties officeooo:paragraph-rsid="006dec2c"/>
    </style:style>
    <style:style style:name="P139" style:family="paragraph" style:parent-style-name="Standard">
      <style:text-properties officeooo:paragraph-rsid="007209f4"/>
    </style:style>
    <style:style style:name="P140" style:family="paragraph" style:parent-style-name="Standard">
      <style:text-properties officeooo:paragraph-rsid="007317f2"/>
    </style:style>
    <style:style style:name="P141" style:family="paragraph" style:parent-style-name="Standard">
      <style:text-properties officeooo:paragraph-rsid="0077d107"/>
    </style:style>
    <style:style style:name="P142" style:family="paragraph" style:parent-style-name="Standard">
      <style:paragraph-properties fo:text-align="start" style:justify-single-word="false"/>
      <style:text-properties fo:color="#ff0000" style:text-outline="false" style:text-line-through-style="none" style:text-line-through-type="none" style:font-name="Consolas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3" style:family="paragraph" style:parent-style-name="Standard">
      <style:paragraph-properties fo:text-align="start" style:justify-single-word="false"/>
      <style:text-properties officeooo:paragraph-rsid="00856c99"/>
    </style:style>
    <style:style style:name="P144" style:family="paragraph" style:parent-style-name="Standard">
      <style:paragraph-properties fo:text-align="start" style:justify-single-word="false"/>
      <style:text-properties officeooo:paragraph-rsid="0088073d"/>
    </style:style>
    <style:style style:name="P145" style:family="paragraph" style:parent-style-name="Standard">
      <style:paragraph-properties fo:text-align="start" style:justify-single-word="false"/>
      <style:text-properties officeooo:paragraph-rsid="008956dd"/>
    </style:style>
    <style:style style:name="P146" style:family="paragraph" style:parent-style-name="Standard">
      <style:paragraph-properties fo:text-align="start" style:justify-single-word="false"/>
      <style:text-properties officeooo:paragraph-rsid="008f6f03"/>
    </style:style>
    <style:style style:name="P147" style:family="paragraph" style:parent-style-name="Standard">
      <style:paragraph-properties fo:text-align="start" style:justify-single-word="false"/>
      <style:text-properties officeooo:paragraph-rsid="0093598f"/>
    </style:style>
    <style:style style:name="P148" style:family="paragraph" style:parent-style-name="Standard">
      <style:paragraph-properties fo:text-align="start" style:justify-single-word="false"/>
      <style:text-properties officeooo:paragraph-rsid="00938d62"/>
    </style:style>
    <style:style style:name="P149" style:family="paragraph" style:parent-style-name="Standard">
      <style:text-properties officeooo:paragraph-rsid="00856c99"/>
    </style:style>
    <style:style style:name="P150" style:family="paragraph" style:parent-style-name="Standard">
      <style:text-properties officeooo:paragraph-rsid="0088073d"/>
    </style:style>
    <style:style style:name="P151" style:family="paragraph" style:parent-style-name="Standard">
      <style:text-properties officeooo:paragraph-rsid="008956dd"/>
    </style:style>
    <style:style style:name="P152" style:family="paragraph" style:parent-style-name="Standard">
      <style:text-properties officeooo:paragraph-rsid="008f6f03"/>
    </style:style>
    <style:style style:name="P153" style:family="paragraph" style:parent-style-name="Standard">
      <style:text-properties officeooo:paragraph-rsid="0093598f"/>
    </style:style>
    <style:style style:name="P154" style:family="paragraph" style:parent-style-name="Standard">
      <style:text-properties officeooo:paragraph-rsid="00938d62"/>
    </style:style>
    <style:style style:name="P155" style:family="paragraph" style:parent-style-name="Standard">
      <style:paragraph-properties fo:text-align="start" style:justify-single-word="false"/>
      <style:text-properties officeooo:rsid="0094b470" officeooo:paragraph-rsid="0094b470"/>
    </style:style>
    <style:style style:name="P156" style:family="paragraph" style:parent-style-name="Standard">
      <style:paragraph-properties fo:text-align="justify" style:justify-single-word="false"/>
      <style:text-properties officeooo:rsid="00a3d806" officeooo:paragraph-rsid="00a3d806"/>
    </style:style>
    <style:style style:name="P157" style:family="paragraph" style:parent-style-name="Standard">
      <style:text-properties officeooo:paragraph-rsid="00ab2cee"/>
    </style:style>
    <style:style style:name="P158" style:family="paragraph" style:parent-style-name="Standard">
      <style:text-properties officeooo:rsid="00b2d4d0" officeooo:paragraph-rsid="00b2d4d0"/>
    </style:style>
    <style:style style:name="P159" style:family="paragraph" style:parent-style-name="Standard">
      <style:text-properties officeooo:rsid="00b2d4d0" officeooo:paragraph-rsid="00b63260"/>
    </style:style>
    <style:style style:name="P160" style:family="paragraph" style:parent-style-name="Standard">
      <style:text-properties officeooo:rsid="00b2d4d0" officeooo:paragraph-rsid="00bb1ebb"/>
    </style:style>
    <style:style style:name="P161" style:family="paragraph" style:parent-style-name="Standard">
      <style:text-properties officeooo:rsid="00b2d4d0" officeooo:paragraph-rsid="00d482de"/>
    </style:style>
    <style:style style:name="P162" style:family="paragraph" style:parent-style-name="Standard">
      <style:text-properties officeooo:rsid="00b2d4d0" officeooo:paragraph-rsid="00d67994"/>
    </style:style>
    <style:style style:name="P163" style:family="paragraph" style:parent-style-name="Standard">
      <style:text-properties officeooo:rsid="00b2d4d0" officeooo:paragraph-rsid="00dc28ee"/>
    </style:style>
    <style:style style:name="P164" style:family="paragraph" style:parent-style-name="Standard">
      <style:text-properties officeooo:rsid="00b2d4d0" officeooo:paragraph-rsid="00e7cd26"/>
    </style:style>
    <style:style style:name="P165" style:family="paragraph" style:parent-style-name="Standard">
      <style:text-properties officeooo:rsid="00b2d4d0" officeooo:paragraph-rsid="00eaac02"/>
    </style:style>
    <style:style style:name="P166" style:family="paragraph" style:parent-style-name="Standard">
      <style:text-properties officeooo:rsid="00b2d4d0" officeooo:paragraph-rsid="00ec6e35"/>
    </style:style>
    <style:style style:name="P167" style:family="paragraph" style:parent-style-name="Standard">
      <style:text-properties officeooo:paragraph-rsid="00b63260"/>
    </style:style>
    <style:style style:name="P168" style:family="paragraph" style:parent-style-name="Standard">
      <style:text-properties officeooo:paragraph-rsid="00bb1ebb"/>
    </style:style>
    <style:style style:name="P169" style:family="paragraph" style:parent-style-name="Standard">
      <style:text-properties officeooo:rsid="00cba9ad" officeooo:paragraph-rsid="00cba9ad"/>
    </style:style>
    <style:style style:name="P170" style:family="paragraph" style:parent-style-name="Standard">
      <style:text-properties officeooo:paragraph-rsid="00d482de"/>
    </style:style>
    <style:style style:name="P171" style:family="paragraph" style:parent-style-name="Standard">
      <style:text-properties officeooo:paragraph-rsid="00d67994"/>
    </style:style>
    <style:style style:name="P172" style:family="paragraph" style:parent-style-name="Standard">
      <style:text-properties officeooo:rsid="00d67994" officeooo:paragraph-rsid="00d67994"/>
    </style:style>
    <style:style style:name="P173" style:family="paragraph" style:parent-style-name="Standard">
      <style:text-properties officeooo:rsid="00d67994" officeooo:paragraph-rsid="00dc28ee"/>
    </style:style>
    <style:style style:name="P174" style:family="paragraph" style:parent-style-name="Standard">
      <style:text-properties officeooo:rsid="00d67994" officeooo:paragraph-rsid="00eaac02"/>
    </style:style>
    <style:style style:name="P175" style:family="paragraph" style:parent-style-name="Standard">
      <style:text-properties officeooo:paragraph-rsid="00dc28ee"/>
    </style:style>
    <style:style style:name="P176" style:family="paragraph" style:parent-style-name="Standard">
      <style:text-properties officeooo:paragraph-rsid="00e7cd26"/>
    </style:style>
    <style:style style:name="P177" style:family="paragraph" style:parent-style-name="Standard">
      <style:text-properties officeooo:paragraph-rsid="00eaac02"/>
    </style:style>
    <style:style style:name="P178" style:family="paragraph" style:parent-style-name="Standard">
      <style:text-properties officeooo:rsid="00ec6e35" officeooo:paragraph-rsid="00ec6e35"/>
    </style:style>
    <style:style style:name="P179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18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1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82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83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184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185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1" fo:font-size="14pt" officeooo:rsid="001bba47" officeooo:paragraph-rsid="001bba47" style:font-size-asian="14pt" style:font-size-complex="14pt"/>
    </style:style>
    <style:style style:name="P186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87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88" style:family="paragraph" style:parent-style-name="Standard">
      <style:paragraph-properties fo:margin-top="0.499cm" fo:margin-bottom="0.199cm" loext:contextual-spacing="false" fo:text-align="end" style:justify-single-word="false"/>
      <style:text-properties fo:color="#f39000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189" style:family="paragraph" style:parent-style-name="Standard">
      <style:paragraph-properties fo:margin-top="0.499cm" fo:margin-bottom="0.199cm" loext:contextual-spacing="false" fo:text-align="end" style:justify-single-word="false"/>
      <style:text-properties officeooo:paragraph-rsid="001bba47"/>
    </style:style>
    <style:style style:name="P190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191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192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193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194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c3bd6" officeooo:paragraph-rsid="002c3bd6" style:font-name-complex="Arial Narrow1"/>
    </style:style>
    <style:style style:name="P195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196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9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7209f4"/>
    </style:style>
    <style:style style:name="P19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8c61d0"/>
    </style:style>
    <style:style style:name="P19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8f6f03"/>
    </style:style>
    <style:style style:name="P20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938d62"/>
    </style:style>
    <style:style style:name="P20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a0dd18"/>
    </style:style>
    <style:style style:name="P20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Monospace" fo:font-size="10pt" fo:background-color="#ffffff" style:font-size-asian="10pt"/>
    </style:style>
    <style:style style:name="P20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Consolas" fo:font-size="10pt" style:font-size-asian="10pt"/>
    </style:style>
    <style:style style:name="P20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Consolas" fo:font-size="10pt" officeooo:paragraph-rsid="00938d62" style:font-size-asian="10pt"/>
    </style:style>
    <style:style style:name="P20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Consolas" fo:font-size="10pt" officeooo:rsid="0094f313" officeooo:paragraph-rsid="00938d62" style:font-size-asian="10pt"/>
    </style:style>
    <style:style style:name="P20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style:font-size-asian="10pt"/>
    </style:style>
    <style:style style:name="P20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officeooo:paragraph-rsid="007209f4" style:font-size-asian="10pt"/>
    </style:style>
    <style:style style:name="P20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style:font-size-asian="10pt"/>
    </style:style>
    <style:style style:name="P20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officeooo:paragraph-rsid="007209f4" style:font-size-asian="10pt"/>
    </style:style>
    <style:style style:name="P2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officeooo:paragraph-rsid="00938d62" style:font-size-asian="10pt"/>
    </style:style>
    <style:style style:name="P2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66c1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" fo:font-size="10pt" style:font-size-asian="10pt"/>
    </style:style>
    <style:style style:name="P2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" fo:font-size="10pt" officeooo:paragraph-rsid="007209f4" style:font-size-asian="10pt"/>
    </style:style>
    <style:style style:name="P2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" fo:font-size="10pt" officeooo:paragraph-rsid="008f6f03" style:font-size-asian="10pt"/>
    </style:style>
    <style:style style:name="P2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" fo:font-size="10pt" officeooo:paragraph-rsid="00938d62" style:font-size-asian="10pt"/>
    </style:style>
    <style:style style:name="P2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" fo:font-size="10pt" officeooo:paragraph-rsid="00bb1ebb" style:font-size-asian="10pt"/>
    </style:style>
    <style:style style:name="P2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7f0055" style:font-name="Consolas" fo:font-size="10pt" fo:font-weight="bold" officeooo:paragraph-rsid="007209f4" style:font-size-asian="10pt" style:font-weight-asian="bold"/>
    </style:style>
    <style:style style:name="P2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2a00ff" style:font-name="Consolas" fo:font-size="10pt" officeooo:rsid="0094f313" officeooo:paragraph-rsid="00938d62" style:font-size-asian="10pt"/>
    </style:style>
    <style:style style:name="P219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203a3" fo:background-color="#ffffff" style:font-size-asian="12pt" style:font-style-asian="normal" style:font-weight-asian="normal" style:font-size-complex="12pt" style:font-style-complex="normal" style:font-weight-complex="normal"/>
    </style:style>
    <style:style style:name="P220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221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222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223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24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225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226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227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228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229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230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231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232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233" style:family="paragraph" style:parent-style-name="Standard">
      <style:paragraph-properties fo:margin-top="0cm" fo:margin-bottom="0cm" loext:contextual-spacing="false" fo:text-align="start" style:justify-single-word="false"/>
      <style:text-properties fo:color="#000000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34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235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b63260" fo:background-color="#ffffff" style:font-size-asian="12pt" style:font-style-asian="normal" style:font-weight-asian="normal" style:font-size-complex="12pt" style:font-style-complex="normal" style:font-weight-complex="normal"/>
    </style:style>
    <style:style style:name="P236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bb1ebb" fo:background-color="#ffffff" style:font-size-asian="12pt" style:font-style-asian="normal" style:font-weight-asian="normal" style:font-size-complex="12pt" style:font-style-complex="normal" style:font-weight-complex="normal"/>
    </style:style>
    <style:style style:name="P237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d482de" fo:background-color="#ffffff" style:font-size-asian="12pt" style:font-style-asian="normal" style:font-weight-asian="normal" style:font-size-complex="12pt" style:font-style-complex="normal" style:font-weight-complex="normal"/>
    </style:style>
    <style:style style:name="P238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d9cc75" fo:background-color="#ffffff" style:font-size-asian="12pt" style:font-style-asian="normal" style:font-weight-asian="normal" style:font-size-complex="12pt" style:font-style-complex="normal" style:font-weight-complex="normal"/>
    </style:style>
    <style:style style:name="P239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94b470" officeooo:paragraph-rsid="0094b470" fo:background-color="#ffffff" style:font-size-asian="12pt" style:font-style-asian="normal" style:font-weight-asian="normal" style:font-size-complex="12pt" style:font-style-complex="normal" style:font-weight-complex="normal"/>
    </style:style>
    <style:style style:name="P240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a3d806" officeooo:paragraph-rsid="00a3d806" fo:background-color="#ffffff" style:font-size-asian="12pt" style:font-style-asian="normal" style:font-weight-asian="normal" style:font-size-complex="12pt" style:font-style-complex="normal" style:font-weight-complex="normal"/>
    </style:style>
    <style:style style:name="P241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a3d806" officeooo:paragraph-rsid="00ab2cee" fo:background-color="#ffffff" style:font-size-asian="12pt" style:font-style-asian="normal" style:font-weight-asian="normal" style:font-size-complex="12pt" style:font-style-complex="normal" style:font-weight-complex="normal"/>
    </style:style>
    <style:style style:name="P242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de4ff5" officeooo:paragraph-rsid="00de4ff5" fo:background-color="#ffffff" style:font-size-asian="12pt" style:font-style-asian="normal" style:font-weight-asian="normal" style:font-size-complex="12pt" style:font-style-complex="normal" style:font-weight-complex="normal"/>
    </style:style>
    <style:style style:name="P243" style:family="paragraph" style:parent-style-name="Standard">
      <style:paragraph-properties fo:margin-top="0.101cm" fo:margin-bottom="0.101cm" loext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244" style:family="paragraph" style:parent-style-name="Standard">
      <style:paragraph-properties fo:margin-top="0.101cm" fo:margin-bottom="0.101cm" loext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245" style:family="paragraph" style:parent-style-name="Standard">
      <style:paragraph-properties fo:margin-top="0.101cm" fo:margin-bottom="0.101cm" loext:contextual-spacing="false"/>
      <style:text-properties fo:font-style="normal" fo:font-weight="normal" officeooo:rsid="005d1a87" officeooo:paragraph-rsid="007530b5" style:font-style-asian="normal" style:font-weight-asian="normal" style:font-style-complex="normal" style:font-weight-complex="normal"/>
    </style:style>
    <style:style style:name="P246" style:family="paragraph" style:parent-style-name="Standard">
      <style:paragraph-properties fo:margin-top="0.101cm" fo:margin-bottom="0.101cm" loext:contextual-spacing="false"/>
      <style:text-properties fo:font-style="normal" fo:font-weight="normal" officeooo:rsid="00b853b1" officeooo:paragraph-rsid="00d9cc75" style:font-style-asian="normal" style:font-weight-asian="normal" style:font-style-complex="normal" style:font-weight-complex="normal"/>
    </style:style>
    <style:style style:name="P247" style:family="paragraph" style:parent-style-name="Standard">
      <style:paragraph-properties fo:margin-top="0.101cm" fo:margin-bottom="0.101cm" loext:contextual-spacing="false"/>
      <style:text-properties officeooo:rsid="0103ba70" officeooo:paragraph-rsid="008ae583"/>
    </style:style>
    <style:style style:name="P248" style:family="paragraph" style:parent-style-name="Standard">
      <style:paragraph-properties fo:margin-top="0.101cm" fo:margin-bottom="0.101cm" loext:contextual-spacing="false"/>
      <style:text-properties officeooo:rsid="0103ba70" officeooo:paragraph-rsid="008f6f03"/>
    </style:style>
    <style:style style:name="P249" style:family="paragraph" style:parent-style-name="Standard">
      <style:paragraph-properties fo:margin-top="0.101cm" fo:margin-bottom="0.101cm" loext:contextual-spacing="false"/>
      <style:text-properties officeooo:rsid="0103ba70" officeooo:paragraph-rsid="00938d62"/>
    </style:style>
    <style:style style:name="P25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51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52" style:family="paragraph" style:parent-style-name="Heading_20_1" style:master-page-name="Cos">
      <style:paragraph-properties fo:text-align="center" style:justify-single-word="false" style:page-number="auto"/>
    </style:style>
    <style:style style:name="P253" style:family="paragraph" style:parent-style-name="Heading_20_1">
      <style:paragraph-properties fo:break-before="page"/>
      <style:text-properties officeooo:rsid="002e6a31" officeooo:paragraph-rsid="002e6a31"/>
    </style:style>
    <style:style style:name="P254" style:family="paragraph" style:parent-style-name="Heading_20_2">
      <style:text-properties officeooo:rsid="0026b597" officeooo:paragraph-rsid="002e6a31"/>
    </style:style>
    <style:style style:name="P255" style:family="paragraph" style:parent-style-name="Heading_20_2">
      <style:paragraph-properties fo:text-align="justify" style:justify-single-word="false"/>
      <style:text-properties officeooo:rsid="0026b597" officeooo:paragraph-rsid="00d482de"/>
    </style:style>
    <style:style style:name="P256" style:family="paragraph" style:parent-style-name="Heading_20_2">
      <style:text-properties officeooo:paragraph-rsid="008f6f03"/>
    </style:style>
    <style:style style:name="P257" style:family="paragraph" style:parent-style-name="Heading_20_2">
      <style:text-properties officeooo:paragraph-rsid="0093598f"/>
    </style:style>
    <style:style style:name="P258" style:family="paragraph" style:parent-style-name="Heading_20_2">
      <style:text-properties officeooo:paragraph-rsid="00938d62"/>
    </style:style>
    <style:style style:name="P259" style:family="paragraph" style:parent-style-name="Heading_20_2">
      <style:paragraph-properties fo:text-align="justify" style:justify-single-word="false"/>
      <style:text-properties officeooo:paragraph-rsid="00d67994"/>
    </style:style>
    <style:style style:name="P260" style:family="paragraph" style:parent-style-name="Heading_20_2">
      <style:paragraph-properties fo:text-align="justify" style:justify-single-word="false"/>
      <style:text-properties officeooo:paragraph-rsid="00dc28ee"/>
    </style:style>
    <style:style style:name="P261" style:family="paragraph" style:parent-style-name="Heading_20_2">
      <style:paragraph-properties fo:text-align="justify" style:justify-single-word="false"/>
      <style:text-properties officeooo:paragraph-rsid="00e7cd26"/>
    </style:style>
    <style:style style:name="P262" style:family="paragraph" style:parent-style-name="Heading_20_2">
      <style:paragraph-properties fo:text-align="justify" style:justify-single-word="false"/>
      <style:text-properties officeooo:paragraph-rsid="00eaac02"/>
    </style:style>
    <style:style style:name="P263" style:family="paragraph" style:parent-style-name="Heading_20_2">
      <style:paragraph-properties fo:break-before="page"/>
      <style:text-properties officeooo:rsid="0026b597" officeooo:paragraph-rsid="002b129f"/>
    </style:style>
    <style:style style:name="P264" style:family="paragraph" style:parent-style-name="Heading_20_2">
      <style:paragraph-properties fo:break-before="page"/>
      <style:text-properties officeooo:rsid="0026b597" officeooo:paragraph-rsid="002c3bd6"/>
    </style:style>
    <style:style style:name="P265" style:family="paragraph" style:parent-style-name="Heading_20_2">
      <style:paragraph-properties fo:break-before="page"/>
      <style:text-properties officeooo:rsid="0026b597" officeooo:paragraph-rsid="0030c406"/>
    </style:style>
    <style:style style:name="P266" style:family="paragraph" style:parent-style-name="Heading_20_2">
      <style:paragraph-properties fo:break-before="page"/>
      <style:text-properties officeooo:rsid="0026b597" officeooo:paragraph-rsid="00354618"/>
    </style:style>
    <style:style style:name="P267" style:family="paragraph" style:parent-style-name="Heading_20_2">
      <style:paragraph-properties fo:break-before="page"/>
      <style:text-properties officeooo:rsid="0026b597" officeooo:paragraph-rsid="00370f83"/>
    </style:style>
    <style:style style:name="P268" style:family="paragraph" style:parent-style-name="Heading_20_2">
      <style:paragraph-properties fo:text-align="justify" style:justify-single-word="false" fo:break-before="page"/>
      <style:text-properties officeooo:rsid="0026b597" officeooo:paragraph-rsid="003ac64b"/>
    </style:style>
    <style:style style:name="P269" style:family="paragraph" style:parent-style-name="Heading_20_2">
      <style:paragraph-properties fo:text-align="justify" style:justify-single-word="false" fo:break-before="page"/>
      <style:text-properties officeooo:rsid="0026b597" officeooo:paragraph-rsid="004203a3"/>
    </style:style>
    <style:style style:name="P270" style:family="paragraph" style:parent-style-name="Heading_20_2">
      <style:paragraph-properties fo:text-align="justify" style:justify-single-word="false" fo:break-before="page"/>
      <style:text-properties officeooo:rsid="0026b597" officeooo:paragraph-rsid="0043c249"/>
    </style:style>
    <style:style style:name="P271" style:family="paragraph" style:parent-style-name="Heading_20_2">
      <style:paragraph-properties fo:text-align="justify" style:justify-single-word="false" fo:break-before="page"/>
      <style:text-properties officeooo:rsid="0026b597" officeooo:paragraph-rsid="00473b51"/>
    </style:style>
    <style:style style:name="P272" style:family="paragraph" style:parent-style-name="Heading_20_2">
      <style:paragraph-properties fo:text-align="justify" style:justify-single-word="false" fo:break-before="page"/>
      <style:text-properties officeooo:rsid="0026b597" officeooo:paragraph-rsid="004aafba"/>
    </style:style>
    <style:style style:name="P273" style:family="paragraph" style:parent-style-name="Heading_20_2">
      <style:paragraph-properties fo:text-align="justify" style:justify-single-word="false" fo:break-before="page"/>
      <style:text-properties officeooo:rsid="0026b597" officeooo:paragraph-rsid="00ab2cee"/>
    </style:style>
    <style:style style:name="P274" style:family="paragraph" style:parent-style-name="Heading_20_2">
      <style:paragraph-properties fo:break-before="page"/>
      <style:text-properties officeooo:rsid="004e6e89" officeooo:paragraph-rsid="004e6e89"/>
    </style:style>
    <style:style style:name="P275" style:family="paragraph" style:parent-style-name="Heading_20_2">
      <style:paragraph-properties fo:break-before="page"/>
      <style:text-properties officeooo:rsid="004e6e89" officeooo:paragraph-rsid="0054f650"/>
    </style:style>
    <style:style style:name="P276" style:family="paragraph" style:parent-style-name="Heading_20_2">
      <style:paragraph-properties fo:break-before="page"/>
      <style:text-properties officeooo:rsid="004e6e89" officeooo:paragraph-rsid="007317f2"/>
    </style:style>
    <style:style style:name="P277" style:family="paragraph" style:parent-style-name="Heading_20_2">
      <style:paragraph-properties fo:break-before="page"/>
      <style:text-properties officeooo:paragraph-rsid="006dec2c"/>
    </style:style>
    <style:style style:name="P278" style:family="paragraph" style:parent-style-name="Heading_20_2">
      <style:paragraph-properties fo:break-before="page"/>
      <style:text-properties officeooo:paragraph-rsid="007209f4"/>
    </style:style>
    <style:style style:name="P279" style:family="paragraph" style:parent-style-name="Heading_20_2">
      <style:paragraph-properties fo:break-before="page"/>
      <style:text-properties officeooo:paragraph-rsid="0077d107"/>
    </style:style>
    <style:style style:name="P280" style:family="paragraph" style:parent-style-name="Heading_20_2">
      <style:paragraph-properties fo:break-before="page"/>
      <style:text-properties officeooo:paragraph-rsid="007317f2"/>
    </style:style>
    <style:style style:name="P281" style:family="paragraph" style:parent-style-name="Heading_20_2">
      <style:paragraph-properties fo:break-before="page"/>
      <style:text-properties officeooo:paragraph-rsid="00856c99"/>
    </style:style>
    <style:style style:name="P282" style:family="paragraph" style:parent-style-name="Heading_20_2">
      <style:paragraph-properties fo:break-before="page"/>
      <style:text-properties officeooo:paragraph-rsid="0088073d"/>
    </style:style>
    <style:style style:name="P283" style:family="paragraph" style:parent-style-name="Heading_20_2">
      <style:paragraph-properties fo:break-before="page"/>
      <style:text-properties officeooo:paragraph-rsid="008956dd"/>
    </style:style>
    <style:style style:name="P284" style:family="paragraph" style:parent-style-name="Heading_20_2">
      <style:paragraph-properties fo:text-align="justify" style:justify-single-word="false" fo:break-before="page"/>
      <style:text-properties officeooo:paragraph-rsid="00b63260"/>
    </style:style>
    <style:style style:name="P285" style:family="paragraph" style:parent-style-name="Heading_20_2">
      <style:paragraph-properties fo:text-align="justify" style:justify-single-word="false" fo:break-before="page"/>
      <style:text-properties officeooo:paragraph-rsid="00bb1ebb"/>
    </style:style>
    <style:style style:name="P286" style:family="paragraph" style:parent-style-name="Standard" style:list-style-name="L8">
      <style:paragraph-properties fo:text-align="justify" style:justify-single-word="false"/>
      <style:text-properties officeooo:paragraph-rsid="00272da6"/>
    </style:style>
    <style:style style:name="P287" style:family="paragraph" style:parent-style-name="Standard" style:list-style-name="L10">
      <style:text-properties officeooo:paragraph-rsid="0030c406"/>
    </style:style>
    <style:style style:name="P288" style:family="paragraph" style:parent-style-name="Standard" style:list-style-name="L10">
      <style:text-properties officeooo:paragraph-rsid="00354618"/>
    </style:style>
    <style:style style:name="P289" style:family="paragraph" style:parent-style-name="Standard" style:list-style-name="L10">
      <style:text-properties officeooo:paragraph-rsid="00370f83"/>
    </style:style>
    <style:style style:name="P290" style:family="paragraph" style:parent-style-name="Standard" style:list-style-name="L10">
      <style:text-properties officeooo:paragraph-rsid="003ac64b"/>
    </style:style>
    <style:style style:name="P291" style:family="paragraph" style:parent-style-name="Standard" style:list-style-name="L10">
      <style:text-properties officeooo:paragraph-rsid="004203a3"/>
    </style:style>
    <style:style style:name="P292" style:family="paragraph" style:parent-style-name="Standard" style:list-style-name="L10">
      <style:text-properties officeooo:paragraph-rsid="0043c249"/>
    </style:style>
    <style:style style:name="P293" style:family="paragraph" style:parent-style-name="Standard" style:list-style-name="L10">
      <style:text-properties officeooo:paragraph-rsid="00473b51"/>
    </style:style>
    <style:style style:name="P294" style:family="paragraph" style:parent-style-name="Standard" style:list-style-name="L10">
      <style:text-properties officeooo:paragraph-rsid="004aafba"/>
    </style:style>
    <style:style style:name="P295" style:family="paragraph" style:parent-style-name="Standard" style:list-style-name="L10">
      <style:text-properties officeooo:paragraph-rsid="004e6e89"/>
    </style:style>
    <style:style style:name="P296" style:family="paragraph" style:parent-style-name="Standard" style:list-style-name="L10">
      <style:text-properties officeooo:paragraph-rsid="0054f650"/>
    </style:style>
    <style:style style:name="P297" style:family="paragraph" style:parent-style-name="Standard" style:list-style-name="L10">
      <style:text-properties officeooo:paragraph-rsid="00ab2cee"/>
    </style:style>
    <style:style style:name="P298" style:family="paragraph" style:parent-style-name="Standard" style:list-style-name="L10">
      <style:text-properties officeooo:paragraph-rsid="00b6e15e"/>
    </style:style>
    <style:style style:name="P299" style:family="paragraph" style:parent-style-name="Standard" style:list-style-name="L10">
      <style:text-properties officeooo:paragraph-rsid="00c3b93a"/>
    </style:style>
    <style:style style:name="P300" style:family="paragraph" style:parent-style-name="Standard" style:list-style-name="L10">
      <style:text-properties officeooo:rsid="00571589" officeooo:paragraph-rsid="0054f650"/>
    </style:style>
    <style:style style:name="P301" style:family="paragraph" style:parent-style-name="Standard" style:list-style-name="L42">
      <style:text-properties officeooo:rsid="00571589" officeooo:paragraph-rsid="007209f4"/>
    </style:style>
    <style:style style:name="P302" style:family="paragraph" style:parent-style-name="Standard" style:list-style-name="L27">
      <style:text-properties officeooo:paragraph-rsid="006dec2c"/>
    </style:style>
    <style:style style:name="P303" style:family="paragraph" style:parent-style-name="Standard" style:list-style-name="L27">
      <style:text-properties officeooo:paragraph-rsid="0074214e"/>
    </style:style>
    <style:style style:name="P304" style:family="paragraph" style:parent-style-name="Standard" style:list-style-name="L27">
      <style:text-properties officeooo:paragraph-rsid="0077d034"/>
    </style:style>
    <style:style style:name="P305" style:family="paragraph" style:parent-style-name="Standard" style:list-style-name="L27">
      <style:text-properties officeooo:paragraph-rsid="007a553e"/>
    </style:style>
    <style:style style:name="P306" style:family="paragraph" style:parent-style-name="Standard" style:list-style-name="L27">
      <style:text-properties officeooo:paragraph-rsid="00806990"/>
    </style:style>
    <style:style style:name="P307" style:family="paragraph" style:parent-style-name="Standard" style:list-style-name="L34">
      <style:text-properties officeooo:paragraph-rsid="007209f4"/>
    </style:style>
    <style:style style:name="P308" style:family="paragraph" style:parent-style-name="Standard" style:list-style-name="L39">
      <style:text-properties officeooo:paragraph-rsid="0077d107"/>
    </style:style>
    <style:style style:name="P309" style:family="paragraph" style:parent-style-name="Standard" style:list-style-name="L42">
      <style:text-properties officeooo:paragraph-rsid="007209f4"/>
    </style:style>
    <style:style style:name="P310" style:family="paragraph" style:parent-style-name="Standard" style:list-style-name="L42">
      <style:paragraph-properties fo:text-align="start" style:justify-single-word="false"/>
      <style:text-properties officeooo:paragraph-rsid="007209f4"/>
    </style:style>
    <style:style style:name="P311" style:family="paragraph" style:parent-style-name="Standard" style:list-style-name="L10">
      <style:text-properties officeooo:rsid="00ab2cee" officeooo:paragraph-rsid="00ab2cee"/>
    </style:style>
    <style:style style:name="P312" style:family="paragraph" style:parent-style-name="Standard" style:list-style-name="L10">
      <style:text-properties officeooo:rsid="00ab2cee" officeooo:paragraph-rsid="00ae7c84"/>
    </style:style>
    <style:style style:name="P313" style:family="paragraph" style:parent-style-name="Standard" style:list-style-name="L10">
      <style:text-properties officeooo:rsid="00ab2cee" officeooo:paragraph-rsid="00b2d4d0"/>
    </style:style>
    <style:style style:name="P314" style:family="paragraph" style:parent-style-name="Standard" style:list-style-name="L10">
      <style:text-properties officeooo:rsid="00ab2cee" officeooo:paragraph-rsid="00b07644"/>
    </style:style>
    <style:style style:name="P315" style:family="paragraph" style:parent-style-name="Standard" style:list-style-name="L10">
      <style:text-properties officeooo:rsid="00ab2cee" officeooo:paragraph-rsid="00b112f9"/>
    </style:style>
    <style:style style:name="P316" style:family="paragraph" style:parent-style-name="Standard" style:list-style-name="L10">
      <style:text-properties officeooo:rsid="00ab2cee" officeooo:paragraph-rsid="00b63260"/>
    </style:style>
    <style:style style:name="P317" style:family="paragraph" style:parent-style-name="Standard" style:list-style-name="L10">
      <style:text-properties officeooo:rsid="00ab2cee" officeooo:paragraph-rsid="00b6e15e"/>
    </style:style>
    <style:style style:name="P318" style:family="paragraph" style:parent-style-name="Standard" style:list-style-name="L10">
      <style:text-properties officeooo:rsid="00ab2cee" officeooo:paragraph-rsid="00be37d2"/>
    </style:style>
    <style:style style:name="P319" style:family="paragraph" style:parent-style-name="Standard" style:list-style-name="L10">
      <style:text-properties officeooo:rsid="00ab2cee" officeooo:paragraph-rsid="00bfa491"/>
    </style:style>
    <style:style style:name="P320" style:family="paragraph" style:parent-style-name="Standard" style:list-style-name="L10">
      <style:text-properties officeooo:rsid="00ab2cee" officeooo:paragraph-rsid="00bb1ebb"/>
    </style:style>
    <style:style style:name="P321" style:family="paragraph" style:parent-style-name="Standard" style:list-style-name="L10">
      <style:text-properties officeooo:rsid="00ab2cee" officeooo:paragraph-rsid="00bccce0"/>
    </style:style>
    <style:style style:name="P322" style:family="paragraph" style:parent-style-name="Standard" style:list-style-name="L10">
      <style:text-properties officeooo:rsid="00ab2cee" officeooo:paragraph-rsid="00d482de"/>
    </style:style>
    <style:style style:name="P323" style:family="paragraph" style:parent-style-name="Standard" style:list-style-name="L10">
      <style:text-properties officeooo:rsid="00ab2cee" officeooo:paragraph-rsid="00d818b1"/>
    </style:style>
    <style:style style:name="P324" style:family="paragraph" style:parent-style-name="Standard" style:list-style-name="L10">
      <style:text-properties officeooo:rsid="00ab2cee" officeooo:paragraph-rsid="00d82bce"/>
    </style:style>
    <style:style style:name="P325" style:family="paragraph" style:parent-style-name="Standard" style:list-style-name="L10">
      <style:text-properties officeooo:rsid="00ab2cee" officeooo:paragraph-rsid="00dc28ee"/>
    </style:style>
    <style:style style:name="P326" style:family="paragraph" style:parent-style-name="Standard" style:list-style-name="L70">
      <style:text-properties officeooo:rsid="00ab2cee" officeooo:paragraph-rsid="00ddb97d"/>
    </style:style>
    <style:style style:name="P327" style:family="paragraph" style:parent-style-name="Standard" style:list-style-name="L73">
      <style:text-properties officeooo:rsid="00ab2cee" officeooo:paragraph-rsid="00ea58e9"/>
    </style:style>
    <style:style style:name="P328" style:family="paragraph" style:parent-style-name="Standard" style:list-style-name="L76">
      <style:text-properties officeooo:rsid="00ab2cee" officeooo:paragraph-rsid="00eaac02"/>
    </style:style>
    <style:style style:name="P329" style:family="paragraph" style:parent-style-name="Standard" style:list-style-name="L80">
      <style:text-properties officeooo:rsid="00ab2cee" officeooo:paragraph-rsid="00eaac02"/>
    </style:style>
    <style:style style:name="P330" style:family="paragraph" style:parent-style-name="Standard" style:list-style-name="L80">
      <style:text-properties officeooo:rsid="00ab2cee" officeooo:paragraph-rsid="00ed4a83"/>
    </style:style>
    <style:style style:name="P331" style:family="paragraph" style:parent-style-name="Standard" style:list-style-name="L80">
      <style:text-properties officeooo:rsid="00ab2cee" officeooo:paragraph-rsid="00eeffb8"/>
    </style:style>
    <style:style style:name="P332" style:family="paragraph" style:parent-style-name="Standard" style:list-style-name="L80">
      <style:text-properties officeooo:rsid="00ab2cee" officeooo:paragraph-rsid="00ef766b"/>
    </style:style>
    <style:style style:name="P333" style:family="paragraph" style:parent-style-name="Standard" style:list-style-name="L80">
      <style:text-properties officeooo:rsid="00ab2cee" officeooo:paragraph-rsid="00efe66e"/>
    </style:style>
    <style:style style:name="P334" style:family="paragraph" style:parent-style-name="Standard" style:list-style-name="L80">
      <style:text-properties officeooo:rsid="00ab2cee" officeooo:paragraph-rsid="00f1286d"/>
    </style:style>
    <style:style style:name="P335" style:family="paragraph" style:parent-style-name="Standard" style:list-style-name="L80">
      <style:text-properties officeooo:rsid="00ab2cee" officeooo:paragraph-rsid="00f1e9ed"/>
    </style:style>
    <style:style style:name="P336" style:family="paragraph" style:parent-style-name="Standard" style:list-style-name="L80">
      <style:text-properties officeooo:rsid="00ab2cee" officeooo:paragraph-rsid="00f7b7d6"/>
    </style:style>
    <style:style style:name="P337" style:family="paragraph" style:parent-style-name="Standard" style:list-style-name="L10">
      <style:text-properties officeooo:rsid="00b6e15e" officeooo:paragraph-rsid="00b6e15e"/>
    </style:style>
    <style:style style:name="P338" style:family="paragraph" style:parent-style-name="Standard" style:list-style-name="L10">
      <style:text-properties officeooo:rsid="00c10f6c" officeooo:paragraph-rsid="00c10f6c"/>
    </style:style>
    <style:style style:name="P339" style:family="paragraph" style:parent-style-name="Standard" style:list-style-name="L10">
      <style:text-properties officeooo:rsid="00c5ab37" officeooo:paragraph-rsid="00c5ab37"/>
    </style:style>
    <style:style style:name="P340" style:family="paragraph" style:parent-style-name="Standard" style:list-style-name="L10">
      <style:text-properties officeooo:rsid="00c5ab37" officeooo:paragraph-rsid="00cba9ad"/>
    </style:style>
    <style:style style:name="P341" style:family="paragraph" style:parent-style-name="Standard" style:list-style-name="L10">
      <style:text-properties officeooo:rsid="00c5ab37" officeooo:paragraph-rsid="00d28660"/>
    </style:style>
    <style:style style:name="P342" style:family="paragraph" style:parent-style-name="Standard" style:list-style-name="L10">
      <style:text-properties officeooo:rsid="00c5ab37" officeooo:paragraph-rsid="00d63ccb"/>
    </style:style>
    <style:style style:name="P343" style:family="paragraph" style:parent-style-name="Standard" style:list-style-name="L10">
      <style:text-properties officeooo:rsid="00be37d2" officeooo:paragraph-rsid="00be37d2"/>
    </style:style>
    <style:style style:name="P344" style:family="paragraph" style:parent-style-name="Standard" style:list-style-name="L10">
      <style:text-properties officeooo:rsid="00be37d2" officeooo:paragraph-rsid="00bf9c82"/>
    </style:style>
    <style:style style:name="P345" style:family="paragraph" style:parent-style-name="Standard" style:list-style-name="L10">
      <style:text-properties officeooo:rsid="00be37d2" officeooo:paragraph-rsid="00c3b93a"/>
    </style:style>
    <style:style style:name="P346" style:family="paragraph" style:parent-style-name="Standard" style:list-style-name="L10">
      <style:text-properties officeooo:rsid="00be37d2" officeooo:paragraph-rsid="00d177de"/>
    </style:style>
    <style:style style:name="P347" style:family="paragraph" style:parent-style-name="Standard" style:list-style-name="L67">
      <style:text-properties officeooo:rsid="00d67994" officeooo:paragraph-rsid="00d818b1"/>
    </style:style>
    <style:style style:name="P348" style:family="paragraph" style:parent-style-name="Standard" style:list-style-name="L67">
      <style:text-properties officeooo:rsid="00d67994" officeooo:paragraph-rsid="00d82bce"/>
    </style:style>
    <style:style style:name="P349" style:family="paragraph" style:parent-style-name="Standard" style:list-style-name="L67">
      <style:text-properties officeooo:rsid="00d67994" officeooo:paragraph-rsid="00e4305f"/>
    </style:style>
    <style:style style:name="P350" style:family="paragraph" style:parent-style-name="Standard" style:list-style-name="L67">
      <style:text-properties officeooo:rsid="00d67994" officeooo:paragraph-rsid="00eaac02"/>
    </style:style>
    <style:style style:name="P351" style:family="paragraph" style:parent-style-name="Standard" style:list-style-name="L79">
      <style:text-properties officeooo:rsid="00b2d4d0" officeooo:paragraph-rsid="00ec6e35"/>
    </style:style>
    <style:style style:name="P352" style:family="paragraph" style:parent-style-name="Standard" style:list-style-name="L79">
      <style:text-properties officeooo:rsid="00b2d4d0" officeooo:paragraph-rsid="00ecf56f"/>
    </style:style>
    <style:style style:name="P353" style:family="paragraph" style:parent-style-name="Standard" style:list-style-name="L79">
      <style:text-properties officeooo:rsid="00b2d4d0" officeooo:paragraph-rsid="00edf66f"/>
    </style:style>
    <style:style style:name="P354" style:family="paragraph" style:parent-style-name="Standard" style:list-style-name="L79">
      <style:text-properties officeooo:rsid="00b2d4d0" officeooo:paragraph-rsid="00ef766b"/>
    </style:style>
    <style:style style:name="P355" style:family="paragraph" style:parent-style-name="Standard">
      <style:text-properties officeooo:paragraph-rsid="00eaac02"/>
    </style:style>
    <style:style style:name="P356" style:family="paragraph" style:parent-style-name="Standard" style:list-style-name="L11">
      <style:paragraph-properties fo:margin-top="0.101cm" fo:margin-bottom="0.101cm" loext:contextual-spacing="false"/>
      <style:text-properties officeooo:rsid="0041c709" officeooo:paragraph-rsid="0041c709"/>
    </style:style>
    <style:style style:name="P357" style:family="paragraph" style:parent-style-name="Standard" style:list-style-name="L11">
      <style:paragraph-properties fo:margin-top="0.101cm" fo:margin-bottom="0.101cm" loext:contextual-spacing="false"/>
      <style:text-properties officeooo:paragraph-rsid="0041c709"/>
    </style:style>
    <style:style style:name="P358" style:family="paragraph" style:parent-style-name="Standard" style:list-style-name="L11">
      <style:paragraph-properties fo:margin-top="0.101cm" fo:margin-bottom="0.101cm" loext:contextual-spacing="false"/>
      <style:text-properties officeooo:rsid="003c120d" officeooo:paragraph-rsid="0041c709"/>
    </style:style>
    <style:style style:name="P359" style:family="paragraph" style:parent-style-name="Standard" style:list-style-name="L11">
      <style:paragraph-properties fo:margin-top="0.101cm" fo:margin-bottom="0.101cm" loext:contextual-spacing="false"/>
      <style:text-properties officeooo:rsid="003c120d" officeooo:paragraph-rsid="003c120d"/>
    </style:style>
    <style:style style:name="P360" style:family="paragraph" style:parent-style-name="Standard" style:list-style-name="L12">
      <style:paragraph-properties fo:margin-top="0.101cm" fo:margin-bottom="0.101cm" loext:contextual-spacing="false"/>
      <style:text-properties fo:font-style="normal" fo:font-weight="normal" officeooo:rsid="0041c709" officeooo:paragraph-rsid="0041c709" style:font-style-asian="normal" style:font-weight-asian="normal" style:font-style-complex="normal" style:font-weight-complex="normal"/>
    </style:style>
    <style:style style:name="P361" style:family="paragraph" style:parent-style-name="Standard" style:list-style-name="L14">
      <style:paragraph-properties fo:margin-top="0.101cm" fo:margin-bottom="0.101cm" loext:contextual-spacing="false"/>
      <style:text-properties fo:font-style="normal" fo:font-weight="normal" officeooo:rsid="004203a3" officeooo:paragraph-rsid="004203a3" style:font-style-asian="normal" style:font-weight-asian="normal" style:font-style-complex="normal" style:font-weight-complex="normal"/>
    </style:style>
    <style:style style:name="P362" style:family="paragraph" style:parent-style-name="Standard" style:list-style-name="L16">
      <style:paragraph-properties fo:margin-top="0.101cm" fo:margin-bottom="0.101cm" loext:contextual-spacing="false"/>
      <style:text-properties fo:font-style="normal" fo:font-weight="normal" officeooo:rsid="004203a3" officeooo:paragraph-rsid="0043c249" style:font-style-asian="normal" style:font-weight-asian="normal" style:font-style-complex="normal" style:font-weight-complex="normal"/>
    </style:style>
    <style:style style:name="P363" style:family="paragraph" style:parent-style-name="Standard" style:list-style-name="L18">
      <style:paragraph-properties fo:margin-top="0.101cm" fo:margin-bottom="0.101cm" loext:contextual-spacing="false"/>
      <style:text-properties fo:font-style="normal" fo:font-weight="normal" officeooo:rsid="004203a3" officeooo:paragraph-rsid="00473b51" style:font-style-asian="normal" style:font-weight-asian="normal" style:font-style-complex="normal" style:font-weight-complex="normal"/>
    </style:style>
    <style:style style:name="P364" style:family="paragraph" style:parent-style-name="Standard" style:list-style-name="L20">
      <style:paragraph-properties fo:margin-top="0.101cm" fo:margin-bottom="0.101cm" loext:contextual-spacing="false"/>
      <style:text-properties fo:font-style="normal" fo:font-weight="normal" officeooo:rsid="004203a3" officeooo:paragraph-rsid="004aafba" style:font-style-asian="normal" style:font-weight-asian="normal" style:font-style-complex="normal" style:font-weight-complex="normal"/>
    </style:style>
    <style:style style:name="P365" style:family="paragraph" style:parent-style-name="Standard" style:list-style-name="L20">
      <style:paragraph-properties fo:margin-top="0.101cm" fo:margin-bottom="0.101cm" loext:contextual-spacing="false"/>
      <style:text-properties fo:font-style="normal" fo:font-weight="normal" officeooo:rsid="004203a3" officeooo:paragraph-rsid="00856c99" style:font-style-asian="normal" style:font-weight-asian="normal" style:font-style-complex="normal" style:font-weight-complex="normal"/>
    </style:style>
    <style:style style:name="P366" style:family="paragraph" style:parent-style-name="Standard" style:list-style-name="L22">
      <style:paragraph-properties fo:margin-top="0.101cm" fo:margin-bottom="0.101cm" loext:contextual-spacing="false"/>
      <style:text-properties fo:font-style="normal" fo:font-weight="normal" officeooo:rsid="004203a3" officeooo:paragraph-rsid="004e6e89" style:font-style-asian="normal" style:font-weight-asian="normal" style:font-style-complex="normal" style:font-weight-complex="normal"/>
    </style:style>
    <style:style style:name="P367" style:family="paragraph" style:parent-style-name="Standard" style:list-style-name="L28">
      <style:paragraph-properties fo:margin-top="0.101cm" fo:margin-bottom="0.101cm" loext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368" style:family="paragraph" style:parent-style-name="Standard" style:list-style-name="L30">
      <style:paragraph-properties fo:margin-top="0.101cm" fo:margin-bottom="0.101cm" loext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369" style:family="paragraph" style:parent-style-name="Standard" style:list-style-name="L32">
      <style:paragraph-properties fo:margin-top="0.101cm" fo:margin-bottom="0.101cm" loext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370" style:family="paragraph" style:parent-style-name="Standard" style:list-style-name="L35">
      <style:paragraph-properties fo:margin-top="0.101cm" fo:margin-bottom="0.101cm" loext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371" style:family="paragraph" style:parent-style-name="Standard" style:list-style-name="L37">
      <style:paragraph-properties fo:margin-top="0.101cm" fo:margin-bottom="0.101cm" loext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372" style:family="paragraph" style:parent-style-name="Standard" style:list-style-name="L40">
      <style:paragraph-properties fo:margin-top="0.101cm" fo:margin-bottom="0.101cm" loext:contextual-spacing="false"/>
      <style:text-properties fo:font-style="normal" fo:font-weight="normal" officeooo:rsid="004203a3" officeooo:paragraph-rsid="0077d107" style:font-style-asian="normal" style:font-weight-asian="normal" style:font-style-complex="normal" style:font-weight-complex="normal"/>
    </style:style>
    <style:style style:name="P373" style:family="paragraph" style:parent-style-name="Standard" style:list-style-name="L47">
      <style:paragraph-properties fo:margin-top="0.101cm" fo:margin-bottom="0.101cm" loext:contextual-spacing="false"/>
      <style:text-properties fo:font-style="normal" fo:font-weight="normal" officeooo:rsid="004203a3" officeooo:paragraph-rsid="0088073d" style:font-style-asian="normal" style:font-weight-asian="normal" style:font-style-complex="normal" style:font-weight-complex="normal"/>
    </style:style>
    <style:style style:name="P374" style:family="paragraph" style:parent-style-name="Standard" style:list-style-name="L49">
      <style:paragraph-properties fo:margin-top="0.101cm" fo:margin-bottom="0.101cm" loext:contextual-spacing="false"/>
      <style:text-properties fo:font-style="normal" fo:font-weight="normal" officeooo:rsid="004203a3" officeooo:paragraph-rsid="008ae583" style:font-style-asian="normal" style:font-weight-asian="normal" style:font-style-complex="normal" style:font-weight-complex="normal"/>
    </style:style>
    <style:style style:name="P375" style:family="paragraph" style:parent-style-name="Standard" style:list-style-name="L59">
      <style:paragraph-properties fo:margin-top="0.101cm" fo:margin-bottom="0.101cm" loext:contextual-spacing="false"/>
      <style:text-properties fo:font-style="normal" fo:font-weight="normal" officeooo:rsid="004203a3" officeooo:paragraph-rsid="00ab2cee" style:font-style-asian="normal" style:font-weight-asian="normal" style:font-style-complex="normal" style:font-weight-complex="normal"/>
    </style:style>
    <style:style style:name="P376" style:family="paragraph" style:parent-style-name="Standard" style:list-style-name="L24">
      <style:paragraph-properties fo:margin-top="0.101cm" fo:margin-bottom="0.101cm" loext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377" style:family="paragraph" style:parent-style-name="Standard" style:list-style-name="L43">
      <style:paragraph-properties fo:margin-top="0.101cm" fo:margin-bottom="0.101cm" loext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378" style:family="paragraph" style:parent-style-name="Standard" style:list-style-name="L43">
      <style:paragraph-properties fo:margin-top="0.101cm" fo:margin-bottom="0.101cm" loext:contextual-spacing="false"/>
      <style:text-properties fo:font-style="normal" fo:font-weight="normal" officeooo:rsid="006cee4d" officeooo:paragraph-rsid="007209f4" style:font-style-asian="normal" style:font-weight-asian="normal" style:font-style-complex="normal" style:font-weight-complex="normal"/>
    </style:style>
    <style:style style:name="P379" style:family="paragraph" style:parent-style-name="Standard" style:list-style-name="L24">
      <style:paragraph-properties fo:margin-top="0.101cm" fo:margin-bottom="0.101cm" loext:contextual-spacing="false"/>
      <style:text-properties fo:font-style="normal" fo:font-weight="normal" officeooo:rsid="007530b5" officeooo:paragraph-rsid="007530b5" style:font-style-asian="normal" style:font-weight-asian="normal" style:font-style-complex="normal" style:font-weight-complex="normal"/>
    </style:style>
    <style:style style:name="P380" style:family="paragraph" style:parent-style-name="Standard" style:list-style-name="L61">
      <style:paragraph-properties fo:margin-top="0.101cm" fo:margin-bottom="0.101cm" loext:contextual-spacing="false"/>
      <style:text-properties fo:font-style="normal" fo:font-weight="normal" officeooo:rsid="00b853b1" officeooo:paragraph-rsid="00b853b1" style:font-style-asian="normal" style:font-weight-asian="normal" style:font-style-complex="normal" style:font-weight-complex="normal"/>
    </style:style>
    <style:style style:name="P381" style:family="paragraph" style:parent-style-name="Standard" style:list-style-name="L63">
      <style:paragraph-properties fo:margin-top="0.101cm" fo:margin-bottom="0.101cm" loext:contextual-spacing="false"/>
      <style:text-properties fo:font-style="normal" fo:font-weight="normal" officeooo:rsid="00b853b1" officeooo:paragraph-rsid="00bb1ebb" style:font-style-asian="normal" style:font-weight-asian="normal" style:font-style-complex="normal" style:font-weight-complex="normal"/>
    </style:style>
    <style:style style:name="P382" style:family="paragraph" style:parent-style-name="Standard" style:list-style-name="L68">
      <style:paragraph-properties fo:margin-top="0.101cm" fo:margin-bottom="0.101cm" loext:contextual-spacing="false"/>
      <style:text-properties fo:font-style="normal" fo:font-weight="normal" officeooo:rsid="00b853b1" officeooo:paragraph-rsid="00d9cc75" style:font-style-asian="normal" style:font-weight-asian="normal" style:font-style-complex="normal" style:font-weight-complex="normal"/>
    </style:style>
    <style:style style:name="P383" style:family="paragraph" style:parent-style-name="Standard" style:list-style-name="L71">
      <style:paragraph-properties fo:margin-top="0.101cm" fo:margin-bottom="0.101cm" loext:contextual-spacing="false"/>
      <style:text-properties fo:font-style="normal" fo:font-weight="normal" officeooo:rsid="00de4ff5" officeooo:paragraph-rsid="00de4ff5" style:font-style-asian="normal" style:font-weight-asian="normal" style:font-style-complex="normal" style:font-weight-complex="normal"/>
    </style:style>
    <style:style style:name="P384" style:family="paragraph" style:parent-style-name="Standard" style:list-style-name="L74">
      <style:paragraph-properties fo:margin-top="0.101cm" fo:margin-bottom="0.101cm" loext:contextual-spacing="false"/>
      <style:text-properties fo:font-style="normal" fo:font-weight="normal" officeooo:rsid="00de4ff5" officeooo:paragraph-rsid="00e7cd26" style:font-style-asian="normal" style:font-weight-asian="normal" style:font-style-complex="normal" style:font-weight-complex="normal"/>
    </style:style>
    <style:style style:name="P385" style:family="paragraph" style:parent-style-name="Standard" style:list-style-name="L77">
      <style:paragraph-properties fo:margin-top="0.101cm" fo:margin-bottom="0.101cm" loext:contextual-spacing="false"/>
      <style:text-properties fo:font-style="normal" fo:font-weight="normal" officeooo:rsid="00de4ff5" officeooo:paragraph-rsid="00eaac02" style:font-style-asian="normal" style:font-weight-asian="normal" style:font-style-complex="normal" style:font-weight-complex="normal"/>
    </style:style>
    <style:style style:name="P386" style:family="paragraph" style:parent-style-name="Standard" style:list-style-name="L81">
      <style:paragraph-properties fo:margin-top="0.101cm" fo:margin-bottom="0.101cm" loext:contextual-spacing="false"/>
      <style:text-properties fo:font-style="normal" fo:font-weight="normal" officeooo:rsid="00de4ff5" officeooo:paragraph-rsid="00eaac02" style:font-style-asian="normal" style:font-weight-asian="normal" style:font-style-complex="normal" style:font-weight-complex="normal"/>
    </style:style>
    <style:style style:name="P387" style:family="paragraph" style:parent-style-name="Standard" style:list-style-name="L24">
      <style:paragraph-properties fo:margin-top="0.101cm" fo:margin-bottom="0.101cm" loext:contextual-spacing="false"/>
      <style:text-properties officeooo:paragraph-rsid="007530b5"/>
    </style:style>
    <style:style style:name="P388" style:family="paragraph" style:parent-style-name="Standard" style:list-style-name="L51">
      <style:paragraph-properties fo:margin-top="0.101cm" fo:margin-bottom="0.101cm" loext:contextual-spacing="false"/>
      <style:text-properties officeooo:paragraph-rsid="008f6f03"/>
    </style:style>
    <style:style style:name="P389" style:family="paragraph" style:parent-style-name="Standard" style:list-style-name="L53">
      <style:paragraph-properties fo:margin-top="0.101cm" fo:margin-bottom="0.101cm" loext:contextual-spacing="false"/>
      <style:text-properties officeooo:paragraph-rsid="0093598f"/>
    </style:style>
    <style:style style:name="P390" style:family="paragraph" style:parent-style-name="Standard" style:list-style-name="L57">
      <style:paragraph-properties fo:margin-top="0.101cm" fo:margin-bottom="0.101cm" loext:contextual-spacing="false"/>
      <style:text-properties officeooo:paragraph-rsid="00938d62"/>
    </style:style>
    <style:style style:name="P391" style:family="paragraph" style:parent-style-name="Standard" style:list-style-name="L61">
      <style:paragraph-properties fo:margin-top="0.101cm" fo:margin-bottom="0.101cm" loext:contextual-spacing="false"/>
      <style:text-properties officeooo:paragraph-rsid="00b853b1"/>
    </style:style>
    <style:style style:name="P392" style:family="paragraph" style:parent-style-name="Standard" style:list-style-name="L63">
      <style:paragraph-properties fo:margin-top="0.101cm" fo:margin-bottom="0.101cm" loext:contextual-spacing="false"/>
      <style:text-properties officeooo:paragraph-rsid="00bb1ebb"/>
    </style:style>
    <style:style style:name="P393" style:family="paragraph" style:parent-style-name="Standard" style:list-style-name="L65">
      <style:paragraph-properties fo:margin-top="0.101cm" fo:margin-bottom="0.101cm" loext:contextual-spacing="false"/>
      <style:text-properties officeooo:paragraph-rsid="00d482de"/>
    </style:style>
    <style:style style:name="P394" style:family="paragraph" style:parent-style-name="Standard" style:list-style-name="L13">
      <style:paragraph-properties fo:margin-top="0cm" fo:margin-bottom="0cm" loext:contextual-spacing="false" fo:text-align="justify" style:justify-single-word="false"/>
      <style:text-properties officeooo:rsid="003ac64b" officeooo:paragraph-rsid="003ac64b"/>
    </style:style>
    <style:style style:name="P395" style:family="paragraph" style:parent-style-name="Standard" style:list-style-name="L13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3ac64b" fo:background-color="#ffffff" style:font-size-asian="12pt" style:font-style-asian="normal" style:font-weight-asian="normal" style:font-size-complex="12pt" style:font-style-complex="normal" style:font-weight-complex="normal"/>
    </style:style>
    <style:style style:name="P396" style:family="paragraph" style:parent-style-name="Standard" style:list-style-name="L58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397" style:family="paragraph" style:parent-style-name="Standard" style:list-style-name="L60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ab2cee" fo:background-color="#ffffff" style:font-size-asian="12pt" style:font-style-asian="normal" style:font-weight-asian="normal" style:font-size-complex="12pt" style:font-style-complex="normal" style:font-weight-complex="normal"/>
    </style:style>
    <style:style style:name="P398" style:family="paragraph" style:parent-style-name="Standard" style:list-style-name="L62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b63260" fo:background-color="#ffffff" style:font-size-asian="12pt" style:font-style-asian="normal" style:font-weight-asian="normal" style:font-size-complex="12pt" style:font-style-complex="normal" style:font-weight-complex="normal"/>
    </style:style>
    <style:style style:name="P399" style:family="paragraph" style:parent-style-name="Standard" style:list-style-name="L64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bb1ebb" fo:background-color="#ffffff" style:font-size-asian="12pt" style:font-style-asian="normal" style:font-weight-asian="normal" style:font-size-complex="12pt" style:font-style-complex="normal" style:font-weight-complex="normal"/>
    </style:style>
    <style:style style:name="P400" style:family="paragraph" style:parent-style-name="Standard" style:list-style-name="L6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d482de" fo:background-color="#ffffff" style:font-size-asian="12pt" style:font-style-asian="normal" style:font-weight-asian="normal" style:font-size-complex="12pt" style:font-style-complex="normal" style:font-weight-complex="normal"/>
    </style:style>
    <style:style style:name="P401" style:family="paragraph" style:parent-style-name="Standard" style:list-style-name="L69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d9cc75" fo:background-color="#ffffff" style:font-size-asian="12pt" style:font-style-asian="normal" style:font-weight-asian="normal" style:font-size-complex="12pt" style:font-style-complex="normal" style:font-weight-complex="normal"/>
    </style:style>
    <style:style style:name="P402" style:family="paragraph" style:parent-style-name="Standard" style:list-style-name="L1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3c249" fo:background-color="#ffffff" style:font-size-asian="12pt" style:font-style-asian="normal" style:font-weight-asian="normal" style:font-size-complex="12pt" style:font-style-complex="normal" style:font-weight-complex="normal"/>
    </style:style>
    <style:style style:name="P403" style:family="paragraph" style:parent-style-name="Standard" style:list-style-name="L19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404" style:family="paragraph" style:parent-style-name="Standard" style:list-style-name="L21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405" style:family="paragraph" style:parent-style-name="Standard" style:list-style-name="L23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e6e89" fo:background-color="#ffffff" style:font-size-asian="12pt" style:font-style-asian="normal" style:font-weight-asian="normal" style:font-size-complex="12pt" style:font-style-complex="normal" style:font-weight-complex="normal"/>
    </style:style>
    <style:style style:name="P406" style:family="paragraph" style:parent-style-name="Standard" style:list-style-name="L29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407" style:family="paragraph" style:parent-style-name="Standard" style:list-style-name="L31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408" style:family="paragraph" style:parent-style-name="Standard" style:list-style-name="L3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409" style:family="paragraph" style:parent-style-name="Standard" style:list-style-name="L38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410" style:family="paragraph" style:parent-style-name="Standard" style:list-style-name="L41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7d107" fo:background-color="#ffffff" style:font-size-asian="12pt" style:font-style-asian="normal" style:font-weight-asian="normal" style:font-size-complex="12pt" style:font-style-complex="normal" style:font-weight-complex="normal"/>
    </style:style>
    <style:style style:name="P411" style:family="paragraph" style:parent-style-name="Standard" style:list-style-name="L4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412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413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617a9" fo:background-color="#ffffff" style:font-size-asian="12pt" style:font-style-asian="normal" style:font-weight-asian="normal" style:font-size-complex="12pt" style:font-style-complex="normal" style:font-weight-complex="normal"/>
    </style:style>
    <style:style style:name="P414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415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416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a5443" fo:background-color="#ffffff" style:font-size-asian="12pt" style:font-style-asian="normal" style:font-weight-asian="normal" style:font-size-complex="12pt" style:font-style-complex="normal" style:font-weight-complex="normal"/>
    </style:style>
    <style:style style:name="P417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ae583" fo:background-color="#ffffff" style:font-size-asian="12pt" style:font-style-asian="normal" style:font-weight-asian="normal" style:font-size-complex="12pt" style:font-style-complex="normal" style:font-weight-complex="normal"/>
    </style:style>
    <style:style style:name="P418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e0e50" fo:background-color="#ffffff" style:font-size-asian="12pt" style:font-style-asian="normal" style:font-weight-asian="normal" style:font-size-complex="12pt" style:font-style-complex="normal" style:font-weight-complex="normal"/>
    </style:style>
    <style:style style:name="P419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e3183" fo:background-color="#ffffff" style:font-size-asian="12pt" style:font-style-asian="normal" style:font-weight-asian="normal" style:font-size-complex="12pt" style:font-style-complex="normal" style:font-weight-complex="normal"/>
    </style:style>
    <style:style style:name="P420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421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422" style:family="paragraph" style:parent-style-name="Standard" style:list-style-name="L4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423" style:family="paragraph" style:parent-style-name="Standard" style:list-style-name="L48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424" style:family="paragraph" style:parent-style-name="Standard" style:list-style-name="L50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425" style:family="paragraph" style:parent-style-name="Standard" style:list-style-name="L52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426" style:family="paragraph" style:parent-style-name="Standard" style:list-style-name="L54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427" style:family="paragraph" style:parent-style-name="Standard" style:list-style-name="L5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428" style:family="paragraph" style:parent-style-name="Standard" style:list-style-name="L5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6b174" fo:background-color="#ffffff" style:font-size-asian="12pt" style:font-style-asian="normal" style:font-weight-asian="normal" style:font-size-complex="12pt" style:font-style-complex="normal" style:font-weight-complex="normal"/>
    </style:style>
    <style:style style:name="P429" style:family="paragraph" style:parent-style-name="Standard" style:list-style-name="L5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8a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430" style:family="paragraph" style:parent-style-name="Standard" style:list-style-name="L5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97673" fo:background-color="#ffffff" style:font-size-asian="12pt" style:font-style-asian="normal" style:font-weight-asian="normal" style:font-size-complex="12pt" style:font-style-complex="normal" style:font-weight-complex="normal"/>
    </style:style>
    <style:style style:name="P431" style:family="paragraph" style:parent-style-name="Standard" style:list-style-name="L5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b759f" fo:background-color="#ffffff" style:font-size-asian="12pt" style:font-style-asian="normal" style:font-weight-asian="normal" style:font-size-complex="12pt" style:font-style-complex="normal" style:font-weight-complex="normal"/>
    </style:style>
    <style:style style:name="P432" style:family="paragraph" style:parent-style-name="Standard" style:list-style-name="L25">
      <style:paragraph-properties fo:margin-top="0cm" fo:margin-bottom="0cm" loext:contextual-spacing="false" fo:text-align="start" style:justify-single-word="false"/>
      <style:text-properties fo:color="#000000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433" style:family="paragraph" style:parent-style-name="Standard" style:list-style-name="L2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434" style:family="paragraph" style:parent-style-name="Standard" style:list-style-name="L44">
      <style:paragraph-properties fo:margin-top="0cm" fo:margin-bottom="0cm" loext:contextual-spacing="false" fo:text-align="start" style:justify-single-word="false"/>
      <style:text-properties fo:color="#000000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435" style:family="paragraph" style:parent-style-name="Standard" style:list-style-name="L5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94b470" officeooo:paragraph-rsid="0096b174" fo:background-color="#ffffff" style:font-size-asian="12pt" style:font-style-asian="normal" style:font-weight-asian="normal" style:font-size-complex="12pt" style:font-style-complex="normal" style:font-weight-complex="normal"/>
    </style:style>
    <style:style style:name="P436" style:family="paragraph" style:parent-style-name="Standard" style:list-style-name="L5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94b470" officeooo:paragraph-rsid="00997673" fo:background-color="#ffffff" style:font-size-asian="12pt" style:font-style-asian="normal" style:font-weight-asian="normal" style:font-size-complex="12pt" style:font-style-complex="normal" style:font-weight-complex="normal"/>
    </style:style>
    <style:style style:name="P437" style:family="paragraph" style:parent-style-name="Standard" style:list-style-name="L5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94b470" officeooo:paragraph-rsid="009b759f" fo:background-color="#ffffff" style:font-size-asian="12pt" style:font-style-asian="normal" style:font-weight-asian="normal" style:font-size-complex="12pt" style:font-style-complex="normal" style:font-weight-complex="normal"/>
    </style:style>
    <style:style style:name="P438" style:family="paragraph" style:parent-style-name="Standard" style:list-style-name="L5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94b470" officeooo:paragraph-rsid="00a94ccb" fo:background-color="#ffffff" style:font-size-asian="12pt" style:font-style-asian="normal" style:font-weight-asian="normal" style:font-size-complex="12pt" style:font-style-complex="normal" style:font-weight-complex="normal"/>
    </style:style>
    <style:style style:name="P439" style:family="paragraph" style:parent-style-name="Standard" style:list-style-name="L58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9c5191" officeooo:paragraph-rsid="009c5191" fo:background-color="#ffffff" style:font-size-asian="12pt" style:font-style-asian="normal" style:font-weight-asian="normal" style:font-size-complex="12pt" style:font-style-complex="normal" style:font-weight-complex="normal"/>
    </style:style>
    <style:style style:name="P440" style:family="paragraph" style:parent-style-name="Standard" style:list-style-name="L72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de4ff5" officeooo:paragraph-rsid="00de4ff5" fo:background-color="#ffffff" style:font-size-asian="12pt" style:font-style-asian="normal" style:font-weight-asian="normal" style:font-size-complex="12pt" style:font-style-complex="normal" style:font-weight-complex="normal"/>
    </style:style>
    <style:style style:name="P441" style:family="paragraph" style:parent-style-name="Standard" style:list-style-name="L7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de4ff5" officeooo:paragraph-rsid="00e7cd26" fo:background-color="#ffffff" style:font-size-asian="12pt" style:font-style-asian="normal" style:font-weight-asian="normal" style:font-size-complex="12pt" style:font-style-complex="normal" style:font-weight-complex="normal"/>
    </style:style>
    <style:style style:name="P442" style:family="paragraph" style:parent-style-name="Standard" style:list-style-name="L78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de4ff5" officeooo:paragraph-rsid="00eaac02" fo:background-color="#ffffff" style:font-size-asian="12pt" style:font-style-asian="normal" style:font-weight-asian="normal" style:font-size-complex="12pt" style:font-style-complex="normal" style:font-weight-complex="normal"/>
    </style:style>
    <style:style style:name="P443" style:family="paragraph" style:parent-style-name="Standard" style:list-style-name="L82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de4ff5" officeooo:paragraph-rsid="00eaac02" fo:background-color="#ffffff" style:font-size-asian="12pt" style:font-style-asian="normal" style:font-weight-asian="normal" style:font-size-complex="12pt" style:font-style-complex="normal" style:font-weight-complex="normal"/>
    </style:style>
    <style:style style:name="P444" style:family="paragraph" style:parent-style-name="Standard" style:list-style-name="L15">
      <style:paragraph-properties fo:margin-top="0cm" fo:margin-bottom="0cm" loext:contextual-spacing="false" fo:text-align="justify" style:justify-single-word="false"/>
      <style:text-properties officeooo:rsid="004203a3" officeooo:paragraph-rsid="004203a3"/>
    </style:style>
    <style:style style:name="P445" style:family="paragraph" style:parent-style-name="Standard" style:list-style-name="L33">
      <style:paragraph-properties fo:margin-top="0cm" fo:margin-bottom="0cm" loext:contextual-spacing="false" fo:text-align="justify" style:justify-single-word="false"/>
      <style:text-properties officeooo:rsid="004203a3" officeooo:paragraph-rsid="006dec2c"/>
    </style:style>
    <style:style style:name="P446" style:family="paragraph" style:parent-style-name="Standard" style:list-style-name="L58">
      <style:paragraph-properties fo:margin-top="0cm" fo:margin-bottom="0cm" loext:contextual-spacing="false" fo:text-align="justify" style:justify-single-word="false"/>
      <style:text-properties officeooo:paragraph-rsid="00a3d806"/>
    </style:style>
    <style:style style:name="P447" style:family="paragraph" style:parent-style-name="Text_20_body" style:list-style-name="L1">
      <style:text-properties officeooo:paragraph-rsid="002b129f"/>
    </style:style>
    <style:style style:name="P448" style:family="paragraph" style:parent-style-name="Text_20_body" style:list-style-name="L1">
      <style:text-properties officeooo:paragraph-rsid="002c3bd6"/>
    </style:style>
    <style:style style:name="P449" style:family="paragraph" style:parent-style-name="Text_20_body" style:list-style-name="L1">
      <style:text-properties officeooo:rsid="0103ba70" officeooo:paragraph-rsid="0026b597"/>
    </style:style>
    <style:style style:name="P450" style:family="paragraph" style:parent-style-name="Text_20_body" style:list-style-name="L7"/>
    <style:style style:name="P451" style:family="paragraph" style:parent-style-name="Text_20_body" style:list-style-name="L9"/>
    <style:style style:name="P452" style:family="paragraph" style:parent-style-name="Text_20_body" style:list-style-name="L2">
      <style:paragraph-properties fo:margin-top="0cm" fo:margin-bottom="0cm" loext:contextual-spacing="false"/>
    </style:style>
    <style:style style:name="P453" style:family="paragraph" style:parent-style-name="Text_20_body" style:list-style-name="L3">
      <style:paragraph-properties fo:margin-top="0cm" fo:margin-bottom="0cm" loext:contextual-spacing="false"/>
    </style:style>
    <style:style style:name="P454" style:family="paragraph" style:parent-style-name="Text_20_body" style:list-style-name="L4">
      <style:paragraph-properties fo:margin-top="0cm" fo:margin-bottom="0cm" loext:contextual-spacing="false"/>
    </style:style>
    <style:style style:name="P455" style:family="paragraph" style:parent-style-name="Text_20_body" style:list-style-name="L5">
      <style:paragraph-properties fo:margin-top="0cm" fo:margin-bottom="0cm" loext:contextual-spacing="false"/>
    </style:style>
    <style:style style:name="P456" style:family="paragraph" style:parent-style-name="Text_20_body" style:list-style-name="L6">
      <style:paragraph-properties fo:margin-top="0cm" fo:margin-bottom="0cm" loext:contextual-spacing="false"/>
    </style:style>
    <style:style style:name="P457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6b597"/>
    </style:style>
    <style:style style:name="T3" style:family="text">
      <style:text-properties officeooo:rsid="00272da6"/>
    </style:style>
    <style:style style:name="T4" style:family="text">
      <style:text-properties officeooo:rsid="0103ba70"/>
    </style:style>
    <style:style style:name="T5" style:family="text">
      <style:text-properties fo:font-weight="bold" officeooo:rsid="0026b597"/>
    </style:style>
    <style:style style:name="T6" style:family="text">
      <style:text-properties fo:font-weight="bold" officeooo:rsid="00286c15"/>
    </style:style>
    <style:style style:name="T7" style:family="text">
      <style:text-properties style:font-name="Consolas1"/>
    </style:style>
    <style:style style:name="T8" style:family="text">
      <style:text-properties officeooo:rsid="00286c15"/>
    </style:style>
    <style:style style:name="T9" style:family="text">
      <style:text-properties officeooo:rsid="002b129f"/>
    </style:style>
    <style:style style:name="T10" style:family="text">
      <style:text-properties officeooo:rsid="002c3bd6"/>
    </style:style>
    <style:style style:name="T11" style:family="text">
      <style:text-properties officeooo:rsid="002d8ed0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306dc3" style:font-style-asian="normal" style:font-style-complex="normal"/>
    </style:style>
    <style:style style:name="T14" style:family="text">
      <style:text-properties fo:font-style="normal" officeooo:rsid="0071b02f" style:font-style-asian="normal" style:font-style-complex="normal"/>
    </style:style>
    <style:style style:name="T15" style:family="text">
      <style:text-properties fo:font-style="normal" officeooo:rsid="00d177de" style:font-style-asian="normal" style:font-style-complex="normal"/>
    </style:style>
    <style:style style:name="T16" style:family="text">
      <style:text-properties fo:font-style="normal" officeooo:rsid="00e7cd26" style:font-style-asian="normal" style:font-style-complex="normal"/>
    </style:style>
    <style:style style:name="T17" style:family="text">
      <style:text-properties fo:font-style="normal" officeooo:rsid="00e9af7a" style:font-style-asian="normal" style:font-style-complex="normal"/>
    </style:style>
    <style:style style:name="T1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3c120d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5d1a87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7530b5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7893cc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8f6f03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4203a3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93598f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938d62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b853b1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cba9ad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d482de" style:font-style-asian="normal" style:font-weight-asian="normal" style:font-style-complex="normal" style:font-weight-complex="normal"/>
    </style:style>
    <style:style style:name="T30" style:family="text">
      <style:text-properties officeooo:rsid="002e6a31"/>
    </style:style>
    <style:style style:name="T31" style:family="text">
      <style:text-properties fo:font-style="italic" officeooo:rsid="00306dc3" style:font-style-asian="italic" style:font-style-complex="italic"/>
    </style:style>
    <style:style style:name="T32" style:family="text">
      <style:text-properties fo:font-style="italic" officeooo:rsid="0071b02f" style:font-style-asian="italic" style:font-style-complex="italic"/>
    </style:style>
    <style:style style:name="T33" style:family="text">
      <style:text-properties fo:font-style="italic" officeooo:rsid="00932993" style:font-style-asian="italic" style:font-style-complex="italic"/>
    </style:style>
    <style:style style:name="T34" style:family="text">
      <style:text-properties fo:font-style="italic" officeooo:rsid="00d177de" style:font-style-asian="italic" style:font-style-complex="italic"/>
    </style:style>
    <style:style style:name="T35" style:family="text">
      <style:text-properties fo:font-style="italic" officeooo:rsid="00e7cd26" style:font-style-asian="italic" style:font-style-complex="italic"/>
    </style:style>
    <style:style style:name="T36" style:family="text">
      <style:text-properties fo:font-style="italic" fo:font-weight="bold" style:font-style-asian="italic" style:font-weight-asian="bold" style:font-style-complex="italic" style:font-weight-complex="bold"/>
    </style:style>
    <style:style style:name="T37" style:family="text">
      <style:text-properties fo:font-style="italic" fo:font-weight="bold" officeooo:rsid="003c120d" style:font-style-asian="italic" style:font-weight-asian="bold" style:font-style-complex="italic" style:font-weight-complex="bold"/>
    </style:style>
    <style:style style:name="T38" style:family="text">
      <style:text-properties fo:font-style="italic" fo:font-weight="normal" officeooo:rsid="00938d62" style:font-style-asian="italic" style:font-weight-asian="normal" style:font-style-complex="italic" style:font-weight-complex="normal"/>
    </style:style>
    <style:style style:name="T39" style:family="text">
      <style:text-properties officeooo:rsid="00306dc3"/>
    </style:style>
    <style:style style:name="T40" style:family="text">
      <style:text-properties officeooo:rsid="0030c406"/>
    </style:style>
    <style:style style:name="T41" style:family="text">
      <style:text-properties officeooo:rsid="00354618"/>
    </style:style>
    <style:style style:name="T42" style:family="text">
      <style:text-properties officeooo:rsid="00370f83"/>
    </style:style>
    <style:style style:name="T43" style:family="text">
      <style:text-properties officeooo:rsid="003ac64b"/>
    </style:style>
    <style:style style:name="T44" style:family="text">
      <style:text-properties fo:color="#000000"/>
    </style:style>
    <style:style style:name="T45" style:family="text">
      <style:text-properties fo:color="#000000" style:font-name="Monospace" fo:font-size="10pt" fo:background-color="#ffffff" loext:char-shading-value="0" style:font-size-asian="10pt"/>
    </style:style>
    <style:style style:name="T46" style:family="text">
      <style:text-properties fo:color="#000000" style:font-name="Calibri" fo:font-size="12pt" fo:font-style="italic" fo:font-weight="bold" fo:background-color="#ffffff" loext:char-shading-value="0" style:font-size-asian="12pt" style:font-style-asian="italic" style:font-weight-asian="bold" style:font-size-complex="12pt" style:font-style-complex="italic" style:font-weight-complex="bold"/>
    </style:style>
    <style:style style:name="T47" style:family="text">
      <style:text-properties fo:color="#000000" style:font-name="Calibri" fo:font-size="12pt" fo:font-style="italic" fo:font-weight="normal" officeooo:rsid="00a3d806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48" style:family="text">
      <style:text-properties fo:color="#000000" style:font-name="Calibri" fo:font-size="12pt" fo:font-style="italic" fo:font-weight="normal" officeooo:rsid="00a979f5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49" style:family="text">
      <style:text-properties fo:color="#000000" style:font-name="Calibri" fo:font-size="12pt" fo:font-style="normal" fo:font-weight="normal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0" style:family="text">
      <style:text-properties fo:color="#000000" style:font-name="Calibri" fo:font-size="12pt" fo:font-style="normal" fo:font-weight="normal" officeooo:rsid="003c009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1" style:family="text">
      <style:text-properties fo:color="#000000" style:font-name="Calibri" fo:font-size="12pt" fo:font-style="normal" fo:font-weight="normal" officeooo:rsid="0096006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2" style:family="text">
      <style:text-properties fo:color="#000000" style:font-name="Calibri" fo:font-size="12pt" fo:font-style="normal" fo:font-weight="normal" officeooo:rsid="00a3d806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3" style:family="text">
      <style:text-properties fo:color="#000000" style:font-name="Consolas" fo:font-size="10pt" style:font-size-asian="10pt"/>
    </style:style>
    <style:style style:name="T54" style:family="text">
      <style:text-properties fo:color="#000000" style:font-name="Consolas" fo:font-size="10pt" officeooo:rsid="00571589" style:font-size-asian="10pt"/>
    </style:style>
    <style:style style:name="T55" style:family="text">
      <style:text-properties fo:color="#2a00ff" style:font-name="Monospace" fo:font-size="10pt" fo:background-color="#ffffff" loext:char-shading-value="0" style:font-size-asian="10pt"/>
    </style:style>
    <style:style style:name="T56" style:family="text">
      <style:text-properties fo:color="#2a00ff" style:font-name="Consolas" fo:font-size="10pt" style:font-size-asian="10pt"/>
    </style:style>
    <style:style style:name="T57" style:family="text">
      <style:text-properties fo:color="#2a00ff" style:font-name="Consolas" fo:font-size="10pt" officeooo:rsid="0094f313" style:font-size-asian="10pt"/>
    </style:style>
    <style:style style:name="T58" style:family="text">
      <style:text-properties fo:color="#2a00ff" style:font-name="Consolas" fo:font-size="10pt" officeooo:rsid="009d74f5" style:font-size-asian="10pt"/>
    </style:style>
    <style:style style:name="T59" style:family="text">
      <style:text-properties fo:color="#2a00ff" style:font-name="Consolas" fo:font-size="10pt" officeooo:rsid="00a0dd18" style:font-size-asian="10pt"/>
    </style:style>
    <style:style style:name="T60" style:family="text">
      <style:text-properties fo:color="#2a00ff" style:font-name="Consolas" fo:font-size="10pt" officeooo:rsid="00a5ce63" style:font-size-asian="10pt"/>
    </style:style>
    <style:style style:name="T61" style:family="text">
      <style:text-properties officeooo:rsid="003c009f"/>
    </style:style>
    <style:style style:name="T62" style:family="text">
      <style:text-properties officeooo:rsid="003c120d"/>
    </style:style>
    <style:style style:name="T63" style:family="text">
      <style:text-properties officeooo:rsid="0041c709"/>
    </style:style>
    <style:style style:name="T64" style:family="text">
      <style:text-properties officeooo:rsid="004203a3"/>
    </style:style>
    <style:style style:name="T65" style:family="text">
      <style:text-properties officeooo:rsid="0043c249"/>
    </style:style>
    <style:style style:name="T66" style:family="text">
      <style:text-properties officeooo:rsid="00473b51"/>
    </style:style>
    <style:style style:name="T67" style:family="text">
      <style:text-properties officeooo:rsid="004977b7"/>
    </style:style>
    <style:style style:name="T68" style:family="text">
      <style:text-properties officeooo:rsid="004aafba"/>
    </style:style>
    <style:style style:name="T69" style:family="text">
      <style:text-properties officeooo:rsid="004e6e89"/>
    </style:style>
    <style:style style:name="T70" style:family="text">
      <style:text-properties officeooo:rsid="0054f650"/>
    </style:style>
    <style:style style:name="T71" style:family="text">
      <style:text-properties officeooo:rsid="00571589"/>
    </style:style>
    <style:style style:name="T72" style:family="text">
      <style:text-properties fo:color="#7f0055" style:font-name="Consolas" fo:font-size="10pt" fo:font-weight="bold" style:font-size-asian="10pt" style:font-weight-asian="bold"/>
    </style:style>
    <style:style style:name="T73" style:family="text">
      <style:text-properties fo:color="#7f0055" fo:font-weight="bold" style:font-weight-asian="bold"/>
    </style:style>
    <style:style style:name="T74" style:family="text">
      <style:text-properties fo:color="#4000c8" style:font-name="Consolas" fo:font-size="10pt" fo:font-weight="bold" style:font-size-asian="10pt" style:font-weight-asian="bold"/>
    </style:style>
    <style:style style:name="T75" style:family="text">
      <style:text-properties style:font-name="Consolas" fo:font-size="10pt" style:font-size-asian="10pt"/>
    </style:style>
    <style:style style:name="T76" style:family="text">
      <style:text-properties officeooo:rsid="005dcbba"/>
    </style:style>
    <style:style style:name="T77" style:family="text">
      <style:text-properties officeooo:rsid="0064fc52"/>
    </style:style>
    <style:style style:name="T78" style:family="text">
      <style:text-properties officeooo:rsid="006bffc5"/>
    </style:style>
    <style:style style:name="T79" style:family="text">
      <style:text-properties officeooo:rsid="006b2d0a"/>
    </style:style>
    <style:style style:name="T80" style:family="text">
      <style:text-properties officeooo:rsid="006cee4d"/>
    </style:style>
    <style:style style:name="T81" style:family="text">
      <style:text-properties fo:color="#000080" style:font-name="Consolas" fo:font-size="10pt" style:font-size-asian="10pt"/>
    </style:style>
    <style:style style:name="T82" style:family="text">
      <style:text-properties fo:color="#000080" fo:language="zxx" fo:country="none" style:text-underline-style="solid" style:text-underline-width="auto" style:text-underline-color="font-color" officeooo:rsid="0103ba70" style:language-asian="zxx" style:country-asian="none" style:language-complex="zxx" style:country-complex="none"/>
    </style:style>
    <style:style style:name="T83" style:family="text">
      <style:text-properties fo:color="#000080" fo:language="zxx" fo:country="none" style:text-underline-style="solid" style:text-underline-width="auto" style:text-underline-color="font-color" officeooo:rsid="00d482de" style:language-asian="zxx" style:country-asian="none" style:language-complex="zxx" style:country-complex="none"/>
    </style:style>
    <style:style style:name="T84" style:family="text">
      <style:text-properties fo:color="#0000ff" style:font-name="Consolas" fo:font-size="10pt" style:font-size-asian="10pt"/>
    </style:style>
    <style:style style:name="T85" style:family="text">
      <style:text-properties fo:color="#408080" style:font-name="Consolas" fo:font-size="10pt" style:font-size-asian="10pt"/>
    </style:style>
    <style:style style:name="T86" style:family="text">
      <style:text-properties fo:color="#007dc3" style:font-name="Calibri1" fo:font-size="18pt" officeooo:rsid="001bba47" style:font-size-asian="18pt" style:font-size-complex="18pt"/>
    </style:style>
    <style:style style:name="T87" style:family="text">
      <style:text-properties fo:color="#007dc3" style:font-name="Calibri1" fo:font-size="18pt" officeooo:rsid="002651fa" style:font-size-asian="18pt" style:font-size-complex="18pt"/>
    </style:style>
    <style:style style:name="T88" style:family="text">
      <style:text-properties fo:color="#007dc3" style:font-name="Calibri1" fo:font-size="18pt" officeooo:rsid="0084814d" style:font-size-asian="18pt" style:font-size-complex="18pt"/>
    </style:style>
    <style:style style:name="T89" style:family="text">
      <style:text-properties fo:color="#007dc3" style:font-name="Calibri1" fo:font-size="18pt" officeooo:rsid="008a5443" style:font-size-asian="18pt" style:font-size-complex="18pt"/>
    </style:style>
    <style:style style:name="T90" style:family="text">
      <style:text-properties fo:color="#007dc3" style:font-name="Calibri1" fo:font-size="18pt" officeooo:rsid="00dabf2b" style:font-size-asian="18pt" style:font-size-complex="18pt"/>
    </style:style>
    <style:style style:name="T91" style:family="text">
      <style:text-properties fo:color="#007dc3" style:font-name="Calibri1" fo:font-size="18pt" officeooo:rsid="00f9acdd" style:font-size-asian="18pt" style:font-size-complex="18pt"/>
    </style:style>
    <style:style style:name="T92" style:family="text">
      <style:text-properties fo:color="#007dc3" style:font-name="Calibri1" fo:font-size="18pt" officeooo:rsid="00fa56a1" style:font-size-asian="18pt" style:font-size-complex="18pt"/>
    </style:style>
    <style:style style:name="T93" style:family="text">
      <style:text-properties fo:color="#007dc3" style:font-name="Calibri1" fo:font-size="18pt" officeooo:rsid="00fbe060" style:font-size-asian="18pt" style:font-size-complex="18pt"/>
    </style:style>
    <style:style style:name="T94" style:family="text">
      <style:text-properties fo:color="#007dc3" style:font-name="Calibri2" fo:font-size="14pt" fo:font-style="normal" fo:font-weight="bold" officeooo:rsid="004e6e89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5" style:family="text">
      <style:text-properties fo:color="#007dc3" style:font-name="Calibri2" fo:font-size="14pt" fo:font-style="normal" fo:font-weight="bold" officeooo:rsid="006e1b48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6" style:family="text">
      <style:text-properties fo:color="#007dc3" style:font-name="Calibri2" fo:font-size="14pt" fo:font-style="normal" fo:font-weight="bold" officeooo:rsid="006f5eb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7" style:family="text">
      <style:text-properties fo:color="#007dc3" style:font-name="Calibri2" fo:font-size="14pt" fo:font-style="normal" fo:font-weight="bold" officeooo:rsid="0071b02f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8" style:family="text">
      <style:text-properties fo:color="#007dc3" style:font-name="Calibri2" fo:font-size="14pt" fo:font-style="normal" fo:font-weight="bold" officeooo:rsid="00726857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9" style:family="text">
      <style:text-properties fo:color="#007dc3" style:font-name="Calibri2" fo:font-size="14pt" fo:font-style="normal" fo:font-weight="bold" officeooo:rsid="007356b4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0" style:family="text">
      <style:text-properties fo:color="#007dc3" style:font-name="Calibri2" fo:font-size="14pt" fo:font-style="normal" fo:font-weight="bold" officeooo:rsid="0076e180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1" style:family="text">
      <style:text-properties fo:color="#007dc3" style:font-name="Calibri2" fo:font-size="14pt" fo:font-style="normal" fo:font-weight="bold" officeooo:rsid="007317f2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2" style:family="text">
      <style:text-properties fo:color="#007dc3" style:font-name="Calibri2" fo:font-size="14pt" fo:font-style="normal" fo:font-weight="bold" officeooo:rsid="007af355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3" style:family="text">
      <style:text-properties fo:color="#007dc3" style:font-name="Calibri2" fo:font-size="14pt" fo:font-style="normal" fo:font-weight="bold" officeooo:rsid="007893cc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4" style:family="text">
      <style:text-properties fo:color="#007dc3" style:font-name="Calibri2" fo:font-size="14pt" fo:font-style="normal" fo:font-weight="bold" officeooo:rsid="00856c99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5" style:family="text">
      <style:text-properties fo:color="#007dc3" style:font-name="Calibri2" fo:font-size="14pt" fo:font-style="normal" fo:font-weight="bold" officeooo:rsid="0088073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6" style:family="text">
      <style:text-properties fo:color="#007dc3" style:font-name="Calibri2" fo:font-size="14pt" fo:font-style="normal" fo:font-weight="bold" officeooo:rsid="008956d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7" style:family="text">
      <style:text-properties fo:color="#007dc3" style:font-name="Calibri2" fo:font-size="14pt" fo:font-style="normal" fo:font-weight="bold" officeooo:rsid="008f6f03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8" style:family="text">
      <style:text-properties fo:color="#007dc3" style:font-name="Calibri2" fo:font-size="14pt" fo:font-style="normal" fo:font-weight="bold" officeooo:rsid="00917895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9" style:family="text">
      <style:text-properties fo:color="#007dc3" style:font-name="Calibri2" fo:font-size="14pt" fo:font-style="normal" fo:font-weight="bold" officeooo:rsid="0093598f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0" style:family="text">
      <style:text-properties fo:color="#007dc3" style:font-name="Calibri2" fo:font-size="14pt" fo:font-style="normal" fo:font-weight="bold" officeooo:rsid="00932993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1" style:family="text">
      <style:text-properties fo:color="#007dc3" style:font-name="Calibri2" fo:font-size="14pt" fo:font-style="normal" fo:font-weight="bold" officeooo:rsid="00ab2cee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2" style:family="text">
      <style:text-properties fo:color="#007dc3" style:font-name="Calibri2" fo:font-size="14pt" fo:font-style="normal" fo:font-weight="bold" officeooo:rsid="00b63260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3" style:family="text">
      <style:text-properties fo:color="#007dc3" style:font-name="Calibri2" fo:font-size="14pt" fo:font-style="normal" fo:font-weight="bold" officeooo:rsid="0026b597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4" style:family="text">
      <style:text-properties fo:color="#007dc3" style:font-name="Calibri2" fo:font-size="14pt" fo:font-style="normal" fo:font-weight="bold" officeooo:rsid="00bb1ebb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5" style:family="text">
      <style:text-properties fo:color="#007dc3" style:font-name="Calibri2" fo:font-size="14pt" fo:font-style="normal" fo:font-weight="bold" officeooo:rsid="00cba9a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6" style:family="text">
      <style:text-properties fo:color="#007dc3" style:font-name="Calibri2" fo:font-size="14pt" fo:font-style="normal" fo:font-weight="bold" officeooo:rsid="00cdcc1a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7" style:family="text">
      <style:text-properties fo:color="#007dc3" style:font-name="Calibri2" fo:font-size="14pt" fo:font-style="normal" fo:font-weight="bold" officeooo:rsid="00d9cc75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8" style:family="text">
      <style:text-properties fo:color="#007dc3" style:font-name="Calibri2" fo:font-size="14pt" fo:font-style="normal" fo:font-weight="bold" officeooo:rsid="00dc28ee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9" style:family="text">
      <style:text-properties fo:color="#007dc3" style:font-name="Calibri2" fo:font-size="14pt" fo:font-style="normal" fo:font-weight="bold" officeooo:rsid="00e34822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20" style:family="text">
      <style:text-properties fo:color="#007dc3" style:font-name="Calibri2" fo:font-size="14pt" fo:font-style="normal" fo:font-weight="bold" officeooo:rsid="00e7cd26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21" style:family="text">
      <style:text-properties fo:color="#007dc3" style:font-name="Calibri2" fo:font-size="14pt" fo:font-style="normal" fo:font-weight="bold" officeooo:rsid="00eaac02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22" style:family="text">
      <style:text-properties officeooo:rsid="00726857"/>
    </style:style>
    <style:style style:name="T123" style:family="text">
      <style:text-properties officeooo:rsid="0076178f"/>
    </style:style>
    <style:style style:name="T124" style:family="text">
      <style:text-properties officeooo:rsid="0076e180"/>
    </style:style>
    <style:style style:name="T125" style:family="text">
      <style:text-properties officeooo:rsid="0074214e"/>
    </style:style>
    <style:style style:name="T126" style:family="text">
      <style:text-properties officeooo:rsid="0077d034"/>
    </style:style>
    <style:style style:name="T127" style:family="text">
      <style:text-properties officeooo:rsid="007af355"/>
    </style:style>
    <style:style style:name="T128" style:family="text">
      <style:text-properties officeooo:rsid="007893cc"/>
    </style:style>
    <style:style style:name="T129" style:family="text">
      <style:text-properties officeooo:rsid="007a553e"/>
    </style:style>
    <style:style style:name="T130" style:family="text">
      <style:text-properties officeooo:rsid="00806990"/>
    </style:style>
    <style:style style:name="T131" style:family="text">
      <style:text-properties officeooo:rsid="008617a9"/>
    </style:style>
    <style:style style:name="T132" style:family="text">
      <style:text-properties officeooo:rsid="0088073d"/>
    </style:style>
    <style:style style:name="T133" style:family="text">
      <style:text-properties officeooo:rsid="008956dd"/>
    </style:style>
    <style:style style:name="T134" style:family="text">
      <style:text-properties style:text-position="0% 100%"/>
    </style:style>
    <style:style style:name="T135" style:family="text">
      <style:text-properties style:text-position="0% 100%" officeooo:rsid="008956dd"/>
    </style:style>
    <style:style style:name="T136" style:family="text">
      <style:text-properties officeooo:rsid="008a5443"/>
    </style:style>
    <style:style style:name="T137" style:family="text">
      <style:text-properties officeooo:rsid="008ae583"/>
    </style:style>
    <style:style style:name="T138" style:family="text">
      <style:text-properties officeooo:rsid="008e0e50"/>
    </style:style>
    <style:style style:name="T139" style:family="text">
      <style:text-properties officeooo:rsid="008e3183"/>
    </style:style>
    <style:style style:name="T140" style:family="text">
      <style:text-properties officeooo:rsid="008f6f03"/>
    </style:style>
    <style:style style:name="T141" style:family="text">
      <style:text-properties officeooo:rsid="0093598f"/>
    </style:style>
    <style:style style:name="T142" style:family="text">
      <style:text-properties officeooo:rsid="00932993"/>
    </style:style>
    <style:style style:name="T143" style:family="text">
      <style:text-properties officeooo:rsid="0096006f"/>
    </style:style>
    <style:style style:name="T144" style:family="text">
      <style:text-properties fo:color="#3f7f5f" style:font-name="Consolas" fo:font-size="10pt" style:font-size-asian="10pt"/>
    </style:style>
    <style:style style:name="T145" style:family="text">
      <style:text-properties fo:color="#3f7f5f" style:font-name="Consolas" fo:font-size="10pt" officeooo:rsid="009628e6" style:font-size-asian="10pt"/>
    </style:style>
    <style:style style:name="T146" style:family="text">
      <style:text-properties officeooo:rsid="0096b174"/>
    </style:style>
    <style:style style:name="T147" style:family="text">
      <style:text-properties officeooo:rsid="0098a9f4"/>
    </style:style>
    <style:style style:name="T148" style:family="text">
      <style:text-properties officeooo:rsid="00997673"/>
    </style:style>
    <style:style style:name="T149" style:family="text">
      <style:text-properties officeooo:rsid="009b759f"/>
    </style:style>
    <style:style style:name="T150" style:family="text">
      <style:text-properties officeooo:rsid="00a94ccb"/>
    </style:style>
    <style:style style:name="T151" style:family="text">
      <style:text-properties officeooo:rsid="00ab2cee"/>
    </style:style>
    <style:style style:name="T152" style:family="text">
      <style:text-properties officeooo:rsid="00ae7c84"/>
    </style:style>
    <style:style style:name="T153" style:family="text">
      <style:text-properties officeooo:rsid="00b07644"/>
    </style:style>
    <style:style style:name="T154" style:family="text">
      <style:text-properties officeooo:rsid="00b112f9"/>
    </style:style>
    <style:style style:name="T155" style:family="text">
      <style:text-properties officeooo:rsid="00b2d4d0"/>
    </style:style>
    <style:style style:name="T156" style:family="text">
      <style:text-properties officeooo:rsid="00b6e15e"/>
    </style:style>
    <style:style style:name="T157" style:family="text">
      <style:text-properties officeooo:rsid="00bb1ebb"/>
    </style:style>
    <style:style style:name="T158" style:family="text">
      <style:text-properties officeooo:rsid="00bccce0"/>
    </style:style>
    <style:style style:name="T159" style:family="text">
      <style:text-properties officeooo:rsid="00be37d2"/>
    </style:style>
    <style:style style:name="T160" style:family="text">
      <style:text-properties officeooo:rsid="00bf9c82"/>
    </style:style>
    <style:style style:name="T161" style:family="text">
      <style:text-properties officeooo:rsid="00bfa491"/>
    </style:style>
    <style:style style:name="T162" style:family="text">
      <style:text-properties officeooo:rsid="00c10f6c"/>
    </style:style>
    <style:style style:name="T163" style:family="text">
      <style:text-properties officeooo:rsid="00c3b93a"/>
    </style:style>
    <style:style style:name="T164" style:family="text">
      <style:text-properties officeooo:rsid="00c5ab37"/>
    </style:style>
    <style:style style:name="T165" style:family="text">
      <style:text-properties officeooo:rsid="00c64963"/>
    </style:style>
    <style:style style:name="T166" style:family="text">
      <style:text-properties officeooo:rsid="00c83f78"/>
    </style:style>
    <style:style style:name="T167" style:family="text">
      <style:text-properties officeooo:rsid="00cba9ad"/>
    </style:style>
    <style:style style:name="T168" style:family="text">
      <style:text-properties officeooo:rsid="00d177de"/>
    </style:style>
    <style:style style:name="T169" style:family="text">
      <style:text-properties officeooo:rsid="00d28660"/>
    </style:style>
    <style:style style:name="T170" style:family="text">
      <style:text-properties officeooo:rsid="00d482de"/>
    </style:style>
    <style:style style:name="T171" style:family="text">
      <style:text-properties officeooo:rsid="00d63ccb"/>
    </style:style>
    <style:style style:name="T172" style:family="text">
      <style:text-properties officeooo:rsid="00d818b1"/>
    </style:style>
    <style:style style:name="T173" style:family="text">
      <style:text-properties officeooo:rsid="00d82bce"/>
    </style:style>
    <style:style style:name="T174" style:family="text">
      <style:text-properties officeooo:rsid="00d9cc75"/>
    </style:style>
    <style:style style:name="T175" style:family="text">
      <style:text-properties officeooo:rsid="00dc28ee"/>
    </style:style>
    <style:style style:name="T176" style:family="text">
      <style:text-properties officeooo:rsid="00dd4e91"/>
    </style:style>
    <style:style style:name="T177" style:family="text">
      <style:text-properties officeooo:rsid="00ddb97d"/>
    </style:style>
    <style:style style:name="T178" style:family="text">
      <style:text-properties officeooo:rsid="00e4305f"/>
    </style:style>
    <style:style style:name="T179" style:family="text">
      <style:text-properties officeooo:rsid="00ea58e9"/>
    </style:style>
    <style:style style:name="T180" style:family="text">
      <style:text-properties officeooo:rsid="00eaac02"/>
    </style:style>
    <style:style style:name="T181" style:family="text">
      <style:text-properties officeooo:rsid="00ec6e35"/>
    </style:style>
    <style:style style:name="T182" style:family="text">
      <style:text-properties officeooo:rsid="00ecf56f"/>
    </style:style>
    <style:style style:name="T183" style:family="text">
      <style:text-properties officeooo:rsid="00ed4a83"/>
    </style:style>
    <style:style style:name="T184" style:family="text">
      <style:text-properties officeooo:rsid="00edf66f"/>
    </style:style>
    <style:style style:name="T185" style:family="text">
      <style:text-properties officeooo:rsid="00eeffb8"/>
    </style:style>
    <style:style style:name="T186" style:family="text">
      <style:text-properties officeooo:rsid="00ef766b"/>
    </style:style>
    <style:style style:name="T187" style:family="text">
      <style:text-properties officeooo:rsid="00efe66e"/>
    </style:style>
    <style:style style:name="T188" style:family="text">
      <style:text-properties officeooo:rsid="00f1286d"/>
    </style:style>
    <style:style style:name="T189" style:family="text">
      <style:text-properties officeooo:rsid="00f1e9ed"/>
    </style:style>
    <style:style style:name="T190" style:family="text">
      <style:text-properties officeooo:rsid="00f7b7d6"/>
    </style:style>
    <style:style style:name="T191" style:family="text">
      <style:text-properties officeooo:rsid="00fbe060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><draw:g text:anchor-type="as-char" draw:z-index="0" draw:style-name="gr1"><draw:frame draw:name="Picture 2" draw:style-name="gr2" draw:text-style-name="P457" svg:width="13.553cm" svg:height="2.514cm" svg:x="3.438cm" svg:y="0cm"><draw:image xlink:href="Pictures/10000000000006A4000001047495FF2BACD173BB.png" xlink:type="simple" xlink:show="embed" xlink:actuate="onLoad" loext:mime-type="image/png"><text:p/></draw:image></draw:frame><draw:frame draw:name="Picture 3" draw:style-name="gr3" draw:text-style-name="P457" svg:width="3.209cm" svg:height="2.511cm" svg:x="0cm" svg:y="0cm"><draw:image xlink:href="Pictures/10000201000002E6000002BBB8F8332B0EE480C1.png" xlink:type="simple" xlink:show="embed" xlink:actuate="onLoad" loext:mime-type="image/png"><text:p/></draw:image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88">Control de versions d'HELIUM</text:p>
      <text:p text:style-name="P189"><text:span text:style-name="T89">0</text:span><text:span text:style-name="T93">7</text:span><text:span text:style-name="T88"> </text:span><text:span text:style-name="T86">d</text:span><text:span text:style-name="T91">e maig</text:span><text:span text:style-name="T90"> </text:span><text:span text:style-name="T86">de </text:span><text:span text:style-name="T87">202</text:span><text:span text:style-name="T90">1</text:span></text:p>
      <text:p text:style-name="P186">Serveis d’Administració Electrònica en el Govern de les Illes Balears</text:p>
      <text:p text:style-name="P185">Lot 3 (Serveis de tramitació d’expedients electrònics)</text:p>
      <text:p text:style-name="P185"/>
      <text:p text:style-name="P185"/>
      <text:p text:style-name="P185"/>
      <text:p text:style-name="P185"/>
      <text:p text:style-name="P187">Oficina Tècnica de Direcció de Projecte</text:p>
      <text:list xml:id="list2967830031" text:style-name="Outline">
        <text:list-header>
          <text:h text:style-name="P252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190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191">Data</text:p>
          </table:table-cell>
          <table:table-cell table:style-name="Taula1.B2" office:value-type="string">
            <text:p text:style-name="P192">Autor</text:p>
          </table:table-cell>
          <table:table-cell table:style-name="Taula1.B2" office:value-type="string">
            <text:p text:style-name="P192">Versió</text:p>
          </table:table-cell>
          <table:table-cell table:style-name="Taula1.D2" office:value-type="string">
            <text:p text:style-name="P192">Canvis</text:p>
          </table:table-cell>
        </table:table-row>
        <table:table-row table:style-name="Taula1.1">
          <table:table-cell table:style-name="Taula1.A3" office:value-type="string">
            <text:p text:style-name="P193"><text:span text:style-name="T2">26</text:span>/<text:span text:style-name="T2">10</text:span>/<text:span text:style-name="T2">2018</text:span></text:p>
          </table:table-cell>
          <table:table-cell table:style-name="Taula1.B3" office:value-type="string">
            <text:p text:style-name="P194">Limit Tecnologies</text:p>
          </table:table-cell>
          <table:table-cell table:style-name="Taula1.C3" office:value-type="string">
            <text:p text:style-name="P193">v1.0</text:p>
          </table:table-cell>
          <table:table-cell table:style-name="Taula1.D3" office:value-type="string">
            <text:p text:style-name="P193">Versió inicial</text:p>
          </table:table-cell>
        </table:table-row>
        <table:table-row table:style-name="Taula1.1">
          <table:table-cell table:style-name="Taula1.A4" office:value-type="string">
            <text:p text:style-name="P195"/>
          </table:table-cell>
          <table:table-cell table:style-name="Taula1.B4" office:value-type="string">
            <text:p text:style-name="P195"/>
          </table:table-cell>
          <table:table-cell table:style-name="Taula1.C4" office:value-type="string">
            <text:p text:style-name="P195"/>
          </table:table-cell>
          <table:table-cell table:style-name="Taula1.D4" office:value-type="string">
            <text:p text:style-name="P195"/>
          </table:table-cell>
        </table:table-row>
        <table:table-row table:style-name="Taula1.1">
          <table:table-cell table:style-name="Taula1.A5" office:value-type="string">
            <text:p text:style-name="P195"/>
          </table:table-cell>
          <table:table-cell table:style-name="Taula1.B5" office:value-type="string">
            <text:p text:style-name="P195"/>
          </table:table-cell>
          <table:table-cell table:style-name="Taula1.C5" office:value-type="string">
            <text:p text:style-name="P195"/>
          </table:table-cell>
          <table:table-cell table:style-name="Taula1.D5" office:value-type="string">
            <text:p text:style-name="P195"/>
          </table:table-cell>
        </table:table-row>
        <table:table-row table:style-name="Taula1.1">
          <table:table-cell table:style-name="Taula1.A6" office:value-type="string">
            <text:p text:style-name="P195"/>
          </table:table-cell>
          <table:table-cell table:style-name="Taula1.B6" office:value-type="string">
            <text:p text:style-name="P195"/>
          </table:table-cell>
          <table:table-cell table:style-name="Taula1.C6" office:value-type="string">
            <text:p text:style-name="P195"/>
          </table:table-cell>
          <table:table-cell table:style-name="Taula1.D6" office:value-type="string">
            <text:p text:style-name="P195"/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190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191">Nom</text:p>
          </table:table-cell>
          <table:table-cell table:style-name="Taula2.B2" office:value-type="string">
            <text:p text:style-name="P192">Data</text:p>
          </table:table-cell>
          <table:table-cell table:style-name="Taula2.C2" office:value-type="string">
            <text:p text:style-name="P192">Àrea, departament o empresa</text:p>
          </table:table-cell>
        </table:table-row>
        <table:table-row table:style-name="Taula2.1">
          <table:table-cell table:style-name="Taula2.A3" office:value-type="string">
            <text:p text:style-name="P193"/>
          </table:table-cell>
          <table:table-cell table:style-name="Taula2.B3" office:value-type="string">
            <text:p text:style-name="P193"/>
          </table:table-cell>
          <table:table-cell table:style-name="Taula2.C3" office:value-type="string">
            <text:p text:style-name="P193"/>
          </table:table-cell>
        </table:table-row>
        <table:table-row table:style-name="Taula2.1">
          <table:table-cell table:style-name="Taula2.A4" office:value-type="string">
            <text:p text:style-name="P195"/>
          </table:table-cell>
          <table:table-cell table:style-name="Taula2.B4" office:value-type="string">
            <text:p text:style-name="P195"/>
          </table:table-cell>
          <table:table-cell table:style-name="Taula2.C4" office:value-type="string">
            <text:p text:style-name="P195"/>
          </table:table-cell>
        </table:table-row>
        <table:table-row table:style-name="Taula2.1">
          <table:table-cell table:style-name="Taula2.A5" office:value-type="string">
            <text:p text:style-name="P195"/>
          </table:table-cell>
          <table:table-cell table:style-name="Taula2.B5" office:value-type="string">
            <text:p text:style-name="P195"/>
          </table:table-cell>
          <table:table-cell table:style-name="Taula2.C5" office:value-type="string">
            <text:p text:style-name="P195"/>
          </table:table-cell>
        </table:table-row>
        <table:table-row table:style-name="Taula2.1">
          <table:table-cell table:style-name="Taula2.A6" office:value-type="string">
            <text:p text:style-name="P195"/>
          </table:table-cell>
          <table:table-cell table:style-name="Taula2.B6" office:value-type="string">
            <text:p text:style-name="P195"/>
          </table:table-cell>
          <table:table-cell table:style-name="Taula2.C6" office:value-type="string">
            <text:p text:style-name="P195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190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191">Nom</text:p>
          </table:table-cell>
          <table:table-cell table:style-name="Taula3.B2" office:value-type="string">
            <text:p text:style-name="P192">Data</text:p>
          </table:table-cell>
          <table:table-cell table:style-name="Taula3.C2" office:value-type="string">
            <text:p text:style-name="P192">Àrea, departament o empresa</text:p>
          </table:table-cell>
        </table:table-row>
        <table:table-row table:style-name="Taula3.1">
          <table:table-cell table:style-name="Taula3.A3" office:value-type="string">
            <text:p text:style-name="P193"/>
          </table:table-cell>
          <table:table-cell table:style-name="Taula3.B3" office:value-type="string">
            <text:p text:style-name="P193"/>
          </table:table-cell>
          <table:table-cell table:style-name="Taula3.C3" office:value-type="string">
            <text:p text:style-name="P193"/>
          </table:table-cell>
        </table:table-row>
        <table:table-row table:style-name="Taula3.1">
          <table:table-cell table:style-name="Taula3.A4" office:value-type="string">
            <text:p text:style-name="P195"/>
          </table:table-cell>
          <table:table-cell table:style-name="Taula3.B4" office:value-type="string">
            <text:p text:style-name="P195"/>
          </table:table-cell>
          <table:table-cell table:style-name="Taula3.C4" office:value-type="string">
            <text:p text:style-name="P195"/>
          </table:table-cell>
        </table:table-row>
        <table:table-row table:style-name="Taula3.1">
          <table:table-cell table:style-name="Taula3.A5" office:value-type="string">
            <text:p text:style-name="P195"/>
          </table:table-cell>
          <table:table-cell table:style-name="Taula3.B5" office:value-type="string">
            <text:p text:style-name="P195"/>
          </table:table-cell>
          <table:table-cell table:style-name="Taula3.C5" office:value-type="string">
            <text:p text:style-name="P195"/>
          </table:table-cell>
        </table:table-row>
        <table:table-row table:style-name="Taula3.1">
          <table:table-cell table:style-name="Taula3.A6" office:value-type="string">
            <text:p text:style-name="P195"/>
          </table:table-cell>
          <table:table-cell table:style-name="Taula3.B6" office:value-type="string">
            <text:p text:style-name="P195"/>
          </table:table-cell>
          <table:table-cell table:style-name="Taula3.C6" office:value-type="string">
            <text:p text:style-name="P195"/>
          </table:table-cell>
        </table:table-row>
      </table:table>
      <text:p text:style-name="P1"/>
      <text:p text:style-name="P7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190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191">Nom</text:p>
          </table:table-cell>
          <table:table-cell table:style-name="Taula6.B2" office:value-type="string">
            <text:p text:style-name="P192">Àrea, departament o empresa</text:p>
          </table:table-cell>
          <table:table-cell table:style-name="Taula6.C2" office:value-type="string">
            <text:p text:style-name="P192">Correu electrònic</text:p>
          </table:table-cell>
        </table:table-row>
        <table:table-row table:style-name="Taula6.1">
          <table:table-cell table:style-name="Taula6.A3" office:value-type="string">
            <text:p text:style-name="P193"/>
          </table:table-cell>
          <table:table-cell table:style-name="Taula6.B3" office:value-type="string">
            <text:p text:style-name="P193"/>
          </table:table-cell>
          <table:table-cell table:style-name="Taula6.C3" office:value-type="string">
            <text:p text:style-name="P193"/>
          </table:table-cell>
        </table:table-row>
        <table:table-row table:style-name="Taula6.1">
          <table:table-cell table:style-name="Taula6.A4" office:value-type="string">
            <text:p text:style-name="P195"/>
          </table:table-cell>
          <table:table-cell table:style-name="Taula6.B4" office:value-type="string">
            <text:p text:style-name="P195"/>
          </table:table-cell>
          <table:table-cell table:style-name="Taula6.C4" office:value-type="string">
            <text:p text:style-name="P195"/>
          </table:table-cell>
        </table:table-row>
        <table:table-row table:style-name="Taula6.1">
          <table:table-cell table:style-name="Taula6.A5" office:value-type="string">
            <text:p text:style-name="P195"/>
          </table:table-cell>
          <table:table-cell table:style-name="Taula6.B5" office:value-type="string">
            <text:p text:style-name="P195"/>
          </table:table-cell>
          <table:table-cell table:style-name="Taula6.C5" office:value-type="string">
            <text:p text:style-name="P195"/>
          </table:table-cell>
        </table:table-row>
        <table:table-row table:style-name="Taula6.1">
          <table:table-cell table:style-name="Taula6.A6" office:value-type="string">
            <text:p text:style-name="P195"/>
          </table:table-cell>
          <table:table-cell table:style-name="Taula6.B6" office:value-type="string">
            <text:p text:style-name="P195"/>
          </table:table-cell>
          <table:table-cell table:style-name="Taula6.C6" office:value-type="string">
            <text:p text:style-name="P195"/>
          </table:table-cell>
        </table:table-row>
      </table:table>
      <text:p text:style-name="P1"/>
      <text:p text:style-name="P1"><text:soft-page-break/></text:p>
      <text:p text:style-name="P6"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250"><text:a xlink:type="simple" xlink:href="#__RefHeading___Toc21421_3940995463" text:style-name="Index_20_Link" text:visited-style-name="Index_20_Link">Control de versions del document<text:tab/>2</text:a></text:p>
          <text:p text:style-name="P250"><text:a xlink:type="simple" xlink:href="#__RefHeading___Toc21295_3940995463" text:style-name="Index_20_Link" text:visited-style-name="Index_20_Link">1. Històric de versions<text:tab/>4</text:a></text:p>
          <text:p text:style-name="P251"><text:a xlink:type="simple" xlink:href="#__RefHeading___Toc19787_3508694843" text:style-name="Index_20_Link" text:visited-style-name="Index_20_Link">1.1. v3.2.96<text:tab/>4</text:a></text:p>
          <text:p text:style-name="P251"><text:a xlink:type="simple" xlink:href="#__RefHeading___Toc38092_687897089" text:style-name="Index_20_Link" text:visited-style-name="Index_20_Link">1.2. v3.2.97<text:tab/>5</text:a></text:p>
          <text:p text:style-name="P251"><text:a xlink:type="simple" xlink:href="#__RefHeading___Toc38377_14971827" text:style-name="Index_20_Link" text:visited-style-name="Index_20_Link">1.3. v3.2.98<text:tab/>6</text:a></text:p>
          <text:p text:style-name="P251"><text:a xlink:type="simple" xlink:href="#__RefHeading___Toc18081_506569814" text:style-name="Index_20_Link" text:visited-style-name="Index_20_Link">1.4. v3.2.99<text:tab/>7</text:a></text:p>
          <text:p text:style-name="P251"><text:a xlink:type="simple" xlink:href="#__RefHeading___Toc18081_5065698141" text:style-name="Index_20_Link" text:visited-style-name="Index_20_Link">1.5. v3.2.100<text:tab/>8</text:a></text:p>
          <text:p text:style-name="P251"><text:a xlink:type="simple" xlink:href="#__RefHeading___Toc77409_61972128" text:style-name="Index_20_Link" text:visited-style-name="Index_20_Link">1.6. v3.2.101<text:tab/>9</text:a></text:p>
          <text:p text:style-name="P251"><text:a xlink:type="simple" xlink:href="#__RefHeading___Toc16729_526703748" text:style-name="Index_20_Link" text:visited-style-name="Index_20_Link">1.7. v3.2.102<text:tab/>10</text:a></text:p>
          <text:p text:style-name="P251"><text:a xlink:type="simple" xlink:href="#__RefHeading___Toc16729_5267037481" text:style-name="Index_20_Link" text:visited-style-name="Index_20_Link">1.8. v3.2.102a<text:tab/>11</text:a></text:p>
          <text:p text:style-name="P251"><text:a xlink:type="simple" xlink:href="#__RefHeading___Toc32902_519805004" text:style-name="Index_20_Link" text:visited-style-name="Index_20_Link">1.9. v3.2.103<text:tab/>12</text:a></text:p>
          <text:p text:style-name="P251"><text:a xlink:type="simple" xlink:href="#__RefHeading___Toc74958_588639221" text:style-name="Index_20_Link" text:visited-style-name="Index_20_Link">1.10. v3.2.104<text:tab/>13</text:a></text:p>
          <text:p text:style-name="P251"><text:a xlink:type="simple" xlink:href="#__RefHeading___Toc30263_3439170243" text:style-name="Index_20_Link" text:visited-style-name="Index_20_Link">1.11. v3.2.104.1<text:tab/>14</text:a></text:p>
          <text:p text:style-name="P251"><text:a xlink:type="simple" xlink:href="#__RefHeading___Toc28723_1470059864" text:style-name="Index_20_Link" text:visited-style-name="Index_20_Link">1.12. v3.2.105<text:tab/>15</text:a></text:p>
          <text:p text:style-name="P251"><text:a xlink:type="simple" xlink:href="#__RefHeading___Toc78940_1512682159" text:style-name="Index_20_Link" text:visited-style-name="Index_20_Link">1.13. v3.2.106<text:tab/>16</text:a></text:p>
          <text:p text:style-name="P251"><text:a xlink:type="simple" xlink:href="#__RefHeading___Toc31013_78744577" text:style-name="Index_20_Link" text:visited-style-name="Index_20_Link">1.14. v3.2.10</text:a><text:a xlink:type="simple" xlink:href="#__RefHeading___Toc31013_78744577" text:style-name="Index_20_Link" text:visited-style-name="Index_20_Link">6</text:a><text:a xlink:type="simple" xlink:href="#__RefHeading___Toc31013_78744577" text:style-name="Index_20_Link" text:visited-style-name="Index_20_Link">.1 Correcció callback Portasignatures</text:a><text:a xlink:type="simple" xlink:href="#__RefHeading___Toc31013_78744577" text:style-name="Index_20_Link" text:visited-style-name="Index_20_Link"><text:tab/>19</text:a></text:p>
          <text:p text:style-name="P251"><text:a xlink:type="simple" xlink:href="#__RefHeading___Toc431631_3031935846" text:style-name="Index_20_Link" text:visited-style-name="Index_20_Link">1.15. v3.2.10</text:a><text:a xlink:type="simple" xlink:href="#__RefHeading___Toc431631_3031935846" text:style-name="Index_20_Link" text:visited-style-name="Index_20_Link">6</text:a><text:a xlink:type="simple" xlink:href="#__RefHeading___Toc431631_3031935846" text:style-name="Index_20_Link" text:visited-style-name="Index_20_Link">.</text:a><text:a xlink:type="simple" xlink:href="#__RefHeading___Toc431631_3031935846" text:style-name="Index_20_Link" text:visited-style-name="Index_20_Link">2</text:a><text:a xlink:type="simple" xlink:href="#__RefHeading___Toc431631_3031935846" text:style-name="Index_20_Link" text:visited-style-name="Index_20_Link"> Correcció r</text:a><text:a xlink:type="simple" xlink:href="#__RefHeading___Toc431631_3031935846" text:style-name="Index_20_Link" text:visited-style-name="Index_20_Link">emitent</text:a><text:a xlink:type="simple" xlink:href="#__RefHeading___Toc431631_3031935846" text:style-name="Index_20_Link" text:visited-style-name="Index_20_Link"> Portasignatures</text:a><text:a xlink:type="simple" xlink:href="#__RefHeading___Toc431631_3031935846" text:style-name="Index_20_Link" text:visited-style-name="Index_20_Link"><text:tab/>20</text:a></text:p>
          <text:p text:style-name="P251"><text:a xlink:type="simple" xlink:href="#__RefHeading___Toc29263_1762273572" text:style-name="Index_20_Link" text:visited-style-name="Index_20_Link">1.16. v3.2.10</text:a><text:a xlink:type="simple" xlink:href="#__RefHeading___Toc29263_1762273572" text:style-name="Index_20_Link" text:visited-style-name="Index_20_Link">6</text:a><text:a xlink:type="simple" xlink:href="#__RefHeading___Toc29263_1762273572" text:style-name="Index_20_Link" text:visited-style-name="Index_20_Link">.</text:a><text:a xlink:type="simple" xlink:href="#__RefHeading___Toc29263_1762273572" text:style-name="Index_20_Link" text:visited-style-name="Index_20_Link">3</text:a><text:a xlink:type="simple" xlink:href="#__RefHeading___Toc29263_1762273572" text:style-name="Index_20_Link" text:visited-style-name="Index_20_Link"> Correcció D</text:a><text:a xlink:type="simple" xlink:href="#__RefHeading___Toc29263_1762273572" text:style-name="Index_20_Link" text:visited-style-name="Index_20_Link">ocumentAdjuntarHandler</text:a><text:a xlink:type="simple" xlink:href="#__RefHeading___Toc29263_1762273572" text:style-name="Index_20_Link" text:visited-style-name="Index_20_Link"><text:tab/>21</text:a></text:p>
          <text:p text:style-name="P251"><text:a xlink:type="simple" xlink:href="#__RefHeading___Toc54127_81651155" text:style-name="Index_20_Link" text:visited-style-name="Index_20_Link">1.17. v3.2.10</text:a><text:a xlink:type="simple" xlink:href="#__RefHeading___Toc54127_81651155" text:style-name="Index_20_Link" text:visited-style-name="Index_20_Link">6</text:a><text:a xlink:type="simple" xlink:href="#__RefHeading___Toc54127_81651155" text:style-name="Index_20_Link" text:visited-style-name="Index_20_Link">.</text:a><text:a xlink:type="simple" xlink:href="#__RefHeading___Toc54127_81651155" text:style-name="Index_20_Link" text:visited-style-name="Index_20_Link">4</text:a><text:a xlink:type="simple" xlink:href="#__RefHeading___Toc54127_81651155" text:style-name="Index_20_Link" text:visited-style-name="Index_20_Link"> </text:a><text:a xlink:type="simple" xlink:href="#__RefHeading___Toc54127_81651155" text:style-name="Index_20_Link" text:visited-style-name="Index_20_Link">Correc</text:a><text:a xlink:type="simple" xlink:href="#__RefHeading___Toc54127_81651155" text:style-name="Index_20_Link" text:visited-style-name="Index_20_Link">c</text:a><text:a xlink:type="simple" xlink:href="#__RefHeading___Toc54127_81651155" text:style-name="Index_20_Link" text:visited-style-name="Index_20_Link">ions i eixamplar pantalla</text:a><text:a xlink:type="simple" xlink:href="#__RefHeading___Toc54127_81651155" text:style-name="Index_20_Link" text:visited-style-name="Index_20_Link"><text:tab/>22</text:a></text:p>
          <text:p text:style-name="P251"><text:a xlink:type="simple" xlink:href="#__RefHeading___Toc141124_2376748256" text:style-name="Index_20_Link" text:visited-style-name="Index_20_Link">1.18. v3.2.10</text:a><text:a xlink:type="simple" xlink:href="#__RefHeading___Toc141124_2376748256" text:style-name="Index_20_Link" text:visited-style-name="Index_20_Link">6</text:a><text:a xlink:type="simple" xlink:href="#__RefHeading___Toc141124_2376748256" text:style-name="Index_20_Link" text:visited-style-name="Index_20_Link">.</text:a><text:a xlink:type="simple" xlink:href="#__RefHeading___Toc141124_2376748256" text:style-name="Index_20_Link" text:visited-style-name="Index_20_Link">5</text:a><text:a xlink:type="simple" xlink:href="#__RefHeading___Toc141124_2376748256" text:style-name="Index_20_Link" text:visited-style-name="Index_20_Link"> </text:a><text:a xlink:type="simple" xlink:href="#__RefHeading___Toc141124_2376748256" text:style-name="Index_20_Link" text:visited-style-name="Index_20_Link">E</text:a><text:a xlink:type="simple" xlink:href="#__RefHeading___Toc141124_2376748256" text:style-name="Index_20_Link" text:visited-style-name="Index_20_Link">rror retroacció</text:a><text:a xlink:type="simple" xlink:href="#__RefHeading___Toc141124_2376748256" text:style-name="Index_20_Link" text:visited-style-name="Index_20_Link"><text:tab/>23</text:a></text:p>
          <text:p text:style-name="P251"><text:a xlink:type="simple" xlink:href="#__RefHeading___Toc70444_2907556958" text:style-name="Index_20_Link" text:visited-style-name="Index_20_Link">1.19. v3.2.10</text:a><text:a xlink:type="simple" xlink:href="#__RefHeading___Toc70444_2907556958" text:style-name="Index_20_Link" text:visited-style-name="Index_20_Link">6</text:a><text:a xlink:type="simple" xlink:href="#__RefHeading___Toc70444_2907556958" text:style-name="Index_20_Link" text:visited-style-name="Index_20_Link">.</text:a><text:a xlink:type="simple" xlink:href="#__RefHeading___Toc70444_2907556958" text:style-name="Index_20_Link" text:visited-style-name="Index_20_Link">6</text:a><text:a xlink:type="simple" xlink:href="#__RefHeading___Toc70444_2907556958" text:style-name="Index_20_Link" text:visited-style-name="Index_20_Link"> Correcció llistat de tasques</text:a><text:a xlink:type="simple" xlink:href="#__RefHeading___Toc70444_2907556958" text:style-name="Index_20_Link" text:visited-style-name="Index_20_Link"><text:tab/>24</text:a></text:p>
          <text:p text:style-name="P251"><text:a xlink:type="simple" xlink:href="#__RefHeading___Toc54129_81651155" text:style-name="Index_20_Link" text:visited-style-name="Index_20_Link">1.20. v3.2.107 Helium amb Herència<text:tab/>25</text:a></text:p>
          <text:p text:style-name="P251"><text:a xlink:type="simple" xlink:href="#__RefHeading___Toc54131_81651155" text:style-name="Index_20_Link" text:visited-style-name="Index_20_Link">1.21. v3.2.10</text:a><text:a xlink:type="simple" xlink:href="#__RefHeading___Toc54131_81651155" text:style-name="Index_20_Link" text:visited-style-name="Index_20_Link">8</text:a><text:a xlink:type="simple" xlink:href="#__RefHeading___Toc54131_81651155" text:style-name="Index_20_Link" text:visited-style-name="Index_20_Link"> </text:a><text:a xlink:type="simple" xlink:href="#__RefHeading___Toc54131_81651155" text:style-name="Index_20_Link" text:visited-style-name="Index_20_Link">R</text:a><text:a xlink:type="simple" xlink:href="#__RefHeading___Toc54131_81651155" text:style-name="Index_20_Link" text:visited-style-name="Index_20_Link">evisió Helium-</text:a><text:a xlink:type="simple" xlink:href="#__RefHeading___Toc54131_81651155" text:style-name="Index_20_Link" text:visited-style-name="Index_20_Link">Notib</text:a><text:a xlink:type="simple" xlink:href="#__RefHeading___Toc54131_81651155" text:style-name="Index_20_Link" text:visited-style-name="Index_20_Link"><text:tab/>28</text:a></text:p>
          <text:p text:style-name="P251"><text:a xlink:type="simple" xlink:href="#__RefHeading___Toc25247_901750586" text:style-name="Index_20_Link" text:visited-style-name="Index_20_Link">1.22. v3.2.10</text:a><text:a xlink:type="simple" xlink:href="#__RefHeading___Toc25247_901750586" text:style-name="Index_20_Link" text:visited-style-name="Index_20_Link">8</text:a><text:a xlink:type="simple" xlink:href="#__RefHeading___Toc25247_901750586" text:style-name="Index_20_Link" text:visited-style-name="Index_20_Link">.1</text:a><text:a xlink:type="simple" xlink:href="#__RefHeading___Toc25247_901750586" text:style-name="Index_20_Link" text:visited-style-name="Index_20_Link"> </text:a><text:a xlink:type="simple" xlink:href="#__RefHeading___Toc25247_901750586" text:style-name="Index_20_Link" text:visited-style-name="Index_20_Link">R</text:a><text:a xlink:type="simple" xlink:href="#__RefHeading___Toc25247_901750586" text:style-name="Index_20_Link" text:visited-style-name="Index_20_Link">egistre de sortida amb Regweb3</text:a><text:a xlink:type="simple" xlink:href="#__RefHeading___Toc25247_901750586" text:style-name="Index_20_Link" text:visited-style-name="Index_20_Link"><text:tab/>30</text:a></text:p>
          <text:p text:style-name="P251"><text:a xlink:type="simple" xlink:href="#__RefHeading___Toc67735_1738323225" text:style-name="Index_20_Link" text:visited-style-name="Index_20_Link">1.23. v3.2.10</text:a><text:a xlink:type="simple" xlink:href="#__RefHeading___Toc67735_1738323225" text:style-name="Index_20_Link" text:visited-style-name="Index_20_Link">8</text:a><text:a xlink:type="simple" xlink:href="#__RefHeading___Toc67735_1738323225" text:style-name="Index_20_Link" text:visited-style-name="Index_20_Link">.2</text:a><text:a xlink:type="simple" xlink:href="#__RefHeading___Toc67735_1738323225" text:style-name="Index_20_Link" text:visited-style-name="Index_20_Link"> </text:a><text:a xlink:type="simple" xlink:href="#__RefHeading___Toc67735_1738323225" text:style-name="Index_20_Link" text:visited-style-name="Index_20_Link">C</text:a><text:a xlink:type="simple" xlink:href="#__RefHeading___Toc67735_1738323225" text:style-name="Index_20_Link" text:visited-style-name="Index_20_Link">orrecció d'errors</text:a><text:a xlink:type="simple" xlink:href="#__RefHeading___Toc67735_1738323225" text:style-name="Index_20_Link" text:visited-style-name="Index_20_Link"><text:tab/>31</text:a></text:p>
          <text:p text:style-name="P251"><text:a xlink:type="simple" xlink:href="#__RefHeading___Toc29554_93553639" text:style-name="Index_20_Link" text:visited-style-name="Index_20_Link">1.24. v3.2.10</text:a><text:a xlink:type="simple" xlink:href="#__RefHeading___Toc29554_93553639" text:style-name="Index_20_Link" text:visited-style-name="Index_20_Link">8</text:a><text:a xlink:type="simple" xlink:href="#__RefHeading___Toc29554_93553639" text:style-name="Index_20_Link" text:visited-style-name="Index_20_Link">.</text:a><text:a xlink:type="simple" xlink:href="#__RefHeading___Toc29554_93553639" text:style-name="Index_20_Link" text:visited-style-name="Index_20_Link">3</text:a><text:a xlink:type="simple" xlink:href="#__RefHeading___Toc29554_93553639" text:style-name="Index_20_Link" text:visited-style-name="Index_20_Link"> </text:a><text:a xlink:type="simple" xlink:href="#__RefHeading___Toc29554_93553639" text:style-name="Index_20_Link" text:visited-style-name="Index_20_Link">C</text:a><text:a xlink:type="simple" xlink:href="#__RefHeading___Toc29554_93553639" text:style-name="Index_20_Link" text:visited-style-name="Index_20_Link">orrecció d'errors</text:a><text:a xlink:type="simple" xlink:href="#__RefHeading___Toc29554_93553639" text:style-name="Index_20_Link" text:visited-style-name="Index_20_Link"> urgents i funció per modificar enumerat</text:a><text:a xlink:type="simple" xlink:href="#__RefHeading___Toc29554_93553639" text:style-name="Index_20_Link" text:visited-style-name="Index_20_Link"><text:tab/>32</text:a></text:p>
          <text:p text:style-name="P251"><text:a xlink:type="simple" xlink:href="#__RefHeading___Toc143243_1193039826" text:style-name="Index_20_Link" text:visited-style-name="Index_20_Link">1.25. v3.2.10</text:a><text:a xlink:type="simple" xlink:href="#__RefHeading___Toc143243_1193039826" text:style-name="Index_20_Link" text:visited-style-name="Index_20_Link">8</text:a><text:a xlink:type="simple" xlink:href="#__RefHeading___Toc143243_1193039826" text:style-name="Index_20_Link" text:visited-style-name="Index_20_Link">.</text:a><text:a xlink:type="simple" xlink:href="#__RefHeading___Toc143243_1193039826" text:style-name="Index_20_Link" text:visited-style-name="Index_20_Link">4</text:a><text:a xlink:type="simple" xlink:href="#__RefHeading___Toc143243_1193039826" text:style-name="Index_20_Link" text:visited-style-name="Index_20_Link"> </text:a><text:a xlink:type="simple" xlink:href="#__RefHeading___Toc143243_1193039826" text:style-name="Index_20_Link" text:visited-style-name="Index_20_Link">P</text:a><text:a xlink:type="simple" xlink:href="#__RefHeading___Toc143243_1193039826" text:style-name="Index_20_Link" text:visited-style-name="Index_20_Link">osició camps, valors exportacions i error urgent document només lectura</text:a><text:a xlink:type="simple" xlink:href="#__RefHeading___Toc143243_1193039826" text:style-name="Index_20_Link" text:visited-style-name="Index_20_Link"><text:tab/>33</text:a></text:p>
          <text:p text:style-name="P251"><text:a xlink:type="simple" xlink:href="#__RefHeading___Toc143243_11930398261" text:style-name="Index_20_Link" text:visited-style-name="Index_20_Link">1.26. v3.2.10</text:a><text:a xlink:type="simple" xlink:href="#__RefHeading___Toc143243_11930398261" text:style-name="Index_20_Link" text:visited-style-name="Index_20_Link">8</text:a><text:a xlink:type="simple" xlink:href="#__RefHeading___Toc143243_11930398261" text:style-name="Index_20_Link" text:visited-style-name="Index_20_Link">.</text:a><text:a xlink:type="simple" xlink:href="#__RefHeading___Toc143243_11930398261" text:style-name="Index_20_Link" text:visited-style-name="Index_20_Link">5</text:a><text:a xlink:type="simple" xlink:href="#__RefHeading___Toc143243_11930398261" text:style-name="Index_20_Link" text:visited-style-name="Index_20_Link"> </text:a><text:a xlink:type="simple" xlink:href="#__RefHeading___Toc143243_11930398261" text:style-name="Index_20_Link" text:visited-style-name="Index_20_Link">E</text:a><text:a xlink:type="simple" xlink:href="#__RefHeading___Toc143243_11930398261" text:style-name="Index_20_Link" text:visited-style-name="Index_20_Link">vitar tràmits duplicats de Sistra</text:a><text:a xlink:type="simple" xlink:href="#__RefHeading___Toc143243_11930398261" text:style-name="Index_20_Link" text:visited-style-name="Index_20_Link"><text:tab/>33</text:a></text:p>
          <text:p text:style-name="P251"><text:a xlink:type="simple" xlink:href="#__RefHeading___Toc52395_3242410572" text:style-name="Index_20_Link" text:visited-style-name="Index_20_Link">1.27. v3.2.10</text:a><text:a xlink:type="simple" xlink:href="#__RefHeading___Toc52395_3242410572" text:style-name="Index_20_Link" text:visited-style-name="Index_20_Link">9</text:a><text:a xlink:type="simple" xlink:href="#__RefHeading___Toc52395_3242410572" text:style-name="Index_20_Link" text:visited-style-name="Index_20_Link"> </text:a><text:a xlink:type="simple" xlink:href="#__RefHeading___Toc52395_3242410572" text:style-name="Index_20_Link" text:visited-style-name="Index_20_Link">H</text:a><text:a xlink:type="simple" xlink:href="#__RefHeading___Toc52395_3242410572" text:style-name="Index_20_Link" text:visited-style-name="Index_20_Link">elium com a backoffice de Distribucio, millores i correccions</text:a><text:a xlink:type="simple" xlink:href="#__RefHeading___Toc52395_3242410572" text:style-name="Index_20_Link" text:visited-style-name="Index_20_Link"><text:tab/>34</text:a></text:p>
          <text:p text:style-name="P251"><text:a xlink:type="simple" xlink:href="#__RefHeading___Toc73598_2906097068" text:style-name="Index_20_Link" text:visited-style-name="Index_20_Link">1.28. v3.2.109.1 Correccions errors producció<text:tab/>39</text:a></text:p>
          <text:p text:style-name="P251"><text:a xlink:type="simple" xlink:href="#__RefHeading___Toc320741_2906097068" text:style-name="Index_20_Link" text:visited-style-name="Index_20_Link">1.29. v3.2.109.2 </text:a><text:a xlink:type="simple" xlink:href="#__RefHeading___Toc320741_2906097068" text:style-name="Index_20_Link" text:visited-style-name="Index_20_Link">C</text:a><text:a xlink:type="simple" xlink:href="#__RefHeading___Toc320741_2906097068" text:style-name="Index_20_Link" text:visited-style-name="Index_20_Link">orregir error reindexació diferencies entre l'expedient i Lucene</text:a><text:a xlink:type="simple" xlink:href="#__RefHeading___Toc320741_2906097068" text:style-name="Index_20_Link" text:visited-style-name="Index_20_Link"><text:tab/>40</text:a></text:p>
          <text:p text:style-name="P251"><text:a xlink:type="simple" xlink:href="#__RefHeading___Toc123953_3965979134" text:style-name="Index_20_Link" text:visited-style-name="Index_20_Link">1.30. v3.2.1</text:a><text:a xlink:type="simple" xlink:href="#__RefHeading___Toc123953_3965979134" text:style-name="Index_20_Link" text:visited-style-name="Index_20_Link">1</text:a><text:a xlink:type="simple" xlink:href="#__RefHeading___Toc123953_3965979134" text:style-name="Index_20_Link" text:visited-style-name="Index_20_Link">0</text:a><text:a xlink:type="simple" xlink:href="#__RefHeading___Toc123953_3965979134" text:style-name="Index_20_Link" text:visited-style-name="Index_20_Link"> </text:a><text:a xlink:type="simple" xlink:href="#__RefHeading___Toc123953_3965979134" text:style-name="Index_20_Link" text:visited-style-name="Index_20_Link">Millores diverses i resolució d'erro</text:a><text:a xlink:type="simple" xlink:href="#__RefHeading___Toc123953_3965979134" text:style-name="Index_20_Link" text:visited-style-name="Index_20_Link">r</text:a><text:a xlink:type="simple" xlink:href="#__RefHeading___Toc123953_3965979134" text:style-name="Index_20_Link" text:visited-style-name="Index_20_Link">s<text:tab/>42</text:a></text:p>
          <text:p text:style-name="P251"><text:a xlink:type="simple" xlink:href="#__RefHeading___Toc316895_3965979134" text:style-name="Index_20_Link" text:visited-style-name="Index_20_Link">1.31. v3.2.110.1 Error donant d'alta assentaments al Registre 3.1.17<text:tab/>43</text:a></text:p>
          <text:p text:style-name="P251"><text:a xlink:type="simple" xlink:href="#__RefHeading___Toc259707_2228722299" text:style-name="Index_20_Link" text:visited-style-name="Index_20_Link">1.32. v3.2.11</text:a><text:a xlink:type="simple" xlink:href="#__RefHeading___Toc259707_2228722299" text:style-name="Index_20_Link" text:visited-style-name="Index_20_Link">1</text:a><text:a xlink:type="simple" xlink:href="#__RefHeading___Toc259707_2228722299" text:style-name="Index_20_Link" text:visited-style-name="Index_20_Link"> </text:a><text:a xlink:type="simple" xlink:href="#__RefHeading___Toc259707_2228722299" text:style-name="Index_20_Link" text:visited-style-name="Index_20_Link">I</text:a><text:a xlink:type="simple" xlink:href="#__RefHeading___Toc259707_2228722299" text:style-name="Index_20_Link" text:visited-style-name="Index_20_Link">ntegració Sistra2 i millores i correccions vàries</text:a><text:a xlink:type="simple" xlink:href="#__RefHeading___Toc259707_2228722299" text:style-name="Index_20_Link" text:visited-style-name="Index_20_Link"><text:tab/>44</text:a></text:p>
          <text:p text:style-name="P251"><text:a xlink:type="simple" xlink:href="#__RefHeading___Toc98862_1602178911" text:style-name="Index_20_Link" text:visited-style-name="Index_20_Link">1.33. v3.2.11</text:a><text:a xlink:type="simple" xlink:href="#__RefHeading___Toc98862_1602178911" text:style-name="Index_20_Link" text:visited-style-name="Index_20_Link">1</text:a><text:a xlink:type="simple" xlink:href="#__RefHeading___Toc98862_1602178911" text:style-name="Index_20_Link" text:visited-style-name="Index_20_Link">.1</text:a><text:a xlink:type="simple" xlink:href="#__RefHeading___Toc98862_1602178911" text:style-name="Index_20_Link" text:visited-style-name="Index_20_Link"> </text:a><text:a xlink:type="simple" xlink:href="#__RefHeading___Toc98862_1602178911" text:style-name="Index_20_Link" text:visited-style-name="Index_20_Link">C</text:a><text:a xlink:type="simple" xlink:href="#__RefHeading___Toc98862_1602178911" text:style-name="Index_20_Link" text:visited-style-name="Index_20_Link">orrecció importació tipus d'expedien</text:a><text:a xlink:type="simple" xlink:href="#__RefHeading___Toc98862_1602178911" text:style-name="Index_20_Link" text:visited-style-name="Index_20_Link">t</text:a><text:a xlink:type="simple" xlink:href="#__RefHeading___Toc98862_1602178911" text:style-name="Index_20_Link" text:visited-style-name="Index_20_Link">s</text:a><text:a xlink:type="simple" xlink:href="#__RefHeading___Toc98862_1602178911" text:style-name="Index_20_Link" text:visited-style-name="Index_20_Link"><text:tab/>45</text:a></text:p>
          <text:p text:style-name="P251"><text:a xlink:type="simple" xlink:href="#__RefHeading___Toc707705_83721363" text:style-name="Index_20_Link" text:visited-style-name="Index_20_Link">1.34. v3.2.11</text:a><text:a xlink:type="simple" xlink:href="#__RefHeading___Toc707705_83721363" text:style-name="Index_20_Link" text:visited-style-name="Index_20_Link">1</text:a><text:a xlink:type="simple" xlink:href="#__RefHeading___Toc707705_83721363" text:style-name="Index_20_Link" text:visited-style-name="Index_20_Link">.</text:a><text:a xlink:type="simple" xlink:href="#__RefHeading___Toc707705_83721363" text:style-name="Index_20_Link" text:visited-style-name="Index_20_Link">2</text:a><text:a xlink:type="simple" xlink:href="#__RefHeading___Toc707705_83721363" text:style-name="Index_20_Link" text:visited-style-name="Index_20_Link"> </text:a><text:a xlink:type="simple" xlink:href="#__RefHeading___Toc707705_83721363" text:style-name="Index_20_Link" text:visited-style-name="Index_20_Link">C</text:a><text:a xlink:type="simple" xlink:href="#__RefHeading___Toc707705_83721363" text:style-name="Index_20_Link" text:visited-style-name="Index_20_Link">orrecció h</text:a><text:a xlink:type="simple" xlink:href="#__RefHeading___Toc707705_83721363" text:style-name="Index_20_Link" text:visited-style-name="Index_20_Link">andler alta d'events a la carpeta ciutadana i error esborrant expedients</text:a><text:a xlink:type="simple" xlink:href="#__RefHeading___Toc707705_83721363" text:style-name="Index_20_Link" text:visited-style-name="Index_20_Link"><text:tab/>46</text:a></text:p>
          <text:p text:style-name="P251"><text:a xlink:type="simple" xlink:href="#__RefHeading___Toc707707_83721363" text:style-name="Index_20_Link" text:visited-style-name="Index_20_Link">1.35. v3.2.11</text:a><text:a xlink:type="simple" xlink:href="#__RefHeading___Toc707707_83721363" text:style-name="Index_20_Link" text:visited-style-name="Index_20_Link">1</text:a><text:a xlink:type="simple" xlink:href="#__RefHeading___Toc707707_83721363" text:style-name="Index_20_Link" text:visited-style-name="Index_20_Link">.1</text:a><text:a xlink:type="simple" xlink:href="#__RefHeading___Toc707707_83721363" text:style-name="Index_20_Link" text:visited-style-name="Index_20_Link"> </text:a><text:a xlink:type="simple" xlink:href="#__RefHeading___Toc707707_83721363" text:style-name="Index_20_Link" text:visited-style-name="Index_20_Link">C</text:a><text:a xlink:type="simple" xlink:href="#__RefHeading___Toc707707_83721363" text:style-name="Index_20_Link" text:visited-style-name="Index_20_Link">orrecció importació tipus d'expedien</text:a><text:a xlink:type="simple" xlink:href="#__RefHeading___Toc707707_83721363" text:style-name="Index_20_Link" text:visited-style-name="Index_20_Link">t</text:a><text:a xlink:type="simple" xlink:href="#__RefHeading___Toc707707_83721363" text:style-name="Index_20_Link" text:visited-style-name="Index_20_Link">s</text:a><text:a xlink:type="simple" xlink:href="#__RefHeading___Toc707707_83721363" text:style-name="Index_20_Link" text:visited-style-name="Index_20_Link"><text:tab/>46</text:a></text:p>
          <text:p text:style-name="P251"><text:a xlink:type="simple" xlink:href="#__RefHeading___Toc707709_83721363" text:style-name="Index_20_Link" text:visited-style-name="Index_20_Link">1.36. v3.2.11</text:a><text:a xlink:type="simple" xlink:href="#__RefHeading___Toc707709_83721363" text:style-name="Index_20_Link" text:visited-style-name="Index_20_Link">2</text:a><text:a xlink:type="simple" xlink:href="#__RefHeading___Toc707709_83721363" text:style-name="Index_20_Link" text:visited-style-name="Index_20_Link"> </text:a><text:a xlink:type="simple" xlink:href="#__RefHeading___Toc707709_83721363" text:style-name="Index_20_Link" text:visited-style-name="Index_20_Link">Alta CSV, noves funcionalitats i correcció d'errors</text:a><text:a xlink:type="simple" xlink:href="#__RefHeading___Toc707709_83721363" text:style-name="Index_20_Link" text:visited-style-name="Index_20_Link"><text:tab/>47</text:a></text:p>
        </text:index-body>
      </text:table-of-content>
      <text:p text:style-name="P5"/>
      <text:list xml:id="list110643214650083" text:continue-numbering="true" text:style-name="Outline">
        <text:list-item>
          <text:h text:style-name="P253" text:outline-level="1"><text:bookmark-start text:name="__RefHeading___Toc21295_3940995463"/>Històric de versions<text:bookmark-end text:name="__RefHeading___Toc21295_3940995463"/></text:h>
          <text:list>
            <text:list-item>
              <text:h text:style-name="P254" text:outline-level="2"><text:bookmark-start text:name="__RefHeading___Toc19787_3508694843"/>v3.2.96<text:bookmark-end text:name="__RefHeading___Toc19787_3508694843"/></text:h>
            </text:list-item>
          </text:list>
        </text:list-item>
      </text:list>
      <text:p text:style-name="P10">Data: </text:p>
      <text:p text:style-name="P44"><text:tab/>26/10/2018</text:p>
      <text:p text:style-name="P44">Resum: </text:p>
      <text:p text:style-name="P44"><text:tab/>Resolució d'errors relacionats amb l'Arxiu digital de la CAIB.</text:p>
      <text:p text:style-name="P44"/>
      <text:p text:style-name="P41"><text:span text:style-name="T4">Canvis realitzats en la versió </text:span><text:a xlink:type="simple" xlink:href="https://github.com/GovernIB/helium/milestone/46" text:style-name="Internet_20_link" text:visited-style-name="Visited_20_Internet_20_Link">3.2.96</text:a><text:span text:style-name="T4">:</text:span></text:p>
      <text:list xml:id="list1433126954" text:style-name="L1">
        <text:list-item>
          <text:p text:style-name="P449"><text:a xlink:type="simple" xlink:href="https://github.com/GovernIB/helium/issues/1214" text:style-name="Internet_20_link" text:visited-style-name="Visited_20_Internet_20_Link">#1214</text:a> Error pdf header finalitzant expedient amb documents .odt sense signar<text:span text:style-name="T3">.</text:span></text:p>
        </text:list-item>
        <text:list-item text:style-override="L2">
          <text:p text:style-name="P452"><text:a xlink:type="simple" xlink:href="https://github.com/GovernIB/helium/issues/1206" text:style-name="Internet_20_link" text:visited-style-name="Visited_20_Internet_20_Link">#1206</text:a> Acceptar redireccions en la finestra per veure documents firmats<text:span text:style-name="T3">.</text:span></text:p>
        </text:list-item>
        <text:list-item text:style-override="L3">
          <text:p text:style-name="P453"><text:a xlink:type="simple" xlink:href="https://github.com/GovernIB/helium/issues/1210" text:style-name="Internet_20_link" text:visited-style-name="Visited_20_Internet_20_Link">#1210</text:a> Error de visualització de document amb firma en la capçalera de només lectura de la tasca<text:span text:style-name="T3">.</text:span></text:p>
        </text:list-item>
        <text:list-item text:style-override="L4">
          <text:p text:style-name="P454"><text:a xlink:type="simple" xlink:href="https://github.com/GovernIB/helium/issues/1182" text:style-name="Internet_20_link" text:visited-style-name="Visited_20_Internet_20_Link">#1182</text:a> Comportament erroni firmant amb applet<text:span text:style-name="T3">.</text:span></text:p>
        </text:list-item>
        <text:list-item text:style-override="L5">
          <text:p text:style-name="P455"><text:a xlink:type="simple" xlink:href="https://github.com/GovernIB/helium/issues/1208" text:style-name="Internet_20_link" text:visited-style-name="Visited_20_Internet_20_Link">#1208</text:a> El procés de firma no guarda l'extensió del document a l'Arxiu<text:span text:style-name="T3">.</text:span></text:p>
        </text:list-item>
        <text:list-item text:style-override="L6">
          <text:p text:style-name="P456"><text:a xlink:type="simple" xlink:href="https://github.com/GovernIB/helium/issues/1209" text:style-name="Internet_20_link" text:visited-style-name="Visited_20_Internet_20_Link">#1209</text:a> No es llença error si el plugin de firma en servidor no està ben configurat<text:span text:style-name="T3">.</text:span></text:p>
        </text:list-item>
        <text:list-item text:style-override="L7">
          <text:p text:style-name="P450"><text:a xlink:type="simple" xlink:href="https://github.com/GovernIB/helium/issues/1212" text:style-name="Internet_20_link" text:visited-style-name="Visited_20_Internet_20_Link">#1212</text:a> Error adjuntant nou document tramitació massiva d'expedients<text:span text:style-name="T3">.</text:span></text:p>
        </text:list-item>
      </text:list>
      <text:p text:style-name="P9"/>
      <text:p text:style-name="P10">Base de dades:<text:span text:style-name="T2"> </text:span></text:p>
      <text:p text:style-name="P44"><text:tab/>Sense canvis</text:p>
      <text:p text:style-name="P9"/>
      <text:p text:style-name="P8"><text:span text:style-name="T3">Propietats globals</text:span>: </text:p>
      <text:list xml:id="list732524857" text:style-name="L8">
        <text:list-item>
          <text:p text:style-name="P286"><text:span text:style-name="T2">Afegir la propietat </text:span><text:span text:style-name="T5">app.arxiu.verificacio.baseurl</text:span><text:span text:style-name="T6"> </text:span><text:span text:style-name="T8">pe</text:span>r poder visualitzar els detalls de les signatures dels documents signats a l'<text:span text:style-name="T8">A</text:span>rxiu<text:span text:style-name="T8"> amb </text:span>la URL del servei de CONCSV. <text:span text:style-name="T8">S'han de configurar les propietats de </text:span>l'entorn amb el valor correcte del servei CONCSV<text:span text:style-name="T8"> en el cas d'integrar-se amb l'Arxiu digital.</text:span> U<text:span text:style-name="T8">E</text:span>xemple de l'entorn de DES.</text:p>
          <text:p text:style-name="P286"/>
        </text:list-item>
      </text:list>
      <table:table table:name="Tabla1" table:style-name="Tabla1" table:template-name="Estilo predeterminado">
        <table:table-column table:style-name="Tabla1.A"/>
        <table:table-row table:style-name="Tabla1.1">
          <table:table-cell table:style-name="Tabla1.A1" office:value-type="string">
            <text:p text:style-name="P180"><text:span text:style-name="T7"># URL base per a la verificació de firmes<text:line-break/>app.arxiu.verificacio.baseurl=</text:span><text:a xlink:type="simple" xlink:href="https://dev.caib.es/concsv/view.xhtml?hash=" text:style-name="Internet_20_link" text:visited-style-name="Visited_20_Internet_20_Link"><text:span text:style-name="T7">https://dev.caib.es/concsv/view.xhtml?hash=</text:span></text:a> </text:p>
          </table:table-cell>
        </table:table-row>
      </table:table>
      <text:p text:style-name="P43"/>
      <text:p text:style-name="P43"/>
      <text:list xml:id="list110644312226696" text:continue-list="list110643214650083" text:style-name="Outline">
        <text:list-item>
          <text:list>
            <text:list-item>
              <text:h text:style-name="P263" text:outline-level="2"><text:bookmark-start text:name="__RefHeading___Toc38092_687897089"/>v3.2.9<text:span text:style-name="T9">7</text:span><text:bookmark-end text:name="__RefHeading___Toc38092_687897089"/></text:h>
            </text:list-item>
          </text:list>
        </text:list-item>
      </text:list>
      <text:p text:style-name="P11">Data: </text:p>
      <text:p text:style-name="P45"><text:tab/><text:span text:style-name="T9">30</text:span>/10/2018</text:p>
      <text:p text:style-name="P45">Resum: </text:p>
      <text:p text:style-name="P45"><text:tab/><text:span text:style-name="T9">Conversió a PDF dels documents no signats en finalitzar un expedient integrat amb l'Arxiu</text:span>.</text:p>
      <text:p text:style-name="P45"/>
      <text:p text:style-name="P107"><text:span text:style-name="T4">Canvis realitzats en la versió </text:span><text:a xlink:type="simple" xlink:href="https://github.com/GovernIB/helium/milestone/47" text:style-name="Internet_20_link" text:visited-style-name="Visited_20_Internet_20_Link">3.2.9</text:a><text:a xlink:type="simple" xlink:href="https://github.com/GovernIB/helium/milestone/47" text:style-name="Internet_20_link" text:visited-style-name="Visited_20_Internet_20_Link"><text:span text:style-name="T9">7</text:span></text:a><text:span text:style-name="T9">:</text:span></text:p>
      <text:list xml:id="list110644544314121" text:continue-list="list1433126954" text:style-name="L1">
        <text:list-item>
          <text:p text:style-name="P447"><text:a xlink:type="simple" xlink:href="https://github.com/GovernIB/helium/issues/1221" text:style-name="Internet_20_link" text:visited-style-name="Visited_20_Internet_20_Link">#1221</text:a> Signar documents expedients com a PDF's en finalitzar expedient<text:span text:style-name="T9">.</text:span></text:p>
        </text:list-item>
        <text:list-item>
          <text:p text:style-name="P447"><text:a xlink:type="simple" xlink:href="https://github.com/GovernIB/helium/issues/1220" text:style-name="Internet_20_link" text:visited-style-name="Visited_20_Internet_20_Link">#1220</text:a> No apareix el formulari inicial si s'escull la versió de la definició de procés<text:span text:style-name="T9">.</text:span></text:p>
        </text:list-item>
        <text:list-item text:style-override="L9">
          <text:p text:style-name="P451"><text:a xlink:type="simple" xlink:href="https://github.com/GovernIB/helium/issues/1182" text:style-name="Internet_20_link" text:visited-style-name="Visited_20_Internet_20_Link">#1182</text:a> Comportament erroni firmant amb applet<text:span text:style-name="T9">.</text:span></text:p>
        </text:list-item>
      </text:list>
      <text:p text:style-name="P11"/>
      <text:p text:style-name="P11">Base de dades:<text:span text:style-name="T2"> </text:span></text:p>
      <text:p text:style-name="P45"><text:tab/>Sense canvis</text:p>
      <text:p text:style-name="P11"/>
      <text:p text:style-name="P46">Propietats globals: </text:p>
      <text:p text:style-name="P108"><text:tab/>Sense canvis</text:p>
      <text:p text:style-name="P108"/>
      <text:list xml:id="list110643168124462" text:continue-list="list110644312226696" text:style-name="Outline">
        <text:list-item>
          <text:list>
            <text:list-item>
              <text:h text:style-name="P264" text:outline-level="2"><text:bookmark-start text:name="__RefHeading___Toc38377_14971827"/>v3.2.9<text:span text:style-name="T10">8</text:span><text:bookmark-end text:name="__RefHeading___Toc38377_14971827"/></text:h>
            </text:list-item>
          </text:list>
        </text:list-item>
      </text:list>
      <text:p text:style-name="P12">Data: </text:p>
      <text:p text:style-name="P76"><text:tab/><text:span text:style-name="T10">07</text:span>/1<text:span text:style-name="T10">1</text:span>/2018</text:p>
      <text:p text:style-name="P76">Resum: </text:p>
      <text:p text:style-name="P76"><text:tab/><text:span text:style-name="T10">Correccions errors amb custòdia documental.</text:span></text:p>
      <text:p text:style-name="P76"/>
      <text:p text:style-name="P115"><text:span text:style-name="T4">Canvis realitzats en la versió </text:span><text:a xlink:type="simple" xlink:href="https://github.com/GovernIB/helium/milestone/48" text:style-name="Internet_20_link" text:visited-style-name="Visited_20_Internet_20_Link">3.2.9</text:a><text:a xlink:type="simple" xlink:href="https://github.com/GovernIB/helium/milestone/48" text:style-name="Internet_20_link" text:visited-style-name="Visited_20_Internet_20_Link"><text:span text:style-name="T10">8</text:span></text:a><text:span text:style-name="T10">:</text:span></text:p>
      <text:list xml:id="list110644195480233" text:continue-list="list110644544314121" text:style-name="L1">
        <text:list-item>
          <text:p text:style-name="P448"><text:a xlink:type="simple" xlink:href="https://github.com/GovernIB/helium/issues/1225" text:style-name="Internet_20_link" text:visited-style-name="Visited_20_Internet_20_Link">#1225</text:a> Error en l'enllaç de custòdia del document en la tramitació de la tasca<text:span text:style-name="T10">.</text:span></text:p>
        </text:list-item>
        <text:list-item>
          <text:p text:style-name="P448"><text:a xlink:type="simple" xlink:href="https://github.com/GovernIB/helium/issues/1224" text:style-name="Internet_20_link" text:visited-style-name="Visited_20_Internet_20_Link">#1224</text:a> Error guardant un document firmat a custòdia<text:span text:style-name="T10">.</text:span></text:p>
        </text:list-item>
        <text:list-item>
          <text:p text:style-name="P448"><text:a xlink:type="simple" xlink:href="https://github.com/GovernIB/helium/issues/1226" text:style-name="Internet_20_link" text:visited-style-name="Visited_20_Internet_20_Link">#1226</text:a> Error custodiant document firmat tramitació tasca<text:span text:style-name="T11">.</text:span></text:p>
        </text:list-item>
        <text:list-item>
          <text:p text:style-name="P448"><text:a xlink:type="simple" xlink:href="https://github.com/GovernIB/helium/issues/1227" text:style-name="Internet_20_link" text:visited-style-name="Visited_20_Internet_20_Link"><text:span text:style-name="T12">#1227</text:span></text:a> El botó de tancar finestra applet firma no funciona<text:span text:style-name="T11">.</text:span></text:p>
        </text:list-item>
        <text:list-item>
          <text:p text:style-name="P448"><text:a xlink:type="simple" xlink:href="https://github.com/GovernIB/helium/issues/1229" text:style-name="Internet_20_link" text:visited-style-name="Visited_20_Internet_20_Link"><text:span text:style-name="T12">#1229</text:span></text:a> Error conversió documents en la migració d'un expedient a l'Arxiu<text:span text:style-name="T30">.</text:span></text:p>
        </text:list-item>
        <text:list-item>
          <text:p text:style-name="P448"><text:a xlink:type="simple" xlink:href="https://github.com/GovernIB/helium/issues/1231" text:style-name="Internet_20_link" text:visited-style-name="Visited_20_Internet_20_Link"><text:span text:style-name="T12">#1231</text:span></text:a> Error en la entrada de document al Registre<text:span text:style-name="T39"> amb el </text:span><text:span text:style-name="T31">handler</text:span><text:span text:style-name="T13"> </text:span><text:span text:style-name="T31">RegistreEntradaHandler</text:span><text:span text:style-name="T39">.</text:span></text:p>
        </text:list-item>
      </text:list>
      <text:p text:style-name="P12"/>
      <text:p text:style-name="P12">Base de dades:<text:span text:style-name="T2"> </text:span></text:p>
      <text:p text:style-name="P76"><text:tab/>Sense canvis</text:p>
      <text:p text:style-name="P12"/>
      <text:p text:style-name="P47">Propietats globals: </text:p>
      <text:p text:style-name="P109"><text:tab/>Sense canvis</text:p>
      <text:p text:style-name="P109"/>
      <text:list xml:id="list110643439872085" text:continue-list="list110643168124462" text:style-name="Outline">
        <text:list-item>
          <text:list>
            <text:list-item>
              <text:h text:style-name="P265" text:outline-level="2"><text:bookmark-start text:name="__RefHeading___Toc18081_506569814"/>v3.2.9<text:span text:style-name="T40">9</text:span><text:bookmark-end text:name="__RefHeading___Toc18081_506569814"/></text:h>
            </text:list-item>
          </text:list>
        </text:list-item>
      </text:list>
      <text:p text:style-name="P13">Data: </text:p>
      <text:p text:style-name="P77"><text:tab/><text:span text:style-name="T40">05</text:span>/1<text:span text:style-name="T40">2</text:span>/2018</text:p>
      <text:p text:style-name="P77">Resum: </text:p>
      <text:p text:style-name="P77"><text:tab/><text:span text:style-name="T40">Diverses correccions, estadístiques per entorn i modificacions menors.</text:span></text:p>
      <text:p text:style-name="P77"/>
      <text:p text:style-name="P116"><text:bookmark-start text:name="__DdeLink__18082_506569814"/><text:span text:style-name="T4">Canvis realitzats en la versió </text:span><text:a xlink:type="simple" xlink:href="https://github.com/GovernIB/helium/milestone/49?closed=1" text:style-name="Internet_20_link" text:visited-style-name="Visited_20_Internet_20_Link"><text:span text:style-name="T4">3.2.99</text:span></text:a><text:span text:style-name="T4">:</text:span></text:p>
      <text:p text:style-name="P116"/>
      <text:list xml:id="list2242424094" text:style-name="L10">
        <text:list-item>
          <text:p text:style-name="P287"><text:a xlink:type="simple" xlink:href="https://github.com/GovernIB/helium/issues/1247" text:style-name="Internet_20_link" text:visited-style-name="Visited_20_Internet_20_Link">#1247</text:a> Documentar la propietat de verificació de firmes a l'Arxiu </text:p>
        </text:list-item>
        <text:list-item>
          <text:p text:style-name="P287"><text:a xlink:type="simple" xlink:href="https://github.com/GovernIB/helium/issues/1244" text:style-name="Internet_20_link" text:visited-style-name="Visited_20_Internet_20_Link">#1244</text:a> Apareix l'enllaç de descàrrega de document quan no n'hi ha </text:p>
        </text:list-item>
        <text:list-item>
          <text:p text:style-name="P287"><text:a xlink:type="simple" xlink:href="https://github.com/GovernIB/helium/issues/1237" text:style-name="Internet_20_link" text:visited-style-name="Visited_20_Internet_20_Link">#1237</text:a> Corregir espai i botó "amb missatges" a les consultes d'expedients </text:p>
        </text:list-item>
        <text:list-item>
          <text:p text:style-name="P287"><text:a xlink:type="simple" xlink:href="https://github.com/GovernIB/helium/issues/1238" text:style-name="Internet_20_link" text:visited-style-name="Visited_20_Internet_20_Link">#1238</text:a> No apareixen consultes en la configuració del perfil de l'usuari </text:p>
        </text:list-item>
        <text:list-item>
          <text:p text:style-name="P287"><text:a xlink:type="simple" xlink:href="https://github.com/GovernIB/helium/issues/1241" text:style-name="Internet_20_link" text:visited-style-name="Visited_20_Internet_20_Link">#1241</text:a> Error seleccionant totes les tasques en la tramitació massiva </text:p>
        </text:list-item>
        <text:list-item>
          <text:p text:style-name="P287"><text:a xlink:type="simple" xlink:href="https://github.com/GovernIB/helium/issues/1243" text:style-name="Internet_20_link" text:visited-style-name="Visited_20_Internet_20_Link">#1243</text:a> Treure botó "Importar" de la pestanya de definicions de procés per evitar confusions</text:p>
        </text:list-item>
        <text:list-item>
          <text:p text:style-name="P287"><text:a xlink:type="simple" xlink:href="https://github.com/GovernIB/helium/issues/1205" text:style-name="Internet_20_link" text:visited-style-name="Visited_20_Internet_20_Link">#1205</text:a> Estadístiques per entorn </text:p>
        </text:list-item>
        <text:list-item>
          <text:p text:style-name="P287"><text:a xlink:type="simple" xlink:href="https://github.com/GovernIB/helium/issues/1234" text:style-name="Internet_20_link" text:visited-style-name="Visited_20_Internet_20_Link">#1234</text:a> Error actualitzant expedients actius desplegant .par </text:p>
        </text:list-item>
        <text:list-item>
          <text:p text:style-name="P287"><text:a xlink:type="simple" xlink:href="https://github.com/GovernIB/helium/issues/1207" text:style-name="Internet_20_link" text:visited-style-name="Visited_20_Internet_20_Link">#1207</text:a> En la reassignació massiva de tasques no funciona la programació per data </text:p>
        </text:list-item>
        <text:list-item>
          <text:p text:style-name="P287"><text:a xlink:type="simple" xlink:href="https://github.com/GovernIB/helium/issues/1230" text:style-name="Internet_20_link" text:visited-style-name="Visited_20_Internet_20_Link">#1230</text:a> El mètode HeliumActionHandler.retrocedir no s'invoca en cas de retroacció </text:p>
        </text:list-item>
        <text:list-item>
          <text:p text:style-name="P287"><text:a xlink:type="simple" xlink:href="https://github.com/GovernIB/helium/issues/1236" text:style-name="Internet_20_link" text:visited-style-name="Visited_20_Internet_20_Link">#1236</text:a> La migració massiva d'expedients no es programa correctament </text:p>
        </text:list-item>
        <text:list-item>
          <text:p text:style-name="P287"><text:a xlink:type="simple" xlink:href="https://github.com/GovernIB/helium/issues/1218" text:style-name="Internet_20_link" text:visited-style-name="Visited_20_Internet_20_Link">#1218</text:a> No es mostren els documents en el cronograma de l'expedient </text:p>
        </text:list-item>
        <text:list-item>
          <text:p text:style-name="P287"><text:a xlink:type="simple" xlink:href="https://github.com/GovernIB/helium/issues/1235" text:style-name="Internet_20_link" text:visited-style-name="Visited_20_Internet_20_Link">#1235</text:a> Actualització documentació manual usuari i integracions </text:p>
        </text:list-item>
        <text:list-item>
          <text:p text:style-name="P287"><text:a xlink:type="simple" xlink:href="https://github.com/GovernIB/helium/issues/1232" text:style-name="Internet_20_link" text:visited-style-name="Visited_20_Internet_20_Link">#1232</text:a> Error important dades tasques de la definició de procés </text:p>
        </text:list-item>
        <text:list-item>
          <text:p text:style-name="P287"><text:a xlink:type="simple" xlink:href="https://github.com/GovernIB/helium/issues/1228" text:style-name="Internet_20_link" text:visited-style-name="Visited_20_Internet_20_Link">#1228</text:a> Error obrint les propietats de l'"Arxiu" d'un document si no es té permís de Gestió</text:p>
        </text:list-item>
        <text:list-item>
          <text:p text:style-name="P287"><text:a xlink:type="simple" xlink:href="https://github.com/GovernIB/helium/issues/1223" text:style-name="Internet_20_link" text:visited-style-name="Visited_20_Internet_20_Link">#1223</text:a> Afegir validació cap id d'origen NTI quan és un document còpia </text:p>
        </text:list-item>
        <text:list-item>
          <text:p text:style-name="P287"><text:a xlink:type="simple" xlink:href="https://github.com/GovernIB/helium/issues/1222" text:style-name="Internet_20_link" text:visited-style-name="Visited_20_Internet_20_Link">#1222</text:a> Error modificant document adjunta a l'expedient </text:p>
        </text:list-item>
      </text:list>
      <text:p text:style-name="P13"><text:bookmark-end text:name="__DdeLink__18082_506569814"/></text:p>
      <text:p text:style-name="P13">Base de dades:<text:span text:style-name="T2"> </text:span></text:p>
      <text:p text:style-name="P77"><text:tab/>Sense canvis</text:p>
      <text:p text:style-name="P13"/>
      <text:p text:style-name="P48">Propietats globals: </text:p>
      <text:p text:style-name="P110"><text:tab/>Sense canvis</text:p>
      <text:p text:style-name="P110"/>
      <text:p text:style-name="P111"/>
      <text:list xml:id="list110643818376488" text:continue-list="list110643439872085" text:style-name="Outline">
        <text:list-item>
          <text:list>
            <text:list-item>
              <text:h text:style-name="P266" text:outline-level="2"><text:bookmark-start text:name="__RefHeading___Toc18081_5065698141"/>v3.2.<text:span text:style-name="T41">100</text:span><text:bookmark-end text:name="__RefHeading___Toc18081_5065698141"/></text:h>
            </text:list-item>
          </text:list>
        </text:list-item>
      </text:list>
      <text:p text:style-name="P14">Data: </text:p>
      <text:p text:style-name="P78"><text:tab/><text:span text:style-name="T41">11</text:span>/1<text:span text:style-name="T40">2</text:span>/2018</text:p>
      <text:p text:style-name="P78">Resum: </text:p>
      <text:p text:style-name="P78"><text:tab/><text:span text:style-name="T41">Correccions menors per solucionar problemes trobats a la versió 3.2.99.</text:span></text:p>
      <text:p text:style-name="P78"/>
      <text:p text:style-name="P117"><text:bookmark-start text:name="__DdeLink__18082_5065698141"/><text:span text:style-name="T4">Canvis realitzats en la versió </text:span><text:a xlink:type="simple" xlink:href="https://github.com/GovernIB/helium/milestone/50?closed=1" text:style-name="Internet_20_link" text:visited-style-name="Visited_20_Internet_20_Link"><text:span text:style-name="T4">3.2.100</text:span></text:a><text:span text:style-name="T4">:</text:span></text:p>
      <text:p text:style-name="P117"/>
      <text:list xml:id="list110644263433102" text:continue-list="list2242424094" text:style-name="L10">
        <text:list-item>
          <text:p text:style-name="P288"><text:a xlink:type="simple" xlink:href="https://github.com/GovernIB/helium/issues/1222" text:style-name="Internet_20_link" text:visited-style-name="Visited_20_Internet_20_Link">#1222</text:a> Error modificant document adjunta a l'expedient<text:span text:style-name="T41">.</text:span></text:p>
        </text:list-item>
        <text:list-item>
          <text:p text:style-name="P288"><text:a xlink:type="simple" xlink:href="https://github.com/GovernIB/helium/issues/1249" text:style-name="Internet_20_link" text:visited-style-name="Visited_20_Internet_20_Link">#1249</text:a> Revisar enviament de correu en finalitzar reassignació massiva.</text:p>
        </text:list-item>
      </text:list>
      <text:p text:style-name="P14"><text:bookmark-end text:name="__DdeLink__18082_5065698141"/></text:p>
      <text:p text:style-name="P14">Base de dades:<text:span text:style-name="T2"> </text:span></text:p>
      <text:p text:style-name="P78"><text:tab/>Sense canvis</text:p>
      <text:p text:style-name="P14"/>
      <text:p text:style-name="P49">Propietats globals: </text:p>
      <text:p text:style-name="P111"><text:tab/>Sen<text:span text:style-name="T41">se canvis</text:span></text:p>
      <text:p text:style-name="P111"/>
      <text:list xml:id="list110644735298544" text:continue-list="list110643818376488" text:style-name="Outline">
        <text:list-item>
          <text:list>
            <text:list-item>
              <text:h text:style-name="P267" text:outline-level="2"><text:bookmark-start text:name="__RefHeading___Toc77409_61972128"/>v3.2.<text:span text:style-name="T41">101</text:span><text:bookmark-end text:name="__RefHeading___Toc77409_61972128"/></text:h>
            </text:list-item>
          </text:list>
        </text:list-item>
      </text:list>
      <text:p text:style-name="P15">Data: </text:p>
      <text:p text:style-name="P79"><text:tab/><text:span text:style-name="T42">16</text:span>/<text:span text:style-name="T42">01</text:span>/201<text:span text:style-name="T42">9</text:span></text:p>
      <text:p text:style-name="P79">Resum: </text:p>
      <text:p text:style-name="P80"><text:tab/>Correcció d'error amb enviament de documents a portasignatures des de un subproces<text:span text:style-name="T42">.</text:span></text:p>
      <text:p text:style-name="P79"/>
      <text:p text:style-name="P118"><text:bookmark-start text:name="__DdeLink__18082_50656981411"/><text:span text:style-name="T4">Canvis realitzats en la versió </text:span><text:a xlink:type="simple" xlink:href="https://github.com/GovernIB/helium/milestone/52?closed=1" text:style-name="Internet_20_link" text:visited-style-name="Visited_20_Internet_20_Link"><text:span text:style-name="T4">3.2.101</text:span></text:a><text:span text:style-name="T4">:</text:span></text:p>
      <text:p text:style-name="P118"/>
      <text:list xml:id="list110644594494577" text:continue-list="list110644263433102" text:style-name="L10">
        <text:list-item>
          <text:p text:style-name="P289"><text:a xlink:type="simple" xlink:href="https://github.com/GovernIB/helium/issues/1261" text:style-name="Internet_20_link" text:visited-style-name="Visited_20_Internet_20_Link">#1261</text:a> Error NullPointer processant document portasignatures guardant a custòdia.</text:p>
        </text:list-item>
      </text:list>
      <text:p text:style-name="P15"><text:bookmark-end text:name="__DdeLink__18082_50656981411"/></text:p>
      <text:p text:style-name="P15">Base de dades:<text:span text:style-name="T2"> </text:span></text:p>
      <text:p text:style-name="P79"><text:tab/>Sense canvis</text:p>
      <text:p text:style-name="P15"/>
      <text:p text:style-name="P50">Propietats globals: </text:p>
      <text:p text:style-name="P112"><text:tab/>Sen<text:span text:style-name="T41">se canvis</text:span></text:p>
      <text:list xml:id="list110644535009949" text:continue-list="list110644735298544" text:style-name="Outline">
        <text:list-item>
          <text:list>
            <text:list-item>
              <text:h text:style-name="P268" text:outline-level="2"><text:bookmark-start text:name="__RefHeading___Toc16729_526703748"/>v3.2.102<text:bookmark-end text:name="__RefHeading___Toc16729_526703748"/></text:h>
            </text:list-item>
          </text:list>
        </text:list-item>
      </text:list>
      <text:p text:style-name="P16">Data: </text:p>
      <text:p text:style-name="P81"><text:tab/><text:span text:style-name="T43">24</text:span>/<text:span text:style-name="T42">01</text:span>/201<text:span text:style-name="T42">9</text:span></text:p>
      <text:p text:style-name="P81">Resum: </text:p>
      <text:p text:style-name="P81"><text:tab/>Correcció <text:span text:style-name="T43">de diversos errors trobats a la versió 3.2.100</text:span></text:p>
      <text:p text:style-name="P81"/>
      <text:p text:style-name="P119"><text:bookmark-start text:name="__DdeLink__18082_506569814111"/><text:span text:style-name="T4">Canvis realitzats en la versió </text:span><text:a xlink:type="simple" xlink:href="https://github.com/GovernIB/helium/milestone/51?closed=1" text:style-name="Internet_20_link" text:visited-style-name="Visited_20_Internet_20_Link"><text:span text:style-name="T4">3.2.102</text:span></text:a><text:span text:style-name="T4">:</text:span></text:p>
      <text:p text:style-name="P119"/>
      <text:list xml:id="list110643197617390" text:continue-list="list110644594494577" text:style-name="L10">
        <text:list-item>
          <text:p text:style-name="P290"><text:a xlink:type="simple" xlink:href="https://github.com/GovernIB/helium/issues/1164" text:style-name="Internet_20_link" text:visited-style-name="Visited_20_Internet_20_Link">#1164</text:a> Integració amb Notib</text:p>
        </text:list-item>
        <text:list-item>
          <text:p text:style-name="P290"><text:a xlink:type="simple" xlink:href="https://github.com/GovernIB/helium/issues/1251" text:style-name="Internet_20_link" text:visited-style-name="Visited_20_Internet_20_Link">#1251</text:a> Error modificant un document adjunt definit a la tipologia sense adjuntar arxiu</text:p>
        </text:list-item>
        <text:list-item>
          <text:p text:style-name="P290"><text:a xlink:type="simple" xlink:href="https://github.com/GovernIB/helium/issues/1257" text:style-name="Internet_20_link" text:visited-style-name="Visited_20_Internet_20_Link">#1257</text:a> Actualitzar dependència jackson-databind</text:p>
        </text:list-item>
        <text:list-item>
          <text:p text:style-name="P290"><text:a xlink:type="simple" xlink:href="https://github.com/GovernIB/helium/issues/1250" text:style-name="Internet_20_link" text:visited-style-name="Visited_20_Internet_20_Link">#1250</text:a> Afegir botó d'exportació del resultat de les estadístiques</text:p>
        </text:list-item>
        <text:list-item>
          <text:p text:style-name="P290"><text:a xlink:type="simple" xlink:href="https://github.com/GovernIB/helium/issues/1240" text:style-name="Internet_20_link" text:visited-style-name="Visited_20_Internet_20_Link">#1240</text:a> Nova funcionalitat Repro per a una tasca concreta</text:p>
        </text:list-item>
        <text:list-item>
          <text:p text:style-name="P290"><text:a xlink:type="simple" xlink:href="https://github.com/GovernIB/helium/issues/1252" text:style-name="Internet_20_link" text:visited-style-name="Visited_20_Internet_20_Link">#1252</text:a> Canviar literal "Format informe" en la configuració de les consultes</text:p>
        </text:list-item>
        <text:list-item>
          <text:p text:style-name="P290"><text:a xlink:type="simple" xlink:href="https://github.com/GovernIB/helium/issues/1254" text:style-name="Internet_20_link" text:visited-style-name="Visited_20_Internet_20_Link">#1254</text:a> No es recupera bé el valor per a les consultes</text:p>
        </text:list-item>
        <text:list-item>
          <text:p text:style-name="P290"><text:a xlink:type="simple" xlink:href="https://github.com/GovernIB/helium/issues/1263" text:style-name="Internet_20_link" text:visited-style-name="Visited_20_Internet_20_Link">#1263</text:a> Error NullPointerException accedint a tasques o registre en expedients antics</text:p>
        </text:list-item>
      </text:list>
      <text:p text:style-name="P16"><text:bookmark-end text:name="__DdeLink__18082_506569814111"/></text:p>
      <text:p text:style-name="P16">Base de dades:<text:span text:style-name="T2"> </text:span></text:p>
      <text:p text:style-name="P16"/>
      <text:list xml:id="list2522860186" text:style-name="L11">
        <text:list-item>
          <text:p text:style-name="P356">Canvis realitzats a nivell de BBDD:</text:p>
          <text:list>
            <text:list-item>
              <text:p text:style-name="P357"><text:span text:style-name="T62">Modificades taules </text:span><text:span text:style-name="T37">HEL_REPRO </text:span><text:span text:style-name="T19">i </text:span><text:span text:style-name="T37">HEL_TASCA</text:span><text:span text:style-name="T19"> per adaptar-les a la nova funcionalitat de “repros” per tasques concretes.</text:span></text:p>
            </text:list-item>
            <text:list-item>
              <text:p text:style-name="P358"><text:span text:style-name="T18">Creada nova taula </text:span><text:span text:style-name="T36">HEL_DOCUMENT_NOTIFICACIO </text:span><text:span text:style-name="T18">i modificades les taules </text:span><text:span text:style-name="T36">HEL_EXPEDIENT_TIPUS</text:span><text:span text:style-name="T18"> i </text:span><text:span text:style-name="T36">HEL_DOCUMENT </text:span><text:span text:style-name="T18">per adaptar-les a la nova funcionalitat integració amb Notib.</text:span></text:p>
            </text:list-item>
          </text:list>
        </text:list-item>
        <text:list-item>
          <text:p text:style-name="P359"><text:span text:style-name="T63">Script de modificació per aplicar els canvis</text:span>:</text:p>
        </text:list-item>
      </text:list>
      <text:list xml:id="list3510155857" text:style-name="L12">
        <text:list-item>
          <text:p text:style-name="P360">helium_update_3.2.102.sql</text:p>
        </text:list-item>
      </text:list>
      <text:p text:style-name="P16"/>
      <text:p text:style-name="P51">Propietats globals: </text:p>
      <text:p text:style-name="P51"/>
      <text:list xml:id="list2400240278" text:style-name="L13">
        <text:list-item>
          <text:p text:style-name="P394">Afegides propietats <text:span text:style-name="T61">globals</text:span> <text:span text:style-name="T46">app.notificacio.plugin</text:span><text:span text:style-name="T49"> </text:span><text:span text:style-name="T50">per poder integrar helium amb Notib.</text:span></text:p>
          <text:p text:style-name="P395"/>
        </text:list-item>
      </text:list>
      <table:table table:name="Tabla2" table:style-name="Tabla2">
        <table:table-column table:style-name="Tabla2.A"/>
        <table:table-row>
          <table:table-cell table:style-name="Tabla2.A1" office:value-type="string">
            <text:p text:style-name="P120">##############################</text:p>
            <text:p text:style-name="P202"># <text:tab/>Integració amb NOTIB <text:s text:c="2"/>#</text:p>
            <text:p text:style-name="P202">##############################</text:p>
            <text:p text:style-name="P196"><text:span text:style-name="T45">app.notificacio.plugin.class=</text:span><text:span text:style-name="T55">net.conselldemallorca.helium.integracio.plugins.notificacio.NotificacioPluginNotib</text:span></text:p>
            <text:p text:style-name="P196"><text:span text:style-name="T45">app.notificacio.plugin.url=</text:span><text:span text:style-name="T55">http://localhost:8180/notib</text:span></text:p>
            <text:p text:style-name="P196"><text:span text:style-name="T45">app.notificacio.plugin.username=</text:span><text:span text:style-name="T55">helapp</text:span></text:p>
            <text:p text:style-name="P42"><text:span text:style-name="T45">app.notificacio.plugin.password=</text:span><text:span text:style-name="T55">helapp</text:span></text:p>
          </table:table-cell>
        </table:table-row>
      </table:table>
      <text:p text:style-name="P113"/>
      <text:p text:style-name="P113"/>
      <text:p text:style-name="P114"><text:tab/>Sen<text:span text:style-name="T41">se canvis</text:span></text:p>
      <text:list xml:id="list110645192604499" text:continue-list="list110644535009949" text:style-name="Outline">
        <text:list-item>
          <text:list>
            <text:list-item>
              <text:h text:style-name="P269" text:outline-level="2"><text:bookmark-start text:name="__RefHeading___Toc16729_5267037481"/>v3.2.102<text:span text:style-name="T64">a </text:span><text:bookmark-end text:name="__RefHeading___Toc16729_5267037481"/></text:h>
            </text:list-item>
          </text:list>
        </text:list-item>
      </text:list>
      <text:p text:style-name="P17">Data: </text:p>
      <text:p text:style-name="P82"><text:tab/><text:span text:style-name="T64">22</text:span>/<text:span text:style-name="T42">02</text:span>/201<text:span text:style-name="T42">9</text:span></text:p>
      <text:p text:style-name="P82">Resum: </text:p>
      <text:p text:style-name="P82"><text:tab/><text:span text:style-name="T64">Error urgent plugin de tramitació amb SISTRA. Es detecta un error dels expedients donats d'alta des de SISTRA i es resol.</text:span></text:p>
      <text:p text:style-name="P82"/>
      <text:p text:style-name="P123"><text:bookmark-start text:name="__DdeLink__18082_5065698141111"/><text:span text:style-name="T4">Canvis realitzats en la versió </text:span><text:a xlink:type="simple" xlink:href="https://github.com/GovernIB/helium/releases/tag/Helium_3.2.102.p1" text:style-name="Internet_20_link" text:visited-style-name="Visited_20_Internet_20_Link"><text:span text:style-name="T4">3.2.102a</text:span></text:a><text:span text:style-name="T4">:</text:span></text:p>
      <text:p text:style-name="P123"/>
      <text:list xml:id="list110644557754932" text:continue-list="list110643197617390" text:style-name="L10">
        <text:list-item>
          <text:p text:style-name="P291"><text:a xlink:type="simple" xlink:href="https://github.com/GovernIB/helium/issues/1275" text:style-name="Internet_20_link" text:visited-style-name="Visited_20_Internet_20_Link"><text:span text:style-name="T64">#1275</text:span></text:a> Error NullPointerException al iniciar expedient de SISTRA</text:p>
        </text:list-item>
      </text:list>
      <text:p text:style-name="P17"><text:bookmark-end text:name="__DdeLink__18082_5065698141111"/></text:p>
      <text:p text:style-name="P17">Base de dades:<text:span text:style-name="T2"> </text:span></text:p>
      <text:p text:style-name="P17"/>
      <text:list xml:id="list3306864726" text:style-name="L14">
        <text:list-item>
          <text:p text:style-name="P361">Sense canvis</text:p>
        </text:list-item>
      </text:list>
      <text:p text:style-name="P17"/>
      <text:p text:style-name="P52">Propietats globals: </text:p>
      <text:p text:style-name="P52"/>
      <text:list xml:id="list3789922214" text:style-name="L15">
        <text:list-item>
          <text:p text:style-name="P444"><text:span text:style-name="T50">S</text:span><text:span text:style-name="T49">ense canvis</text:span></text:p>
        </text:list-item>
      </text:list>
      <text:p text:style-name="P219"/>
      <text:list xml:id="list110644486401651" text:continue-list="list110645192604499" text:style-name="Outline">
        <text:list-item>
          <text:list>
            <text:list-item>
              <text:h text:style-name="P270" text:outline-level="2"><text:bookmark-start text:name="__RefHeading___Toc32902_519805004"/>v3.2.10<text:span text:style-name="T65">3</text:span><text:bookmark-end text:name="__RefHeading___Toc32902_519805004"/></text:h>
            </text:list-item>
          </text:list>
        </text:list-item>
      </text:list>
      <text:p text:style-name="P18">Data: </text:p>
      <text:p text:style-name="P83"><text:tab/><text:span text:style-name="T64">26</text:span>/<text:span text:style-name="T42">02</text:span>/201<text:span text:style-name="T42">9</text:span></text:p>
      <text:p text:style-name="P83">Resum: </text:p>
      <text:p text:style-name="P83"><text:tab/><text:span text:style-name="T65">Resolució de diferents errors.</text:span></text:p>
      <text:p text:style-name="P83"/>
      <text:p text:style-name="P124"><text:bookmark-start text:name="__DdeLink__18082_50656981411111"/><text:span text:style-name="T4">Canvis realitzats en la versió </text:span><text:a xlink:type="simple" xlink:href="https://github.com/GovernIB/helium/milestone/53?closed=1" text:style-name="Internet_20_link" text:visited-style-name="Visited_20_Internet_20_Link"><text:span text:style-name="T4">3.2.103</text:span></text:a><text:span text:style-name="T4">:</text:span></text:p>
      <text:p text:style-name="P124"/>
      <text:list xml:id="list110643744250023" text:continue-list="list110644557754932" text:style-name="L10">
        <text:list-item>
          <text:p text:style-name="P292"><text:a xlink:type="simple" xlink:href="https://github.com/GovernIB/helium/issues/1248" text:style-name="Internet_20_link" text:visited-style-name="Visited_20_Internet_20_Link">#1248</text:a> <text:s/>Error de permisos actualitzant expedients després de desplegar un .par</text:p>
        </text:list-item>
        <text:list-item>
          <text:p text:style-name="P292"><text:a xlink:type="simple" xlink:href="https://github.com/GovernIB/helium/issues/1262" text:style-name="Internet_20_link" text:visited-style-name="Visited_20_Internet_20_Link">#1262</text:a> Augmentar el número de registres del monitor d'integracions</text:p>
        </text:list-item>
        <text:list-item>
          <text:p text:style-name="P292"><text:a xlink:type="simple" xlink:href="https://github.com/GovernIB/helium/issues/1266" text:style-name="Internet_20_link" text:visited-style-name="Visited_20_Internet_20_Link">#1266</text:a> Error d'autenticació del notib-client a l'hora de donar d'alta una notificació</text:p>
        </text:list-item>
        <text:list-item>
          <text:p text:style-name="P292"><text:a xlink:type="simple" xlink:href="https://github.com/GovernIB/helium/issues/1267" text:style-name="Internet_20_link" text:visited-style-name="Visited_20_Internet_20_Link">#1267</text:a> Error modificant expedient integrat a l' Arxiu </text:p>
        </text:list-item>
        <text:list-item>
          <text:p text:style-name="P292"><text:a xlink:type="simple" xlink:href="https://github.com/GovernIB/helium/issues/1268" text:style-name="Internet_20_link" text:visited-style-name="Visited_20_Internet_20_Link">#1268</text:a> Camps bloquejats en una consulta quan es defineix un ample de columna</text:p>
        </text:list-item>
        <text:list-item>
          <text:p text:style-name="P292"><text:a xlink:type="simple" xlink:href="https://github.com/GovernIB/helium/issues/1270" text:style-name="Internet_20_link" text:visited-style-name="Visited_20_Internet_20_Link">#1270</text:a> Error enviant a custòdia des d'un subprocés o a partir del segon enviament emprant el paràmetre varDocument</text:p>
        </text:list-item>
        <text:list-item>
          <text:p text:style-name="P292"><text:a xlink:type="simple" xlink:href="https://github.com/GovernIB/helium/issues/1274" text:style-name="Internet_20_link" text:visited-style-name="Visited_20_Internet_20_Link">#1274</text:a> Error llistant les repros per a la tasca inicial</text:p>
        </text:list-item>
        <text:list-item>
          <text:p text:style-name="P292"><text:a xlink:type="simple" xlink:href="https://github.com/GovernIB/helium/issues/1275" text:style-name="Internet_20_link" text:visited-style-name="Visited_20_Internet_20_Link">#1275</text:a> Error NullPointerException al iniciar expedient de SISTRA</text:p>
        </text:list-item>
      </text:list>
      <text:p text:style-name="P18"><text:bookmark-end text:name="__DdeLink__18082_50656981411111"/></text:p>
      <text:p text:style-name="P18">Base de dades:<text:span text:style-name="T2"> </text:span></text:p>
      <text:p text:style-name="P18"/>
      <text:list xml:id="list2507723624" text:style-name="L16">
        <text:list-item>
          <text:p text:style-name="P362">Sense canvis</text:p>
        </text:list-item>
      </text:list>
      <text:p text:style-name="P18"/>
      <text:p text:style-name="P53">Propietats globals: </text:p>
      <text:p text:style-name="P53"/>
      <text:list xml:id="list3822652879" text:style-name="L17">
        <text:list-item>
          <text:p text:style-name="P402"><text:span text:style-name="T61">S</text:span>ense canvis</text:p>
        </text:list-item>
      </text:list>
      <text:p text:style-name="P219"/>
      <text:list xml:id="list110644611797915" text:continue-list="list110644486401651" text:style-name="Outline">
        <text:list-item>
          <text:list>
            <text:list-item>
              <text:h text:style-name="P271" text:outline-level="2"><text:bookmark-start text:name="__RefHeading___Toc74958_588639221"/>v3.2.10<text:span text:style-name="T66">4</text:span><text:bookmark-end text:name="__RefHeading___Toc74958_588639221"/></text:h>
            </text:list-item>
          </text:list>
        </text:list-item>
      </text:list>
      <text:p text:style-name="P19">Data: </text:p>
      <text:p text:style-name="P84"><text:tab/><text:span text:style-name="T66">21</text:span>/<text:span text:style-name="T66">03</text:span>/201<text:span text:style-name="T42">9</text:span></text:p>
      <text:p text:style-name="P84">Resum: </text:p>
      <text:p text:style-name="P84"><text:tab/><text:span text:style-name="T67">Nou handler per finalitzar expedients. Noves opcions d'administració per usuaris amb permís d'administració sobre un entorn. Correcció d'errors d'importació i desplegament d'expedients i definicinons de procés. Altres correccions</text:span></text:p>
      <text:p text:style-name="P84"/>
      <text:p text:style-name="P125"><text:bookmark-start text:name="__DdeLink__18082_506569814111111"/><text:span text:style-name="T4">Canvis realitzats en la versió </text:span><text:a xlink:type="simple" xlink:href="https://github.com/GovernIB/helium/milestone/54?closed=1" text:style-name="Internet_20_link" text:visited-style-name="Visited_20_Internet_20_Link"><text:span text:style-name="T4">3.2.104</text:span></text:a><text:span text:style-name="T4">:</text:span></text:p>
      <text:p text:style-name="P125"/>
      <text:list xml:id="list110644782581966" text:continue-list="list110643744250023" text:style-name="L10">
        <text:list-item>
          <text:p text:style-name="P293"><text:a xlink:type="simple" xlink:href="https://github.com/GovernIB/helium/issues/1246" text:style-name="Internet_20_link" text:visited-style-name="Visited_20_Internet_20_Link">#1246</text:a> Ordenació aleatòria de noms de grups i dades d'expedients </text:p>
        </text:list-item>
        <text:list-item>
          <text:p text:style-name="P293"><text:a xlink:type="simple" xlink:href="https://github.com/GovernIB/helium/issues/1256" text:style-name="Internet_20_link" text:visited-style-name="Visited_20_Internet_20_Link"><text:span text:style-name="T12">#1256</text:span></text:a> Implementació de boto de descarregar report a les variables de l'informe de la consulta Consulta General</text:p>
        </text:list-item>
        <text:list-item>
          <text:p text:style-name="P293"><text:a xlink:type="simple" xlink:href="https://github.com/GovernIB/helium/issues/1260" text:style-name="Internet_20_link" text:visited-style-name="Visited_20_Internet_20_Link">#1260</text:a> Distribució opcions menú administració</text:p>
        </text:list-item>
        <text:list-item>
          <text:p text:style-name="P293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293"><text:a xlink:type="simple" xlink:href="https://github.com/GovernIB/helium/issues/1277" text:style-name="Internet_20_link" text:visited-style-name="Visited_20_Internet_20_Link">#1277</text:a> Nou handler per finalitzar expedient</text:p>
        </text:list-item>
        <text:list-item>
          <text:p text:style-name="P293"><text:a xlink:type="simple" xlink:href="https://github.com/GovernIB/helium/issues/1278" text:style-name="Internet_20_link" text:visited-style-name="Visited_20_Internet_20_Link">#1278</text:a> No funciona mapeig de variables SISTRA a nivell de tipus d'expedient</text:p>
        </text:list-item>
        <text:list-item>
          <text:p text:style-name="P293"><text:a xlink:type="simple" xlink:href="https://github.com/GovernIB/helium/issues/1279" text:style-name="Internet_20_link" text:visited-style-name="Visited_20_Internet_20_Link">#1279</text:a> Problemes compilació dependència es.caib.portafib:portafib-ws-api:jar:1.1.0 </text:p>
        </text:list-item>
        <text:list-item>
          <text:p text:style-name="P293"><text:a xlink:type="simple" xlink:href="https://github.com/GovernIB/helium/issues/1280" text:style-name="Internet_20_link" text:visited-style-name="Visited_20_Internet_20_Link">#1280</text:a> Error migrant expedient a l'arxiu</text:p>
        </text:list-item>
        <text:list-item>
          <text:p text:style-name="P293"><text:a xlink:type="simple" xlink:href="https://github.com/GovernIB/helium/issues/1282" text:style-name="Internet_20_link" text:visited-style-name="Visited_20_Internet_20_Link">#1282</text:a> Les dades d'un formulari validat es perden si es prem un botó acció</text:p>
        </text:list-item>
        <text:list-item>
          <text:p text:style-name="P293"><text:a xlink:type="simple" xlink:href="https://github.com/GovernIB/helium/issues/1283" text:style-name="Internet_20_link" text:visited-style-name="Visited_20_Internet_20_Link">#1283</text:a> Error desplegant, exportan i important la propietat "amb repros" de les tasques</text:p>
        </text:list-item>
      </text:list>
      <text:p text:style-name="P19"><text:bookmark-end text:name="__DdeLink__18082_506569814111111"/></text:p>
      <text:p text:style-name="P19">Base de dades:<text:span text:style-name="T2"> </text:span></text:p>
      <text:p text:style-name="P19"/>
      <text:list xml:id="list1305052858" text:style-name="L18">
        <text:list-item>
          <text:p text:style-name="P363">Sense canvis</text:p>
        </text:list-item>
      </text:list>
      <text:p text:style-name="P19"/>
      <text:p text:style-name="P54">Propietats globals: </text:p>
      <text:p text:style-name="P54"/>
      <text:list xml:id="list445003592" text:style-name="L19">
        <text:list-item>
          <text:p text:style-name="P403"><text:span text:style-name="T61">S</text:span>ense canvis</text:p>
        </text:list-item>
      </text:list>
      <text:p text:style-name="P220"/>
      <text:list xml:id="list110643999569515" text:continue-list="list110644611797915" text:style-name="Outline">
        <text:list-item>
          <text:list>
            <text:list-item>
              <text:h text:style-name="P272" text:outline-level="2"><text:bookmark-start text:name="__RefHeading___Toc30263_3439170243"/>v3.2.10<text:span text:style-name="T66">4.1</text:span><text:bookmark-end text:name="__RefHeading___Toc30263_3439170243"/></text:h>
            </text:list-item>
          </text:list>
        </text:list-item>
      </text:list>
      <text:p text:style-name="P20">Data: </text:p>
      <text:p text:style-name="P85"><text:tab/><text:span text:style-name="T66">28</text:span>/<text:span text:style-name="T66">03</text:span>/201<text:span text:style-name="T42">9</text:span></text:p>
      <text:p text:style-name="P85">Resum: </text:p>
      <text:p text:style-name="P85"><text:tab/><text:span text:style-name="T68">Solució a l'error que no es vegi el botó de "Disseny" per usuaris amb permís de disseny sobre tipus d'expedients.</text:span></text:p>
      <text:p text:style-name="P85"/>
      <text:p text:style-name="P126"><text:bookmark-start text:name="__DdeLink__18082_5065698141111111"/><text:span text:style-name="T4">Canvis realitzats en la versió </text:span><text:a xlink:type="simple" xlink:href="https://github.com/GovernIB/helium/milestone/56?closed=1" text:style-name="Internet_20_link" text:visited-style-name="Visited_20_Internet_20_Link"><text:span text:style-name="T4">3.2.104.1</text:span></text:a><text:span text:style-name="T4">:</text:span></text:p>
      <text:p text:style-name="P126"/>
      <text:list xml:id="list110644796274805" text:continue-list="list110644782581966" text:style-name="L10">
        <text:list-item>
          <text:p text:style-name="P294"><text:a xlink:type="simple" xlink:href="https://github.com/GovernIB/helium/issues/1289" text:style-name="Internet_20_link" text:visited-style-name="Visited_20_Internet_20_Link"><text:span text:style-name="T12">#1289</text:span></text:a> Error, no apareix el botó "Disseny"</text:p>
        </text:list-item>
      </text:list>
      <text:p text:style-name="P20"><text:bookmark-end text:name="__DdeLink__18082_5065698141111111"/></text:p>
      <text:p text:style-name="P20">Base de dades:<text:span text:style-name="T2"> </text:span></text:p>
      <text:p text:style-name="P20"/>
      <text:list xml:id="list19570894" text:style-name="L20">
        <text:list-item>
          <text:p text:style-name="P364">Sense canvis</text:p>
        </text:list-item>
      </text:list>
      <text:p text:style-name="P20"/>
      <text:p text:style-name="P55">Propietats globals: </text:p>
      <text:p text:style-name="P55"/>
      <text:list xml:id="list3429292986" text:style-name="L21">
        <text:list-item>
          <text:p text:style-name="P404"><text:span text:style-name="T61">S</text:span>ense canvis</text:p>
        </text:list-item>
      </text:list>
      <text:p text:style-name="P221"/>
      <text:list xml:id="list110643234954260" text:continue-list="list110643999569515" text:style-name="Outline">
        <text:list-item>
          <text:list>
            <text:list-item>
              <text:h text:style-name="P274" text:outline-level="2"><text:bookmark-start text:name="__RefHeading___Toc28723_1470059864"/>v3.2.105<text:bookmark-end text:name="__RefHeading___Toc28723_1470059864"/></text:h>
            </text:list-item>
          </text:list>
        </text:list-item>
      </text:list>
      <text:p text:style-name="P21">Data: </text:p>
      <text:p text:style-name="P86"><text:tab/><text:span text:style-name="T69">12</text:span>/<text:span text:style-name="T69">04</text:span>/201<text:span text:style-name="T42">9</text:span></text:p>
      <text:p text:style-name="P86">Resum: </text:p>
      <text:p text:style-name="P128"><text:span text:style-name="T3"><text:tab/>Correcció de diversos errors trobats a la versió </text:span><text:a xlink:type="simple" xlink:href="https://github.com/GovernIB/helium/milestone/54?closed=1" text:style-name="Internet_20_link" text:visited-style-name="Visited_20_Internet_20_Link"><text:span text:style-name="T3">3.2.104</text:span></text:a><text:span text:style-name="T3">, com l’error amb les versions dels subprocessos i </text:span>l'error que es produïa al intentar crear un document ja existent al expedient integrat amb l'arxiu<text:span text:style-name="T3">.</text:span></text:p>
      <text:p text:style-name="P86"/>
      <text:p text:style-name="P127"><text:bookmark-start text:name="__DdeLink__18082_50656981411111111"/><text:span text:style-name="T4">Canvis realitzats en la versió </text:span><text:a xlink:type="simple" xlink:href="https://github.com/GovernIB/helium/milestone/55?closed=1" text:style-name="Internet_20_link" text:visited-style-name="Visited_20_Internet_20_Link"><text:span text:style-name="T4">3.2.105</text:span></text:a><text:span text:style-name="T4">:</text:span></text:p>
      <text:p text:style-name="P127"/>
      <text:list xml:id="list110645184425073" text:continue-list="list110644796274805" text:style-name="L10">
        <text:list-item>
          <text:p text:style-name="P295"><text:a xlink:type="simple" xlink:href="https://github.com/GovernIB/helium/issues/1284" text:style-name="Internet_20_link" text:visited-style-name="Visited_20_Internet_20_Link">#1284</text:a> Error en les versions dels <text:span text:style-name="T69">subprocessos</text:span> quan no hi ha cap definició de procés creada</text:p>
        </text:list-item>
        <text:list-item>
          <text:p text:style-name="P295"><text:a xlink:type="simple" xlink:href="https://github.com/GovernIB/helium/issues/1290" text:style-name="Internet_20_link" text:visited-style-name="Visited_20_Internet_20_Link">#1290</text:a> Al crear una repro i guardar surt pantalla en blanc</text:p>
        </text:list-item>
        <text:list-item>
          <text:p text:style-name="P295"><text:a xlink:type="simple" xlink:href="https://github.com/GovernIB/helium/issues/1288" text:style-name="Internet_20_link" text:visited-style-name="Visited_20_Internet_20_Link">#1288</text:a> No es firmen els documents adjuntats des de un subprocés</text:p>
        </text:list-item>
        <text:list-item>
          <text:p text:style-name="P295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295"><text:a xlink:type="simple" xlink:href="https://github.com/GovernIB/helium/issues/1285" text:style-name="Internet_20_link" text:visited-style-name="Visited_20_Internet_20_Link">#1285</text:a> Error Arxiu node existent quan es crea un document amb el mateix nom des d'un subprocés</text:p>
        </text:list-item>
        <text:list-item>
          <text:p text:style-name="P295"><text:a xlink:type="simple" xlink:href="https://github.com/GovernIB/helium/issues/1271" text:style-name="Internet_20_link" text:visited-style-name="Visited_20_Internet_20_Link">#1271</text:a> Ordre dels reports basat en columnes</text:p>
        </text:list-item>
        <text:list-item>
          <text:p text:style-name="P295"><text:a xlink:type="simple" xlink:href="https://github.com/GovernIB/helium/issues/1281" text:style-name="Internet_20_link" text:visited-style-name="Visited_20_Internet_20_Link">#1281</text:a> Falta la documentació del handler del Notib al manual de disseny</text:p>
        </text:list-item>
        <text:list-item>
          <text:p text:style-name="P295"><text:a xlink:type="simple" xlink:href="https://github.com/GovernIB/helium/issues/1286" text:style-name="Internet_20_link" text:visited-style-name="Visited_20_Internet_20_Link">#1286</text:a> Corregir el botó de descàrrega del report de variables </text:p>
        </text:list-item>
      </text:list>
      <text:p text:style-name="P21"><text:bookmark-end text:name="__DdeLink__18082_50656981411111111"/></text:p>
      <text:p text:style-name="P21">Base de dades:<text:span text:style-name="T2"> </text:span></text:p>
      <text:p text:style-name="P21"/>
      <text:list xml:id="list799340880" text:style-name="L22">
        <text:list-item>
          <text:p text:style-name="P366">Sense canvis</text:p>
        </text:list-item>
      </text:list>
      <text:p text:style-name="P21"/>
      <text:p text:style-name="P56">Propietats globals: </text:p>
      <text:p text:style-name="P56"/>
      <text:list xml:id="list2425415071" text:style-name="L23">
        <text:list-item>
          <text:p text:style-name="P405"><text:span text:style-name="T61">S</text:span>ense canvis</text:p>
        </text:list-item>
      </text:list>
      <text:list xml:id="list110644892508269" text:continue-list="list110643234954260" text:style-name="Outline">
        <text:list-item>
          <text:list>
            <text:list-item>
              <text:h text:style-name="P275" text:outline-level="2"><text:bookmark-start text:name="__RefHeading___Toc78940_1512682159"/>v3.2.10<text:span text:style-name="T70">6</text:span><text:bookmark-end text:name="__RefHeading___Toc78940_1512682159"/></text:h>
            </text:list-item>
          </text:list>
        </text:list-item>
      </text:list>
      <text:p text:style-name="P22">Data: </text:p>
      <text:p text:style-name="P87"><text:tab/><text:span text:style-name="T78">21</text:span>/<text:span text:style-name="T78">08</text:span>/201<text:span text:style-name="T42">9</text:span></text:p>
      <text:p text:style-name="P87">Resum: <text:span text:style-name="T76">Adaptació a la nova interfície del NOTIB i possibilitat de notificar documents amb manteniment d'interessats a través de la interfície gràcica</text:span>.<text:span text:style-name="T76"> Possibilitat d'adjuntar documents firmats als expedients i a les tasques. Opció per propagar handlers a versions anteriors i descarregar el .par. Canvi a la nova interfície del Portasignatures. Resoldre errors de retroaccions d'accions executades en versions anteriors de la definició de procés. Correcció d'error amb l'Arxiu. Nous dominis externs de tipus REST i funcionalitat per provar dominis. Resolució d'errors menors. </text:span></text:p>
      <text:p text:style-name="P87"/>
      <text:p text:style-name="P129"><text:bookmark-start text:name="__DdeLink__18082_506569814111111111"/><text:span text:style-name="T4">Canvis realitzats en la versió </text:span><text:a xlink:type="simple" xlink:href="https://github.com/GovernIB/helium/milestone/57?closed=1" text:style-name="Internet_20_link" text:visited-style-name="Visited_20_Internet_20_Link"><text:span text:style-name="T4">3.2.106</text:span></text:a><text:span text:style-name="T4">:</text:span></text:p>
      <text:p text:style-name="P129"/>
      <text:list xml:id="list110644672001359" text:continue-list="list110645184425073" text:style-name="L10">
        <text:list-item>
          <text:p text:style-name="P300"><text:a xlink:type="simple" xlink:href="https://github.com/GovernIB/helium/issues/1293" text:style-name="Internet_20_link" text:visited-style-name="Visited_20_Internet_20_Link">#1293</text:a> Canviar a la nova interfície de NOTIB</text:p>
        </text:list-item>
        <text:list-item>
          <text:p text:style-name="P300"><text:a xlink:type="simple" xlink:href="https://github.com/GovernIB/helium/issues/1312" text:style-name="Internet_20_link" text:visited-style-name="Visited_20_Internet_20_Link">#1312</text:a> Corregir aspectes detectats en la revisió amb l'Arxiu</text:p>
        </text:list-item>
        <text:list-item>
          <text:p text:style-name="P300"><text:a xlink:type="simple" xlink:href="https://github.com/GovernIB/helium/issues/1304" text:style-name="Internet_20_link" text:visited-style-name="Visited_20_Internet_20_Link">#1304</text:a> Alta de documents adjunts firmats</text:p>
        </text:list-item>
        <text:list-item>
          <text:p text:style-name="P300"><text:a xlink:type="simple" xlink:href="https://github.com/GovernIB/helium/issues/1253" text:style-name="Internet_20_link" text:visited-style-name="Visited_20_Internet_20_Link">#1253</text:a> Notificar un document a través de la interfície de Helium</text:p>
        </text:list-item>
        <text:list-item>
          <text:p text:style-name="P300"><text:a xlink:type="simple" xlink:href="https://github.com/GovernIB/helium/issues/1308" text:style-name="Internet_20_link" text:visited-style-name="Visited_20_Internet_20_Link">#1308</text:a> Propagació de handlers a versions anteriors</text:p>
        </text:list-item>
        <text:list-item>
          <text:p text:style-name="P300"><text:a xlink:type="simple" xlink:href="https://github.com/GovernIB/helium/issues/1311" text:style-name="Internet_20_link" text:visited-style-name="Visited_20_Internet_20_Link">#1311</text:a> Error en el procés de retroacció</text:p>
        </text:list-item>
        <text:list-item>
          <text:p text:style-name="P300"><text:a xlink:type="simple" xlink:href="https://github.com/GovernIB/helium/issues/1310" text:style-name="Internet_20_link" text:visited-style-name="Visited_20_Internet_20_Link">#1310</text:a> Implementar el WS PortaFIB Callback 1.0</text:p>
        </text:list-item>
        <text:list-item>
          <text:p text:style-name="P300"><text:a xlink:type="simple" xlink:href="https://github.com/GovernIB/helium/issues/1302" text:style-name="Internet_20_link" text:visited-style-name="Visited_20_Internet_20_Link">#1302</text:a> No es modifica el text per una variable amb el check de mantenir valor consulta</text:p>
        </text:list-item>
        <text:list-item>
          <text:p text:style-name="P300"><text:a xlink:type="simple" xlink:href="https://github.com/GovernIB/helium/issues/1259" text:style-name="Internet_20_link" text:visited-style-name="Visited_20_Internet_20_Link">#1259</text:a> Canviar la crida al portafirmes per a que no incrusti els adjunts dins del document firmat</text:p>
        </text:list-item>
        <text:list-item>
          <text:p text:style-name="P300"><text:a xlink:type="simple" xlink:href="https://github.com/GovernIB/helium/issues/1299" text:style-name="Internet_20_link" text:visited-style-name="Visited_20_Internet_20_Link">#1299</text:a> Nou handler per desfinalitzar expedient</text:p>
        </text:list-item>
        <text:list-item>
          <text:p text:style-name="P300"><text:a xlink:type="simple" xlink:href="https://github.com/GovernIB/helium/issues/1301" text:style-name="Internet_20_link" text:visited-style-name="Visited_20_Internet_20_Link">#1301</text:a> Es poden pujar documents a un expedient integrat amb l'arxiu finalitzat</text:p>
        </text:list-item>
        <text:list-item>
          <text:p text:style-name="P300"><text:a xlink:type="simple" xlink:href="https://github.com/GovernIB/helium/issues/1212" text:style-name="Internet_20_link" text:visited-style-name="Visited_20_Internet_20_Link">#1219</text:a> El número d'expedient no s'actualitza després d'errors de validació alta expedient</text:p>
        </text:list-item>
        <text:list-item>
          <text:p text:style-name="P300"><text:a xlink:type="simple" xlink:href="https://github.com/GovernIB/helium/issues/1300" text:style-name="Internet_20_link" text:visited-style-name="Visited_20_Internet_20_Link">#1300</text:a> Error enumeracions valors amb mateix codi</text:p>
        </text:list-item>
        <text:list-item>
          <text:p text:style-name="P300"><text:a xlink:type="simple" xlink:href="https://github.com/GovernIB/helium/issues/1298" text:style-name="Internet_20_link" text:visited-style-name="Visited_20_Internet_20_Link">#1298</text:a> Restringir formats convertibles quan el tipus d'expedient està integrat amb l'Arxiu</text:p>
        </text:list-item>
        <text:list-item>
          <text:p text:style-name="P300"><text:a xlink:type="simple" xlink:href="https://github.com/GovernIB/helium/issues/1294" text:style-name="Internet_20_link" text:visited-style-name="Visited_20_Internet_20_Link">#1294</text:a> Error esborrant tipus d'expedient degut a dependències ddbb</text:p>
        </text:list-item>
        <text:list-item>
          <text:p text:style-name="P300"><text:a xlink:type="simple" xlink:href="https://github.com/GovernIB/helium/issues/1296" text:style-name="Internet_20_link" text:visited-style-name="Visited_20_Internet_20_Link">#1296</text:a> Mostrar error de validació en executar una acció</text:p>
        </text:list-item>
        <text:list-item>
          <text:p text:style-name="P300"><text:a xlink:type="simple" xlink:href="https://github.com/GovernIB/helium/issues/1202" text:style-name="Internet_20_link" text:visited-style-name="Visited_20_Internet_20_Link">#1202</text:a> Tancament d'expedients sense documents a l'Arxiu</text:p>
        </text:list-item>
        <text:list-item>
          <text:p text:style-name="P300"><text:a xlink:type="simple" xlink:href="https://github.com/GovernIB/helium/issues/1272" text:style-name="Internet_20_link" text:visited-style-name="Visited_20_Internet_20_Link">#1272</text:a> Dominis REST</text:p>
        </text:list-item>
        <text:list-item>
          <text:p text:style-name="P300"><text:a xlink:type="simple" xlink:href="https://github.com/GovernIB/helium/issues/1297" text:style-name="Internet_20_link" text:visited-style-name="Visited_20_Internet_20_Link">#1297</text:a> Millora modal reassignació d'una tasca</text:p>
        </text:list-item>
        <text:list-item>
          <text:p text:style-name="P296"><text:a xlink:type="simple" xlink:href="https://github.com/GovernIB/helium/issues/1217" text:style-name="Internet_20_link" text:visited-style-name="Visited_20_Internet_20_Link"><text:span text:style-name="T71">#1217</text:span></text:a><text:span text:style-name="T71"> Falta la funcionalitat de provar dominis externs</text:span></text:p>
        </text:list-item>
        <text:list-item>
          <text:p text:style-name="P296"><text:a xlink:type="simple" xlink:href="https://github.com/GovernIB/helium/issues/1316" text:style-name="Internet_20_link" text:visited-style-name="Visited_20_Internet_20_Link">#1316</text:a> El mètode BasicActionHandler.getVariableText no funciona bé</text:p>
        </text:list-item>
        <text:list-item>
          <text:p text:style-name="P296"><text:a xlink:type="simple" xlink:href="https://github.com/GovernIB/helium/issues/1320" text:style-name="Internet_20_link" text:visited-style-name="Visited_20_Internet_20_Link"><text:span text:style-name="T12">#1320</text:span></text:a> Error visualització valors variable oculta de tipus registre</text:p>
        </text:list-item>
        <text:list-item>
          <text:p text:style-name="P296"><text:a xlink:type="simple" xlink:href="https://github.com/GovernIB/helium/issues/1325" text:style-name="Internet_20_link" text:visited-style-name="Visited_20_Internet_20_Link">#1325</text:a> Error tancant expedient buit finalitzant una tasca</text:p>
        </text:list-item>
      </text:list>
      <text:p text:style-name="P22"><text:bookmark-end text:name="__DdeLink__18082_506569814111111111"/></text:p>
      <text:p text:style-name="P22">Base de dades:<text:span text:style-name="T2"> </text:span></text:p>
      <text:p text:style-name="P22"/>
      <text:list xml:id="list2207461179" text:style-name="L24">
        <text:list-item>
          <text:p text:style-name="P376">Nova taula per guardar la informació dels interessats per a les notificacions amb el Notib</text:p>
          <text:list>
            <text:list-item>
              <text:p text:style-name="P376">helium_update_3.2.106.sql</text:p>
            </text:list-item>
          </text:list>
        </text:list-item>
      </text:list>
      <table:table table:name="Tabla4" table:style-name="Tabla4" table:template-name="Estilo predeterminado">
        <table:table-column table:style-name="Tabla4.A"/>
        <table:table-row table:style-name="Tabla4.1">
          <table:table-cell table:style-name="Tabla4.A1" office:value-type="string">
            <text:p text:style-name="P135">-- #1253 Notificar un document a través de la interfície de Helium</text:p>
            <text:p text:style-name="P212">-- Nova taula per a la informació dels interessats</text:p>
            <text:p text:style-name="P206"/>
            <text:p text:style-name="P196"><text:span text:style-name="T72">CREATE</text:span><text:span text:style-name="T53"> </text:span><text:span text:style-name="T72">TABLE</text:span><text:span text:style-name="T53"> HEL_INTERESSAT</text:span></text:p>
            <text:p text:style-name="P208"><text:soft-page-break/>(</text:p>
            <text:p text:style-name="P196"><text:span text:style-name="T53"><text:tab/>ID<text:tab/><text:tab/><text:tab/><text:tab/><text:tab/>NUMBER(19) <text:s text:c="14"/></text:span><text:span text:style-name="T72">NOT</text:span><text:span text:style-name="T53"> </text:span><text:span text:style-name="T74">NULL</text:span><text:span text:style-name="T53">,</text:span></text:p>
            <text:p text:style-name="P196"><text:span text:style-name="T53"><text:tab/>CODI <text:s text:c="15"/>VARCHAR2(64 </text:span><text:span text:style-name="T72">CHAR</text:span><text:span text:style-name="T53">) <text:s text:c="7"/></text:span><text:span text:style-name="T72">NOT</text:span><text:span text:style-name="T53"> </text:span><text:span text:style-name="T74">NULL</text:span><text:span text:style-name="T53">,</text:span></text:p>
            <text:p text:style-name="P196"><text:span text:style-name="T53"><text:tab/>NIF<text:tab/><text:tab/><text:tab/><text:tab/><text:tab/>VARCHAR2(9 </text:span><text:span text:style-name="T72">CHAR</text:span><text:span text:style-name="T53">)<text:tab/><text:tab/> </text:span><text:span text:style-name="T72">NOT</text:span><text:span text:style-name="T53"> </text:span><text:span text:style-name="T74">NULL</text:span><text:span text:style-name="T53">,</text:span></text:p>
            <text:p text:style-name="P196"><text:span text:style-name="T53"><text:tab/>NOM<text:tab/><text:tab/><text:tab/><text:tab/><text:tab/>VARCHAR2(255 </text:span><text:span text:style-name="T72">CHAR</text:span><text:span text:style-name="T53">) <text:tab/><text:tab/> </text:span><text:span text:style-name="T72">NOT</text:span><text:span text:style-name="T53"> </text:span><text:span text:style-name="T74">NULL</text:span><text:span text:style-name="T53">,</text:span></text:p>
            <text:p text:style-name="P196"><text:span text:style-name="T53"><text:tab/>LLINATGE1<text:tab/><text:tab/><text:tab/>VARCHAR2(255 </text:span><text:span text:style-name="T72">CHAR</text:span><text:span text:style-name="T53">),</text:span></text:p>
            <text:p text:style-name="P196"><text:span text:style-name="T53"><text:tab/>LLINATGE2<text:tab/><text:tab/><text:tab/>VARCHAR2(255 </text:span><text:span text:style-name="T72">CHAR</text:span><text:span text:style-name="T53">),</text:span></text:p>
            <text:p text:style-name="P208"><text:tab/>TIPUS<text:tab/><text:tab/><text:tab/><text:tab/>NUMBER(10),</text:p>
            <text:p text:style-name="P196"><text:span text:style-name="T53"><text:tab/>EMAIL<text:tab/><text:tab/><text:tab/><text:tab/>VARCHAR2(255 </text:span><text:span text:style-name="T72">CHAR</text:span><text:span text:style-name="T53">),</text:span></text:p>
            <text:p text:style-name="P196"><text:span text:style-name="T53"><text:tab/>TELEFON<text:tab/><text:tab/><text:tab/><text:tab/>VARCHAR2(16 </text:span><text:span text:style-name="T72">CHAR</text:span><text:span text:style-name="T53">),</text:span></text:p>
            <text:p text:style-name="P208"><text:tab/>EXPEDIENT_ID <text:s/><text:tab/><text:tab/>NUMBER(19)</text:p>
            <text:p text:style-name="P208">);</text:p>
            <text:p text:style-name="P206"/>
            <text:p text:style-name="P196"><text:span text:style-name="T72">ALTER</text:span><text:span text:style-name="T53"> </text:span><text:span text:style-name="T72">TABLE</text:span><text:span text:style-name="T53"> HEL_INTERESSAT </text:span><text:span text:style-name="T72">ADD</text:span><text:span text:style-name="T53"> (</text:span></text:p>
            <text:p text:style-name="P196"><text:span text:style-name="T53"><text:s text:c="2"/></text:span><text:span text:style-name="T72">CONSTRAINT</text:span><text:span text:style-name="T53"> HEL_EXPEDIENT_INTERESSAT_FK </text:span><text:span text:style-name="T72">FOREIGN</text:span><text:span text:style-name="T53"> </text:span><text:span text:style-name="T72">KEY</text:span><text:span text:style-name="T53"> (EXPEDIENT_ID) </text:span></text:p>
            <text:p text:style-name="P196"><text:span text:style-name="T53"><text:s/></text:span><text:span text:style-name="T72">REFERENCES</text:span><text:span text:style-name="T53"> HEL_EXPEDIENT (ID));</text:span></text:p>
            <text:p text:style-name="P208"><text:s/></text:p>
            <text:p text:style-name="P196"><text:span text:style-name="T72">ALTER</text:span><text:span text:style-name="T53"> </text:span><text:span text:style-name="T72">TABLE</text:span><text:span text:style-name="T53"> HEL_INTERESSAT </text:span><text:span text:style-name="T72">ADD</text:span><text:span text:style-name="T53"> </text:span><text:span text:style-name="T72">CONSTRAINT</text:span><text:span text:style-name="T53"> HEL_INTERESSAT_PK </text:span><text:span text:style-name="T72">PRIMARY</text:span><text:span text:style-name="T53"> </text:span><text:span text:style-name="T72">KEY</text:span><text:span text:style-name="T53"> (ID);</text:span></text:p>
            <text:p text:style-name="P206"/>
            <text:p text:style-name="P196"><text:span text:style-name="T72">CREATE</text:span><text:span text:style-name="T53"> </text:span><text:span text:style-name="T72">INDEX</text:span><text:span text:style-name="T53"> HEL_INTERESSAT_EXPEDIENT_ID_I </text:span><text:span text:style-name="T72">ON</text:span><text:span text:style-name="T53"> HEL_INTERESSAT </text:span></text:p>
            <text:p text:style-name="P208">(EXPEDIENT_ID);</text:p>
            <text:p text:style-name="P206"/>
            <text:p text:style-name="P208"><text:s/><text:tab/></text:p>
            <text:p text:style-name="P212">-- Permisos</text:p>
            <text:p text:style-name="P130"><text:span text:style-name="T75">GRANT </text:span><text:span text:style-name="T72">SELECT</text:span><text:span text:style-name="T75">, </text:span><text:span text:style-name="T72">UPDATE</text:span><text:span text:style-name="T75">, </text:span><text:span text:style-name="T72">INSERT</text:span><text:span text:style-name="T75">, </text:span><text:span text:style-name="T72">DELETE</text:span><text:span text:style-name="T75"> </text:span><text:span text:style-name="T72">ON</text:span><text:span text:style-name="T75"> HEL_INTERESSAT TO WWW_HELIUM;</text:span></text:p>
          </table:table-cell>
        </table:table-row>
      </table:table>
      <text:p text:style-name="P243"/>
      <text:p text:style-name="P22"/>
      <text:p text:style-name="P57">Propietats globals: </text:p>
      <text:p text:style-name="P57"/>
      <text:list xml:id="list1442232947" text:style-name="L25">
        <text:list-item>
          <text:p text:style-name="P432">Propietats afegides pel plugin de validació de firmes amb @firma helium_update_3.2.106.properties.</text:p>
        </text:list-item>
      </text:list>
      <table:table table:name="Tabla3" table:style-name="Tabla3" table:template-name="Estilo predeterminado">
        <table:table-column table:style-name="Tabla3.A"/>
        <table:table-row table:style-name="Tabla3.1">
          <table:table-cell table:style-name="Tabla3.A1" office:value-type="string">
            <text:p text:style-name="P121"># ################### #</text:p>
            <text:p text:style-name="P203"># PROPERTIES AFEGIDES #</text:p>
            <text:p text:style-name="P203"># ################### #</text:p>
            <text:p text:style-name="P206"/>
            <text:p text:style-name="P203">#1304 Alta de documents adjunts firmats</text:p>
            <text:p text:style-name="P206"/>
            <text:p text:style-name="P208"><text:s/></text:p>
            <text:p text:style-name="P203"># ###</text:p>
            <text:p text:style-name="P203"># Plugin de validacio de firmes</text:p>
            <text:p text:style-name="P203"># ###</text:p>
            <text:p text:style-name="P196"><text:span text:style-name="T53">app.validatesignature.plugin.class=</text:span><text:span text:style-name="T56">org.fundaciobit.plugins.validatesignature.afirmacxf.AfirmaCxfValidateSignaturePlugin</text:span></text:p>
            <text:p text:style-name="P206"/>
            <text:p text:style-name="P203"># AfirmaCxfValidateSignaturePlugin</text:p>
            <text:p text:style-name="P196"><text:span text:style-name="T53">app.plugins.validatesignature.afirmacxf.applicationID=</text:span><text:span text:style-name="T56">CAIBDEV.RIPEA</text:span></text:p>
            <text:p text:style-name="P196"><text:span text:style-name="T53">app.plugins.validatesignature.afirmacxf.ignoreservercertificates=</text:span><text:span text:style-name="T56">true</text:span></text:p>
            <text:p text:style-name="P196"><text:span text:style-name="T53">app.plugins.validatesignature.afirmacxf.TransformersTemplatesPath=</text:span><text:span text:style-name="T56">/opt/helium/afirma/transformers</text:span></text:p>
            <text:p text:style-name="P196"><text:span text:style-name="T53">app.plugins.validatesignature.afirmacxf.endpoint=</text:span><text:span text:style-name="T56">https://afirmades.caib.es:4430/afirmaws/services/DSSAfirmaVerify</text:span></text:p>
            <text:p text:style-name="P196"><text:span text:style-name="T53">app.plugins.validatesignature.afirmacxf.authorization.ks.path=</text:span><text:span text:style-name="T56">/opt/helium/afirma/dgdt_proves.jks</text:span></text:p>
            <text:p text:style-name="P196"><text:span text:style-name="T53">app.plugins.validatesignature.afirmacxf.authorization.ks.type=</text:span><text:span text:style-name="T56">JKS</text:span></text:p>
            <text:p text:style-name="P208">app.plugins.validatesignature.afirmacxf.authorization.ks.password=</text:p>
            <text:p text:style-name="P196"><text:soft-page-break/><text:span text:style-name="T53">app.plugins.validatesignature.afirmacxf.authorization.ks.cert.alias=</text:span><text:span text:style-name="T56">preprod-dgdt</text:span></text:p>
            <text:p text:style-name="P196"><text:span text:style-name="T53">app.plugins.validatesignature.afirmacxf.authorization.ks.cert.password=</text:span><text:span text:style-name="T54">*****</text:span></text:p>
          </table:table-cell>
        </table:table-row>
      </table:table>
      <text:p text:style-name="P231"/>
      <text:p text:style-name="P232">Altres:</text:p>
      <text:list xml:id="list582938695" text:style-name="L26">
        <text:list-item>
          <text:p text:style-name="P433">És necessari afegir un directori<text:span text:style-name="T77"> amb permisos per l'usuari de JBoss on trobi les plantilles per @firma i el magatzem de certificats amb la clau per autenticar-se a @firma. Les propietats corresponents a les rutes d'aquest directori són les següents:</text:span></text:p>
        </text:list-item>
      </text:list>
      <table:table table:name="Tabla5" table:style-name="Tabla5" table:template-name="Estilo predeterminado">
        <table:table-column table:style-name="Tabla5.A"/>
        <table:table-row table:style-name="Tabla5.1">
          <table:table-cell table:style-name="Tabla5.A1" office:value-type="string">
            <text:p text:style-name="P211"><text:span text:style-name="T75">app.plugins.validatesignature.afirmacxf.TransformersTemplatesPath=</text:span><text:span text:style-name="T56">/opt/helium/afirma/transformers</text:span></text:p>
            <text:p text:style-name="P211"><text:span text:style-name="T75">app.plugins.validatesignature.afirmacxf.authorization.ks.path=</text:span><text:span text:style-name="T56">/opt/helium/afirma/dgdt_proves.jks</text:span></text:p>
          </table:table-cell>
        </table:table-row>
      </table:table>
      <text:p text:style-name="P232"/>
      <text:p text:style-name="P231"/>
      <text:list xml:id="list110643926804297" text:continue-list="list110644892508269" text:style-name="Outline">
        <text:list-item>
          <text:list>
            <text:list-item>
              <text:h text:style-name="P277" text:outline-level="2"><text:bookmark-start text:name="__RefHeading___Toc31013_78744577"/><text:span text:style-name="T69">v3.2.10</text:span><text:span text:style-name="T94">6</text:span><text:span text:style-name="T95">.1 Correcció callback Portasignatures</text:span><text:bookmark-end text:name="__RefHeading___Toc31013_78744577"/></text:h>
            </text:list-item>
          </text:list>
        </text:list-item>
      </text:list>
      <text:p text:style-name="P23">Data: </text:p>
      <text:p text:style-name="P88"><text:tab/>02/09/2019</text:p>
      <text:p text:style-name="P88">Resum: </text:p>
      <text:p text:style-name="P88"><text:tab/>Correcció urgent del nou callback del Portasingatures en què les notificacions de documents pendents i bloquejats fallen.</text:p>
      <text:p text:style-name="P88"/>
      <text:p text:style-name="P138"><text:bookmark-start text:name="__DdeLink__18082_506569814111111112"/><text:span text:style-name="T4">Canvis realitzats en la versió </text:span><text:a xlink:type="simple" xlink:href="https://github.com/GovernIB/helium/milestone/60?closed=1" text:style-name="Internet_20_link" text:visited-style-name="Visited_20_Internet_20_Link"><text:span text:style-name="T4">3.2.106.1</text:span></text:a><text:span text:style-name="T4">:</text:span></text:p>
      <text:p text:style-name="P138"/>
      <text:list xml:id="list1742608593" text:style-name="L27">
        <text:list-item>
          <text:p text:style-name="P302"><text:a xlink:type="simple" xlink:href="https://github.com/GovernIB/helium/issues/1329" text:style-name="Internet_20_link" text:visited-style-name="Visited_20_Internet_20_Link">#1329</text:a> Error en el callback del portafirmes pels estats PENDENT i BLOQUEJAT</text:p>
        </text:list-item>
      </text:list>
      <text:p text:style-name="P23"><text:bookmark-end text:name="__DdeLink__18082_506569814111111112"/></text:p>
      <text:p text:style-name="P23">Base de dades:<text:span text:style-name="T2"> </text:span></text:p>
      <text:p text:style-name="P23"/>
      <text:list xml:id="list3521637599" text:style-name="L28">
        <text:list-item>
          <text:p text:style-name="P367">Sense canvis</text:p>
        </text:list-item>
      </text:list>
      <text:p text:style-name="P23"/>
      <text:p text:style-name="P58">Propietats globals: </text:p>
      <text:p text:style-name="P58"/>
      <text:list xml:id="list3737418887" text:style-name="L29">
        <text:list-item>
          <text:p text:style-name="P406"><text:span text:style-name="T61">S</text:span>ense canvis</text:p>
        </text:list-item>
      </text:list>
      <text:list xml:id="list110643488986723" text:continue-list="list110643926804297" text:style-name="Outline">
        <text:list-item>
          <text:list>
            <text:list-item>
              <text:h text:style-name="P277" text:outline-level="2"><text:bookmark-start text:name="__RefHeading___Toc431631_3031935846"/><text:span text:style-name="T69">v3.2.10</text:span><text:span text:style-name="T94">6</text:span><text:span text:style-name="T95">.</text:span><text:span text:style-name="T96">2</text:span><text:span text:style-name="T95"> Correcció r</text:span><text:span text:style-name="T96">emitent</text:span><text:span text:style-name="T95"> Portasignatures</text:span><text:bookmark-end text:name="__RefHeading___Toc431631_3031935846"/></text:h>
            </text:list-item>
          </text:list>
        </text:list-item>
      </text:list>
      <text:p text:style-name="P23">Data: </text:p>
      <text:p text:style-name="P88"><text:tab/>05/09/2019</text:p>
      <text:p text:style-name="P88">Resum: </text:p>
      <text:p text:style-name="P88"><text:tab/>Correcció del remitent del Portasignatures. Ara apareixerà el nom de l'usuari que tramita la tasca en comptes del títol de l'expedient i com a descripció del document apareix l'expedient i el document.</text:p>
      <text:p text:style-name="P88"/>
      <text:p text:style-name="P138"><text:bookmark-start text:name="__DdeLink__18082_5065698141111111121"/><text:span text:style-name="T4">Canvis realitzats en la versió </text:span><text:a xlink:type="simple" xlink:href="https://github.com/GovernIB/helium/milestone/61?closed=1" text:style-name="Internet_20_link" text:visited-style-name="Visited_20_Internet_20_Link"><text:span text:style-name="T4">3.2.106.2</text:span></text:a><text:span text:style-name="T4">:</text:span></text:p>
      <text:p text:style-name="P138"/>
      <text:list xml:id="list110644783721220" text:continue-list="list1742608593" text:style-name="L27">
        <text:list-item>
          <text:p text:style-name="P302"><text:a xlink:type="simple" xlink:href="https://github.com/GovernIB/helium/issues/1330" text:style-name="Internet_20_link" text:visited-style-name="Visited_20_Internet_20_Link">#1330</text:a> Valor erroni pel camp remitent quan s'envia un document al Portasignatures</text:p>
        </text:list-item>
      </text:list>
      <text:p text:style-name="P23"><text:bookmark-end text:name="__DdeLink__18082_5065698141111111121"/></text:p>
      <text:p text:style-name="P23">Base de dades:<text:span text:style-name="T2"> </text:span></text:p>
      <text:p text:style-name="P23"/>
      <text:list xml:id="list648214162" text:style-name="L30">
        <text:list-item>
          <text:p text:style-name="P368">Sense canvis</text:p>
        </text:list-item>
      </text:list>
      <text:p text:style-name="P23"/>
      <text:p text:style-name="P58">Propietats globals: </text:p>
      <text:p text:style-name="P58"/>
      <text:list xml:id="list1669670281" text:style-name="L31">
        <text:list-item>
          <text:p text:style-name="P407"><text:span text:style-name="T61">S</text:span>ense canvis</text:p>
        </text:list-item>
      </text:list>
      <text:p text:style-name="P222"/>
      <text:list xml:id="list110643660461593" text:continue-list="list110643488986723" text:style-name="Outline">
        <text:list-item>
          <text:list>
            <text:list-item>
              <text:h text:style-name="P277" text:outline-level="2"><text:bookmark-start text:name="__RefHeading___Toc29263_1762273572"/><text:span text:style-name="T69">v3.2.10</text:span><text:span text:style-name="T94">6</text:span><text:span text:style-name="T95">.</text:span><text:span text:style-name="T96">3</text:span><text:span text:style-name="T95"> Correcció D</text:span><text:span text:style-name="T97">ocumentAdjuntarHandler</text:span><text:bookmark-end text:name="__RefHeading___Toc29263_1762273572"/></text:h>
            </text:list-item>
          </text:list>
        </text:list-item>
      </text:list>
      <text:p text:style-name="P23">Data: </text:p>
      <text:p text:style-name="P88"><text:tab/>13/09/2019</text:p>
      <text:p text:style-name="P88">Resum: </text:p>
      <text:p text:style-name="P138"><text:span text:style-name="T3"><text:tab/>Correcció del </text:span><text:span text:style-name="T32">DocumentAduntarHandler</text:span><text:span text:style-name="T14"> per resoldre un problema amb la tramitació d'expedients</text:span><text:span text:style-name="T3">.</text:span></text:p>
      <text:p text:style-name="P88"/>
      <text:p text:style-name="P138"><text:bookmark-start text:name="__DdeLink__18082_50656981411111111211"/><text:span text:style-name="T4">Canvis realitzats en la versió </text:span><text:a xlink:type="simple" xlink:href="https://github.com/GovernIB/helium/milestone/62?closed=1" text:style-name="Internet_20_link" text:visited-style-name="Visited_20_Internet_20_Link"><text:span text:style-name="T4">3.2.106.3</text:span></text:a><text:span text:style-name="T4">:</text:span></text:p>
      <text:p text:style-name="P138"/>
      <text:list xml:id="list110644439207253" text:continue-list="list110644783721220" text:style-name="L27">
        <text:list-item>
          <text:p text:style-name="P302"><text:a xlink:type="simple" xlink:href="https://github.com/GovernIB/helium/issues/1332" text:style-name="Internet_20_link" text:visited-style-name="Visited_20_Internet_20_Link">#1332</text:a> Error en el handler DocumentAdjuntarHandler per documents definits a l'expedient</text:p>
        </text:list-item>
      </text:list>
      <text:p text:style-name="P23"><text:bookmark-end text:name="__DdeLink__18082_50656981411111111211"/></text:p>
      <text:p text:style-name="P23">Base de dades:<text:span text:style-name="T2"> </text:span></text:p>
      <text:p text:style-name="P23"/>
      <text:list xml:id="list3656968959" text:style-name="L32">
        <text:list-item>
          <text:p text:style-name="P369">Sense canvis</text:p>
        </text:list-item>
      </text:list>
      <text:p text:style-name="P23"/>
      <text:p text:style-name="P58">Propietats globals: </text:p>
      <text:p text:style-name="P58"/>
      <text:list xml:id="list613529437" text:style-name="L33">
        <text:list-item>
          <text:p text:style-name="P445"><text:span text:style-name="T50">S</text:span><text:span text:style-name="T49">ense canvis</text:span></text:p>
        </text:list-item>
      </text:list>
      <text:list xml:id="list110645032633126" text:continue-list="list110643660461593" text:style-name="Outline">
        <text:list-item>
          <text:list>
            <text:list-item>
              <text:h text:style-name="P278" text:outline-level="2"><text:bookmark-start text:name="__RefHeading___Toc54127_81651155"/><text:span text:style-name="T69">v3.2.10</text:span><text:span text:style-name="T94">6</text:span><text:span text:style-name="T95">.</text:span><text:span text:style-name="T96">4</text:span><text:span text:style-name="T95"> </text:span><text:span text:style-name="T98">Correc</text:span><text:span text:style-name="T99">c</text:span><text:span text:style-name="T98">ions i eixamplar pantalla</text:span><text:bookmark-end text:name="__RefHeading___Toc54127_81651155"/></text:h>
            </text:list-item>
          </text:list>
        </text:list-item>
      </text:list>
      <text:p text:style-name="P24">Data: </text:p>
      <text:p text:style-name="P89"><text:tab/>10/10/2019</text:p>
      <text:p text:style-name="P89">Resum: </text:p>
      <text:p text:style-name="P89"><text:tab/>Correcció per poder adjuntar documents a una tasca assignada tot i no tenir permisos sobre el tipus d'expedient. Eixamplar pantalla per aprofitar espai. Poder veure informació de l'Arxiu o dades NTI sense ser administrador.</text:p>
      <text:p text:style-name="P89"/>
      <text:p text:style-name="P139"><text:bookmark-start text:name="__DdeLink__18082_506569814111111112111"/><text:span text:style-name="T4">Canvis realitzats en la versió </text:span><text:a xlink:type="simple" xlink:href="https://github.com/GovernIB/helium/milestone/63?closed=1" text:style-name="Internet_20_link" text:visited-style-name="Visited_20_Internet_20_Link"><text:span text:style-name="T4">3.2.106.4</text:span></text:a><text:span text:style-name="T4">:</text:span></text:p>
      <text:p text:style-name="P139"/>
      <text:list xml:id="list1464270461" text:style-name="L34">
        <text:list-item>
          <text:p text:style-name="P307"><text:a xlink:type="simple" xlink:href="https://github.com/GovernIB/helium/issues/1343" text:style-name="Internet_20_link" text:visited-style-name="Visited_20_Internet_20_Link">#1343</text:a><text:span text:style-name="T122"> </text:span>Permetre que els usuaris sense permisos amb tasca assignada puguin adjuntar documents</text:p>
        </text:list-item>
        <text:list-item>
          <text:p text:style-name="P307"><text:a xlink:type="simple" xlink:href="https://github.com/GovernIB/helium/issues/1333" text:style-name="Internet_20_link" text:visited-style-name="Visited_20_Internet_20_Link">#1333</text:a> Eixamplar pantalla</text:p>
        </text:list-item>
        <text:list-item>
          <text:p text:style-name="P307"><text:a xlink:type="simple" xlink:href="https://github.com/GovernIB/helium/issues/1334" text:style-name="Internet_20_link" text:visited-style-name="Visited_20_Internet_20_Link">#1334</text:a> El filtre per dades de finalització no funciona bé</text:p>
        </text:list-item>
        <text:list-item>
          <text:p text:style-name="P307"><text:a xlink:type="simple" xlink:href="https://github.com/GovernIB/helium/issues/1331" text:style-name="Internet_20_link" text:visited-style-name="Visited_20_Internet_20_Link">#1331</text:a> No es veuen els detalls de l'Arxiu per usuaris no administradors</text:p>
        </text:list-item>
        <text:list-item>
          <text:p text:style-name="P307"><text:a xlink:type="simple" xlink:href="https://github.com/GovernIB/helium/issues/1344" text:style-name="Internet_20_link" text:visited-style-name="Visited_20_Internet_20_Link">#1344</text:a><text:span text:style-name="T123"> </text:span>Error en el valor mostrat en les consultes de camps select que mantenen el valor</text:p>
        </text:list-item>
      </text:list>
      <text:p text:style-name="P24"><text:bookmark-end text:name="__DdeLink__18082_506569814111111112111"/></text:p>
      <text:p text:style-name="P24">Base de dades:<text:span text:style-name="T2"> </text:span></text:p>
      <text:p text:style-name="P24"/>
      <text:list xml:id="list3126977681" text:style-name="L35">
        <text:list-item>
          <text:p text:style-name="P370">Sense canvis</text:p>
        </text:list-item>
      </text:list>
      <text:p text:style-name="P24"/>
      <text:p text:style-name="P59">Propietats globals: </text:p>
      <text:p text:style-name="P59"/>
      <text:list xml:id="list588547145" text:style-name="L36">
        <text:list-item>
          <text:p text:style-name="P408"><text:span text:style-name="T61">S</text:span>ense canvis</text:p>
        </text:list-item>
      </text:list>
      <text:p text:style-name="P223"/>
      <text:list xml:id="list110644732952627" text:continue-list="list110645032633126" text:style-name="Outline">
        <text:list-item>
          <text:list>
            <text:list-item>
              <text:h text:style-name="P278" text:outline-level="2"><text:bookmark-start text:name="__RefHeading___Toc141124_2376748256"/><text:span text:style-name="T69">v3.2.10</text:span><text:span text:style-name="T94">6</text:span><text:span text:style-name="T95">.</text:span><text:span text:style-name="T96">5</text:span><text:span text:style-name="T95"> </text:span><text:span text:style-name="T98">E</text:span><text:span text:style-name="T100">rror retroacció</text:span><text:bookmark-end text:name="__RefHeading___Toc141124_2376748256"/></text:h>
            </text:list-item>
          </text:list>
        </text:list-item>
      </text:list>
      <text:p text:style-name="P24">Data: </text:p>
      <text:p text:style-name="P89"><text:tab/>11/10/2019</text:p>
      <text:p text:style-name="P89">Resum: </text:p>
      <text:p text:style-name="P89"><text:tab/>Correcció de l'error que esborra els logs de retroacció.</text:p>
      <text:p text:style-name="P89"/>
      <text:p text:style-name="P139"><text:bookmark-start text:name="__DdeLink__18082_5065698141111111121111"/><text:span text:style-name="T4">Canvis realitzats en la versió </text:span><text:a xlink:type="simple" xlink:href="https://github.com/GovernIB/helium/milestone/64?closed=1" text:style-name="Internet_20_link" text:visited-style-name="Visited_20_Internet_20_Link"><text:span text:style-name="T4">3.2.106.5</text:span></text:a><text:span text:style-name="T4">:</text:span></text:p>
      <text:p text:style-name="P139"/>
      <text:list xml:id="list110643986859901" text:continue-list="list1464270461" text:style-name="L34">
        <text:list-item>
          <text:p text:style-name="P307"><text:a xlink:type="simple" xlink:href="https://github.com/GovernIB/helium/issues/1340" text:style-name="Internet_20_link" text:visited-style-name="Visited_20_Internet_20_Link">#1340</text:a><text:span text:style-name="T124"> </text:span>No es veuen les opcions de retroacció</text:p>
        </text:list-item>
      </text:list>
      <text:p text:style-name="P24"><text:bookmark-end text:name="__DdeLink__18082_5065698141111111121111"/></text:p>
      <text:p text:style-name="P24">Base de dades:<text:span text:style-name="T2"> </text:span></text:p>
      <text:p text:style-name="P24"/>
      <text:list xml:id="list2703283878" text:style-name="L37">
        <text:list-item>
          <text:p text:style-name="P371">Sense canvis</text:p>
        </text:list-item>
      </text:list>
      <text:p text:style-name="P24"/>
      <text:p text:style-name="P59">Propietats globals: </text:p>
      <text:p text:style-name="P59"/>
      <text:list xml:id="list1545179190" text:style-name="L38">
        <text:list-item>
          <text:p text:style-name="P409"><text:span text:style-name="T61">S</text:span>ense canvis</text:p>
        </text:list-item>
      </text:list>
      <text:p text:style-name="P223"/>
      <text:list xml:id="list110644659275461" text:continue-list="list110644732952627" text:style-name="Outline">
        <text:list-item>
          <text:list>
            <text:list-item>
              <text:h text:style-name="P279" text:outline-level="2"><text:bookmark-start text:name="__RefHeading___Toc70444_2907556958"/><text:span text:style-name="T69">v3.2.10</text:span><text:span text:style-name="T94">6</text:span><text:span text:style-name="T95">.</text:span><text:span text:style-name="T96">6</text:span><text:span text:style-name="T102"> Correcció llistat de tasques</text:span><text:bookmark-end text:name="__RefHeading___Toc70444_2907556958"/></text:h>
            </text:list-item>
          </text:list>
        </text:list-item>
      </text:list>
      <text:p text:style-name="P26">Data: </text:p>
      <text:p text:style-name="P91"><text:tab/>23/10/2019</text:p>
      <text:p text:style-name="P91">Resum: </text:p>
      <text:p text:style-name="P91"><text:tab/>Correcció de<text:span text:style-name="T127">l llistat de tasques en què es perdia la selecció. S'ha afegit la possibilitat d'alliberar massivament i tramitar.</text:span></text:p>
      <text:p text:style-name="P91"/>
      <text:p text:style-name="P141"><text:bookmark-start text:name="__DdeLink__18082_50656981411111111211111"/><text:span text:style-name="T4">Canvis realitzats en la versió </text:span><text:a xlink:type="simple" xlink:href="https://github.com/GovernIB/helium/milestone/65?closed=1" text:style-name="Internet_20_link" text:visited-style-name="Visited_20_Internet_20_Link"><text:span text:style-name="T4">3.2.106.6</text:span></text:a><text:span text:style-name="T4">:</text:span></text:p>
      <text:p text:style-name="P141"/>
      <text:list xml:id="list1558471950" text:style-name="L39">
        <text:list-item>
          <text:p text:style-name="P308"><text:a xlink:type="simple" xlink:href="https://github.com/GovernIB/helium/issues/1348" text:style-name="Internet_20_link" text:visited-style-name="Visited_20_Internet_20_Link">#1348</text:a> Corregir errors en la pàgina de consultes de tasques</text:p>
        </text:list-item>
      </text:list>
      <text:p text:style-name="P26"><text:bookmark-end text:name="__DdeLink__18082_50656981411111111211111"/></text:p>
      <text:p text:style-name="P26">Base de dades:<text:span text:style-name="T2"> </text:span></text:p>
      <text:p text:style-name="P26"/>
      <text:list xml:id="list493858633" text:style-name="L40">
        <text:list-item>
          <text:p text:style-name="P372">Sense canvis</text:p>
        </text:list-item>
      </text:list>
      <text:p text:style-name="P26"/>
      <text:p text:style-name="P61">Propietats globals: </text:p>
      <text:p text:style-name="P61"/>
      <text:list xml:id="list3173340053" text:style-name="L41">
        <text:list-item>
          <text:p text:style-name="P410"><text:span text:style-name="T61">S</text:span>ense canvis</text:p>
        </text:list-item>
      </text:list>
      <text:list xml:id="list110643612542965" text:continue-list="list110644659275461" text:style-name="Outline">
        <text:list-item>
          <text:list>
            <text:list-item>
              <text:h text:style-name="P276" text:outline-level="2"><text:bookmark-start text:name="__RefHeading___Toc54129_81651155"/>v3.2.107 Helium amb Herència<text:bookmark-end text:name="__RefHeading___Toc54129_81651155"/></text:h>
            </text:list-item>
          </text:list>
        </text:list-item>
      </text:list>
      <text:p text:style-name="P24">Data: </text:p>
      <text:p text:style-name="P89"><text:tab/>30/09/2019</text:p>
      <text:p text:style-name="P89">Resum: <text:span text:style-name="T79">Herència de tipus d'expedients</text:span></text:p>
      <text:p text:style-name="P89"/>
      <text:p text:style-name="P139"><text:bookmark-start text:name="__DdeLink__18082_5065698141111111111"/><text:span text:style-name="T4">Canvis realitzats en la versió </text:span><text:a xlink:type="simple" xlink:href="https://github.com/GovernIB/helium/milestone/58?closed=1" text:style-name="Internet_20_link" text:visited-style-name="Visited_20_Internet_20_Link"><text:span text:style-name="T4">3.2.107</text:span></text:a><text:span text:style-name="T4">:</text:span></text:p>
      <text:p text:style-name="P139"/>
      <text:list xml:id="list674043019" text:style-name="L42">
        <text:list-item>
          <text:p text:style-name="P301"><text:a xlink:type="simple" xlink:href="https://github.com/GovernIB/helium/issues/1305" text:style-name="Internet_20_link" text:visited-style-name="Visited_20_Internet_20_Link">#1305</text:a> Ajuntar la branca de l'herència a la branca principal</text:p>
        </text:list-item>
        <text:list-item>
          <text:p text:style-name="P309"><text:a xlink:type="simple" xlink:href="https://github.com/GovernIB/helium/issues/1323" text:style-name="Internet_20_link" text:visited-style-name="Visited_20_Internet_20_Link"><text:span text:style-name="T12">#1323</text:span></text:a> Rectificar el nom de l'arxiu a firmar quan s'envia al portasignatures</text:p>
        </text:list-item>
        <text:list-item>
          <text:p text:style-name="P309"><text:a xlink:type="simple" xlink:href="https://github.com/GovernIB/helium/issues/1319" text:style-name="Internet_20_link" text:visited-style-name="Visited_20_Internet_20_Link">#1319</text:a> Permetre variables de tipus registre buides a la tramitació de les tasques</text:p>
        </text:list-item>
        <text:list-item>
          <text:p text:style-name="P310"><text:a xlink:type="simple" xlink:href="https://github.com/GovernIB/helium/issues/1315" text:style-name="Internet_20_link" text:visited-style-name="Visited_20_Internet_20_Link">#1315</text:a> No es pot esborrar una DP per la FK_LOG_ACTION</text:p>
        </text:list-item>
        <text:list-item>
          <text:p text:style-name="P301"><text:a xlink:type="simple" xlink:href="https://github.com/GovernIB/helium/issues/1313" text:style-name="Internet_20_link" text:visited-style-name="Visited_20_Internet_20_Link">#1313</text:a> Error esborrant una variable per relació amb una tasca</text:p>
        </text:list-item>
        <text:list-item>
          <text:p text:style-name="P309"><text:a xlink:type="simple" xlink:href="https://github.com/GovernIB/helium/issues/1306" text:style-name="Internet_20_link" text:visited-style-name="Visited_20_Internet_20_Link"><text:span text:style-name="T71">#1306</text:span></text:a><text:span text:style-name="T71"> Error exportant expedient genèric amb herència per variables de tasques</text:span></text:p>
        </text:list-item>
      </text:list>
      <text:p text:style-name="P24"><text:bookmark-end text:name="__DdeLink__18082_5065698141111111111"/></text:p>
      <text:p text:style-name="P24">Base de dades:<text:span text:style-name="T2"> </text:span></text:p>
      <text:p text:style-name="P24"/>
      <text:list xml:id="list2744926165" text:style-name="L43">
        <text:list-item>
          <text:p text:style-name="P378">Modificació de taules per afegir camps d'herència i referències al tipus d'expedient. Procediment per canviar restriccions de claus úniques.</text:p>
          <text:list>
            <text:list-item>
              <text:p text:style-name="P377">helium_update_3.2.10<text:span text:style-name="T80">7</text:span>.sql</text:p>
            </text:list-item>
          </text:list>
        </text:list-item>
      </text:list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36">-------------------------------------------------------------------</text:p>
            <text:p text:style-name="P213">-- #1043 Herència de tipus d’expedient</text:p>
            <text:p text:style-name="P213">-------------------------------------------------------------------</text:p>
            <text:p text:style-name="P207"/>
            <text:p text:style-name="P213">-- Afegeix la propietat d'heretable i la referència al TE pare a la taula de tipus d'expedients</text:p>
            <text:p text:style-name="P197"><text:span text:style-name="T72">ALTER</text:span><text:span text:style-name="T53"> </text:span><text:span text:style-name="T72">TABLE</text:span><text:span text:style-name="T53"> HELIUM.HEL_EXPEDIENT_TIPUS </text:span><text:span text:style-name="T72">ADD</text:span><text:span text:style-name="T53"> (HERETABLE NUMBER (1) </text:span><text:span text:style-name="T72">DEFAULT</text:span><text:span text:style-name="T53"> 0);</text:span></text:p>
            <text:p text:style-name="P197"><text:span text:style-name="T72">ALTER</text:span><text:span text:style-name="T53"> </text:span><text:span text:style-name="T72">TABLE</text:span><text:span text:style-name="T53"> HELIUM.HEL_EXPEDIENT_TIPUS </text:span><text:span text:style-name="T72">ADD</text:span><text:span text:style-name="T53"> (EXPEDIENT_TIPUS_PARE_ID NUMBER (19));</text:span></text:p>
            <text:p text:style-name="P207"/>
            <text:p text:style-name="P197"><text:span text:style-name="T72">ALTER</text:span><text:span text:style-name="T53"> </text:span><text:span text:style-name="T72">TABLE</text:span><text:span text:style-name="T53"> HEL_EXPEDIENT_TIPUS </text:span><text:span text:style-name="T72">ADD</text:span><text:span text:style-name="T53"> (</text:span></text:p>
            <text:p text:style-name="P197"><text:span text:style-name="T53"><text:s text:c="2"/></text:span><text:span text:style-name="T72">CONSTRAINT</text:span><text:span text:style-name="T53"> HEL_EXPTIPUS_PARE_EXPTIPUS_FK </text:span><text:span text:style-name="T72">FOREIGN</text:span><text:span text:style-name="T53"> </text:span><text:span text:style-name="T72">KEY</text:span><text:span text:style-name="T53"> (EXPEDIENT_TIPUS_PARE_ID) </text:span></text:p>
            <text:p text:style-name="P197"><text:span text:style-name="T53"><text:s/></text:span><text:span text:style-name="T72">REFERENCES</text:span><text:span text:style-name="T53"> HEL_EXPEDIENT_TIPUS (ID)</text:span></text:p>
            <text:p text:style-name="P209">);</text:p>
            <text:p text:style-name="P207"/>
            <text:p text:style-name="P197"><text:span text:style-name="T72">CREATE</text:span><text:span text:style-name="T53"> </text:span><text:span text:style-name="T72">INDEX</text:span><text:span text:style-name="T53"> HELIUM.HEL_EXTIP_PARE_I </text:span><text:span text:style-name="T72">on</text:span><text:span text:style-name="T53"> HELIUM.HEL_EXPEDIENT_TIPUS</text:span></text:p>
            <text:p text:style-name="P209">(EXPEDIENT_TIPUS_PARE_ID);</text:p>
            <text:p text:style-name="P207"/>
            <text:p text:style-name="P207"/>
            <text:p text:style-name="P213">-------------------------------------------------------------------</text:p>
            <text:p text:style-name="P213">-- #1080 Escriptura de les tasques heretades. Poder afegir variables</text:p>
            <text:p text:style-name="P213">-------------------------------------------------------------------</text:p>
            <text:p text:style-name="P207"/>
            <text:p text:style-name="P213">-- Modifica la taula camp tasca per tenir una referència al tipus d'expedient en el cas que hi hagi herència</text:p>
            <text:p text:style-name="P197"><text:span text:style-name="T72">ALTER</text:span><text:span text:style-name="T53"> </text:span><text:span text:style-name="T72">TABLE</text:span><text:span text:style-name="T53"> HELIUM.HEL_CAMP_TASCA </text:span><text:span text:style-name="T72">ADD</text:span><text:span text:style-name="T53"> (EXPEDIENT_TIPUS_ID NUMBER (19));</text:span></text:p>
            <text:p text:style-name="P207"/>
            <text:p text:style-name="P197"><text:span text:style-name="T72">ALTER</text:span><text:span text:style-name="T53"> </text:span><text:span text:style-name="T72">TABLE</text:span><text:span text:style-name="T53"> HELIUM.HEL_CAMP_TASCA </text:span><text:span text:style-name="T72">ADD</text:span><text:span text:style-name="T53"> (</text:span></text:p>
            <text:p text:style-name="P197"><text:span text:style-name="T53"><text:s text:c="2"/></text:span><text:span text:style-name="T72">CONSTRAINT</text:span><text:span text:style-name="T53"> HEL_EXPTIPUS_CAMPTASCA_FK </text:span><text:span text:style-name="T72">FOREIGN</text:span><text:span text:style-name="T53"> </text:span><text:span text:style-name="T72">KEY</text:span><text:span text:style-name="T53"> (EXPEDIENT_TIPUS_ID) </text:span></text:p>
            <text:p text:style-name="P197"><text:span text:style-name="T53"><text:s/></text:span><text:span text:style-name="T72">REFERENCES</text:span><text:span text:style-name="T53"> HEL_EXPEDIENT_TIPUS (ID)</text:span></text:p>
            <text:p text:style-name="P209">);</text:p>
            <text:p text:style-name="P207"/>
            <text:p text:style-name="P197"><text:soft-page-break/><text:span text:style-name="T72">CREATE</text:span><text:span text:style-name="T53"> </text:span><text:span text:style-name="T72">INDEX</text:span><text:span text:style-name="T53"> HELIUM.HEL_CAMP_TASCA_EXTIP_I </text:span><text:span text:style-name="T72">on</text:span><text:span text:style-name="T53"> HELIUM.HEL_CAMP_TASCA</text:span></text:p>
            <text:p text:style-name="P209">(EXPEDIENT_TIPUS_ID);</text:p>
            <text:p text:style-name="P207"/>
            <text:p text:style-name="P213">-- Modifica la taula camp document per tenir una referència al tipus d'expedient en el cas que hi hagi herència</text:p>
            <text:p text:style-name="P197"><text:span text:style-name="T72">ALTER</text:span><text:span text:style-name="T53"> </text:span><text:span text:style-name="T72">TABLE</text:span><text:span text:style-name="T53"> HELIUM.HEL_DOCUMENT_TASCA </text:span><text:span text:style-name="T72">ADD</text:span><text:span text:style-name="T53"> (EXPEDIENT_TIPUS_ID NUMBER (19));</text:span></text:p>
            <text:p text:style-name="P207"/>
            <text:p text:style-name="P197"><text:span text:style-name="T72">ALTER</text:span><text:span text:style-name="T53"> </text:span><text:span text:style-name="T72">TABLE</text:span><text:span text:style-name="T53"> HELIUM.HEL_DOCUMENT_TASCA </text:span><text:span text:style-name="T72">ADD</text:span><text:span text:style-name="T53"> (</text:span></text:p>
            <text:p text:style-name="P197"><text:span text:style-name="T53"><text:s text:c="2"/></text:span><text:span text:style-name="T72">CONSTRAINT</text:span><text:span text:style-name="T53"> HEL_EXPTIPUS_DOCTASCA_FK </text:span><text:span text:style-name="T72">FOREIGN</text:span><text:span text:style-name="T53"> </text:span><text:span text:style-name="T72">KEY</text:span><text:span text:style-name="T53"> (EXPEDIENT_TIPUS_ID) </text:span></text:p>
            <text:p text:style-name="P197"><text:span text:style-name="T53"><text:s/></text:span><text:span text:style-name="T72">REFERENCES</text:span><text:span text:style-name="T53"> HEL_EXPEDIENT_TIPUS (ID)</text:span></text:p>
            <text:p text:style-name="P209">);</text:p>
            <text:p text:style-name="P207"/>
            <text:p text:style-name="P197"><text:span text:style-name="T72">CREATE</text:span><text:span text:style-name="T53"> </text:span><text:span text:style-name="T72">INDEX</text:span><text:span text:style-name="T53"> HELIUM.HEL_DOCTASCA_EXTIP_I </text:span><text:span text:style-name="T72">on</text:span><text:span text:style-name="T53"> HELIUM.HEL_DOCUMENT_TASCA</text:span></text:p>
            <text:p text:style-name="P209">(EXPEDIENT_TIPUS_ID);</text:p>
            <text:p text:style-name="P207"/>
            <text:p text:style-name="P213">-- Modifica la taula firma tasca per tenir una referència al tipus d'expedient en el cas que hi hagi herència</text:p>
            <text:p text:style-name="P197"><text:span text:style-name="T72">ALTER</text:span><text:span text:style-name="T53"> </text:span><text:span text:style-name="T72">TABLE</text:span><text:span text:style-name="T53"> HELIUM.HEL_FIRMA_TASCA </text:span><text:span text:style-name="T72">ADD</text:span><text:span text:style-name="T53"> (EXPEDIENT_TIPUS_ID NUMBER (19));</text:span></text:p>
            <text:p text:style-name="P207"/>
            <text:p text:style-name="P197"><text:span text:style-name="T72">ALTER</text:span><text:span text:style-name="T53"> </text:span><text:span text:style-name="T72">TABLE</text:span><text:span text:style-name="T53"> HELIUM.HEL_FIRMA_TASCA </text:span><text:span text:style-name="T72">ADD</text:span><text:span text:style-name="T53"> (</text:span></text:p>
            <text:p text:style-name="P197"><text:span text:style-name="T53"><text:s text:c="2"/></text:span><text:span text:style-name="T72">CONSTRAINT</text:span><text:span text:style-name="T53"> HEL_EXPTIPUS_FIRTASCA_FK </text:span><text:span text:style-name="T72">FOREIGN</text:span><text:span text:style-name="T53"> </text:span><text:span text:style-name="T72">KEY</text:span><text:span text:style-name="T53"> (EXPEDIENT_TIPUS_ID) </text:span></text:p>
            <text:p text:style-name="P197"><text:span text:style-name="T53"><text:s/></text:span><text:span text:style-name="T72">REFERENCES</text:span><text:span text:style-name="T53"> HEL_EXPEDIENT_TIPUS (ID)</text:span></text:p>
            <text:p text:style-name="P209">);</text:p>
            <text:p text:style-name="P207"/>
            <text:p text:style-name="P197"><text:span text:style-name="T72">CREATE</text:span><text:span text:style-name="T53"> </text:span><text:span text:style-name="T72">INDEX</text:span><text:span text:style-name="T53"> HELIUM.HEL_FIRTASCA_EXTIP_I </text:span><text:span text:style-name="T72">on</text:span><text:span text:style-name="T53"> HELIUM.HEL_FIRMA_TASCA</text:span></text:p>
            <text:p text:style-name="P209">(EXPEDIENT_TIPUS_ID);</text:p>
            <text:p text:style-name="P207"/>
            <text:p text:style-name="P207"/>
            <text:p text:style-name="P213">-- Esborra les restriccions úniques</text:p>
            <text:p text:style-name="P213">--<text:tab/>HEL_CAMP_TASCA(TASCA_ID, CAMP_ID), HEL_CAMP_TASCA(TASCA_ID, ORDRE)</text:p>
            <text:p text:style-name="P213">--<text:tab/>HEL_DOCUMENT_TASCA(TASCA_ID, DOCUMENT_ID), HEL_DOCUMENT_TASCA(TASCA_ID, ORDRE)</text:p>
            <text:p text:style-name="P213">--<text:tab/>HEL_FIRMA_TASCA(TASCA_ID, DOCUMENT_ID), HEL_FIRMA_TASCA(TASCA_ID, ORDRE)</text:p>
            <text:p text:style-name="P217">DECLARE</text:p>
            <text:p text:style-name="P197"><text:span text:style-name="T53"><text:s/></text:span><text:span text:style-name="T72">PROCEDURE</text:span><text:span text:style-name="T53"> Borra_restr(p_taula VARCHAR2, p_columna1 VARCHAR2, p_columna2 VARCHAR2) </text:span><text:span text:style-name="T72">IS</text:span></text:p>
            <text:p text:style-name="P209"><text:s text:c="2"/>src_cur pls_integer;</text:p>
            <text:p text:style-name="P209"><text:s text:c="2"/>src_rows <text:s/>pls_integer;</text:p>
            <text:p text:style-name="P209"><text:s text:c="2"/>v_sql VARCHAR2(1000);</text:p>
            <text:p text:style-name="P197"><text:span text:style-name="T53"><text:s text:c="2"/></text:span><text:span text:style-name="T72">CURSOR</text:span><text:span text:style-name="T53"> cur_rest </text:span><text:span text:style-name="T72">IS</text:span></text:p>
            <text:p text:style-name="P209"><text:s text:c="11"/></text:p>
            <text:p text:style-name="P197"><text:span text:style-name="T53"><text:tab/></text:span><text:span text:style-name="T72">SELECT</text:span><text:span text:style-name="T53"> UQ.CONSTRAINT_NAME nom</text:span></text:p>
            <text:p text:style-name="P197"><text:span text:style-name="T53"><text:tab/></text:span><text:span text:style-name="T72">FROM</text:span><text:span text:style-name="T53"> USER_CONSTRAINTS UQ</text:span></text:p>
            <text:p text:style-name="P197"><text:span text:style-name="T53"><text:tab/> <text:s text:c="3"/></text:span><text:span text:style-name="T72">INNER</text:span><text:span text:style-name="T53"> </text:span><text:span text:style-name="T72">JOIN</text:span><text:span text:style-name="T53"> USER_CONS_COLUMNS C1 </text:span><text:span text:style-name="T72">ON</text:span><text:span text:style-name="T53"> C1.CONSTRAINT_NAME = UQ.CONSTRAINT_NAME</text:span></text:p>
            <text:p text:style-name="P197"><text:span text:style-name="T53"><text:tab/> <text:s text:c="3"/></text:span><text:span text:style-name="T72">INNER</text:span><text:span text:style-name="T53"> </text:span><text:span text:style-name="T72">JOIN</text:span><text:span text:style-name="T53"> USER_CONS_COLUMNS C2 </text:span><text:span text:style-name="T72">ON</text:span><text:span text:style-name="T53"> C2.CONSTRAINT_NAME = UQ.CONSTRAINT_NAME</text:span></text:p>
            <text:p text:style-name="P197"><text:span text:style-name="T53"><text:tab/></text:span><text:span text:style-name="T72">WHERE</text:span></text:p>
            <text:p text:style-name="P197"><text:span text:style-name="T53"><text:tab/> <text:s text:c="3"/>UQ.TABLE_NAME = </text:span><text:span text:style-name="T81">UPPER</text:span><text:span text:style-name="T53">(p_taula) <text:s text:c="3"/></text:span></text:p>
            <text:p text:style-name="P197"><text:span text:style-name="T53"><text:tab/> <text:s text:c="3"/></text:span><text:span text:style-name="T72">AND</text:span><text:span text:style-name="T53"> C1.column_name </text:span><text:span text:style-name="T72">LIKE</text:span><text:span text:style-name="T53"> </text:span><text:span text:style-name="T81">UPPER</text:span><text:span text:style-name="T53">(p_columna1)</text:span></text:p>
            <text:p text:style-name="P197"><text:span text:style-name="T53"><text:tab/> <text:s text:c="3"/></text:span><text:span text:style-name="T72">AND</text:span><text:span text:style-name="T53"> C2.column_name </text:span><text:span text:style-name="T72">LIKE</text:span><text:span text:style-name="T53"> </text:span><text:span text:style-name="T81">UPPER</text:span><text:span text:style-name="T53">(p_columna2);</text:span></text:p>
            <text:p text:style-name="P209"><text:s text:c="4"/></text:p>
            <text:p text:style-name="P197"><text:span text:style-name="T53"><text:s/></text:span><text:span text:style-name="T72">BEGIN</text:span></text:p>
            <text:p text:style-name="P197"><text:span text:style-name="T53"><text:s text:c="2"/></text:span><text:span text:style-name="T81">FOR</text:span><text:span text:style-name="T53"> i </text:span><text:span text:style-name="T72">IN</text:span><text:span text:style-name="T53"> cur_rest LOOP</text:span></text:p>
            <text:p text:style-name="P209"><text:s text:c="6"/>src_cur := DBMS_SQL.OPEN_CURSOR;</text:p>
            <text:p text:style-name="P197"><text:span text:style-name="T53"><text:s text:c="7"/>v_sql := </text:span><text:span text:style-name="T84">'ALTER TABLE '</text:span><text:span text:style-name="T53"> || p_taula || </text:span><text:span text:style-name="T84">' DROP CONSTRAINT '</text:span><text:span text:style-name="T53"> || i.nom ;</text:span></text:p>
            <text:p text:style-name="P197"><text:span text:style-name="T53"><text:s text:c="7"/>DBMS_SQL.PARSE(src_cur, v_sql, 2 ); <text:s text:c="4"/></text:span><text:span text:style-name="T85">-- Desactivar la restricción</text:span></text:p>
            <text:p text:style-name="P209"><text:s text:c="7"/>src_rows := DBMS_SQL.EXECUTE(src_cur);</text:p>
            <text:p text:style-name="P197"><text:span text:style-name="T53"><text:s text:c="7"/>DBMS_SQL.CLOSE_CURSOR(src_cur); </text:span><text:span text:style-name="T85">-- Cerrar el cursor</text:span></text:p>
            <text:p text:style-name="P197"><text:span text:style-name="T53"><text:s text:c="2"/></text:span><text:span text:style-name="T72">END</text:span><text:span text:style-name="T53"> LOOP;</text:span></text:p>
            <text:p text:style-name="P197"><text:span text:style-name="T53"><text:s/></text:span><text:span text:style-name="T72">END</text:span><text:span text:style-name="T53">;</text:span></text:p>
            <text:p text:style-name="P217">BEGIN</text:p>
            <text:p text:style-name="P197"><text:soft-page-break/><text:span text:style-name="T53"><text:s/>Borra_restr(</text:span><text:span text:style-name="T84">'HEL_CAMP_TASCA'</text:span><text:span text:style-name="T53">, </text:span><text:span text:style-name="T84">'TASCA_ID'</text:span><text:span text:style-name="T53">, </text:span><text:span text:style-name="T84">'CAMP_ID'</text:span><text:span text:style-name="T53">);</text:span></text:p>
            <text:p text:style-name="P197"><text:span text:style-name="T53"><text:s/>Borra_restr(</text:span><text:span text:style-name="T84">'HEL_CAMP_TASCA'</text:span><text:span text:style-name="T53">, </text:span><text:span text:style-name="T84">'TASCA_ID'</text:span><text:span text:style-name="T53">, </text:span><text:span text:style-name="T84">'ORDRE'</text:span><text:span text:style-name="T53">);</text:span></text:p>
            <text:p text:style-name="P197"><text:span text:style-name="T53"><text:s/>Borra_restr(</text:span><text:span text:style-name="T84">'HEL_DOCUMENT_TASCA'</text:span><text:span text:style-name="T53">, </text:span><text:span text:style-name="T84">'TASCA_ID'</text:span><text:span text:style-name="T53">, </text:span><text:span text:style-name="T84">'DOCUMENT_ID'</text:span><text:span text:style-name="T53">);</text:span></text:p>
            <text:p text:style-name="P197"><text:span text:style-name="T53"><text:s/>Borra_restr(</text:span><text:span text:style-name="T84">'HEL_DOCUMENT_TASCA'</text:span><text:span text:style-name="T53">, </text:span><text:span text:style-name="T84">'TASCA_ID'</text:span><text:span text:style-name="T53">, </text:span><text:span text:style-name="T84">'ORDRE'</text:span><text:span text:style-name="T53">);</text:span></text:p>
            <text:p text:style-name="P197"><text:span text:style-name="T53"><text:s/>Borra_restr(</text:span><text:span text:style-name="T84">'HEL_FIRMA_TASCA'</text:span><text:span text:style-name="T53">, </text:span><text:span text:style-name="T84">'TASCA_ID'</text:span><text:span text:style-name="T53">, </text:span><text:span text:style-name="T84">'DOCUMENT_ID'</text:span><text:span text:style-name="T53">);</text:span></text:p>
            <text:p text:style-name="P197"><text:span text:style-name="T53"><text:s/>Borra_restr(</text:span><text:span text:style-name="T84">'hel_firma_tasca'</text:span><text:span text:style-name="T53">, </text:span><text:span text:style-name="T84">'TASCA_ID'</text:span><text:span text:style-name="T53">, </text:span><text:span text:style-name="T84">'ORDRE'</text:span><text:span text:style-name="T53">);</text:span></text:p>
            <text:p text:style-name="P131"><text:span text:style-name="T72">END</text:span><text:span text:style-name="T75">;</text:span></text:p>
          </table:table-cell>
        </table:table-row>
      </table:table>
      <text:p text:style-name="P244"/>
      <text:p text:style-name="P24"/>
      <text:p text:style-name="P59">Propietats globals: </text:p>
      <text:p text:style-name="P59"/>
      <text:list xml:id="list466822569" text:style-name="L44">
        <text:list-item>
          <text:p text:style-name="P434">Sense canvis</text:p>
        </text:list-item>
      </text:list>
      <text:p text:style-name="P233"/>
      <text:p text:style-name="P233"/>
      <text:list xml:id="list110644462480879" text:continue-list="list110643612542965" text:style-name="Outline">
        <text:list-item>
          <text:list>
            <text:list-item>
              <text:h text:style-name="P280" text:outline-level="2"><text:bookmark-start text:name="__RefHeading___Toc54131_81651155"/><text:span text:style-name="T69">v3.2.10</text:span><text:span text:style-name="T94">8</text:span><text:span text:style-name="T95"> </text:span><text:span text:style-name="T101">R</text:span><text:span text:style-name="T103">evisió Helium-</text:span><text:span text:style-name="T101">Notib</text:span><text:bookmark-end text:name="__RefHeading___Toc54131_81651155"/></text:h>
            </text:list-item>
          </text:list>
        </text:list-item>
      </text:list>
      <text:p text:style-name="P25">Data: </text:p>
      <text:p text:style-name="P90"><text:tab/>27/11/2019</text:p>
      <text:p text:style-name="P90">Resum: </text:p>
      <text:p text:style-name="P90"><text:tab/>Revisió de la integració amb el NOTIB i resolució de diferents errors.</text:p>
      <text:p text:style-name="P90"/>
      <text:p text:style-name="P140"><text:bookmark-start text:name="__DdeLink__18082_50656981411111111212"/><text:span text:style-name="T4">Canvis realitzats en la versió </text:span><text:a xlink:type="simple" xlink:href="https://github.com/GovernIB/helium/milestone/59?closed=1" text:style-name="Internet_20_link" text:visited-style-name="Visited_20_Internet_20_Link"><text:span text:style-name="T4">3.2.108</text:span></text:a><text:span text:style-name="T4">:</text:span></text:p>
      <text:p text:style-name="P140"/>
      <text:list xml:id="list110645212909021" text:continue-list="list110644439207253" text:style-name="L27">
        <text:list-item>
          <text:p text:style-name="P303"><text:a xlink:type="simple" xlink:href="https://github.com/GovernIB/helium/issues/1314" text:style-name="Internet_20_link" text:visited-style-name="Visited_20_Internet_20_Link">#1314</text:a><text:span text:style-name="T125"> </text:span>Afegir dades d'enviament als interessats per a les notificacions postals</text:p>
        </text:list-item>
        <text:list-item>
          <text:p text:style-name="P303"><text:a xlink:type="simple" xlink:href="https://github.com/GovernIB/helium/issues/1347" text:style-name="Internet_20_link" text:visited-style-name="Visited_20_Internet_20_Link">#1347</text:a><text:span text:style-name="T125"> </text:span>Revisar integració Helium - Notib</text:p>
        </text:list-item>
        <text:list-item>
          <text:p text:style-name="P304"><text:a xlink:type="simple" xlink:href="https://github.com/GovernIB/helium/issues/1349" text:style-name="Internet_20_link" text:visited-style-name="Visited_20_Internet_20_Link">#1349</text:a><text:span text:style-name="T126"> </text:span>Error amb les validacions de variables</text:p>
        </text:list-item>
        <text:list-item>
          <text:p text:style-name="P304"><text:a xlink:type="simple" xlink:href="https://github.com/GovernIB/helium/issues/1345" text:style-name="Internet_20_link" text:visited-style-name="Visited_20_Internet_20_Link">#1345</text:a><text:span text:style-name="T126"> </text:span>Expedients duplicats a Lucene</text:p>
        </text:list-item>
        <text:list-item>
          <text:p text:style-name="P305"><text:a xlink:type="simple" xlink:href="https://github.com/GovernIB/helium/issues/1354" text:style-name="Internet_20_link" text:visited-style-name="Visited_20_Internet_20_Link">#1354</text:a><text:span text:style-name="T129"> </text:span>Errors trobats en la integració Helium-Notib</text:p>
        </text:list-item>
        <text:list-item>
          <text:p text:style-name="P305"><text:a xlink:type="simple" xlink:href="https://github.com/GovernIB/helium/issues/1356" text:style-name="Internet_20_link" text:visited-style-name="Visited_20_Internet_20_Link">#1356</text:a><text:span text:style-name="T129"> </text:span>Error guardant repros amb més de 4000 caràcters d'informació</text:p>
        </text:list-item>
        <text:list-item>
          <text:p text:style-name="P305"><text:a xlink:type="simple" xlink:href="https://github.com/GovernIB/helium/issues/1357" text:style-name="Internet_20_link" text:visited-style-name="Visited_20_Internet_20_Link">#1357</text:a><text:span text:style-name="T129"> </text:span>Error permisos accedint al disseny de les definicions de procés</text:p>
        </text:list-item>
        <text:list-item>
          <text:p text:style-name="P305"><text:a xlink:type="simple" xlink:href="https://github.com/GovernIB/helium/issues/1355" text:style-name="Internet_20_link" text:visited-style-name="Visited_20_Internet_20_Link">#1355</text:a><text:span text:style-name="T129"> </text:span>Replicació de documents a l'Arxiu en la generació de plantilles</text:p>
        </text:list-item>
        <text:list-item>
          <text:p text:style-name="P305"><text:a xlink:type="simple" xlink:href="https://github.com/GovernIB/helium/issues/1352" text:style-name="Internet_20_link" text:visited-style-name="Visited_20_Internet_20_Link">#1352</text:a> Error processant callback del Portasignatures per error de Lucene</text:p>
        </text:list-item>
        <text:list-item>
          <text:p text:style-name="P305"><text:a xlink:type="simple" xlink:href="https://github.com/GovernIB/helium/issues/1351" text:style-name="Internet_20_link" text:visited-style-name="Visited_20_Internet_20_Link">#1351</text:a><text:span text:style-name="T129"> </text:span>Error guardant repros </text:p>
        </text:list-item>
        <text:list-item>
          <text:p text:style-name="P305"><text:a xlink:type="simple" xlink:href="https://github.com/GovernIB/helium/issues/1350" text:style-name="Internet_20_link" text:visited-style-name="Visited_20_Internet_20_Link">#1350</text:a><text:span text:style-name="T129"> </text:span>Error de permisos accedint a les dades NTI/Arxiu per usuaris administradors </text:p>
        </text:list-item>
        <text:list-item>
          <text:p text:style-name="P306"><text:a xlink:type="simple" xlink:href="https://github.com/GovernIB/helium/issues/1358" text:style-name="Internet_20_link" text:visited-style-name="Visited_20_Internet_20_Link">#1358</text:a><text:span text:style-name="T130"> </text:span>Proves i correccions Helium v. 3.2.108 entorn PRE</text:p>
        </text:list-item>
      </text:list>
      <text:p text:style-name="P25"><text:bookmark-end text:name="__DdeLink__18082_50656981411111111212"/></text:p>
      <text:p text:style-name="P25">Base de dades:<text:span text:style-name="T2"> </text:span></text:p>
      <text:p text:style-name="P25"/>
      <text:list xml:id="list110643260307832" text:continue-list="list2207461179" text:style-name="L24">
        <text:list-item>
          <text:p text:style-name="P379">Nous camps pels interessats<text:span text:style-name="T128">. Augmentar capacitat de les repros.</text:span></text:p>
          <text:list>
            <text:list-item>
              <text:p text:style-name="P387"><text:span text:style-name="T20">helium_update_3.2.10</text:span><text:span text:style-name="T21">8</text:span><text:span text:style-name="T20">.sql</text:span><text:span text:style-name="T22"> (Oracle)</text:span></text:p>
            </text:list-item>
          </text:list>
        </text:list-item>
      </text:list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37">-------------------------------------------------------------------</text:p>
            <text:p text:style-name="P212">-- #1314 Afegir dades d'enviament als interessats per a les notificacions postals</text:p>
            <text:p text:style-name="P212">-------------------------------------------------------------------</text:p>
            <text:p text:style-name="P196"><text:span text:style-name="T72">ALTER</text:span><text:span text:style-name="T53"> </text:span><text:span text:style-name="T72">TABLE</text:span><text:span text:style-name="T53"> HEL_INTERESSAT </text:span><text:span text:style-name="T72">ADD</text:span><text:span text:style-name="T53"> ENTREGAPOSTAL NUMBER(1,0) </text:span><text:span text:style-name="T72">DEFAULT</text:span><text:span text:style-name="T53"> 0 </text:span><text:span text:style-name="T72">NOT</text:span><text:span text:style-name="T53"> </text:span><text:span text:style-name="T74">NULL</text:span><text:span text:style-name="T53">;</text:span></text:p>
            <text:p text:style-name="P196"><text:span text:style-name="T72">ALTER</text:span><text:span text:style-name="T53"> </text:span><text:span text:style-name="T72">TABLE</text:span><text:span text:style-name="T53"> HEL_INTERESSAT </text:span><text:span text:style-name="T72">ADD</text:span><text:span text:style-name="T53"> ENTREGATIPUS NUMBER(10,0);</text:span></text:p>
            <text:p text:style-name="P196"><text:span text:style-name="T72">ALTER</text:span><text:span text:style-name="T53"> </text:span><text:span text:style-name="T72">TABLE</text:span><text:span text:style-name="T53"> HEL_INTERESSAT </text:span><text:span text:style-name="T72">ADD</text:span><text:span text:style-name="T53"> LINIA1 VARCHAR2(50 </text:span><text:span text:style-name="T72">CHAR</text:span><text:span text:style-name="T53">);</text:span></text:p>
            <text:p text:style-name="P196"><text:span text:style-name="T72">ALTER</text:span><text:span text:style-name="T53"> </text:span><text:span text:style-name="T72">TABLE</text:span><text:span text:style-name="T53"> HEL_INTERESSAT </text:span><text:span text:style-name="T72">ADD</text:span><text:span text:style-name="T53"> LINIA2 VARCHAR2(50 </text:span><text:span text:style-name="T72">CHAR</text:span><text:span text:style-name="T53">);</text:span></text:p>
            <text:p text:style-name="P196"><text:span text:style-name="T72">ALTER</text:span><text:span text:style-name="T53"> </text:span><text:span text:style-name="T72">TABLE</text:span><text:span text:style-name="T53"> HEL_INTERESSAT </text:span><text:span text:style-name="T72">ADD</text:span><text:span text:style-name="T53"> ENTREGADEH NUMBER(1,0) </text:span><text:span text:style-name="T72">DEFAULT</text:span><text:span text:style-name="T53"> 0 </text:span><text:span text:style-name="T72">NOT</text:span><text:span text:style-name="T53"> </text:span><text:span text:style-name="T74">NULL</text:span><text:span text:style-name="T53">;</text:span></text:p>
            <text:p text:style-name="P196"><text:span text:style-name="T72">ALTER</text:span><text:span text:style-name="T53"> </text:span><text:span text:style-name="T72">TABLE</text:span><text:span text:style-name="T53"> HEL_INTERESSAT </text:span><text:span text:style-name="T72">ADD</text:span><text:span text:style-name="T53"> ENTREGADEHOBLIGAT NUMBER(1,0) </text:span><text:span text:style-name="T72">DEFAULT</text:span><text:span text:style-name="T53"> 0 </text:span><text:span text:style-name="T72">NOT</text:span><text:span text:style-name="T53"> </text:span><text:span text:style-name="T74">NULL</text:span><text:span text:style-name="T53">;</text:span></text:p>
            <text:p text:style-name="P137"><text:span text:style-name="T73">ALTER</text:span><text:span text:style-name="T44"> </text:span><text:span text:style-name="T73">TABLE</text:span><text:span text:style-name="T44"> HEL_INTERESSAT </text:span><text:span text:style-name="T73">ADD</text:span><text:span text:style-name="T44"> CODIPOSTAL VARCHAR2(5 </text:span><text:span text:style-name="T73">CHAR</text:span><text:span text:style-name="T44">);</text:span></text:p>
            <text:p text:style-name="P132"><text:span text:style-name="T73">ALTER</text:span> <text:span text:style-name="T73">TABLE</text:span> HEL_INTERESSAT <text:span text:style-name="T73">ADD</text:span> DIR3CODI VARCHAR2(9 <text:span text:style-name="T73">CHAR</text:span>);</text:p>
            <text:p text:style-name="P142"/>
            <text:p text:style-name="P137">-------------------------------------------------------------------</text:p>
            <text:p text:style-name="P212">-- #1356 Error guardant repros amb més de 4000 caràcters d'informació</text:p>
            <text:p text:style-name="P212">-- Canvia la columna valors per un clob</text:p>
            <text:p text:style-name="P212">-------------------------------------------------------------------</text:p>
            <text:p text:style-name="P196"><text:span text:style-name="T72">ALTER</text:span><text:span text:style-name="T53"> </text:span><text:span text:style-name="T72">TABLE</text:span><text:span text:style-name="T53"> HEL_REPRO </text:span><text:span text:style-name="T72">ADD</text:span><text:span text:style-name="T53"> (tmpvalors <text:s/>CLOB);</text:span></text:p>
            <text:p text:style-name="P196"><text:span text:style-name="T72">UPDATE</text:span><text:span text:style-name="T53"> HEL_REPRO </text:span><text:span text:style-name="T72">SET</text:span><text:span text:style-name="T53"> tmpvalors=valors;</text:span></text:p>
            <text:p text:style-name="P196"><text:span text:style-name="T72">COMMIT</text:span><text:span text:style-name="T53">;</text:span></text:p>
            <text:p text:style-name="P196"><text:span text:style-name="T72">ALTER</text:span><text:span text:style-name="T53"> </text:span><text:span text:style-name="T72">TABLE</text:span><text:span text:style-name="T53"> HEL_REPRO </text:span><text:span text:style-name="T72">DROP</text:span><text:span text:style-name="T53"> </text:span><text:span text:style-name="T72">COLUMN</text:span><text:span text:style-name="T53"> valors;</text:span></text:p>
            <text:p text:style-name="P132"><text:span text:style-name="T73">ALTER</text:span> <text:span text:style-name="T73">TABLE</text:span> HEL_REPRO RENAME <text:span text:style-name="T73">COLUMN</text:span> tmpvalors TO valors;</text:p>
          </table:table-cell>
        </table:table-row>
      </table:table>
      <text:p text:style-name="P245"/>
      <text:p text:style-name="P60">Propietats globals: </text:p>
      <text:p text:style-name="P60"><text:soft-page-break/></text:p>
      <text:list xml:id="list2376411928" text:style-name="L45">
        <text:list-item>
          <text:p text:style-name="P411"><text:span text:style-name="T61">S</text:span>ense canvis</text:p>
        </text:list-item>
      </text:list>
      <text:p text:style-name="P224"/>
      <text:list xml:id="list110643743954182" text:continue-list="list110644462480879" text:style-name="Outline">
        <text:list-item>
          <text:list>
            <text:list-item>
              <text:h text:style-name="P281" text:outline-level="2"><text:bookmark-start text:name="__RefHeading___Toc25247_901750586"/><text:span text:style-name="T69">v3.2.10</text:span><text:span text:style-name="T94">8</text:span><text:span text:style-name="T104">.1</text:span><text:span text:style-name="T95"> </text:span><text:span text:style-name="T101">R</text:span><text:span text:style-name="T104">egistre de sortida amb Regweb3</text:span><text:bookmark-end text:name="__RefHeading___Toc25247_901750586"/></text:h>
            </text:list-item>
          </text:list>
        </text:list-item>
      </text:list>
      <text:p text:style-name="P27">Data: </text:p>
      <text:p text:style-name="P92"><text:tab/>13/12/2019</text:p>
      <text:p text:style-name="P92">Resum: </text:p>
      <text:p text:style-name="P92"><text:tab/>Adaptar el hanlder de registre de sortida per la nova versió de Regweb3.<text:span text:style-name="T131"> Solució a l'error amb la tramitació massiva on es deixava de tramitar massivament.</text:span></text:p>
      <text:p text:style-name="P92"/>
      <text:p text:style-name="P143"><text:span text:style-name="T4">Canvis realitzats en la versió </text:span><text:a xlink:type="simple" xlink:href="https://github.com/GovernIB/helium/milestone/68?closed=1" text:style-name="Internet_20_link" text:visited-style-name="Visited_20_Internet_20_Link"><text:span text:style-name="T4">3.2.108.1</text:span></text:a><text:span text:style-name="T4">:</text:span></text:p>
      <text:p text:style-name="P149"/>
      <text:list xml:id="list110644913711821" text:continue-list="list110645212909021" text:style-name="L27">
        <text:list-item>
          <text:p text:style-name="P412"><text:a xlink:type="simple" xlink:href="https://github.com/GovernIB/helium/issues/1359" text:style-name="Internet_20_link" text:visited-style-name="Visited_20_Internet_20_Link">#1359</text:a> Canviar el handler RegistreSortidaRegWeb3Handler per nova versió del Regweb3</text:p>
        </text:list-item>
        <text:list-item>
          <text:p text:style-name="P413"><text:a xlink:type="simple" xlink:href="https://github.com/GovernIB/helium/issues/1360" text:style-name="Internet_20_link" text:visited-style-name="Visited_20_Internet_20_Link">#1360</text:a><text:span text:style-name="T131"> </text:span>Error tramitant massivament la generació de documents</text:p>
        </text:list-item>
      </text:list>
      <text:p text:style-name="P27"/>
      <text:p text:style-name="P27">Base de dades:<text:span text:style-name="T2"> </text:span></text:p>
      <text:list xml:id="list110643901717506" text:continue-list="list19570894" text:style-name="L20">
        <text:list-item>
          <text:p text:style-name="P365">Sense canvis</text:p>
        </text:list-item>
      </text:list>
      <text:p text:style-name="P27"/>
      <text:p text:style-name="P62">Propietats globals: </text:p>
      <text:list xml:id="list1066231801" text:style-name="L46">
        <text:list-item>
          <text:p text:style-name="P422"><text:span text:style-name="T61">S</text:span>ense canvis</text:p>
        </text:list-item>
      </text:list>
      <text:p text:style-name="P225"/>
      <text:list xml:id="list110644149908983" text:continue-list="list110643743954182" text:style-name="Outline">
        <text:list-item>
          <text:list>
            <text:list-item>
              <text:h text:style-name="P282" text:outline-level="2"><text:bookmark-start text:name="__RefHeading___Toc67735_1738323225"/><text:span text:style-name="T69">v3.2.10</text:span><text:span text:style-name="T94">8</text:span><text:span text:style-name="T104">.2</text:span><text:span text:style-name="T95"> </text:span><text:span text:style-name="T101">C</text:span><text:span text:style-name="T105">orrecció d'errors</text:span><text:bookmark-end text:name="__RefHeading___Toc67735_1738323225"/></text:h>
            </text:list-item>
          </text:list>
        </text:list-item>
      </text:list>
      <text:p text:style-name="P28">Data: </text:p>
      <text:p text:style-name="P93"><text:tab/>09/03/2020</text:p>
      <text:p text:style-name="P93">Resum: </text:p>
      <text:p text:style-name="P93"><text:tab/>Correcció del handler d'enviament al portasignatures pel que fa a destinataris i passos. </text:p>
      <text:p text:style-name="P93"/>
      <text:p text:style-name="P144"><text:span text:style-name="T4">Canvis realitzats en la versió </text:span><text:a xlink:type="simple" xlink:href="https://github.com/GovernIB/helium/milestone/69?closed=1" text:style-name="Internet_20_link" text:visited-style-name="Visited_20_Internet_20_Link"><text:span text:style-name="T4">3.2.108.2</text:span></text:a><text:span text:style-name="T4">:</text:span></text:p>
      <text:p text:style-name="P150"/>
      <text:list xml:id="list110644255091581" text:continue-list="list110644913711821" text:style-name="L27">
        <text:list-item>
          <text:p text:style-name="P414"><text:a xlink:type="simple" xlink:href="https://github.com/GovernIB/helium/issues/1361" text:style-name="Internet_20_link" text:visited-style-name="Visited_20_Internet_20_Link">#1361</text:a><text:span text:style-name="T132"> </text:span>Error llargada número expedient enregistrant al Regweb3 amb el handler predefinit RegistreSortidaRegweb3Handler </text:p>
        </text:list-item>
        <text:list-item>
          <text:p text:style-name="P414"><text:a xlink:type="simple" xlink:href="https://github.com/GovernIB/helium/issues/1362" text:style-name="Internet_20_link" text:visited-style-name="Visited_20_Internet_20_Link">#1362</text:a><text:span text:style-name="T132"> </text:span>Error funcional handler portasignatures amb els paràmetres dels signataris </text:p>
        </text:list-item>
        <text:list-item>
          <text:p text:style-name="P414"><text:a xlink:type="simple" xlink:href="https://github.com/GovernIB/helium/issues/1364" text:style-name="Internet_20_link" text:visited-style-name="Visited_20_Internet_20_Link">#1364</text:a><text:span text:style-name="T132"> </text:span>Evitar caràcters estranys en els títols d'expedients per a l'Arxiu </text:p>
        </text:list-item>
      </text:list>
      <text:p text:style-name="P28"/>
      <text:p text:style-name="P28">Base de dades:<text:span text:style-name="T2"> </text:span></text:p>
      <text:list xml:id="list1339480080" text:style-name="L47">
        <text:list-item>
          <text:p text:style-name="P373">Sense canvis</text:p>
        </text:list-item>
      </text:list>
      <text:p text:style-name="P28"/>
      <text:p text:style-name="P63">Propietats globals: </text:p>
      <text:list xml:id="list2017407527" text:style-name="L48">
        <text:list-item>
          <text:p text:style-name="P423"><text:span text:style-name="T61">S</text:span>ense canvis</text:p>
        </text:list-item>
      </text:list>
      <text:p text:style-name="P226"/>
      <text:list xml:id="list110644788781931" text:continue-list="list110644149908983" text:style-name="Outline">
        <text:list-item>
          <text:list>
            <text:list-item>
              <text:h text:style-name="P283" text:outline-level="2"><text:bookmark-start text:name="__RefHeading___Toc29554_93553639"/><text:span text:style-name="T69">v3.2.10</text:span><text:span text:style-name="T94">8</text:span><text:span text:style-name="T104">.</text:span><text:span text:style-name="T106">3</text:span><text:span text:style-name="T95"> </text:span><text:span text:style-name="T101">C</text:span><text:span text:style-name="T105">orrecció d'errors</text:span><text:span text:style-name="T106"> urgents i funció per modificar enumerat</text:span><text:bookmark-end text:name="__RefHeading___Toc29554_93553639"/></text:h>
            </text:list-item>
          </text:list>
        </text:list-item>
      </text:list>
      <text:p text:style-name="P29">Data: </text:p>
      <text:p text:style-name="P94"><text:tab/>01/07/2020</text:p>
      <text:p text:style-name="P94">Resum: </text:p>
      <text:p text:style-name="P94"><text:tab/>Conjunt d'errors urgents detectats durant el desenvolupament. Nova funció per handlers per modificar el text d'un enumerat. <text:span text:style-name="T137">Codi emisor i Dades integració NOTIB</text:span></text:p>
      <text:p text:style-name="P94"/>
      <text:p text:style-name="P145"><text:span text:style-name="T4">Canvis realitzats en la versió </text:span><text:a xlink:type="simple" xlink:href="https://github.com/GovernIB/helium/milestone/70?closed=1" text:style-name="Internet_20_link" text:visited-style-name="Visited_20_Internet_20_Link"><text:span text:style-name="T4">3.2.108.3</text:span></text:a><text:span text:style-name="T4">:</text:span></text:p>
      <text:p text:style-name="P151"/>
      <text:list xml:id="list110643785790359" text:continue-list="list110644255091581" text:style-name="L27">
        <text:list-item>
          <text:p text:style-name="P415"><text:a xlink:type="simple" xlink:href="https://github.com/GovernIB/helium/issues/1375" text:style-name="Internet_20_link" text:visited-style-name="Visited_20_Internet_20_Link"><text:span text:style-name="T134">#1375</text:span></text:a><text:span text:style-name="T135"> </text:span><text:span text:style-name="T134">Apareixen documents obligatoris informats amb un avís que no estan adjunats a la tasca </text:span></text:p>
        </text:list-item>
        <text:list-item>
          <text:p text:style-name="P415"><text:a xlink:type="simple" xlink:href="https://github.com/GovernIB/helium/issues/1363" text:style-name="Internet_20_link" text:visited-style-name="Visited_20_Internet_20_Link"><text:span text:style-name="T134">#1363</text:span></text:a><text:span text:style-name="T135"> </text:span><text:span text:style-name="T134">Documents NO transferits a l'Arxiu Digital en tipologia expedients sancions Transports (integrada) </text:span></text:p>
        </text:list-item>
        <text:list-item>
          <text:p text:style-name="P415"><text:a xlink:type="simple" xlink:href="https://github.com/GovernIB/helium/issues/1374" text:style-name="Internet_20_link" text:visited-style-name="Visited_20_Internet_20_Link">#1374</text:a><text:span text:style-name="T133"> </text:span>No s'informa el camp "codi" de la tasca quan s'obre des del tipus d'expedient </text:p>
        </text:list-item>
        <text:list-item>
          <text:p text:style-name="P415"><text:a xlink:type="simple" xlink:href="https://github.com/GovernIB/helium/issues/1376" text:style-name="Internet_20_link" text:visited-style-name="Visited_20_Internet_20_Link">#1376</text:a><text:span text:style-name="T133"> </text:span>Nou handler predefinit per modificar el text d'una enumeració </text:p>
        </text:list-item>
        <text:list-item>
          <text:p text:style-name="P415"><text:a xlink:type="simple" xlink:href="https://github.com/GovernIB/helium/issues/1369" text:style-name="Internet_20_link" text:visited-style-name="Visited_20_Internet_20_Link">#1369</text:a><text:span text:style-name="T133"> </text:span>Errada traspàs de documents en alta des de SISTRA quan la tipologia es dissenya per TE <text:s/></text:p>
        </text:list-item>
        <text:list-item>
          <text:p text:style-name="P415"><text:a xlink:type="simple" xlink:href="https://github.com/GovernIB/helium/issues/1370" text:style-name="Internet_20_link" text:visited-style-name="Visited_20_Internet_20_Link">#1370</text:a><text:span text:style-name="T133"> </text:span>Errada integració amb NOTIB quan es notifiquen documents firmat </text:p>
        </text:list-item>
        <text:list-item>
          <text:p text:style-name="P415"><text:a xlink:type="simple" xlink:href="https://github.com/GovernIB/helium/issues/1365" text:style-name="Internet_20_link" text:visited-style-name="Visited_20_Internet_20_Link">#1365</text:a><text:span text:style-name="T133"> </text:span>No funcionen les ordenacions en els document de les tasques </text:p>
        </text:list-item>
        <text:list-item>
          <text:p text:style-name="P416"><text:a xlink:type="simple" xlink:href="https://github.com/GovernIB/helium/issues/1367" text:style-name="Internet_20_link" text:visited-style-name="Visited_20_Internet_20_Link">#1367</text:a><text:span text:style-name="T136"> </text:span>Mostrar els documents de la tasca segons el llistat de documents de la tasca</text:p>
        </text:list-item>
        <text:list-item>
          <text:p text:style-name="P417"><text:a xlink:type="simple" xlink:href="https://github.com/GovernIB/helium/issues/1380" text:style-name="Internet_20_link" text:visited-style-name="Visited_20_Internet_20_Link">#1380</text:a><text:span text:style-name="T137"> </text:span>Modificar integració NOTIB per a que el codi DIR3 i el codi SIA puguin ser diferents de les dades NTI</text:p>
        </text:list-item>
        <text:list-item>
          <text:p text:style-name="P418"><text:a xlink:type="simple" xlink:href="https://github.com/GovernIB/helium/issues/1381" text:style-name="Internet_20_link" text:visited-style-name="Visited_20_Internet_20_Link">#1381</text:a><text:span text:style-name="T138"> </text:span>Error. Si l'inici d'un expedient falla l'expedient queda creat a l'Arxiu </text:p>
        </text:list-item>
        <text:list-item>
          <text:p text:style-name="P419"><text:a xlink:type="simple" xlink:href="https://github.com/GovernIB/helium/issues/1382" text:style-name="Internet_20_link" text:visited-style-name="Visited_20_Internet_20_Link">#1382</text:a><text:span text:style-name="T139"> </text:span>Error. Les variables agrupades no apareixen ordenades per l'ordre dins de l'agrupació</text:p>
        </text:list-item>
      </text:list>
      <text:p text:style-name="P29"/>
      <text:p text:style-name="P29">Base de dades:<text:span text:style-name="T2"> </text:span></text:p>
      <text:list xml:id="list329225582" text:style-name="L49">
        <text:list-item>
          <text:p text:style-name="P374">A<text:span text:style-name="T137">ctualtzació de la taula de tipus d'expedients per afegir els camps de codi DIR3 d'emisor i codi SIA de procediment per la integració amb el NOTIB de manera que la configuració de la integració sigui independent de les metadades NTI.</text:span></text:p>
        </text:list-item>
      </text:list>
      <table:table table:name="Table3" table:style-name="Table3">
        <table:table-column table:style-name="Table3.A"/>
        <table:table-row>
          <table:table-cell table:style-name="Table3.A1" office:value-type="string">
            <text:p text:style-name="P212">-------------------------------------------------------------------</text:p>
            <text:p text:style-name="P212">-- #1380 Modificar integració NOTIB per a que el codi DIR3 i el</text:p>
            <text:p text:style-name="P212">-- codi SIA puguin ser diferents de les dades NTI</text:p>
            <text:p text:style-name="P212">-- Afegeix 2 noves columnes per guardar el codi DIR3 de l'emisor i el </text:p>
            <text:p text:style-name="P212">-- codi SIA del procediment </text:p>
            <text:p text:style-name="P212">-------------------------------------------------------------------</text:p>
            <text:p text:style-name="P206"/>
            <text:p text:style-name="P212">-- Oracle</text:p>
            <text:p text:style-name="P206"/>
            <text:p text:style-name="P212">-- Afegeix els camps del codi dir3 de l'emisor i el codi del procediment pel notib</text:p>
            <text:p text:style-name="P196"><text:span text:style-name="T72">ALTER</text:span><text:span text:style-name="T53"> </text:span><text:span text:style-name="T72">TABLE</text:span><text:span text:style-name="T53"> HEL_EXPEDIENT_TIPUS </text:span><text:span text:style-name="T72">ADD</text:span><text:span text:style-name="T53"> NOTIB_EMISOR VARCHAR2(256);</text:span></text:p>
            <text:p text:style-name="P196"><text:span text:style-name="T72">ALTER</text:span><text:span text:style-name="T53"> </text:span><text:span text:style-name="T72">TABLE</text:span><text:span text:style-name="T53"> HEL_EXPEDIENT_TIPUS </text:span><text:span text:style-name="T72">ADD</text:span><text:span text:style-name="T53"> NOTIB_CODI_PROCEDIMENT VARCHAR2(9);</text:span></text:p>
            <text:p text:style-name="P206"/>
            <text:p text:style-name="P212">-- Actualtiza els valors actuals</text:p>
            <text:p text:style-name="P196"><text:span text:style-name="T72">UPDATE</text:span><text:span text:style-name="T53"> HEL_EXPEDIENT_TIPUS </text:span></text:p>
            <text:p text:style-name="P198"><text:span text:style-name="T72">SET</text:span><text:span text:style-name="T53"> NOTIB_EMISOR = NTI_ORGANO, </text:span></text:p>
            <text:p text:style-name="P208"><text:tab/>NOTIB_CODI_PROCEDIMENT = NTI_CLASIFICACION</text:p>
            <text:p text:style-name="Standard"><text:span text:style-name="T72">WHERE</text:span><text:span text:style-name="T53"> NOTIB_ACTIU = 1;</text:span></text:p>
          </table:table-cell>
        </table:table-row>
      </table:table>
      <text:p text:style-name="P247"/>
      <text:p text:style-name="P64"><text:soft-page-break/>Propietats globals: </text:p>
      <text:list xml:id="list1136764547" text:style-name="L50">
        <text:list-item>
          <text:p text:style-name="P424"><text:span text:style-name="T61">S</text:span>ense canvis</text:p>
        </text:list-item>
      </text:list>
      <text:p text:style-name="P227"/>
      <text:list xml:id="list110643778433917" text:continue-list="list110644788781931" text:style-name="Outline">
        <text:list-item>
          <text:list>
            <text:list-item>
              <text:h text:style-name="P256" text:outline-level="2"><text:bookmark-start text:name="__RefHeading___Toc143243_1193039826"/><text:span text:style-name="T69">v3.2.10</text:span><text:span text:style-name="T94">8</text:span><text:span text:style-name="T104">.</text:span><text:span text:style-name="T107">4</text:span><text:span text:style-name="T95"> </text:span><text:span text:style-name="T101">P</text:span><text:span text:style-name="T108">osició camps, valors exportacions i error urgent document només lectura</text:span><text:bookmark-end text:name="__RefHeading___Toc143243_1193039826"/></text:h>
            </text:list-item>
          </text:list>
        </text:list-item>
      </text:list>
      <text:p text:style-name="P30">Data: </text:p>
      <text:p text:style-name="P95"><text:tab/>14/07/2020</text:p>
      <text:p text:style-name="P95">Resum: </text:p>
      <text:p text:style-name="P95"><text:tab/>Conjunt d'errors urgents detectats durant el desenvolupament. Nova funció per handlers per modificar el text d'un enumerat. <text:span text:style-name="T137">Codi emisor i Dades integració NOTIB</text:span></text:p>
      <text:p text:style-name="P95"/>
      <text:p text:style-name="P146"><text:span text:style-name="T4">Canvis realitzats en la versió </text:span><text:a xlink:type="simple" xlink:href="https://github.com/GovernIB/helium/milestone/71?closed=1" text:style-name="Internet_20_link" text:visited-style-name="Visited_20_Internet_20_Link"><text:span text:style-name="T4">3.2.108.4</text:span></text:a><text:span text:style-name="T4">:</text:span></text:p>
      <text:p text:style-name="P152"/>
      <text:list xml:id="list110644889053552" text:continue-list="list110643785790359" text:style-name="L27">
        <text:list-item>
          <text:p text:style-name="P420"><text:a xlink:type="simple" xlink:href="https://github.com/GovernIB/helium/issues/1384" text:style-name="Internet_20_link" text:visited-style-name="Visited_20_Internet_20_Link">#1384</text:a><text:span text:style-name="T140"> </text:span>Poder posar etiquetes per agrupar camps en els formularis </text:p>
        </text:list-item>
        <text:list-item>
          <text:p text:style-name="P420"><text:a xlink:type="simple" xlink:href="https://github.com/GovernIB/helium/issues/1385" text:style-name="Internet_20_link" text:visited-style-name="Visited_20_Internet_20_Link">#1385</text:a><text:span text:style-name="T140"> </text:span>La propietat notificable no s'exporta ni importa per documents </text:p>
        </text:list-item>
        <text:list-item>
          <text:p text:style-name="P420"><text:a xlink:type="simple" xlink:href="https://github.com/GovernIB/helium/issues/1386" text:style-name="Internet_20_link" text:visited-style-name="Visited_20_Internet_20_Link">#1386</text:a><text:span text:style-name="T140"> </text:span>No es mostra el document del portasignatures quan es posa a la tasca com a només lectura </text:p>
        </text:list-item>
        <text:list-item>
          <text:p text:style-name="P420"><text:a xlink:type="simple" xlink:href="https://github.com/GovernIB/helium/issues/1373" text:style-name="Internet_20_link" text:visited-style-name="Visited_20_Internet_20_Link">#1373</text:a><text:span text:style-name="T140"> </text:span>Revisar la posició dels camps en el formulari amb espais buits</text:p>
        </text:list-item>
        <text:list-item>
          <text:p text:style-name="P420"><text:a xlink:type="simple" xlink:href="https://github.com/GovernIB/helium/issues/1377" text:style-name="Internet_20_link" text:visited-style-name="Visited_20_Internet_20_Link">#1377</text:a><text:span text:style-name="T140"> </text:span>En la importació falla la comprovació de mapeig sistra per documents </text:p>
        </text:list-item>
      </text:list>
      <text:p text:style-name="P30"/>
      <text:p text:style-name="P30">Base de dades:<text:span text:style-name="T2"> </text:span></text:p>
      <text:list xml:id="list2430362064" text:style-name="L51">
        <text:list-item>
          <text:p text:style-name="P388"><text:span text:style-name="T24">A</text:span><text:span text:style-name="T23">ctualització de la taula de tasques per posar una nova propietat per mostrar o no les agrupacions de les variables en el formulari de tasques.</text:span></text:p>
        </text:list-item>
      </text:list>
      <table:table table:name="Table4" table:style-name="Table4">
        <table:table-column table:style-name="Table4.A"/>
        <table:table-row>
          <table:table-cell table:style-name="Table4.A1" office:value-type="string">
            <text:p text:style-name="P214">-------------------------------------------------------------------</text:p>
            <text:p text:style-name="P212">-- #1384 Poder posar etiquetes per agrupar camps en els formularis</text:p>
            <text:p text:style-name="P212">-- Afegir columna per mostrar o ocultar agrupacions de camps al </text:p>
            <text:p text:style-name="P212">-- formulari de la tasca</text:p>
            <text:p text:style-name="P212">-------------------------------------------------------------------</text:p>
            <text:p text:style-name="P196"><text:span text:style-name="T72">ALTER</text:span><text:span text:style-name="T53"> </text:span><text:span text:style-name="T72">TABLE</text:span><text:span text:style-name="T53"> HEL_TASCA </text:span><text:span text:style-name="T72">ADD</text:span><text:span text:style-name="T53"> MOSTRAR_AGRUPACIONS NUMBER(1) </text:span><text:span text:style-name="T72">DEFAULT</text:span><text:span text:style-name="T53"> 0;</text:span></text:p>
            <text:p text:style-name="P199"><text:span text:style-name="T72">UPDATE</text:span><text:span text:style-name="T53"> HEL_TASCA </text:span><text:span text:style-name="T72">SET</text:span><text:span text:style-name="T53"> MOSTRAR_AGRUPACIONS = 0;</text:span></text:p>
          </table:table-cell>
        </table:table-row>
      </table:table>
      <text:p text:style-name="P248"/>
      <text:p text:style-name="P65">Propietats globals: </text:p>
      <text:list xml:id="list1254738253" text:style-name="L52">
        <text:list-item>
          <text:p text:style-name="P425"><text:span text:style-name="T61">S</text:span>ense canvis</text:p>
        </text:list-item>
      </text:list>
      <text:p text:style-name="P228"/>
      <text:p text:style-name="P229"/>
      <text:list xml:id="list110644875416799" text:continue-list="list110643778433917" text:style-name="Outline">
        <text:list-item>
          <text:list>
            <text:list-item>
              <text:h text:style-name="P257" text:outline-level="2"><text:bookmark-start text:name="__RefHeading___Toc143243_11930398261"/><text:span text:style-name="T69">v3.2.10</text:span><text:span text:style-name="T94">8</text:span><text:span text:style-name="T104">.</text:span><text:span text:style-name="T107">5</text:span><text:span text:style-name="T95"> </text:span><text:span text:style-name="T101">E</text:span><text:span text:style-name="T109">vitar tràmits duplicats de Sistra</text:span><text:bookmark-end text:name="__RefHeading___Toc143243_11930398261"/></text:h>
            </text:list-item>
          </text:list>
        </text:list-item>
      </text:list>
      <text:p text:style-name="P31">Data: </text:p>
      <text:p text:style-name="P96"><text:tab/>03/08/2020</text:p>
      <text:p text:style-name="P96">Resum: </text:p>
      <text:p text:style-name="P96"><text:tab/>Evitar per número de tràmit donar d'alta nous tràmits de Sistra.</text:p>
      <text:p text:style-name="P96"/>
      <text:p text:style-name="P147"><text:span text:style-name="T4">Canvis realitzats en la versió </text:span><text:a xlink:type="simple" xlink:href="https://github.com/GovernIB/helium/milestone/72?closed=1" text:style-name="Internet_20_link" text:visited-style-name="Visited_20_Internet_20_Link"><text:span text:style-name="T4">3.2.108.5</text:span></text:a><text:span text:style-name="T4">:</text:span></text:p>
      <text:p text:style-name="P153"/>
      <text:list xml:id="list110643892287909" text:continue-list="list110644889053552" text:style-name="L27">
        <text:list-item>
          <text:p text:style-name="P421"><text:a xlink:type="simple" xlink:href="https://github.com/GovernIB/helium/issues/1393" text:style-name="Internet_20_link" text:visited-style-name="Visited_20_Internet_20_Link">#1393</text:a><text:span text:style-name="T141"> </text:span>Evitar que es creïn tràmits duplicats des de Sistra</text:p>
        </text:list-item>
      </text:list>
      <text:p text:style-name="P31"><text:soft-page-break/></text:p>
      <text:p text:style-name="P31">Base de dades:<text:span text:style-name="T2"> </text:span></text:p>
      <text:list xml:id="list1932657970" text:style-name="L53">
        <text:list-item>
          <text:p text:style-name="P389"><text:span text:style-name="T24">S</text:span><text:span text:style-name="T25">ense canvis</text:span><text:span text:style-name="T23">.</text:span></text:p>
        </text:list-item>
      </text:list>
      <text:p text:style-name="P66">Propietats globals: </text:p>
      <text:list xml:id="list3875079699" text:style-name="L54">
        <text:list-item>
          <text:p text:style-name="P426"><text:span text:style-name="T61">S</text:span>ense canvis</text:p>
        </text:list-item>
      </text:list>
      <text:p text:style-name="P229"/>
      <text:list xml:id="list110645313789991" text:continue-list="list110644875416799" text:style-name="Outline">
        <text:list-item>
          <text:list>
            <text:list-item>
              <text:h text:style-name="P258" text:outline-level="2"><text:bookmark-start text:name="__RefHeading___Toc52395_3242410572"/><text:span text:style-name="T69">v3.2.10</text:span><text:span text:style-name="T94">9</text:span><text:span text:style-name="T95"> </text:span><text:span text:style-name="T101">H</text:span><text:span text:style-name="T110">elium com a backoffice de Distribucio, millores i correccions</text:span><text:bookmark-end text:name="__RefHeading___Toc52395_3242410572"/></text:h>
            </text:list-item>
          </text:list>
        </text:list-item>
      </text:list>
      <text:p text:style-name="P32">Data: </text:p>
      <text:p text:style-name="P97"><text:tab/>10/09/2020 12:00</text:p>
      <text:p text:style-name="P97">Resum: </text:p>
      <text:p text:style-name="P97"><text:tab/>Implementació d'Helium com a Backoffice de Distribució i altres millores menors i correccions d'errors.</text:p>
      <text:p text:style-name="P97"/>
      <text:p text:style-name="P148"><text:span text:style-name="T4">Canvis realitzats en la versió </text:span><text:a xlink:type="simple" xlink:href="https://github.com/GovernIB/helium/milestone/67?closed=1" text:style-name="Internet_20_link" text:visited-style-name="Visited_20_Internet_20_Link"><text:span text:style-name="T4">3.2.109</text:span></text:a><text:span text:style-name="T4">:</text:span></text:p>
      <text:p text:style-name="P155"/>
      <text:p text:style-name="P155">Millores:</text:p>
      <text:p text:style-name="P154"/>
      <text:list xml:id="list3160926991" text:style-name="L55">
        <text:list-item>
          <text:p text:style-name="P427"><text:a xlink:type="simple" xlink:href="https://github.com/GovernIB/helium/issues/1335" text:style-name="Internet_20_link" text:visited-style-name="Visited_20_Internet_20_Link">#13</text:a><text:a xlink:type="simple" xlink:href="https://github.com/GovernIB/helium/issues/1335" text:style-name="Internet_20_link" text:visited-style-name="Visited_20_Internet_20_Link"><text:span text:style-name="T142">35</text:span></text:a><text:span text:style-name="T142"> Helium com a backoffice de Distribucio</text:span></text:p>
        </text:list-item>
        <text:list-item>
          <text:p text:style-name="P428"><text:a xlink:type="simple" xlink:href="https://github.com/GovernIB/helium/issues/1395" text:style-name="Internet_20_link" text:visited-style-name="Visited_20_Internet_20_Link">#1395</text:a><text:span text:style-name="T146"> </text:span>Marcar dins la gestió de l'expedient en cas d'estar anul·lat </text:p>
        </text:list-item>
        <text:list-item>
          <text:p text:style-name="P429"><text:a xlink:type="simple" xlink:href="https://github.com/GovernIB/helium/issues/1388" text:style-name="Internet_20_link" text:visited-style-name="Visited_20_Internet_20_Link">#1388</text:a><text:span text:style-name="T147"> </text:span>Informar el número d'expedient en les altes de notificacions al NOTIB </text:p>
        </text:list-item>
        <text:list-item>
          <text:p text:style-name="P430"><text:a xlink:type="simple" xlink:href="https://github.com/GovernIB/helium/issues/1273" text:style-name="Internet_20_link" text:visited-style-name="Visited_20_Internet_20_Link">#1273</text:a><text:span text:style-name="T148"> </text:span>Domini intern per Unitats Orgàniques DIR3 </text:p>
        </text:list-item>
        <text:list-item>
          <text:p text:style-name="P430"><text:a xlink:type="simple" xlink:href="https://github.com/GovernIB/helium/issues/1342" text:style-name="Internet_20_link" text:visited-style-name="Visited_20_Internet_20_Link">#1342</text:a><text:span text:style-name="T148"> </text:span>Tancar la modal quan s'exporti un tipus d'expedient o definició de procés </text:p>
        </text:list-item>
        <text:list-item>
          <text:p text:style-name="P431"><text:a xlink:type="simple" xlink:href="https://github.com/GovernIB/helium/issues/1366" text:style-name="Internet_20_link" text:visited-style-name="Visited_20_Internet_20_Link">#1366</text:a><text:span text:style-name="T149"> </text:span>Afegir més camps al filtre d'estadístiques </text:p>
        </text:list-item>
      </text:list>
      <text:p text:style-name="P230"/>
      <text:p text:style-name="P239">Errors:</text:p>
      <text:list xml:id="list4116789749" text:style-name="L56">
        <text:list-item>
          <text:p text:style-name="P435"><text:a xlink:type="simple" xlink:href="https://github.com/GovernIB/helium/issues/1396" text:style-name="Internet_20_link" text:visited-style-name="Visited_20_Internet_20_Link">#1396</text:a><text:span text:style-name="T146"> </text:span>Revisar que l'expedient es marqui amb error de reindexació si hi ha cap error </text:p>
        </text:list-item>
        <text:list-item>
          <text:p text:style-name="P435"><text:a xlink:type="simple" xlink:href="https://github.com/GovernIB/helium/issues/1391" text:style-name="Internet_20_link" text:visited-style-name="Visited_20_Internet_20_Link">#1391</text:a><text:span text:style-name="T146"> </text:span>Revisar retroacció pel cas del portasignatures </text:p>
        </text:list-item>
        <text:list-item>
          <text:p text:style-name="P435"><text:a xlink:type="simple" xlink:href="https://github.com/GovernIB/helium/issues/1394" text:style-name="Internet_20_link" text:visited-style-name="Visited_20_Internet_20_Link">#1394</text:a><text:span text:style-name="T146"> </text:span>Error d'ordenació en les consultes. Revisar valors reindexats </text:p>
        </text:list-item>
        <text:list-item>
          <text:p text:style-name="P436"><text:a xlink:type="simple" xlink:href="https://github.com/GovernIB/helium/issues/1327" text:style-name="Internet_20_link" text:visited-style-name="Visited_20_Internet_20_Link">#1327</text:a><text:span text:style-name="T148"> </text:span>Error aplicant validacions de camps de registres </text:p>
        </text:list-item>
        <text:list-item>
          <text:p text:style-name="P436"><text:a xlink:type="simple" xlink:href="https://github.com/GovernIB/helium/issues/1317" text:style-name="Internet_20_link" text:visited-style-name="Visited_20_Internet_20_Link">#1317</text:a><text:span text:style-name="T148"> </text:span>Revisar la utilitat d'esborrar versions anteriors de definicions de procés </text:p>
        </text:list-item>
        <text:list-item>
          <text:p text:style-name="P437"><text:a xlink:type="simple" xlink:href="https://github.com/GovernIB/helium/issues/1169" text:style-name="Internet_20_link" text:visited-style-name="Visited_20_Internet_20_Link">#1169</text:a><text:span text:style-name="T149"> </text:span>Problema amb tamany fitxer Lucene </text:p>
        </text:list-item>
        <text:list-item>
          <text:p text:style-name="P437"><text:a xlink:type="simple" xlink:href="https://github.com/GovernIB/helium/issues/1167" text:style-name="Internet_20_link" text:visited-style-name="Visited_20_Internet_20_Link">#1167</text:a><text:span text:style-name="T149"> </text:span>Error. Evitar que un document enviat al portasignatures canviï a l'estat SIGNAT en cas d'error </text:p>
        </text:list-item>
        <text:list-item>
          <text:p text:style-name="P437"><text:a xlink:type="simple" xlink:href="https://github.com/GovernIB/helium/issues/1152" text:style-name="Internet_20_link" text:visited-style-name="Visited_20_Internet_20_Link">#1152</text:a><text:span text:style-name="T149"> </text:span>Error. Després d'esborrar dada expedient encara apareix a la consulta </text:p>
        </text:list-item>
        <text:list-item>
          <text:p text:style-name="P437"><text:a xlink:type="simple" xlink:href="https://github.com/GovernIB/helium/issues/1168" text:style-name="Internet_20_link" text:visited-style-name="Visited_20_Internet_20_Link">#1168</text:a><text:span text:style-name="T149"> </text:span>Error. Les traces del callback del portasignatures no apareixen als logs de producció </text:p>
        </text:list-item>
        <text:list-item>
          <text:p text:style-name="P437"><text:a xlink:type="simple" xlink:href="https://github.com/GovernIB/helium/issues/1339" text:style-name="Internet_20_link" text:visited-style-name="Visited_20_Internet_20_Link">#1339</text:a><text:span text:style-name="T149"> </text:span>Error adjuntant document massivament </text:p>
        </text:list-item>
        <text:list-item>
          <text:p text:style-name="P437"><text:a xlink:type="simple" xlink:href="https://github.com/GovernIB/helium/issues/1378" text:style-name="Internet_20_link" text:visited-style-name="Visited_20_Internet_20_Link">#1378</text:a><text:span text:style-name="T149"> </text:span>Error executant script per un expedient finalitzat integrat amb l'Arxiu </text:p>
        </text:list-item>
        <text:list-item>
          <text:p text:style-name="P437"><text:a xlink:type="simple" xlink:href="https://github.com/GovernIB/helium/issues/1379" text:style-name="Internet_20_link" text:visited-style-name="Visited_20_Internet_20_Link">#1379</text:a><text:span text:style-name="T149"> </text:span>Error de validació important dades per un enumerat </text:p>
        </text:list-item>
        <text:list-item>
          <text:p text:style-name="P437"><text:a xlink:type="simple" xlink:href="https://github.com/GovernIB/helium/issues/1372" text:style-name="Internet_20_link" text:visited-style-name="Visited_20_Internet_20_Link">#1372</text:a><text:span text:style-name="T149"> </text:span>Ordenar les tasques al disseny del tipus d'expedient per codi </text:p>
        </text:list-item>
        <text:list-item>
          <text:p text:style-name="P438"><text:a xlink:type="simple" xlink:href="https://github.com/GovernIB/helium/issues/1405" text:style-name="Internet_20_link" text:visited-style-name="Visited_20_Internet_20_Link">#1405</text:a><text:span text:style-name="T150"> </text:span>Error firmant document des de la pestanya de signatures de la tasca quan a l'Arixu ja hi ha un document amb el mateix nom </text:p>
        </text:list-item>
      </text:list>
      <text:p text:style-name="P32"/>
      <text:p text:style-name="P32">Base de dades:<text:span text:style-name="T2"> </text:span></text:p>
      <text:list xml:id="list2495406249" text:style-name="L57">
        <text:list-item>
          <text:p text:style-name="P390"><text:soft-page-break/><text:span text:style-name="T24">N</text:span><text:span text:style-name="T26">oves taules per guardar les anotacions de registre que arriben com a </text:span><text:span text:style-name="T38">backoffice</text:span><text:span text:style-name="T26"> de Distribució</text:span><text:span text:style-name="T23">.</text:span></text:p>
        </text:list-item>
      </text:list>
      <table:table table:name="Table5" table:style-name="Table5">
        <table:table-column table:style-name="Table5.A"/>
        <table:table-row>
          <table:table-cell table:style-name="Table5.A1" office:value-type="string">
            <text:p text:style-name="P215">-- Noves columnes a la taula de tipus d'expedient</text:p>
            <text:p text:style-name="P196"><text:span text:style-name="T72">ALTER</text:span><text:span text:style-name="T53"> </text:span><text:span text:style-name="T72">TABLE</text:span><text:span text:style-name="T53"> HEL_EXPEDIENT_TIPUS </text:span><text:span text:style-name="T72">ADD</text:span><text:span text:style-name="T53"> DISTR_ACTIU NUMBER(1) </text:span><text:span text:style-name="T72">DEFAULT</text:span><text:span text:style-name="T53"> 0;</text:span></text:p>
            <text:p text:style-name="P196"><text:span text:style-name="T72">ALTER</text:span><text:span text:style-name="T53"> </text:span><text:span text:style-name="T72">TABLE</text:span><text:span text:style-name="T53"> HEL_EXPEDIENT_TIPUS </text:span><text:span text:style-name="T72">ADD</text:span><text:span text:style-name="T53"> DISTR_CODI_PROCEDIMENT VARCHAR2(200);</text:span></text:p>
            <text:p text:style-name="P196"><text:span text:style-name="T72">ALTER</text:span><text:span text:style-name="T53"> </text:span><text:span text:style-name="T72">TABLE</text:span><text:span text:style-name="T53"> HEL_EXPEDIENT_TIPUS </text:span><text:span text:style-name="T72">ADD</text:span><text:span text:style-name="T53"> DISTR_CODI_ASSUMPTE VARCHAR2(20);</text:span></text:p>
            <text:p text:style-name="P206"/>
            <text:p text:style-name="P212">-- Noves taules per les anotacions</text:p>
            <text:p text:style-name="P196"><text:span text:style-name="T72">CREATE</text:span><text:span text:style-name="T53"> </text:span><text:span text:style-name="T72">TABLE</text:span><text:span text:style-name="T53"> HEL_ANOTACIO (</text:span></text:p>
            <text:p text:style-name="P196"><text:span text:style-name="T53"><text:s text:c="2"/>ID <text:tab/><text:tab/><text:tab/><text:tab/><text:tab/><text:tab/>NUMBER(19) <text:tab/><text:tab/></text:span><text:span text:style-name="T72">NOT</text:span><text:span text:style-name="T53"> </text:span><text:span text:style-name="T74">NULL</text:span><text:span text:style-name="T53">,</text:span></text:p>
            <text:p text:style-name="P208"><text:s text:c="2"/>EXPEDIENT_TIPUS_ID<text:tab/><text:tab/>NUMBER(19) ,</text:p>
            <text:p text:style-name="P208"><text:s text:c="2"/>EXPEDIENT_ID<text:tab/><text:tab/><text:tab/><text:tab/>NUMBER(19) ,</text:p>
            <text:p text:style-name="P196"><text:span text:style-name="T53"><text:s text:c="2"/>DITRIBUCIO_ID<text:tab/><text:tab/><text:tab/><text:tab/>VARCHAR2(80) </text:span><text:span text:style-name="T72">NOT</text:span><text:span text:style-name="T53"> </text:span><text:span text:style-name="T74">NULL</text:span><text:span text:style-name="T53">,</text:span></text:p>
            <text:p text:style-name="P196"><text:span text:style-name="T53"><text:s text:c="2"/>DITRIBUCIO_CLAU_ACCES<text:tab/><text:tab/>VARCHAR2(200) </text:span><text:span text:style-name="T72">NOT</text:span><text:span text:style-name="T53"> </text:span><text:span text:style-name="T74">NULL</text:span><text:span text:style-name="T53">,</text:span></text:p>
            <text:p text:style-name="P196"><text:span text:style-name="T53"><text:s text:c="2"/>ESTAT<text:tab/><text:tab/><text:tab/><text:tab/><text:tab/><text:tab/>NUMBER(19) <text:s text:c="14"/></text:span><text:span text:style-name="T72">NOT</text:span><text:span text:style-name="T53"> </text:span><text:span text:style-name="T74">NULL</text:span><text:span text:style-name="T53">,</text:span></text:p>
            <text:p text:style-name="P196"><text:span text:style-name="T53"><text:s text:c="2"/>DATA_RECEPCIO<text:tab/><text:tab/><text:tab/><text:tab/></text:span><text:span text:style-name="T72">TIMESTAMP</text:span><text:span text:style-name="T53">(6) </text:span><text:span text:style-name="T72">NOT</text:span><text:span text:style-name="T53"> </text:span><text:span text:style-name="T74">NULL</text:span><text:span text:style-name="T53">, </text:span></text:p>
            <text:p text:style-name="P196"><text:span text:style-name="T53"><text:s text:c="2"/>DATA_PROCESSAMENT<text:tab/><text:tab/><text:tab/></text:span><text:span text:style-name="T72">TIMESTAMP</text:span><text:span text:style-name="T53">(6), </text:span></text:p>
            <text:p text:style-name="P208"><text:s text:c="2"/>REBUIG_MOTIU<text:tab/><text:tab/><text:tab/><text:tab/>VARCHAR2(500),</text:p>
            <text:p text:style-name="P208"><text:s text:c="2"/>APLICACIO_CODI <text:tab/><text:tab/><text:tab/>VARCHAR2(20), </text:p>
            <text:p text:style-name="P208"><text:s text:c="2"/>APLICACIO_VERSIO <text:tab/><text:tab/><text:tab/>VARCHAR2(15), </text:p>
            <text:p text:style-name="P208"><text:s text:c="2"/>ASSUMPTE_CODI_CODI <text:tab/><text:tab/>VARCHAR2(16), </text:p>
            <text:p text:style-name="P208"><text:s text:c="2"/>ASSUMPTE_CODI_DESC <text:tab/><text:tab/>VARCHAR2(100), </text:p>
            <text:p text:style-name="P208"><text:s text:c="2"/>ASSUMPTE_TIPUS_CODI<text:tab/><text:tab/>VARCHAR2(16), </text:p>
            <text:p text:style-name="P208"><text:s text:c="2"/>ASSUMPTE_TIPUS_DESC <text:tab/><text:tab/>VARCHAR2(100), </text:p>
            <text:p text:style-name="P196"><text:span text:style-name="T53"><text:s text:c="2"/>DATA <text:tab/><text:tab/><text:tab/><text:tab/><text:tab/><text:tab/></text:span><text:span text:style-name="T72">TIMESTAMP</text:span><text:span text:style-name="T53">(6) <text:tab/></text:span><text:span text:style-name="T72">NOT</text:span><text:span text:style-name="T53"> </text:span><text:span text:style-name="T74">NULL</text:span><text:span text:style-name="T53">, </text:span></text:p>
            <text:p text:style-name="P208"><text:s text:c="2"/>DOC_FISICA_CODI <text:tab/><text:tab/><text:tab/>VARCHAR2(1), </text:p>
            <text:p text:style-name="P208"><text:s text:c="2"/>DOC_FISICA_DESC <text:tab/><text:tab/><text:tab/>VARCHAR2(100), </text:p>
            <text:p text:style-name="P196"><text:span text:style-name="T53"><text:s text:c="2"/>ENTITAT_CODI <text:tab/><text:tab/><text:tab/><text:tab/>VARCHAR2(21) <text:tab/></text:span><text:span text:style-name="T72">NOT</text:span><text:span text:style-name="T53"> </text:span><text:span text:style-name="T74">NULL</text:span><text:span text:style-name="T53">, </text:span></text:p>
            <text:p text:style-name="P208"><text:s text:c="2"/>ENTITAT_DESC <text:tab/><text:tab/><text:tab/><text:tab/>VARCHAR2(100), </text:p>
            <text:p text:style-name="P208"><text:s text:c="2"/>EXPEDIENT_NUMERO <text:tab/><text:tab/><text:tab/>VARCHAR2(80), </text:p>
            <text:p text:style-name="P208"><text:s text:c="2"/>EXPOSA <text:tab/><text:tab/><text:tab/><text:tab/><text:tab/>CLOB, </text:p>
            <text:p text:style-name="P208"><text:s text:c="2"/>EXTRACTE<text:tab/><text:tab/><text:tab/><text:tab/><text:tab/>VARCHAR2(240),</text:p>
            <text:p text:style-name="P208"><text:s text:c="2"/>PROCEDIMENT_CODI<text:tab/><text:tab/><text:tab/>VARCHAR2(20),</text:p>
            <text:p text:style-name="P196"><text:span text:style-name="T53"><text:s text:c="2"/>IDENTIFICADOR <text:tab/><text:tab/><text:tab/>VARCHAR2(100) <text:tab/></text:span><text:span text:style-name="T72">NOT</text:span><text:span text:style-name="T53"> </text:span><text:span text:style-name="T74">NULL</text:span><text:span text:style-name="T53">, </text:span></text:p>
            <text:p text:style-name="P196"><text:span text:style-name="T53"><text:s text:c="2"/>IDIOMA_CODI <text:tab/><text:tab/><text:tab/><text:tab/>VARCHAR2(2) <text:tab/></text:span><text:span text:style-name="T72">NOT</text:span><text:span text:style-name="T53"> </text:span><text:span text:style-name="T74">NULL</text:span><text:span text:style-name="T53">, </text:span></text:p>
            <text:p text:style-name="P208"><text:s text:c="2"/>IDIOMA_DESC <text:tab/><text:tab/><text:tab/><text:tab/>VARCHAR2(100), </text:p>
            <text:p text:style-name="P196"><text:span text:style-name="T53"><text:s text:c="2"/>LLIBRE_CODI <text:tab/><text:tab/><text:tab/><text:tab/>VARCHAR2(4) <text:tab/></text:span><text:span text:style-name="T72">NOT</text:span><text:span text:style-name="T53"> </text:span><text:span text:style-name="T74">NULL</text:span><text:span text:style-name="T53">, </text:span></text:p>
            <text:p text:style-name="P208"><text:s text:c="2"/>LLIBRE_DESC <text:tab/><text:tab/><text:tab/><text:tab/>VARCHAR2(100), </text:p>
            <text:p text:style-name="P208"><text:s text:c="2"/>OBSERVACIONS <text:tab/><text:tab/><text:tab/><text:tab/>VARCHAR2(50), </text:p>
            <text:p text:style-name="P196"><text:span text:style-name="T53"><text:s text:c="2"/>OFICINA_CODI <text:tab/><text:tab/><text:tab/><text:tab/>VARCHAR2(21) <text:tab/></text:span><text:span text:style-name="T72">NOT</text:span><text:span text:style-name="T53"> </text:span><text:span text:style-name="T74">NULL</text:span><text:span text:style-name="T53">, </text:span></text:p>
            <text:p text:style-name="P208"><text:s text:c="2"/>OFICINA_DESC <text:tab/><text:tab/><text:tab/><text:tab/>VARCHAR2(100), </text:p>
            <text:p text:style-name="P196"><text:span text:style-name="T53"><text:s text:c="2"/>ORIGEN_DATA <text:tab/><text:tab/><text:tab/><text:tab/></text:span><text:span text:style-name="T72">TIMESTAMP</text:span><text:span text:style-name="T53">(6), </text:span></text:p>
            <text:p text:style-name="P208"><text:s text:c="2"/>ORIGEN_REGISTRE_NUM <text:tab/><text:tab/>VARCHAR2(80), </text:p>
            <text:p text:style-name="P208"><text:s text:c="2"/>REF_EXTERNA <text:tab/><text:tab/><text:tab/><text:tab/>VARCHAR2(16), </text:p>
            <text:p text:style-name="P208"><text:s text:c="2"/>SOLICITA <text:tab/><text:tab/><text:tab/><text:tab/><text:tab/>CLOB, </text:p>
            <text:p text:style-name="P208"><text:s text:c="2"/>TRANSPORT_NUM <text:tab/><text:tab/><text:tab/>VARCHAR2(20), </text:p>
            <text:p text:style-name="P208"><text:s text:c="2"/>TRANSPORT_TIPUS_CODI <text:tab/><text:tab/>VARCHAR2(2), </text:p>
            <text:p text:style-name="P208"><text:s text:c="2"/>TRANSPORT_TIPUS_DESC <text:tab/><text:tab/>VARCHAR2(100), </text:p>
            <text:p text:style-name="P208"><text:s text:c="2"/>USUARI_CODI <text:tab/><text:tab/><text:tab/><text:tab/>VARCHAR2(20), </text:p>
            <text:p text:style-name="P208"><text:s text:c="2"/>USUARI_NOM <text:tab/><text:tab/><text:tab/><text:tab/>VARCHAR2(80), </text:p>
            <text:p text:style-name="P196"><text:span text:style-name="T53"><text:s text:c="2"/>DESTI_CODI <text:tab/><text:tab/><text:tab/><text:tab/>VARCHAR2(21) <text:tab/></text:span><text:span text:style-name="T72">NOT</text:span><text:span text:style-name="T53"> </text:span><text:span text:style-name="T74">NULL</text:span><text:span text:style-name="T53">, </text:span></text:p>
            <text:p text:style-name="P208"><text:s text:c="2"/>DESTI_DESCRIPCIO <text:tab/><text:tab/><text:tab/>VARCHAR2(100)</text:p>
            <text:p text:style-name="P208">);</text:p>
            <text:p text:style-name="P206"/>
            <text:p text:style-name="P206"/>
            <text:p text:style-name="P196"><text:span text:style-name="T72">CREATE</text:span><text:span text:style-name="T53"> </text:span><text:span text:style-name="T72">TABLE</text:span><text:span text:style-name="T53"> HEL_ANOTACIO_ANNEX (</text:span></text:p>
            <text:p text:style-name="P196"><text:span text:style-name="T53"><text:tab/>ID <text:tab/><text:tab/><text:tab/><text:tab/><text:tab/><text:tab/>NUMBER(19) <text:tab/><text:tab/></text:span><text:span text:style-name="T72">NOT</text:span><text:span text:style-name="T53"> </text:span><text:span text:style-name="T74">NULL</text:span><text:span text:style-name="T53">, </text:span></text:p>
            <text:p text:style-name="P208"><text:soft-page-break/><text:tab/>CONTINGUT BLOB,</text:p>
            <text:p text:style-name="P208"><text:tab/>FIRMA_CONTINGUT BLOB,</text:p>
            <text:p text:style-name="P208"><text:tab/>FIRMA_PERFIL VARCHAR2(4),</text:p>
            <text:p text:style-name="P208"><text:tab/>FIRMA_TAMANY NUMBER(10),</text:p>
            <text:p text:style-name="P208"><text:tab/>FIRMA_TIPUS VARCHAR2(4),</text:p>
            <text:p text:style-name="P196"><text:span text:style-name="T53"><text:tab/>NOM VARCHAR2(80) </text:span><text:span text:style-name="T72">NOT</text:span><text:span text:style-name="T53"> </text:span><text:span text:style-name="T74">NULL</text:span><text:span text:style-name="T53">,</text:span></text:p>
            <text:p text:style-name="P208"><text:tab/>FIRMA_NOM VARCHAR2(80),</text:p>
            <text:p text:style-name="P196"><text:span text:style-name="T53"><text:tab/>NTI_FECHA_CAPTURA </text:span><text:span text:style-name="T72">TIMESTAMP</text:span><text:span text:style-name="T53">(6) </text:span><text:span text:style-name="T72">NOT</text:span><text:span text:style-name="T53"> </text:span><text:span text:style-name="T74">NULL</text:span><text:span text:style-name="T53">,</text:span></text:p>
            <text:p text:style-name="P196"><text:span text:style-name="T53"><text:tab/>NTI_ORIGEN VARCHAR2(20) </text:span><text:span text:style-name="T72">NOT</text:span><text:span text:style-name="T53"> </text:span><text:span text:style-name="T74">NULL</text:span><text:span text:style-name="T53">,</text:span></text:p>
            <text:p text:style-name="P196"><text:span text:style-name="T53"><text:tab/>NTI_TIPO_DOC VARCHAR2(20) </text:span><text:span text:style-name="T72">NOT</text:span><text:span text:style-name="T53"> </text:span><text:span text:style-name="T74">NULL</text:span><text:span text:style-name="T53">,</text:span></text:p>
            <text:p text:style-name="P208"><text:tab/>OBSERVACIONS VARCHAR2(50),</text:p>
            <text:p text:style-name="P208"><text:tab/>SICRES_TIPO_DOC VARCHAR2(20),</text:p>
            <text:p text:style-name="P208"><text:tab/>SICRES_VALIDEZ_DOC VARCHAR2(30),</text:p>
            <text:p text:style-name="P196"><text:span text:style-name="T53"><text:tab/>TAMANY NUMBER(10) </text:span><text:span text:style-name="T72">NOT</text:span><text:span text:style-name="T53"> </text:span><text:span text:style-name="T74">NULL</text:span><text:span text:style-name="T53">,</text:span></text:p>
            <text:p text:style-name="P208"><text:tab/>TIPUS_MIME VARCHAR2(255),</text:p>
            <text:p text:style-name="P196"><text:span text:style-name="T53"><text:tab/>TITOL VARCHAR2(200) </text:span><text:span text:style-name="T72">NOT</text:span><text:span text:style-name="T53"> </text:span><text:span text:style-name="T74">NULL</text:span><text:span text:style-name="T53">,</text:span></text:p>
            <text:p text:style-name="P208"><text:tab/>UUID VARCHAR2(100),</text:p>
            <text:p text:style-name="P196"><text:span text:style-name="T53"><text:tab/>ANOTACIO_ID NUMBER(19) </text:span><text:span text:style-name="T72">NOT</text:span><text:span text:style-name="T53"> </text:span><text:span text:style-name="T74">NULL</text:span><text:span text:style-name="T53">,</text:span></text:p>
            <text:p text:style-name="P208"><text:tab/>ESTAT VARCHAR2(20),</text:p>
            <text:p text:style-name="P208"><text:tab/>ERROR VARCHAR2(4000),</text:p>
            <text:p text:style-name="P196"><text:span text:style-name="T53"><text:tab/>NTI_ESTADO_ELABORACIO VARCHAR2(50) </text:span><text:span text:style-name="T72">NOT</text:span><text:span text:style-name="T53"> </text:span><text:span text:style-name="T74">NULL</text:span></text:p>
            <text:p text:style-name="P208">);</text:p>
            <text:p text:style-name="P206"/>
            <text:p text:style-name="P206"/>
            <text:p text:style-name="P196"><text:span text:style-name="T72">CREATE</text:span><text:span text:style-name="T53"> </text:span><text:span text:style-name="T72">TABLE</text:span><text:span text:style-name="T53"> HEL_ANOTACIO_INTERESSAT </text:span></text:p>
            <text:p text:style-name="P208"><text:s text:c="2"/>( </text:p>
            <text:p text:style-name="P196"><text:span text:style-name="T53"><text:s text:c="5"/>ID <text:s text:c="17"/>NUMBER(19) </text:span><text:span text:style-name="T72">NOT</text:span><text:span text:style-name="T53"> </text:span><text:span text:style-name="T74">NULL</text:span><text:span text:style-name="T53">, </text:span></text:p>
            <text:p text:style-name="P208"><text:s text:c="5"/>ADRESA <text:s text:c="13"/>VARCHAR2(160), </text:p>
            <text:p text:style-name="P208"><text:s text:c="5"/>CANAL <text:s text:c="14"/>VARCHAR2(30), </text:p>
            <text:p text:style-name="P208"><text:s text:c="5"/>CP <text:s text:c="17"/>VARCHAR2(5), </text:p>
            <text:p text:style-name="P208"><text:s text:c="5"/>DOC_NUMERO <text:s text:c="9"/>VARCHAR2(17), </text:p>
            <text:p text:style-name="P208"><text:s text:c="5"/>DOC_TIPUS <text:s text:c="10"/>VARCHAR2(15), </text:p>
            <text:p text:style-name="P208"><text:s text:c="5"/>EMAIL <text:s text:c="14"/>VARCHAR2(160), </text:p>
            <text:p text:style-name="P208"><text:s text:c="5"/>LLINATGE1 <text:s text:c="10"/>VARCHAR2(30), </text:p>
            <text:p text:style-name="P208"><text:s text:c="5"/>LLINATGE2 <text:s text:c="10"/>VARCHAR2(30), </text:p>
            <text:p text:style-name="P208"><text:s text:c="5"/>MUNICIPI_CODI <text:s text:c="6"/>VARCHAR2(100), </text:p>
            <text:p text:style-name="P208"><text:s text:c="5"/>NOM <text:s text:c="16"/>VARCHAR2(30), </text:p>
            <text:p text:style-name="P208"><text:s text:c="5"/>OBSERVACIONS <text:s text:c="7"/>VARCHAR2(160), </text:p>
            <text:p text:style-name="P208"><text:s text:c="5"/>PAIS_CODI <text:s text:c="10"/>VARCHAR2(4), </text:p>
            <text:p text:style-name="P208"><text:s text:c="5"/>PROVINCIA_CODI <text:s text:c="5"/>VARCHAR2(100), </text:p>
            <text:p text:style-name="P208"><text:s text:c="5"/>RAO_SOCIAL <text:s text:c="9"/>VARCHAR2(80), </text:p>
            <text:p text:style-name="P208"><text:s text:c="5"/>TELEFON <text:s text:c="12"/>VARCHAR2(20), </text:p>
            <text:p text:style-name="P196"><text:span text:style-name="T53"><text:s text:c="5"/>TIPUS <text:s text:c="14"/>VARCHAR2(40) </text:span><text:span text:style-name="T72">NOT</text:span><text:span text:style-name="T53"> </text:span><text:span text:style-name="T74">NULL</text:span><text:span text:style-name="T53">, </text:span></text:p>
            <text:p text:style-name="P208"><text:s text:c="5"/>REPRESENTANT_ID <text:s text:c="4"/>NUMBER(19), </text:p>
            <text:p text:style-name="P208"><text:s text:c="5"/>ANOTACIO_ID <text:s text:c="8"/>NUMBER(19), </text:p>
            <text:p text:style-name="P208"><text:s text:c="5"/>PAIS <text:s text:c="15"/>VARCHAR2(200), </text:p>
            <text:p text:style-name="P208"><text:s text:c="5"/>PROVINCIA <text:s text:c="10"/>VARCHAR2(200), </text:p>
            <text:p text:style-name="P208"><text:s text:c="5"/>MUNICIPI <text:s text:c="11"/>VARCHAR2(200), </text:p>
            <text:p text:style-name="P196"><text:span text:style-name="T53"><text:s text:c="5"/>ORGAN_CODI <text:s text:c="9"/></text:span><text:span text:style-name="T72">VARCHAR</text:span><text:span text:style-name="T53">(9)</text:span></text:p>
            <text:p text:style-name="P208"><text:s text:c="2"/>); </text:p>
            <text:p text:style-name="P206"/>
            <text:p text:style-name="P196"><text:span text:style-name="T72">ALTER</text:span><text:span text:style-name="T53"> </text:span><text:span text:style-name="T72">TABLE</text:span><text:span text:style-name="T53"> HEL_ANOTACIO </text:span><text:span text:style-name="T72">ADD</text:span><text:span text:style-name="T53"> (</text:span></text:p>
            <text:p text:style-name="P196"><text:span text:style-name="T53"><text:s text:c="2"/></text:span><text:span text:style-name="T72">CONSTRAINT</text:span><text:span text:style-name="T53"> HEL_ANOTACIO_PK </text:span><text:span text:style-name="T72">PRIMARY</text:span><text:span text:style-name="T53"> </text:span><text:span text:style-name="T72">KEY</text:span><text:span text:style-name="T53"> (ID));</text:span></text:p>
            <text:p text:style-name="P208"><text:s text:c="2"/></text:p>
            <text:p text:style-name="P196"><text:span text:style-name="T72">ALTER</text:span><text:span text:style-name="T53"> </text:span><text:span text:style-name="T72">TABLE</text:span><text:span text:style-name="T53"> HEL_ANOTACIO_ANNEX </text:span><text:span text:style-name="T72">ADD</text:span><text:span text:style-name="T53"> (</text:span></text:p>
            <text:p text:style-name="P196"><text:span text:style-name="T53"><text:s text:c="2"/></text:span><text:span text:style-name="T72">CONSTRAINT</text:span><text:span text:style-name="T53"> HEL_ANOTACIO_ANNEX_PK </text:span><text:span text:style-name="T72">PRIMARY</text:span><text:span text:style-name="T53"> </text:span><text:span text:style-name="T72">KEY</text:span><text:span text:style-name="T53"> (ID));</text:span></text:p>
            <text:p text:style-name="P208"><text:s text:c="2"/></text:p>
            <text:p text:style-name="P196"><text:span text:style-name="T72">ALTER</text:span><text:span text:style-name="T53"> </text:span><text:span text:style-name="T72">TABLE</text:span><text:span text:style-name="T53"> HEL_ANOTACIO_INTERESSAT </text:span><text:span text:style-name="T72">ADD</text:span><text:span text:style-name="T53"> (</text:span></text:p>
            <text:p text:style-name="P196"><text:soft-page-break/><text:span text:style-name="T53"><text:s text:c="2"/></text:span><text:span text:style-name="T72">CONSTRAINT</text:span><text:span text:style-name="T53"> HEL_ANOTACIO_INTERESSAT_PK </text:span><text:span text:style-name="T72">PRIMARY</text:span><text:span text:style-name="T53"> </text:span><text:span text:style-name="T72">KEY</text:span><text:span text:style-name="T53"> (ID)); <text:s/></text:span></text:p>
            <text:p text:style-name="P208"><text:s text:c="2"/></text:p>
            <text:p text:style-name="P208"><text:s text:c="2"/></text:p>
            <text:p text:style-name="P196"><text:span text:style-name="T72">ALTER</text:span><text:span text:style-name="T53"> </text:span><text:span text:style-name="T72">TABLE</text:span><text:span text:style-name="T53"> HEL_ANOTACIO_INTERESSAT </text:span><text:span text:style-name="T72">ADD</text:span><text:span text:style-name="T53"> (</text:span></text:p>
            <text:p text:style-name="P196"><text:span text:style-name="T53"><text:s text:c="2"/></text:span><text:span text:style-name="T72">CONSTRAINT</text:span><text:span text:style-name="T53"> HEL_ANOTACIO_INTERESSAT_FK </text:span><text:span text:style-name="T72">FOREIGN</text:span><text:span text:style-name="T53"> </text:span><text:span text:style-name="T72">KEY</text:span><text:span text:style-name="T53"> (ANOTACIO_ID) </text:span></text:p>
            <text:p text:style-name="P196"><text:span text:style-name="T53"><text:s text:c="4"/></text:span><text:span text:style-name="T72">REFERENCES</text:span><text:span text:style-name="T53"> HEL_ANOTACIO (ID));</text:span></text:p>
            <text:p text:style-name="P208"><text:s text:c="8"/></text:p>
            <text:p text:style-name="P196"><text:span text:style-name="T72">ALTER</text:span><text:span text:style-name="T53"> </text:span><text:span text:style-name="T72">TABLE</text:span><text:span text:style-name="T53"> HEL_ANOTACIO_ANNEX </text:span><text:span text:style-name="T72">ADD</text:span><text:span text:style-name="T53"> (</text:span></text:p>
            <text:p text:style-name="P196"><text:span text:style-name="T53"><text:s text:c="2"/></text:span><text:span text:style-name="T72">CONSTRAINT</text:span><text:span text:style-name="T53"> HEL_ANOTACIO_ANNEX_FK </text:span><text:span text:style-name="T72">FOREIGN</text:span><text:span text:style-name="T53"> </text:span><text:span text:style-name="T72">KEY</text:span><text:span text:style-name="T53"> (ANOTACIO_ID) </text:span></text:p>
            <text:p text:style-name="P196"><text:span text:style-name="T53"><text:s text:c="4"/></text:span><text:span text:style-name="T72">REFERENCES</text:span><text:span text:style-name="T53"> HEL_ANOTACIO (ID)); <text:s text:c="3"/></text:span></text:p>
            <text:p text:style-name="P208"><text:s text:c="4"/></text:p>
            <text:p text:style-name="P196"><text:span text:style-name="T72">ALTER</text:span><text:span text:style-name="T53"> </text:span><text:span text:style-name="T72">TABLE</text:span><text:span text:style-name="T53"> HEL_ANOTACIO </text:span><text:span text:style-name="T72">ADD</text:span><text:span text:style-name="T53"> (</text:span></text:p>
            <text:p text:style-name="P196"><text:span text:style-name="T53"><text:s text:c="2"/></text:span><text:span text:style-name="T72">CONSTRAINT</text:span><text:span text:style-name="T53"> HEL_ET_ANOTACIO_FK </text:span><text:span text:style-name="T72">FOREIGN</text:span><text:span text:style-name="T53"> </text:span><text:span text:style-name="T72">KEY</text:span><text:span text:style-name="T53"> (EXPEDIENT_TIPUS_ID) </text:span></text:p>
            <text:p text:style-name="P196"><text:span text:style-name="T53"><text:s text:c="4"/></text:span><text:span text:style-name="T72">REFERENCES</text:span><text:span text:style-name="T53"> HEL_EXPEDIENT_TIPUS (ID)); <text:s text:c="3"/></text:span></text:p>
            <text:p text:style-name="P206"/>
            <text:p text:style-name="P196"><text:span text:style-name="T72">ALTER</text:span><text:span text:style-name="T53"> </text:span><text:span text:style-name="T72">TABLE</text:span><text:span text:style-name="T53"> HEL_ANOTACIO </text:span><text:span text:style-name="T72">ADD</text:span><text:span text:style-name="T53"> (</text:span></text:p>
            <text:p text:style-name="P196"><text:span text:style-name="T53"><text:s text:c="2"/></text:span><text:span text:style-name="T72">CONSTRAINT</text:span><text:span text:style-name="T53"> HEL_EXPEDIENT_ANOTACIO_FK </text:span><text:span text:style-name="T72">FOREIGN</text:span><text:span text:style-name="T53"> </text:span><text:span text:style-name="T72">KEY</text:span><text:span text:style-name="T53"> (EXPEDIENT_ID) </text:span></text:p>
            <text:p text:style-name="P196"><text:span text:style-name="T53"><text:s text:c="4"/></text:span><text:span text:style-name="T72">REFERENCES</text:span><text:span text:style-name="T53"> HEL_EXPEDIENT (ID)); <text:s text:c="3"/></text:span></text:p>
            <text:p text:style-name="P206"/>
            <text:p text:style-name="P206"/>
            <text:p text:style-name="P196"><text:span text:style-name="T72">CREATE</text:span><text:span text:style-name="T53"> </text:span><text:span text:style-name="T72">INDEX</text:span><text:span text:style-name="T53"> HEL_ANOTACIO_ANNEX_FK_I </text:span><text:span text:style-name="T72">ON</text:span><text:span text:style-name="T53"> HEL_ANOTACIO_ANNEX(ANOTACIO_ID);</text:span></text:p>
            <text:p text:style-name="P196"><text:span text:style-name="T72">CREATE</text:span><text:span text:style-name="T53"> </text:span><text:span text:style-name="T72">INDEX</text:span><text:span text:style-name="T53"> HEL_ANOTACIO_INTER_FK_I </text:span><text:span text:style-name="T72">ON</text:span><text:span text:style-name="T53"> HEL_ANOTACIO_INTERESSAT(ANOTACIO_ID);</text:span></text:p>
            <text:p text:style-name="P196"><text:span text:style-name="T72">CREATE</text:span><text:span text:style-name="T53"> </text:span><text:span text:style-name="T72">INDEX</text:span><text:span text:style-name="T53"> HEL_REPRESENTANT_ANOTACIO_FK_I </text:span><text:span text:style-name="T72">ON</text:span><text:span text:style-name="T53"> HEL_ANOTACIO_INTERESSAT(REPRESENTANT_ID);</text:span></text:p>
            <text:p text:style-name="P196"><text:span text:style-name="T72">CREATE</text:span><text:span text:style-name="T53"> </text:span><text:span text:style-name="T72">INDEX</text:span><text:span text:style-name="T53"> HEL_ANOTACIO_EXPEDIENT_FK_I </text:span><text:span text:style-name="T72">ON</text:span><text:span text:style-name="T53"> HEL_ANOTACIO(EXPEDIENT_ID);</text:span></text:p>
            <text:p text:style-name="P196"><text:span text:style-name="T72">CREATE</text:span><text:span text:style-name="T53"> </text:span><text:span text:style-name="T72">INDEX</text:span><text:span text:style-name="T53"> HEL_ANOTACIO_ET_FK_I </text:span><text:span text:style-name="T72">ON</text:span><text:span text:style-name="T53"> HEL_ANOTACIO(EXPEDIENT_TIPUS_ID);</text:span></text:p>
            <text:p text:style-name="P206"/>
            <text:p text:style-name="P196"><text:span text:style-name="T53">GRANT </text:span><text:span text:style-name="T72">SELECT</text:span><text:span text:style-name="T53">, </text:span><text:span text:style-name="T72">UPDATE</text:span><text:span text:style-name="T53">, </text:span><text:span text:style-name="T72">INSERT</text:span><text:span text:style-name="T53">, </text:span><text:span text:style-name="T72">DELETE</text:span><text:span text:style-name="T53"> </text:span><text:span text:style-name="T72">ON</text:span><text:span text:style-name="T53"> HEL_ANOTACIO TO WWW_HELIUM;</text:span></text:p>
            <text:p text:style-name="P196"><text:span text:style-name="T53">GRANT </text:span><text:span text:style-name="T72">SELECT</text:span><text:span text:style-name="T53">, </text:span><text:span text:style-name="T72">UPDATE</text:span><text:span text:style-name="T53">, </text:span><text:span text:style-name="T72">INSERT</text:span><text:span text:style-name="T53">, </text:span><text:span text:style-name="T72">DELETE</text:span><text:span text:style-name="T53"> </text:span><text:span text:style-name="T72">ON</text:span><text:span text:style-name="T53"> HEL_ANOTACIO_ANNEX TO WWW_HELIUM;</text:span></text:p>
            <text:p text:style-name="P200"><text:span text:style-name="T53">GRANT </text:span><text:span text:style-name="T72">SELECT</text:span><text:span text:style-name="T53">, </text:span><text:span text:style-name="T72">UPDATE</text:span><text:span text:style-name="T53">, </text:span><text:span text:style-name="T72">INSERT</text:span><text:span text:style-name="T53">, </text:span><text:span text:style-name="T72">DELETE</text:span><text:span text:style-name="T53"> </text:span><text:span text:style-name="T72">ON</text:span><text:span text:style-name="T53"> HEL_ANOTACIO_INTERESSAT TO WWW_HELIUM;</text:span></text:p>
          </table:table-cell>
        </table:table-row>
      </table:table>
      <text:p text:style-name="P249"/>
      <text:p text:style-name="P67">Propietats globals: </text:p>
      <text:list xml:id="list713530568" text:style-name="L58">
        <text:list-item>
          <text:p text:style-name="P396"><text:span text:style-name="T143">S'ha d'afegir la configuració d'Helium com a backoffice de Distribucio amb les credencials d'un usuari que tingui el rol </text:span><text:span text:style-name="T33">DIS_BACKWS</text:span><text:span text:style-name="T142">.</text:span></text:p>
        </text:list-item>
        <text:list-item>
          <text:p text:style-name="P439">S'ha d'afegir la configuració del plugin d'unitats orgàniques pel domini intern d'unitats orgàniques</text:p>
        </text:list-item>
      </text:list>
      <text:p text:style-name="P234"/>
      <table:table table:name="Table6" table:style-name="Table6">
        <table:table-column table:style-name="Table6.A"/>
        <table:table-row>
          <table:table-cell table:style-name="Table6.A1" office:value-type="string">
            <text:p text:style-name="P204">##############################</text:p>
            <text:p text:style-name="P204"># Integració amb DISTRIBUCIO #</text:p>
            <text:p text:style-name="P204">##############################</text:p>
            <text:p text:style-name="P210"><text:s/></text:p>
            <text:p text:style-name="P200"><text:span text:style-name="T53">net.conselldemallorca.helium.distribucio.backofficeIntegracio.ws.url=</text:span><text:span text:style-name="T56">http</text:span><text:span text:style-name="T57">s</text:span><text:span text:style-name="T56">://</text:span><text:span text:style-name="T57">dev.caib.es</text:span><text:span text:style-name="T56">/distribucio/ws/backofficeIntegracio</text:span></text:p>
            <text:p text:style-name="P200"><text:span text:style-name="T144"># </text:span><text:span text:style-name="T145">Usuari amb el rol DIS_BACKWS</text:span></text:p>
            <text:p text:style-name="P201"><text:span text:style-name="T53">net.conselldemallorca.helium.distribucio.backofficeIntegracio.ws.username=</text:span><text:span text:style-name="T59">$helium_dist</text:span><text:span text:style-name="T60">ribucio</text:span></text:p>
            <text:p text:style-name="P200"><text:span text:style-name="T53">net.conselldemallorca.helium.distribucio.backofficeIntegracio.ws.password=</text:span><text:span text:style-name="T57">******</text:span></text:p>
            <text:p text:style-name="P218"/>
            <text:p text:style-name="P205">####</text:p>
            <text:p text:style-name="P203"># Integració amb unitats orgàniques Dir3</text:p>
            <text:p text:style-name="P203">####</text:p>
            <text:p text:style-name="P196"><text:span text:style-name="T53">app.unitats.organiques.dir3.plugin.service.class=</text:span><text:span text:style-name="T56">net.conselldemallorca.helium.integracio.plugins.unitat</text:span><text:span text:style-name="T58">.UnitatsOrganiquesPluginDir3</text:span></text:p>
            <text:p text:style-name="P196"><text:span text:style-name="T53">app.unitats.organiques.dir3.plugin.service.url=</text:span><text:span text:style-name="T56">http://dev.caib.es/dir3caib/ws/Dir3CaibObtenerUnidades</text:span></text:p>
            <text:p text:style-name="P196"><text:soft-page-break/><text:span text:style-name="T53">app.unitats.organiques.dir3.plugin.service.username=</text:span><text:span text:style-name="T56">$helium_dir3caib</text:span></text:p>
            <text:p text:style-name="P196"><text:span text:style-name="T53">app.unitats.organiques.dir3.plugin.service.password=</text:span><text:span text:style-name="T56">******</text:span></text:p>
            <text:p text:style-name="P196"><text:span text:style-name="T53">app.unitats.organiques.dir3.plugin.service.log.actiu=</text:span><text:span text:style-name="T56">false</text:span></text:p>
            <text:p text:style-name="P200"><text:span text:style-name="T53">app.unitats.organiques.dir3.plugin.service.timeout=</text:span><text:span text:style-name="T56">120</text:span></text:p>
          </table:table-cell>
        </table:table-row>
      </table:table>
      <text:p text:style-name="P230"/>
      <text:p text:style-name="P156">Altres: </text:p>
      <text:list xml:id="list110644488868530" text:continue-numbering="true" text:style-name="L58">
        <text:list-item>
          <text:p text:style-name="P446"><text:span text:style-name="T51">S'ha a</text:span><text:span text:style-name="T52">ctualitzat la llibreria </text:span><text:span text:style-name="T47">helium-disseny.jar</text:span><text:span text:style-name="T52"> de disseny de diagrames de flux per tal que el mètode </text:span><text:span text:style-name="T47">HeliumApi.expedientReindexar</text:span><text:span text:style-name="T48">(long)</text:span><text:span text:style-name="T47"> </text:span><text:span text:style-name="T52">retorni un booleà per saber si hi ha cap error de reindexació.</text:span></text:p>
        </text:list-item>
      </text:list>
      <text:p text:style-name="P240"/>
      <text:list xml:id="list110644717829533" text:continue-list="list110645313789991" text:style-name="Outline">
        <text:list-item>
          <text:list>
            <text:list-item>
              <text:h text:style-name="P273" text:outline-level="2"><text:bookmark-start text:name="__RefHeading___Toc73598_2906097068"/>v3.2.10<text:span text:style-name="T151">9.1 Correccions errors producció</text:span><text:bookmark-end text:name="__RefHeading___Toc73598_2906097068"/></text:h>
            </text:list-item>
          </text:list>
        </text:list-item>
      </text:list>
      <text:p text:style-name="P33">Data: </text:p>
      <text:p text:style-name="P98"><text:tab/>2020.10.14 12:00</text:p>
      <text:p text:style-name="P98">Resum: </text:p>
      <text:p text:style-name="P98"><text:tab/>Correccions d'errors trobats a producció detectats després d'una caiguda del sistema. Són modificacions per minimitzar l'aparició d'aquest tipus d'errors.<text:span text:style-name="T153"> Avís a les consultes si hi ha expedients pendents o amb error de reindexació.</text:span></text:p>
      <text:p text:style-name="P98"/>
      <text:p text:style-name="P157"><text:bookmark-start text:name="__DdeLink__18082_50656981411111112"/><text:span text:style-name="T4">Canvis realitzats en la versió </text:span><text:a xlink:type="simple" xlink:href="https://github.com/GovernIB/helium/milestone/74?closed=1" text:style-name="Internet_20_link" text:visited-style-name="Visited_20_Internet_20_Link"><text:span text:style-name="T4">3.2.109.1</text:span></text:a><text:span text:style-name="T4">:</text:span></text:p>
      <text:p text:style-name="P157"/>
      <text:p text:style-name="P158">Errors:</text:p>
      <text:p text:style-name="P157"/>
      <text:list xml:id="list110644416676555" text:continue-list="list110644672001359" text:style-name="L10">
        <text:list-item>
          <text:p text:style-name="P297"><text:a xlink:type="simple" xlink:href="https://github.com/GovernIB/helium/issues/1414" text:style-name="Internet_20_link" text:visited-style-name="Visited_20_Internet_20_Link">#1414</text:a><text:span text:style-name="T151"> </text:span>Errors en producció d'Heliu<text:span text:style-name="T151">m:</text:span></text:p>
          <text:list>
            <text:list-header>
              <text:p text:style-name="P311">Modificacions per evitar problemes de reindexació, de conversió amb la versió de la llibreria Orika de mapeig de classes i modificació del llistat d'expedients per mostrar errors de reindexació.</text:p>
            </text:list-header>
          </text:list>
        </text:list-item>
        <text:list-item>
          <text:p text:style-name="P297"><text:a xlink:type="simple" xlink:href="https://github.com/GovernIB/helium/issues/1410" text:style-name="Internet_20_link" text:visited-style-name="Visited_20_Internet_20_Link">#1410</text:a><text:span text:style-name="T151"> </text:span>Error a RolesBasedPreAuthenticatedWebAuthenticationDetailsSource <text:span text:style-name="T151">:</text:span></text:p>
          <text:list>
            <text:list-header>
              <text:p text:style-name="P311">Evitar error de concurrència accedint als rols de l'usuari.</text:p>
            </text:list-header>
          </text:list>
        </text:list-item>
        <text:list-item>
          <text:p text:style-name="P311"><text:a xlink:type="simple" xlink:href="https://github.com/GovernIB/helium/issues/1411" text:style-name="Internet_20_link" text:visited-style-name="Visited_20_Internet_20_Link">#1411</text:a> Error java.lang.IllegalArgumentException: The given id must not be null! al tramitar expedient:</text:p>
          <text:list>
            <text:list-header>
              <text:p text:style-name="P311">Error estrany donat un moment en què no es consulten correctament les dades de BBDD.</text:p>
            </text:list-header>
          </text:list>
        </text:list-item>
        <text:list-item>
          <text:p text:style-name="P312"><text:a xlink:type="simple" xlink:href="https://github.com/GovernIB/helium/issues/1397" text:style-name="Internet_20_link" text:visited-style-name="Visited_20_Internet_20_Link">#1397</text:a><text:span text:style-name="T152"> </text:span>Error en la cerca ràpida amb caràcters especials </text:p>
        </text:list-item>
        <text:list-item>
          <text:p text:style-name="P313"><text:a xlink:type="simple" xlink:href="https://github.com/GovernIB/helium/issues/1419" text:style-name="Internet_20_link" text:visited-style-name="Visited_20_Internet_20_Link">#1419</text:a><text:span text:style-name="T155"> </text:span>Error en el canvi d'estat via handler, l'estat no s'actualitza </text:p>
        </text:list-item>
      </text:list>
      <text:p text:style-name="P158"/>
      <text:p text:style-name="P158">Canvis i millores:</text:p>
      <text:list xml:id="list110645427482377" text:continue-numbering="true" text:style-name="L10">
        <text:list-item>
          <text:p text:style-name="P314"><text:a xlink:type="simple" xlink:href="https://github.com/GovernIB/helium/issues/1415" text:style-name="Internet_20_link" text:visited-style-name="Visited_20_Internet_20_Link">#1415</text:a><text:span text:style-name="T153"> </text:span>Afegir avís a les consultes si hi ha expedients pedents de reindexació asíncrona o amb error de reindexació </text:p>
        </text:list-item>
        <text:list-item>
          <text:p text:style-name="P315"><text:a xlink:type="simple" xlink:href="https://github.com/GovernIB/helium/issues/1401" text:style-name="Internet_20_link" text:visited-style-name="Visited_20_Internet_20_Link">#1401</text:a><text:span text:style-name="T154"> </text:span>Modificar etiquetes tasca i tipus tasca del filtre de tasques </text:p>
        </text:list-item>
      </text:list>
      <text:p text:style-name="P33"><text:bookmark-end text:name="__DdeLink__18082_50656981411111112"/></text:p>
      <text:p text:style-name="P33">Base de dades:<text:span text:style-name="T2"> </text:span></text:p>
      <text:p text:style-name="P33"/>
      <text:list xml:id="list2693151609" text:style-name="L59">
        <text:list-item>
          <text:p text:style-name="P375">Sense canvis</text:p>
        </text:list-item>
      </text:list>
      <text:p text:style-name="P33"/>
      <text:p text:style-name="P68">Propietats globals: </text:p>
      <text:p text:style-name="P68"/>
      <text:list xml:id="list383592253" text:style-name="L60">
        <text:list-item>
          <text:p text:style-name="P397">Sense canvis</text:p>
        </text:list-item>
      </text:list>
      <text:p text:style-name="P241"/>
      <text:list xml:id="list110643484680705" text:continue-list="list110644717829533" text:style-name="Outline">
        <text:list-item>
          <text:list>
            <text:list-item>
              <text:h text:style-name="P284" text:outline-level="2"><text:bookmark-start text:name="__RefHeading___Toc320741_2906097068"/><text:span text:style-name="T2">v3.2.109.2 </text:span><text:span text:style-name="T111">C</text:span><text:span text:style-name="T112">orregir error reindexació diferencies entre l'expedient i Lucene</text:span><text:bookmark-end text:name="__RefHeading___Toc320741_2906097068"/></text:h>
            </text:list-item>
          </text:list>
        </text:list-item>
      </text:list>
      <text:p text:style-name="P34">Data: </text:p>
      <text:p text:style-name="P99"><text:tab/>2020.10.27 08:00</text:p>
      <text:p text:style-name="P99">Resum: </text:p>
      <text:p text:style-name="P99"><text:tab/>Després d'identificar diferències entre les dades de l'expedient i les dades reindexades a Lucene es crea una taula per fer una cua de reindexacions pendents i que no es perdi cap canvi. També s'afegeix la possibilitat d'expandir el llistat d'expedients pendents de reindexar en les consultes amb avís d'expedient pendent de reindexació.</text:p>
      <text:p text:style-name="P99"/>
      <text:p text:style-name="P167"><text:bookmark-start text:name="__DdeLink__18082_506569814111111121"/><text:span text:style-name="T4">Canvis realitzats en la versió </text:span><text:a xlink:type="simple" xlink:href="https://github.com/GovernIB/helium/milestone/75?closed=1" text:style-name="Internet_20_link" text:visited-style-name="Visited_20_Internet_20_Link"><text:span text:style-name="T4">3.2.109.2</text:span></text:a><text:span text:style-name="T4">:</text:span></text:p>
      <text:p text:style-name="P167"/>
      <text:p text:style-name="P159">Errors:</text:p>
      <text:p text:style-name="P167"/>
      <text:list xml:id="list110645086357183" text:continue-list="list110645427482377" text:style-name="L10">
        <text:list-item>
          <text:p text:style-name="P298"><text:a xlink:type="simple" xlink:href="https://github.com/GovernIB/helium/issues/1425" text:style-name="Internet_20_link" text:visited-style-name="Visited_20_Internet_20_Link"><text:span text:style-name="T151">#1425</text:span></text:a><text:span text:style-name="T151"> Error. Dades diferents entre l'expedient i les consultes (dades reindexades) :</text:span></text:p>
          <text:list>
            <text:list-header>
              <text:p text:style-name="P316">Es crea una taula amb el llistat de reindexacions asíncrones per encuar les diferents reindexacions segons els canvis realitzats a l'expedient.</text:p>
            </text:list-header>
          </text:list>
        </text:list-item>
      </text:list>
      <text:p text:style-name="P159"/>
      <text:p text:style-name="P159">Canvis i millores:</text:p>
      <text:list xml:id="list110644695438375" text:continue-numbering="true" text:style-name="L10">
        <text:list-item>
          <text:p text:style-name="P317"><text:a xlink:type="simple" xlink:href="https://github.com/GovernIB/helium/issues/1421" text:style-name="Internet_20_link" text:visited-style-name="Visited_20_Internet_20_Link">#1421</text:a><text:span text:style-name="T156"> </text:span>Permetre consultar els expededients amb reindexació pendent a les consultes <text:span text:style-name="T156">:</text:span></text:p>
          <text:list>
            <text:list-header>
              <text:p text:style-name="P337">De la mateixa forma que amb els errors de reindexació es permet expandir l'avís de reindexacions pendents per comprovar quins expedients estan pendents de reindexació.</text:p>
            </text:list-header>
          </text:list>
        </text:list-item>
      </text:list>
      <text:p text:style-name="P34"><text:bookmark-end text:name="__DdeLink__18082_506569814111111121"/></text:p>
      <text:p text:style-name="P34">Base de dades:<text:span text:style-name="T2"> </text:span></text:p>
      <text:p text:style-name="P34"/>
      <text:list xml:id="list3154273141" text:style-name="L61">
        <text:list-item>
          <text:p text:style-name="P391"><text:span text:style-name="T27">Nova taula HEL_EXPEDIENT_REINDEXACIO per guardar </text:span><text:span text:style-name="T24">l</text:span><text:span text:style-name="T27">a informació de les reindexacions pendents a mode de cua (helium_update_3.2.109.2.sql Oracle):</text:span></text:p>
        </text:list-item>
      </text:list>
      <table:table table:name="Table7" table:style-name="Table7">
        <table:table-column table:style-name="Table7.A"/>
        <table:table-row>
          <table:table-cell table:style-name="Table7.A1" office:value-type="string">
            <text:p text:style-name="P212">-- #1425 Error. Dades diferents entre l'expedient i les consultes (dades reindexades)</text:p>
            <text:p text:style-name="P212">-- Crear una taula per reindexacions pendents</text:p>
            <text:p text:style-name="P206"/>
            <text:p text:style-name="P212">-- Nova taula per les reindexacions asíncrones</text:p>
            <text:p text:style-name="P196"><text:span text:style-name="T72">CREATE</text:span><text:span text:style-name="T53"> </text:span><text:span text:style-name="T72">TABLE</text:span><text:span text:style-name="T53"> HEL_EXPEDIENT_REINDEXACIO (</text:span></text:p>
            <text:p text:style-name="P196"><text:span text:style-name="T53"><text:s text:c="2"/>ID <text:tab/><text:tab/><text:tab/><text:tab/><text:tab/><text:tab/>NUMBER(19) <text:tab/></text:span><text:span text:style-name="T72">NOT</text:span><text:span text:style-name="T53"> </text:span><text:span text:style-name="T74">NULL</text:span><text:span text:style-name="T53">,</text:span></text:p>
            <text:p text:style-name="P196"><text:span text:style-name="T53"><text:s text:c="2"/>EXPEDIENT_ID<text:tab/><text:tab/><text:tab/><text:tab/>NUMBER(19) <text:tab/></text:span><text:span text:style-name="T72">NOT</text:span><text:span text:style-name="T53"> </text:span><text:span text:style-name="T74">NULL</text:span><text:span text:style-name="T53">,</text:span></text:p>
            <text:p text:style-name="P196"><text:span text:style-name="T53"><text:s text:c="2"/>DATA_REINDEXACIO<text:tab/><text:tab/><text:tab/></text:span><text:span text:style-name="T72">TIMESTAMP</text:span><text:span text:style-name="T53">(6) </text:span><text:span text:style-name="T72">NOT</text:span><text:span text:style-name="T53"> </text:span><text:span text:style-name="T74">NULL</text:span></text:p>
            <text:p text:style-name="P208">);</text:p>
            <text:p text:style-name="P206"/>
            <text:p text:style-name="P196"><text:span text:style-name="T72">ALTER</text:span><text:span text:style-name="T53"> </text:span><text:span text:style-name="T72">TABLE</text:span><text:span text:style-name="T53"> HEL_EXPEDIENT_REINDEXACIO </text:span><text:span text:style-name="T72">ADD</text:span><text:span text:style-name="T53"> (</text:span></text:p>
            <text:p text:style-name="P196"><text:span text:style-name="T53"><text:s text:c="2"/></text:span><text:span text:style-name="T72">CONSTRAINT</text:span><text:span text:style-name="T53"> HEL_EXP_REIND_PK </text:span><text:span text:style-name="T72">PRIMARY</text:span><text:span text:style-name="T53"> </text:span><text:span text:style-name="T72">KEY</text:span><text:span text:style-name="T53"> (ID));</text:span></text:p>
            <text:p text:style-name="P208"><text:s text:c="2"/></text:p>
            <text:p text:style-name="P196"><text:span text:style-name="T53">GRANT </text:span><text:span text:style-name="T72">SELECT</text:span><text:span text:style-name="T53">, </text:span><text:span text:style-name="T72">UPDATE</text:span><text:span text:style-name="T53">, </text:span><text:span text:style-name="T72">INSERT</text:span><text:span text:style-name="T53">, </text:span><text:span text:style-name="T72">DELETE</text:span><text:span text:style-name="T53"> </text:span><text:span text:style-name="T72">ON</text:span><text:span text:style-name="T53"> HEL_EXPEDIENT_REINDEXACIO TO WWW_HELIUM;</text:span></text:p>
            <text:p text:style-name="P206"/>
            <text:p text:style-name="P206"/>
            <text:p text:style-name="P212">-- Insereix en la taula de reindexacions les dades dels expedients amb data de reindexació</text:p>
            <text:p text:style-name="P196"><text:span text:style-name="T72">INSERT</text:span><text:span text:style-name="T53"> </text:span><text:span text:style-name="T72">INTO</text:span><text:span text:style-name="T53"> HEL_EXPEDIENT_REINDEXACIO (ID , EXPEDIENT_ID , DATA_REINDEXACIO )</text:span></text:p>
            <text:p text:style-name="P196"><text:span text:style-name="T72">SELECT</text:span><text:span text:style-name="T53"> ID,</text:span></text:p>
            <text:p text:style-name="P208"><text:soft-page-break/><text:tab/><text:tab/>EXPEDIENT_ID,</text:p>
            <text:p text:style-name="P208"><text:tab/><text:tab/>DATA_REINDEXACIO </text:p>
            <text:p text:style-name="P196"><text:span text:style-name="T72">FROM</text:span><text:span text:style-name="T53"> (</text:span></text:p>
            <text:p text:style-name="P196"><text:span text:style-name="T53"><text:tab/></text:span><text:span text:style-name="T72">SELECT</text:span></text:p>
            <text:p text:style-name="P208"><text:tab/><text:tab/>rownum ID,</text:p>
            <text:p text:style-name="P208"><text:tab/><text:tab/>e.ID EXPEDIENT_ID,</text:p>
            <text:p text:style-name="P208"><text:tab/><text:tab/>e.REINDEXAR_DATA DATA_REINDEXACIO</text:p>
            <text:p text:style-name="P196"><text:span text:style-name="T53"><text:tab/></text:span><text:span text:style-name="T72">FROM</text:span><text:span text:style-name="T53"> HEL_EXPEDIENT e</text:span></text:p>
            <text:p text:style-name="P196"><text:span text:style-name="T53"><text:tab/></text:span><text:span text:style-name="T72">WHERE</text:span><text:span text:style-name="T53"> e.REINDEXAR_DATA </text:span><text:span text:style-name="T72">IS</text:span><text:span text:style-name="T53"> </text:span><text:span text:style-name="T72">NOT</text:span><text:span text:style-name="T53"> </text:span><text:span text:style-name="T74">NULL</text:span><text:span text:style-name="T53"> </text:span></text:p>
            <text:p text:style-name="P196"><text:span text:style-name="T53"><text:tab/></text:span><text:span text:style-name="T72">ORDER</text:span><text:span text:style-name="T53"> </text:span><text:span text:style-name="T72">BY</text:span><text:span text:style-name="T53"> e.REINDEXAR_DATA </text:span><text:span text:style-name="T72">ASC</text:span></text:p>
            <text:p text:style-name="P133">);</text:p>
          </table:table-cell>
        </table:table-row>
      </table:table>
      <text:list xml:id="list110644608465667" text:continue-numbering="true" text:style-name="L61">
        <text:list-header>
          <text:p text:style-name="P380"/>
        </text:list-header>
      </text:list>
      <text:p text:style-name="P34"/>
      <text:p text:style-name="P69">Propietats globals: </text:p>
      <text:p text:style-name="P69"/>
      <text:list xml:id="list1367841615" text:style-name="L62">
        <text:list-item>
          <text:p text:style-name="P398">Sense canvis</text:p>
        </text:list-item>
      </text:list>
      <text:p text:style-name="P235"/>
      <text:list xml:id="list110643736493348" text:continue-list="list110643484680705" text:style-name="Outline">
        <text:list-item>
          <text:list>
            <text:list-item>
              <text:h text:style-name="P285" text:outline-level="2"><text:bookmark-start text:name="__RefHeading___Toc123953_3965979134"/><text:span text:style-name="T2">v3.2.1</text:span><text:span text:style-name="T113">1</text:span><text:span text:style-name="T114">0</text:span><text:span text:style-name="T113"> </text:span><text:span text:style-name="T115">Millores diverses i resolució d'erro</text:span><text:span text:style-name="T116">r</text:span><text:span text:style-name="T115">s </text:span><text:bookmark-end text:name="__RefHeading___Toc123953_3965979134"/></text:h>
            </text:list-item>
          </text:list>
        </text:list-item>
      </text:list>
      <text:p text:style-name="P35">Data: </text:p>
      <text:p text:style-name="P100"><text:tab/>2020.11.26 17:00</text:p>
      <text:p text:style-name="P100">Resum: </text:p>
      <text:p text:style-name="P101"><text:tab/><text:span text:style-name="T167">En aquesta versió se solucionen alguns problemes detectats en la migració o accions amb l'Arxiu i el llistat d'execucions massives per a que els usuaris administradors puguin veure les execucions massives de tots els entorns. També es reforça el reintent de processament d'annexos a les anotacions de Distribució.</text:span></text:p>
      <text:p text:style-name="P169">Com a millores s'afegeix un mecanisme per a que l'alta massiva d'expedients d'un tipus no afecti a l'alta de la resta. També s'afegeix una nova opció pels administradors per veure expedients pendents de reindexar. També es treu l'obligatorietat d'informar les metadades a l'hora d'adjuntar documents. Pel portafirmes es modifica la resposta per no reportar errors quan la sol·licitud no es trobi i també es cancel·la la sol·licitud en cas d'error en la tramitació de la tasca o en la retroacció.<text:span text:style-name="T168"> També s'ha afegit un mètode </text:span><text:span text:style-name="T34">consultaExpedientsDadesIndexades</text:span><text:span text:style-name="T15"> per buscar expedients a partir de les seves variables indexades en els handlers propis d'expeients que implementin o extenguin </text:span><text:span text:style-name="T34">BasicActionHandler </text:span><text:span text:style-name="T15">o</text:span><text:span text:style-name="T34"> HeliumApi</text:span><text:span text:style-name="T15">.</text:span></text:p>
      <text:p text:style-name="P100"/>
      <text:p text:style-name="P168"><text:bookmark-start text:name="__DdeLink__18082_5065698141111111211"/><text:span text:style-name="T4">Canvis realitzats en la versió </text:span><text:a xlink:type="simple" xlink:href="https://github.com/GovernIB/helium/milestone/73?closed=1" text:style-name="Internet_20_link" text:visited-style-name="Visited_20_Internet_20_Link"><text:span text:style-name="T4">3.2.110</text:span></text:a><text:span text:style-name="T4">:</text:span></text:p>
      <text:p text:style-name="P168"/>
      <text:p text:style-name="P160">Errors:</text:p>
      <text:p text:style-name="P168"/>
      <text:list xml:id="list110644340558419" text:continue-list="list110644695438375" text:style-name="L10">
        <text:list-item>
          <text:p text:style-name="P318"><text:a xlink:type="simple" xlink:href="https://github.com/GovernIB/helium/issues/1426" text:style-name="Internet_20_link" text:visited-style-name="Visited_20_Internet_20_Link">#1426</text:a><text:span text:style-name="T159"> </text:span>Investigar per què es doble la grandària de l'arxiu en la importació de tipus d'expedients<text:span text:style-name="T159">.</text:span></text:p>
        </text:list-item>
        <text:list-item>
          <text:p text:style-name="P319"><text:a xlink:type="simple" xlink:href="https://github.com/GovernIB/helium/issues/1416" text:style-name="Internet_20_link" text:visited-style-name="Visited_20_Internet_20_Link">#1416</text:a><text:span text:style-name="T161"> </text:span>Error NullPointerException en la migració d'expedients a l'Arxiu</text:p>
        </text:list-item>
        <text:list-item>
          <text:p text:style-name="P319"><text:a xlink:type="simple" xlink:href="https://github.com/GovernIB/helium/issues/1417" text:style-name="Internet_20_link" text:visited-style-name="Visited_20_Internet_20_Link">#1417</text:a> Error creant document a l'Arxiu: duplicate child not allowed<text:span text:style-name="T162">:</text:span></text:p>
          <text:list>
            <text:list-item>
              <text:p text:style-name="P338">Aquest error es produïa durant la migració a l'Arxiu si ha dos annexos amb el mateix nom.</text:p>
            </text:list-item>
          </text:list>
        </text:list-item>
        <text:list-item>
          <text:p text:style-name="P299"><text:a xlink:type="simple" xlink:href="https://github.com/GovernIB/helium/issues/1404" text:style-name="Internet_20_link" text:visited-style-name="Visited_20_Internet_20_Link">#1404</text:a><text:span text:style-name="T163"> </text:span>Revisar llistat d'execucions massives de l'entorn<text:span text:style-name="T164">:</text:span></text:p>
          <text:list>
            <text:list-item>
              <text:p text:style-name="P339">Els usuaris HEL_ADMIN ara poden veure totes les d'Helium.</text:p>
            </text:list-item>
          </text:list>
        </text:list-item>
        <text:list-item>
          <text:p text:style-name="P340"><text:a xlink:type="simple" xlink:href="https://github.com/GovernIB/helium/issues/1258" text:style-name="Internet_20_link" text:visited-style-name="Visited_20_Internet_20_Link">#1258</text:a><text:span text:style-name="T165"> </text:span>El botó netejar filtre no funciona a vegades</text:p>
        </text:list-item>
        <text:list-item>
          <text:p text:style-name="P340"><text:a xlink:type="simple" xlink:href="https://github.com/GovernIB/helium/issues/1418" text:style-name="Internet_20_link" text:visited-style-name="Visited_20_Internet_20_Link">#1418</text:a><text:span text:style-name="T166"> </text:span>Corregir el nom de l'expedient per l'Arxiu si acaba amb un punt</text:p>
        </text:list-item>
        <text:list-item>
          <text:p text:style-name="P341"><text:a xlink:type="simple" xlink:href="https://github.com/GovernIB/helium/issues/1431" text:style-name="Internet_20_link" text:visited-style-name="Visited_20_Internet_20_Link">#1431</text:a><text:span text:style-name="T169"> </text:span>No es marquen com a finalitzat els expedients que es finalitzen tot just crear-se </text:p>
        </text:list-item>
        <text:list-item>
          <text:p text:style-name="P342"><text:a xlink:type="simple" xlink:href="https://github.com/GovernIB/helium/issues/1433" text:style-name="Internet_20_link" text:visited-style-name="Visited_20_Internet_20_Link">#1433</text:a><text:span text:style-name="T171"> </text:span>Correcció reindexacions aturades </text:p>
        </text:list-item>
      </text:list>
      <text:p text:style-name="P160"/>
      <text:p text:style-name="P160">Canvis i millores:</text:p>
      <text:list xml:id="list110644348928480" text:continue-numbering="true" text:style-name="L10">
        <text:list-item>
          <text:p text:style-name="P320"><text:a xlink:type="simple" xlink:href="https://github.com/GovernIB/helium/issues/1399" text:style-name="Internet_20_link" text:visited-style-name="Visited_20_Internet_20_Link">#1399</text:a><text:span text:style-name="T157"> </text:span>Modificar la obligatorietat de les metadades quan s'adjunta un document en la gestió de l'expedient<text:span text:style-name="T159">:</text:span></text:p>
          <text:list>
            <text:list-header>
              <text:p text:style-name="P343">Ara es poden adjuntar documents i annexos amb metadades per defecte.</text:p>
            </text:list-header>
          </text:list>
        </text:list-item>
        <text:list-item>
          <text:p text:style-name="P321"><text:a xlink:type="simple" xlink:href="https://github.com/GovernIB/helium/issues/1413" text:style-name="Internet_20_link" text:visited-style-name="Visited_20_Internet_20_Link">#1413</text:a><text:span text:style-name="T158"> </text:span>Modificar el callback del portasignatures per no retornar error si no es troba la petició a Helium<text:span text:style-name="T159">:</text:span></text:p>
          <text:list>
            <text:list-header>
              <text:p text:style-name="P343">Les peticions al portasignatures es cancel·len en cas d'error durant la tramitació de la tasca o si es fa una retroacció que inclou una petició al portasignatures.</text:p>
            </text:list-header>
          </text:list>
        </text:list-item>
        <text:list-item>
          <text:p text:style-name="P344"><text:a xlink:type="simple" xlink:href="https://github.com/GovernIB/helium/issues/1422" text:style-name="Internet_20_link" text:visited-style-name="Visited_20_Internet_20_Link">#1422</text:a><text:span text:style-name="T160"> </text:span>Nova opció per administradors per veure les reindexacions pendents<text:span text:style-name="T160">.</text:span></text:p>
        </text:list-item>
        <text:list-item>
          <text:p text:style-name="P345"><text:a xlink:type="simple" xlink:href="https://github.com/GovernIB/helium/issues/1423" text:style-name="Internet_20_link" text:visited-style-name="Visited_20_Internet_20_Link">#1423</text:a><text:span text:style-name="T163"> </text:span>Sincronisme d'alta d'expedients per tipus d'expedient </text:p>
        </text:list-item>
        <text:list-item>
          <text:p text:style-name="P346"><text:soft-page-break/><text:a xlink:type="simple" xlink:href="https://github.com/GovernIB/helium/issues/1429" text:style-name="Internet_20_link" text:visited-style-name="Visited_20_Internet_20_Link">#1429</text:a><text:span text:style-name="T168"> Nou mètode consultaExpedientsDadesIndexades al BasicActionHandler i a l'HeliumApi per buscar expedients a partir de les seves variables reindexades.</text:span></text:p>
        </text:list-item>
      </text:list>
      <text:p text:style-name="P35"><text:bookmark-end text:name="__DdeLink__18082_5065698141111111211"/></text:p>
      <text:p text:style-name="P35">Base de dades:<text:span text:style-name="T2"> </text:span></text:p>
      <text:p text:style-name="P35"/>
      <text:list xml:id="list1901462694" text:style-name="L63">
        <text:list-item>
          <text:p text:style-name="P392"><text:span text:style-name="T28">Nou camp per relacionar l'annex de l'anotació amb un document d'Helium i ampliació de les columnes per guardar el tipus i perfil de la firma.</text:span><text:span text:style-name="T27"> (</text:span><text:a xlink:type="simple" xlink:href="https://github.com/GovernIB/helium/blob/helium-3.2/scripts/bbdd/3.2/oracle/helium_update_3.2.110.sql" text:style-name="Internet_20_link" text:visited-style-name="Visited_20_Internet_20_Link"><text:span text:style-name="T27">helium_update_3.2.110.sql</text:span></text:a><text:span text:style-name="T27"> Oracle):</text:span></text:p>
          <text:p text:style-name="P381"/>
        </text:list-item>
      </text:list>
      <table:table table:name="Table8" table:style-name="Table8">
        <table:table-column table:style-name="Table8.A"/>
        <table:table-row>
          <table:table-cell table:style-name="Table8.A1" office:value-type="string">
            <text:p text:style-name="P216">-- #1425 Error. Dades diferents entre l'expedient i les consultes (dades reindexades)</text:p>
            <text:p text:style-name="P216">-- #1428 No funciona "reintentar processament" pels annexos de les anotacions de Distribucio </text:p>
            <text:p text:style-name="P212">-- Afegir HEL_ANOTACIO_ANNEX.DOCUMENT_STORE_ID per quan l'annex s'incorpora a l'expedient</text:p>
            <text:p text:style-name="P212">-- Incrementa les columnes HEL_ANOTACIO_ANNEX FIRMA_TIPUS i FIRMA_PEFIL a VARCHAR2(30 CHAR)</text:p>
            <text:p text:style-name="P206"/>
            <text:p text:style-name="P196"><text:span text:style-name="T72">ALTER</text:span><text:span text:style-name="T53"> </text:span><text:span text:style-name="T72">TABLE</text:span><text:span text:style-name="T53"> HEL_ANOTACIO_ANNEX </text:span><text:span text:style-name="T72">ADD</text:span><text:span text:style-name="T53"> DOCUMENT_STORE_ID NUMBER(19);</text:span></text:p>
            <text:p text:style-name="P206"/>
            <text:p text:style-name="P196"><text:span text:style-name="T72">ALTER</text:span><text:span text:style-name="T53"> </text:span><text:span text:style-name="T72">TABLE</text:span><text:span text:style-name="T53"> HEL_ANOTACIO_ANNEX MODIFY (FIRMA_TIPUS VARCHAR2(30 </text:span><text:span text:style-name="T72">CHAR</text:span><text:span text:style-name="T53">));</text:span></text:p>
            <text:p text:style-name="P216"><text:span text:style-name="T73">ALTER</text:span><text:span text:style-name="T44"> </text:span><text:span text:style-name="T73">TABLE</text:span><text:span text:style-name="T44"> HEL_ANOTACIO_ANNEX MODIFY (FIRMA_PERFIL VARCHAR2(30 </text:span><text:span text:style-name="T73">CHAR</text:span><text:span text:style-name="T44">));</text:span></text:p>
          </table:table-cell>
        </table:table-row>
      </table:table>
      <text:list xml:id="list110644506870253" text:continue-numbering="true" text:style-name="L63">
        <text:list-header>
          <text:p text:style-name="P381"/>
        </text:list-header>
      </text:list>
      <text:p text:style-name="P35"/>
      <text:p text:style-name="P70">Propietats globals: </text:p>
      <text:p text:style-name="P70"/>
      <text:list xml:id="list399464317" text:style-name="L64">
        <text:list-item>
          <text:p text:style-name="P399">Sense canvis<text:span text:style-name="T170">.</text:span></text:p>
        </text:list-item>
      </text:list>
      <text:p text:style-name="P236"/>
      <text:list xml:id="list110644496420932" text:continue-list="list110643736493348" text:style-name="Outline">
        <text:list-item>
          <text:list>
            <text:list-item>
              <text:h text:style-name="P255" text:outline-level="2"><text:bookmark-start text:name="__RefHeading___Toc316895_3965979134"/>v3.2.110.1 Error donant d'alta assentaments al Registre 3.1.17<text:bookmark-end text:name="__RefHeading___Toc316895_3965979134"/></text:h>
            </text:list-item>
          </text:list>
        </text:list-item>
      </text:list>
      <text:p text:style-name="P36">Data: </text:p>
      <text:p text:style-name="P102"><text:tab/>2020.12.01 07:00</text:p>
      <text:p text:style-name="P102">Resum: </text:p>
      <text:p text:style-name="P102"><text:tab/>S'ha detectat que ja no es poden donar d'alta assentaments registrals de sortida amb Regweb3 v3.1.7 del 25.11.2020 i s'han de canviar els valors per defecte en la invocació al servei web per evitar l'error.</text:p>
      <text:p text:style-name="P102"/>
      <text:p text:style-name="P170"><text:bookmark-start text:name="__DdeLink__18082_5065698141111111212"/><text:span text:style-name="T4">Canvis realitzats en la versió </text:span><text:a xlink:type="simple" xlink:href="https://github.com/GovernIB/helium/milestone/75?closed=1" text:style-name="Internet_20_link" text:visited-style-name="Visited_20_Internet_20_Link"><text:span text:style-name="T4">3.2.1</text:span></text:a><text:a xlink:type="simple" xlink:href="https://github.com/GovernIB/helium/milestone/75?closed=1" text:style-name="Internet_20_link" text:visited-style-name="Visited_20_Internet_20_Link"><text:span text:style-name="T82">1</text:span></text:a><text:a xlink:type="simple" xlink:href="https://github.com/GovernIB/helium/milestone/75?closed=1" text:style-name="Internet_20_link" text:visited-style-name="Visited_20_Internet_20_Link"><text:span text:style-name="T83">0.1</text:span></text:a><text:span text:style-name="T4">:</text:span></text:p>
      <text:p text:style-name="P170"/>
      <text:p text:style-name="P161">Errors:</text:p>
      <text:list xml:id="list110644295867972" text:continue-list="list110644348928480" text:style-name="L10">
        <text:list-item>
          <text:p text:style-name="P322"><text:a xlink:type="simple" xlink:href="https://github.com/GovernIB/helium/issues/1436" text:style-name="Internet_20_link" text:visited-style-name="Visited_20_Internet_20_Link">#1436</text:a><text:span text:style-name="T170"> </text:span>Error enregistrant a Regweb3 </text:p>
        </text:list-item>
      </text:list>
      <text:p text:style-name="P36"><text:bookmark-end text:name="__DdeLink__18082_5065698141111111212"/></text:p>
      <text:p text:style-name="P36">Base de dades:<text:span text:style-name="T2"> </text:span></text:p>
      <text:list xml:id="list1042804831" text:style-name="L65">
        <text:list-item>
          <text:p text:style-name="P393"><text:span text:style-name="T27">S</text:span><text:span text:style-name="T29">ense canvis</text:span><text:span text:style-name="T27">:</text:span></text:p>
        </text:list-item>
      </text:list>
      <text:p text:style-name="P36"/>
      <text:p text:style-name="P71">Propietats globals: </text:p>
      <text:list xml:id="list2920422329" text:style-name="L66">
        <text:list-item>
          <text:p text:style-name="P400">Sense canvis</text:p>
        </text:list-item>
      </text:list>
      <text:p text:style-name="P237"/>
      <text:p text:style-name="P237"/>
      <text:list xml:id="list110644684889884" text:continue-list="list110644496420932" text:style-name="Outline">
        <text:list-item>
          <text:list>
            <text:list-item>
              <text:h text:style-name="P259" text:outline-level="2"><text:bookmark-start text:name="__RefHeading___Toc259707_2228722299"/><text:soft-page-break/><text:span text:style-name="T2">v3.2.11</text:span><text:span text:style-name="T113">1</text:span><text:span text:style-name="T2"> </text:span><text:span text:style-name="T113">I</text:span><text:span text:style-name="T117">ntegració Sistra2 i millores i correccions vàries</text:span><text:bookmark-end text:name="__RefHeading___Toc259707_2228722299"/></text:h>
            </text:list-item>
          </text:list>
        </text:list-item>
      </text:list>
      <text:p text:style-name="P37">Data: </text:p>
      <text:p text:style-name="P103"><text:tab/>2021.02.10 12:00</text:p>
      <text:p text:style-name="P103">Resum: </text:p>
      <text:p text:style-name="P103"><text:tab/><text:span text:style-name="T174">Millores i correccions en la pàgina de reindexacions. Integració amb Sistra2 a través d'anotacions de Distribucio. Processament automàtic de les anotacions. Correccions vàries.</text:span></text:p>
      <text:p text:style-name="P103"/>
      <text:p text:style-name="P171"><text:bookmark-start text:name="__DdeLink__18082_50656981411111112121"/><text:span text:style-name="T4">Canvis realitzats en la versió </text:span><text:a xlink:type="simple" xlink:href="https://github.com/GovernIB/helium/milestone/76?closed=1" text:style-name="Internet_20_link" text:visited-style-name="Visited_20_Internet_20_Link"><text:span text:style-name="T4">3.2.111</text:span></text:a><text:span text:style-name="T4">:</text:span></text:p>
      <text:p text:style-name="P171"/>
      <text:p text:style-name="P172">Millores:</text:p>
      <text:list xml:id="list2156289134" text:style-name="L67">
        <text:list-item>
          <text:p text:style-name="P347"><text:a xlink:type="simple" xlink:href="https://github.com/GovernIB/helium/issues/1445" text:style-name="Internet_20_link" text:visited-style-name="Visited_20_Internet_20_Link">#1445</text:a><text:span text:style-name="T172"> </text:span>Integrar Helium amb Sistra2 a través de les anotacions de Distribucio</text:p>
        </text:list-item>
        <text:list-item>
          <text:p text:style-name="P348"><text:a xlink:type="simple" xlink:href="https://github.com/GovernIB/helium/issues/1444" text:style-name="Internet_20_link" text:visited-style-name="Visited_20_Internet_20_Link">#1444</text:a><text:span text:style-name="T173"> </text:span>Millorar modal accions massives </text:p>
        </text:list-item>
        <text:list-item>
          <text:p text:style-name="P348"><text:a xlink:type="simple" xlink:href="https://github.com/GovernIB/helium/issues/1398" text:style-name="Internet_20_link" text:visited-style-name="Visited_20_Internet_20_Link">#1398</text:a><text:span text:style-name="T173"> </text:span>Reposicionar a l'inici de la taula després de prémer sobre la navegació de pàgines </text:p>
        </text:list-item>
        <text:list-item>
          <text:p text:style-name="P348"><text:a xlink:type="simple" xlink:href="https://github.com/GovernIB/helium/issues/1389" text:style-name="Internet_20_link" text:visited-style-name="Visited_20_Internet_20_Link">#1389</text:a><text:span text:style-name="T173"> </text:span>Evitar augmentar versió quan s'importi un tipus d'expedient </text:p>
        </text:list-item>
        <text:list-item>
          <text:p text:style-name="P348"><text:a xlink:type="simple" xlink:href="https://github.com/GovernIB/helium/issues/1437" text:style-name="Internet_20_link" text:visited-style-name="Visited_20_Internet_20_Link">#1437</text:a><text:span text:style-name="T173"> </text:span>Afegir informació per cada permís en la gestió de permisos </text:p>
        </text:list-item>
        <text:list-item>
          <text:p text:style-name="P348"><text:a xlink:type="simple" xlink:href="https://github.com/GovernIB/helium/issues/1439" text:style-name="Internet_20_link" text:visited-style-name="Visited_20_Internet_20_Link">#1439</text:a><text:span text:style-name="T173"> </text:span>Canvis en la pàgina de reindexacions </text:p>
        </text:list-item>
        <text:list-item>
          <text:p text:style-name="P348"><text:a xlink:type="simple" xlink:href="https://github.com/GovernIB/helium/issues/1432" text:style-name="Internet_20_link" text:visited-style-name="Visited_20_Internet_20_Link">#1432</text:a><text:span text:style-name="T173"> </text:span>Poder diferenciar l'enton de PRE i PRO segons el color de la capçalera </text:p>
        </text:list-item>
        <text:list-item>
          <text:p text:style-name="P348"><text:a xlink:type="simple" xlink:href="https://github.com/GovernIB/helium/issues/1435" text:style-name="Internet_20_link" text:visited-style-name="Visited_20_Internet_20_Link">#1435</text:a><text:span text:style-name="T173"> </text:span>Mostrar una roda mentre s'està processant una anotació de registre </text:p>
        </text:list-item>
        <text:list-item>
          <text:p text:style-name="P348"><text:a xlink:type="simple" xlink:href="https://github.com/GovernIB/helium/issues/1434" text:style-name="Internet_20_link" text:visited-style-name="Visited_20_Internet_20_Link">#1434</text:a><text:span text:style-name="T173"> </text:span>Millorar els logs amb els tràmits SISTRA1 </text:p>
        </text:list-item>
      </text:list>
      <text:p text:style-name="P171"/>
      <text:p text:style-name="P162">Errors:</text:p>
      <text:list xml:id="list110643953097411" text:continue-list="list110644295867972" text:style-name="L10">
        <text:list-item>
          <text:p text:style-name="P323"><text:a xlink:type="simple" xlink:href="https://github.com/GovernIB/helium/issues/1446" text:style-name="Internet_20_link" text:visited-style-name="Visited_20_Internet_20_Link">#1446</text:a><text:span text:style-name="T172"> </text:span>Error ordenant per "Expedient" en el llistat de tasques </text:p>
        </text:list-item>
        <text:list-item>
          <text:p text:style-name="P324"><text:a xlink:type="simple" xlink:href="https://github.com/GovernIB/helium/issues/1427" text:style-name="Internet_20_link" text:visited-style-name="Visited_20_Internet_20_Link">#1427</text:a><text:span text:style-name="T173"> </text:span>Revisar per què apareix l'error de validació de firma al ArxiuPluginCaib </text:p>
        </text:list-item>
        <text:list-item>
          <text:p text:style-name="P324"><text:a xlink:type="simple" xlink:href="https://github.com/GovernIB/helium/issues/1443" text:style-name="Internet_20_link" text:visited-style-name="Visited_20_Internet_20_Link">#1443</text:a><text:span text:style-name="T173"> </text:span>Revisar el destinatari dels avisos </text:p>
        </text:list-item>
        <text:list-item>
          <text:p text:style-name="P324"><text:a xlink:type="simple" xlink:href="https://github.com/GovernIB/helium/issues/1402" text:style-name="Internet_20_link" text:visited-style-name="Visited_20_Internet_20_Link">#1402</text:a><text:span text:style-name="T173"> </text:span>Errors en les validacions de camps amb registre múltiples </text:p>
        </text:list-item>
        <text:list-item>
          <text:p text:style-name="P324"><text:a xlink:type="simple" xlink:href="https://github.com/GovernIB/helium/issues/1442" text:style-name="Internet_20_link" text:visited-style-name="Visited_20_Internet_20_Link">#1442</text:a><text:span text:style-name="T173"> </text:span>Redistribuir columnes de la pàgina d'anotacions </text:p>
        </text:list-item>
        <text:list-item>
          <text:p text:style-name="P324"><text:a xlink:type="simple" xlink:href="https://github.com/GovernIB/helium/issues/1441" text:style-name="Internet_20_link" text:visited-style-name="Visited_20_Internet_20_Link">#1441</text:a><text:span text:style-name="T173"> </text:span>Error de validació esborrant variable </text:p>
        </text:list-item>
        <text:list-item>
          <text:p text:style-name="P325"><text:a xlink:type="simple" xlink:href="https://github.com/GovernIB/helium/issues/1430" text:style-name="Internet_20_link" text:visited-style-name="Visited_20_Internet_20_Link">#1430</text:a><text:span text:style-name="T175"> </text:span>Tenir en compte el tipus d'expedient a l'hora d'actualitzar els handlers de la darrera versió <text:span text:style-name="T173"><text:s/></text:span>de la definició de procés </text:p>
        </text:list-item>
        <text:list-item>
          <text:p text:style-name="P324"><text:a xlink:type="simple" xlink:href="https://github.com/GovernIB/helium/issues/1438" text:style-name="Internet_20_link" text:visited-style-name="Visited_20_Internet_20_Link">#1438</text:a><text:span text:style-name="T173"> </text:span>Correccions en la pàgina de reindexacions </text:p>
        </text:list-item>
        <text:list-item>
          <text:p text:style-name="P324"><text:a xlink:type="simple" xlink:href="https://github.com/GovernIB/helium/issues/1400" text:style-name="Internet_20_link" text:visited-style-name="Visited_20_Internet_20_Link">#1400</text:a><text:span text:style-name="T173"> </text:span>Quan hi ha un error a l'inici d'un expedient es tanca la modal </text:p>
        </text:list-item>
      </text:list>
      <text:p text:style-name="P37"><text:bookmark-end text:name="__DdeLink__18082_50656981411111112121"/></text:p>
      <text:p text:style-name="P37">Base de dades:<text:span text:style-name="T2"> </text:span></text:p>
      <text:list xml:id="list533969935" text:style-name="L68">
        <text:list-item>
          <text:p text:style-name="P382">C<text:span text:style-name="T174">anvis a la taula d'entorn per poder diferenciar el color de fons i lletra de la capçalera, poder posar avisos a expedients sense destinatari i noves propietats en la integració Helium-Distribucio per processar automàticament i aplicar integració amb Sistra.</text:span></text:p>
        </text:list-item>
      </text:list>
      <table:table table:name="Table9" table:style-name="Table9">
        <table:table-column table:style-name="Table9.A"/>
        <table:table-row>
          <table:table-cell table:style-name="Table9.A1" office:value-type="string">
            <text:p text:style-name="P212">-- #1432 Poder diferenciar l'enton de PRE i PRO segons el color de la capçalera</text:p>
            <text:p text:style-name="P206"/>
            <text:p text:style-name="P196"><text:span text:style-name="T72">ALTER</text:span><text:span text:style-name="T53"> </text:span><text:span text:style-name="T72">TABLE</text:span><text:span text:style-name="T53"> HEL_ENTORN </text:span><text:span text:style-name="T72">ADD</text:span><text:span text:style-name="T53"> COLOR_FONS VARCHAR2(255 </text:span><text:span text:style-name="T72">CHAR</text:span><text:span text:style-name="T53">);</text:span></text:p>
            <text:p text:style-name="P196"><text:span text:style-name="T72">ALTER</text:span><text:span text:style-name="T53"> </text:span><text:span text:style-name="T72">TABLE</text:span><text:span text:style-name="T53"> HEL_ENTORN </text:span><text:span text:style-name="T72">ADD</text:span><text:span text:style-name="T53"> COLOR_LLETRA VARCHAR2(255 </text:span><text:span text:style-name="T72">CHAR</text:span><text:span text:style-name="T53">);</text:span></text:p>
            <text:p text:style-name="P206"/>
            <text:p text:style-name="P212">-- #1443 Revisar el destinatari dels avisos</text:p>
            <text:p text:style-name="P212">-- Treure obligatorietat del destinatari de les alertes </text:p>
            <text:p text:style-name="P196"><text:span text:style-name="T72">ALTER</text:span><text:span text:style-name="T53"> </text:span><text:span text:style-name="T72">TABLE</text:span><text:span text:style-name="T53"> HEL_ALERTA MODIFY (DESTINATARI </text:span><text:span text:style-name="T74">NULL</text:span><text:span text:style-name="T53">);</text:span></text:p>
            <text:p text:style-name="P206"/>
            <text:p text:style-name="P212">-- #1445 Integrar Helium amb Sistra2 a través de les anotacions de Distribucio</text:p>
            <text:p text:style-name="P212">-- Afegir propietats al tipus d'expedient </text:p>
            <text:p text:style-name="P196"><text:soft-page-break/><text:span text:style-name="T72">ALTER</text:span><text:span text:style-name="T53"> </text:span><text:span text:style-name="T72">TABLE</text:span><text:span text:style-name="T53"> HEL_EXPEDIENT_TIPUS </text:span><text:span text:style-name="T72">ADD</text:span><text:span text:style-name="T53"> DISTR_PROCES_AUTO NUMBER(1) </text:span><text:span text:style-name="T72">DEFAULT</text:span><text:span text:style-name="T53"> 0;</text:span></text:p>
            <text:p text:style-name="Standard"><text:span text:style-name="T72">ALTER</text:span><text:span text:style-name="T53"> </text:span><text:span text:style-name="T72">TABLE</text:span><text:span text:style-name="T53"> HEL_EXPEDIENT_TIPUS </text:span><text:span text:style-name="T72">ADD</text:span><text:span text:style-name="T53"> DISTR_SISTRA NUMBER(1) </text:span><text:span text:style-name="T72">DEFAULT</text:span><text:span text:style-name="T53"> 0;</text:span></text:p>
          </table:table-cell>
        </table:table-row>
      </table:table>
      <text:p text:style-name="P246"/>
      <text:p text:style-name="P37"/>
      <text:p text:style-name="P72">Propietats globals: </text:p>
      <text:list xml:id="list1408346967" text:style-name="L69">
        <text:list-item>
          <text:p text:style-name="P401">O<text:span text:style-name="T174">pcionalment es pot configurar el color per defecte de fons i capçalera per tot Helium a nivell de propietats.</text:span></text:p>
        </text:list-item>
      </text:list>
      <table:table table:name="Table10" table:style-name="Table10">
        <table:table-column table:style-name="Table10.A"/>
        <table:table-row>
          <table:table-cell table:style-name="Table10.A1" office:value-type="string">
            <text:p text:style-name="P122"># ################### #</text:p>
            <text:p text:style-name="P203"># PROPERTIES AFEGIDES #</text:p>
            <text:p text:style-name="P203"># ################### #</text:p>
            <text:p text:style-name="P206"/>
            <text:p text:style-name="P203">#1432 Poder diferenciar l'enton de PRE i PRO segons el color de la capçalera </text:p>
            <text:p text:style-name="P206"/>
            <text:p text:style-name="P203"># Opcions de visualització de la capçalera</text:p>
            <text:p text:style-name="P203"># Color de fons de la capçalera. Per defecte app.capsalera.color.fons=#ff9523 </text:p>
            <text:p text:style-name="P208">app.capsalera.color.fons=</text:p>
            <text:p text:style-name="P203"># Color de la lletra de la capçalera. Per defecte app.capsalera.color.lletra=white </text:p>
            <text:p text:style-name="P134">app.capsalera.color.lletra=</text:p>
          </table:table-cell>
        </table:table-row>
      </table:table>
      <text:p text:style-name="P238"/>
      <text:p text:style-name="P238"/>
      <text:list xml:id="list110644590199732" text:continue-list="list110644684889884" text:style-name="Outline">
        <text:list-item>
          <text:list>
            <text:list-item>
              <text:h text:style-name="P260" text:outline-level="2"><text:bookmark-start text:name="__RefHeading___Toc98862_1602178911"/><text:span text:style-name="T2">v3.2.11</text:span><text:span text:style-name="T113">1</text:span><text:span text:style-name="T118">.1</text:span><text:span text:style-name="T2"> </text:span><text:span text:style-name="T113">C</text:span><text:span text:style-name="T118">orrecció importació tipus d'expedien</text:span><text:span text:style-name="T119">t</text:span><text:span text:style-name="T118">s</text:span><text:bookmark-end text:name="__RefHeading___Toc98862_1602178911"/></text:h>
            </text:list-item>
          </text:list>
        </text:list-item>
      </text:list>
      <text:p text:style-name="P38">Data: </text:p>
      <text:p text:style-name="P104"><text:tab/>2021.02.19 11:00</text:p>
      <text:p text:style-name="P104">Resum: </text:p>
      <text:p text:style-name="P104"><text:tab/>Correcció en la importació de tipus d'expedient per permetre desplegar els fluxos de les definicions de procés importades com una nova versió i importar la informació a nivell de definició de procés.</text:p>
      <text:p text:style-name="P104"/>
      <text:p text:style-name="P175"><text:bookmark-start text:name="__DdeLink__18082_506569814111111121211"/><text:span text:style-name="T4">Canvis realitzats en la versió </text:span><text:a xlink:type="simple" xlink:href="https://github.com/GovernIB/helium/milestone/79?closed=1" text:style-name="Internet_20_link" text:visited-style-name="Visited_20_Internet_20_Link"><text:span text:style-name="T4">3.2.111.1</text:span></text:a><text:span text:style-name="T4">:</text:span></text:p>
      <text:p text:style-name="P175"/>
      <text:p text:style-name="P173">Millores:</text:p>
      <text:list xml:id="list110645366541266" text:continue-list="list2156289134" text:style-name="L67">
        <text:list-item>
          <text:p text:style-name="P349"><text:a xlink:type="simple" xlink:href="https://github.com/GovernIB/helium/issues/1460" text:style-name="Internet_20_link" text:visited-style-name="Visited_20_Internet_20_Link">#1460</text:a><text:span text:style-name="T176"> </text:span>Afegir opció per desplegar definicions de procés en la importació d'un tipus d'expedient</text:p>
        </text:list-item>
        <text:list-item>
          <text:p text:style-name="P349"><text:a xlink:type="simple" xlink:href="https://github.com/GovernIB/helium/issues/1454" text:style-name="Internet_20_link" text:visited-style-name="Visited_20_Internet_20_Link">#1454</text:a><text:span text:style-name="T178"> </text:span>Afegir un avís a l'expedient si hi ha algun error amb una notificació al Notib </text:p>
        </text:list-item>
        <text:list-item>
          <text:p text:style-name="P349"><text:a xlink:type="simple" xlink:href="https://github.com/GovernIB/helium/issues/1463" text:style-name="Internet_20_link" text:visited-style-name="Visited_20_Internet_20_Link">#1463</text:a><text:span text:style-name="T178"> </text:span>Modificar el literal SISTRA per SISTRA2 en la configuració de la integració amb DISTRIBUCIO</text:p>
        </text:list-item>
      </text:list>
      <text:p text:style-name="P175"/>
      <text:p text:style-name="P163">Errors:</text:p>
      <text:list xml:id="list211195646" text:style-name="L70">
        <text:list-item>
          <text:p text:style-name="P326"><text:a xlink:type="simple" xlink:href="https://github.com/GovernIB/helium/issues/1461" text:style-name="Internet_20_link" text:visited-style-name="Visited_20_Internet_20_Link">#1461</text:a><text:span text:style-name="T177"> </text:span>Corregir importació tipus d'expedient per importar informació de les definicions de procés</text:p>
        </text:list-item>
        <text:list-item>
          <text:p text:style-name="P326"><text:a xlink:type="simple" xlink:href="https://github.com/GovernIB/helium/issues/1462" text:style-name="Internet_20_link" text:visited-style-name="Visited_20_Internet_20_Link">#1462</text:a><text:span text:style-name="T177"> </text:span>Error mapeig SISTRA2 processant anotacions de DISTRIBUCIO </text:p>
        </text:list-item>
      </text:list>
      <text:p text:style-name="P38"><text:bookmark-end text:name="__DdeLink__18082_506569814111111121211"/></text:p>
      <text:p text:style-name="P38">Base de dades:<text:span text:style-name="T2"> </text:span></text:p>
      <text:list xml:id="list4069359641" text:style-name="L71">
        <text:list-item>
          <text:p text:style-name="P383">Sense canvis.</text:p>
        </text:list-item>
      </text:list>
      <text:p text:style-name="P73">Propietats globals: </text:p>
      <text:list xml:id="list2616273705" text:style-name="L72">
        <text:list-item>
          <text:p text:style-name="P440">Sense canvis.</text:p>
        </text:list-item>
      </text:list>
      <text:list xml:id="list110643769083914" text:continue-list="list110644590199732" text:style-name="Outline">
        <text:list-item>
          <text:list>
            <text:list-item>
              <text:h text:style-name="P261" text:outline-level="2"><text:bookmark-start text:name="__RefHeading___Toc707705_83721363"/><text:soft-page-break/><text:span text:style-name="T2">v3.2.11</text:span><text:span text:style-name="T113">1</text:span><text:span text:style-name="T118">.</text:span><text:span text:style-name="T120">2</text:span><text:span text:style-name="T2"> </text:span><text:span text:style-name="T113">C</text:span><text:span text:style-name="T118">orrecció h</text:span><text:span text:style-name="T120">andler alta d'events a la carpeta ciutadana i error esborrant expedients</text:span><text:bookmark-end text:name="__RefHeading___Toc707705_83721363"/></text:h>
            </text:list-item>
          </text:list>
        </text:list-item>
      </text:list>
      <text:p text:style-name="P39">Data: </text:p>
      <text:p text:style-name="P105"><text:tab/>2021.03.19 16:00</text:p>
      <text:p text:style-name="P105">Resum: </text:p>
      <text:p text:style-name="P176"><text:span text:style-name="T3"><text:tab/>Versió menor per prioritzar la correcció del handler d'alta d'events a la carpeta ciutadana (</text:span><text:span text:style-name="T35">ZonapersExpedientEventHandler</text:span><text:span text:style-name="T16">)</text:span><text:span text:style-name="T17"> i correcció de l'error a l'hora d'esborrar expedients.</text:span></text:p>
      <text:p text:style-name="P105"/>
      <text:p text:style-name="P176"><text:bookmark-start text:name="__DdeLink__18082_5065698141111111212111"/><text:span text:style-name="T4">Canvis realitzats en la versió </text:span><text:a xlink:type="simple" xlink:href="https://github.com/GovernIB/helium/milestone/80?closed=1" text:style-name="Internet_20_link" text:visited-style-name="Visited_20_Internet_20_Link"><text:span text:style-name="T4">3.2.111.2</text:span></text:a><text:span text:style-name="T4">:</text:span></text:p>
      <text:p text:style-name="P176"/>
      <text:p text:style-name="P164">Errors:</text:p>
      <text:list xml:id="list130908403" text:style-name="L73">
        <text:list-item>
          <text:p text:style-name="P327"><text:a xlink:type="simple" xlink:href="https://github.com/GovernIB/helium/issues/1477" text:style-name="Internet_20_link" text:visited-style-name="Visited_20_Internet_20_Link">#1477</text:a><text:span text:style-name="T179"> </text:span>Error creant event en la carpeta ciutadana del Govern quan l'expedient d'Helium té un identificador amb caràcters </text:p>
        </text:list-item>
        <text:list-item>
          <text:p text:style-name="P327"><text:a xlink:type="simple" xlink:href="https://github.com/GovernIB/helium/issues/1480" text:style-name="Internet_20_link" text:visited-style-name="Visited_20_Internet_20_Link">#1480</text:a><text:span text:style-name="T179"> </text:span>Error esborrant expedients a PRO </text:p>
        </text:list-item>
      </text:list>
      <text:p text:style-name="P39"><text:bookmark-end text:name="__DdeLink__18082_5065698141111111212111"/></text:p>
      <text:p text:style-name="P39">Base de dades:<text:span text:style-name="T2"> </text:span></text:p>
      <text:list xml:id="list2828163710" text:style-name="L74">
        <text:list-item>
          <text:p text:style-name="P384">Sense canvis.</text:p>
        </text:list-item>
      </text:list>
      <text:p text:style-name="P74">Propietats globals: </text:p>
      <text:list xml:id="list4041824975" text:style-name="L75">
        <text:list-item>
          <text:p text:style-name="P441">Sense canvis.</text:p>
        </text:list-item>
      </text:list>
      <text:p text:style-name="P242"/>
      <text:p text:style-name="P242"/>
      <text:list xml:id="list110644792183079" text:continue-list="list110643769083914" text:style-name="Outline">
        <text:list-item>
          <text:list>
            <text:list-item>
              <text:h text:style-name="P262" text:outline-level="2"><text:bookmark-start text:name="__RefHeading___Toc707707_83721363"/><text:span text:style-name="T2">v3.2.11</text:span><text:span text:style-name="T113">1</text:span><text:span text:style-name="T118">.1</text:span><text:span text:style-name="T2"> </text:span><text:span text:style-name="T113">C</text:span><text:span text:style-name="T118">orrecció importació tipus d'expedien</text:span><text:span text:style-name="T119">t</text:span><text:span text:style-name="T118">s</text:span><text:bookmark-end text:name="__RefHeading___Toc707707_83721363"/></text:h>
            </text:list-item>
          </text:list>
        </text:list-item>
      </text:list>
      <text:p text:style-name="P40">Data: </text:p>
      <text:p text:style-name="P106"><text:tab/>2021.02.19 11:00</text:p>
      <text:p text:style-name="P106">Resum: </text:p>
      <text:p text:style-name="P106"><text:tab/>Correcció en la importació de tipus d'expedient per permetre desplegar els fluxos de les definicions de procés importades com una nova versió i importar la informació a nivell de definició de procés.</text:p>
      <text:p text:style-name="P106"/>
      <text:p text:style-name="P177"><text:bookmark-start text:name="__DdeLink__18082_5065698141111111212112"/><text:span text:style-name="T4">Canvis realitzats en la versió </text:span><text:a xlink:type="simple" xlink:href="https://github.com/GovernIB/helium/milestone/79?closed=1" text:style-name="Internet_20_link" text:visited-style-name="Visited_20_Internet_20_Link"><text:span text:style-name="T4">3.2.111.1</text:span></text:a><text:span text:style-name="T4">:</text:span></text:p>
      <text:p text:style-name="P177"/>
      <text:p text:style-name="P174">Millores:</text:p>
      <text:list xml:id="list110644174305979" text:continue-list="list110645366541266" text:style-name="L67">
        <text:list-item>
          <text:p text:style-name="P350"><text:a xlink:type="simple" xlink:href="https://github.com/GovernIB/helium/issues/1460" text:style-name="Internet_20_link" text:visited-style-name="Visited_20_Internet_20_Link">#1460</text:a><text:span text:style-name="T176"> </text:span>Afegir opció per desplegar definicions de procés en la importació d'un tipus d'expedient</text:p>
        </text:list-item>
        <text:list-item>
          <text:p text:style-name="P350"><text:a xlink:type="simple" xlink:href="https://github.com/GovernIB/helium/issues/1454" text:style-name="Internet_20_link" text:visited-style-name="Visited_20_Internet_20_Link">#1454</text:a><text:span text:style-name="T178"> </text:span>Afegir un avís a l'expedient si hi ha algun error amb una notificació al Notib </text:p>
        </text:list-item>
        <text:list-item>
          <text:p text:style-name="P350"><text:a xlink:type="simple" xlink:href="https://github.com/GovernIB/helium/issues/1463" text:style-name="Internet_20_link" text:visited-style-name="Visited_20_Internet_20_Link">#1463</text:a><text:span text:style-name="T178"> </text:span>Modificar el literal SISTRA per SISTRA2 en la configuració de la integració amb DISTRIBUCIO</text:p>
        </text:list-item>
      </text:list>
      <text:p text:style-name="P177"/>
      <text:p text:style-name="P165">Errors:</text:p>
      <text:list xml:id="list1728719182" text:style-name="L76">
        <text:list-item>
          <text:p text:style-name="P328"><text:a xlink:type="simple" xlink:href="https://github.com/GovernIB/helium/issues/1461" text:style-name="Internet_20_link" text:visited-style-name="Visited_20_Internet_20_Link">#1461</text:a><text:span text:style-name="T177"> </text:span>Corregir importació tipus d'expedient per importar informació de les definicions de procés</text:p>
        </text:list-item>
        <text:list-item>
          <text:p text:style-name="P328"><text:a xlink:type="simple" xlink:href="https://github.com/GovernIB/helium/issues/1462" text:style-name="Internet_20_link" text:visited-style-name="Visited_20_Internet_20_Link">#1462</text:a><text:span text:style-name="T177"> </text:span>Error mapeig SISTRA2 processant anotacions de DISTRIBUCIO </text:p>
        </text:list-item>
      </text:list>
      <text:p text:style-name="P40"><text:bookmark-end text:name="__DdeLink__18082_5065698141111111212112"/></text:p>
      <text:p text:style-name="P40">Base de dades:<text:span text:style-name="T2"> </text:span></text:p>
      <text:list xml:id="list204741812" text:style-name="L77">
        <text:list-item>
          <text:p text:style-name="P385"><text:soft-page-break/>Sense canvis.</text:p>
        </text:list-item>
      </text:list>
      <text:p text:style-name="P75">Propietats globals: </text:p>
      <text:list xml:id="list3250648686" text:style-name="L78">
        <text:list-item>
          <text:p text:style-name="P442">Sense canvis.</text:p>
        </text:list-item>
      </text:list>
      <text:list xml:id="list110645180574819" text:continue-list="list110644792183079" text:style-name="Outline">
        <text:list-item>
          <text:list>
            <text:list-item>
              <text:h text:style-name="P262" text:outline-level="2"><text:bookmark-start text:name="__RefHeading___Toc707709_83721363"/><text:span text:style-name="T2">v3.2.11</text:span><text:span text:style-name="T120">2</text:span><text:span text:style-name="T2"> </text:span><text:span text:style-name="T121">Alta CSV, noves funcionalitats i correcció d'errors</text:span><text:bookmark-end text:name="__RefHeading___Toc707709_83721363"/></text:h>
            </text:list-item>
          </text:list>
        </text:list-item>
      </text:list>
      <text:p text:style-name="P40">Data: </text:p>
      <text:p text:style-name="P177"><text:span text:style-name="T3"><text:tab/>2021.05.07 11:00</text:span></text:p>
      <text:p text:style-name="P106">Resum: </text:p>
      <text:p text:style-name="P106"><text:tab/>Alta massiva d'expedients per CSV, descàrrega ZIP de documents, reemprendre accions massives cancel·lades i resolució d'errors com la reindexació de valors nuls o altres.</text:p>
      <text:p text:style-name="P106"/>
      <text:p text:style-name="P177"><text:bookmark-start text:name="__DdeLink__18082_50656981411111112121111"/><text:span text:style-name="T4">Canvis realitzats en la versió </text:span><text:a xlink:type="simple" xlink:href="https://github.com/GovernIB/helium/milestone/78?closed=1" text:style-name="Internet_20_link" text:visited-style-name="Visited_20_Internet_20_Link"><text:span text:style-name="T4">3.2.112</text:span></text:a><text:span text:style-name="T4">:</text:span></text:p>
      <text:p text:style-name="P177"/>
      <text:p text:style-name="P178">Millores:</text:p>
      <text:list xml:id="list4223453724" text:style-name="L79">
        <text:list-item>
          <text:p text:style-name="P351"><text:a xlink:type="simple" xlink:href="https://github.com/GovernIB/helium/issues/1490" text:style-name="Internet_20_link" text:visited-style-name="Visited_20_Internet_20_Link">#1490</text:a><text:span text:style-name="T181"> </text:span>Botó per descarregar tots els documents d'un expedient</text:p>
        </text:list-item>
        <text:list-item>
          <text:p text:style-name="P352"><text:a xlink:type="simple" xlink:href="https://github.com/GovernIB/helium/issues/1478" text:style-name="Internet_20_link" text:visited-style-name="Visited_20_Internet_20_Link">#1478</text:a><text:span text:style-name="T182"> </text:span>Poder esborrar documents notificats </text:p>
        </text:list-item>
        <text:list-item>
          <text:p text:style-name="P353"><text:a xlink:type="simple" xlink:href="https://github.com/GovernIB/helium/issues/1456" text:style-name="Internet_20_link" text:visited-style-name="Visited_20_Internet_20_Link">#1456</text:a><text:span text:style-name="T184"> </text:span>Nou botó per reemprendre execucions massives cancel·lades</text:p>
        </text:list-item>
        <text:list-item>
          <text:p text:style-name="P353"><text:a xlink:type="simple" xlink:href="https://github.com/GovernIB/helium/issues/1471" text:style-name="Internet_20_link" text:visited-style-name="Visited_20_Internet_20_Link">#1471</text:a><text:span text:style-name="T184"> </text:span>Alta d'expedients amb fulla CSV </text:p>
        </text:list-item>
        <text:list-item>
          <text:p text:style-name="P354"><text:a xlink:type="simple" xlink:href="https://github.com/GovernIB/helium/issues/1464" text:style-name="Internet_20_link" text:visited-style-name="Visited_20_Internet_20_Link">#1464</text:a><text:span text:style-name="T186"> </text:span>Migrar el manteniment d'àrees i càrrecs de la interfície antiga 2.6 a la nova 3.2</text:p>
        </text:list-item>
      </text:list>
      <text:p text:style-name="P166"/>
      <text:p text:style-name="P166">Errors:</text:p>
      <text:list xml:id="list1962555237" text:style-name="L80">
        <text:list-item>
          <text:p text:style-name="P329"><text:a xlink:type="simple" xlink:href="https://github.com/GovernIB/helium/issues/1480" text:style-name="Internet_20_link" text:visited-style-name="Visited_20_Internet_20_Link">#1480</text:a><text:span text:style-name="T180"> </text:span>Error esborrant expedients a PRO </text:p>
        </text:list-item>
        <text:list-item>
          <text:p text:style-name="P329"><text:a xlink:type="simple" xlink:href="https://github.com/GovernIB/helium/issues/1489" text:style-name="Internet_20_link" text:visited-style-name="Visited_20_Internet_20_Link">#1489</text:a><text:span text:style-name="T180"> </text:span>Valor incorrrecte reindexant quan el valor de la variable és null</text:p>
        </text:list-item>
        <text:list-item>
          <text:p text:style-name="P330"><text:a xlink:type="simple" xlink:href="https://github.com/GovernIB/helium/issues/1485" text:style-name="Internet_20_link" text:visited-style-name="Visited_20_Internet_20_Link">#1485</text:a><text:span text:style-name="T183"> </text:span>Error accedint al disseny de la definició de procés amb permisos de disseny delegat </text:p>
        </text:list-item>
        <text:list-item>
          <text:p text:style-name="P330"><text:a xlink:type="simple" xlink:href="https://github.com/GovernIB/helium/issues/1469" text:style-name="Internet_20_link" text:visited-style-name="Visited_20_Internet_20_Link">#1469</text:a><text:span text:style-name="T183"> </text:span>No es pot esborrar la darrera fila d'un registre múltiple per deixar la variable buida </text:p>
        </text:list-item>
        <text:list-item>
          <text:p text:style-name="P330"><text:a xlink:type="simple" xlink:href="https://github.com/GovernIB/helium/issues/1427" text:style-name="Internet_20_link" text:visited-style-name="Visited_20_Internet_20_Link">#1427</text:a><text:span text:style-name="T183"> </text:span>Revisar per què apareix l'error de validació de firma al ArxiuPluginCaib </text:p>
        </text:list-item>
        <text:list-item>
          <text:p text:style-name="P331"><text:a xlink:type="simple" xlink:href="https://github.com/GovernIB/helium/issues/1466" text:style-name="Internet_20_link" text:visited-style-name="Visited_20_Internet_20_Link">#1466</text:a><text:span text:style-name="T185"> </text:span>No apareix una persona en la reassignació massiva de tasques per persona</text:p>
        </text:list-item>
        <text:list-item>
          <text:p text:style-name="P332"><text:a xlink:type="simple" xlink:href="https://github.com/GovernIB/helium/issues/1465" text:style-name="Internet_20_link" text:visited-style-name="Visited_20_Internet_20_Link">#1465</text:a><text:span text:style-name="T186"> </text:span>Error mostrant el missatge dels errors de validació a l'inici d'un expedient</text:p>
        </text:list-item>
        <text:list-item>
          <text:p text:style-name="P332"><text:a xlink:type="simple" xlink:href="https://github.com/GovernIB/helium/issues/1467" text:style-name="Internet_20_link" text:visited-style-name="Visited_20_Internet_20_Link">#1467</text:a><text:span text:style-name="T186"> </text:span>Errors a l'script de creació de la BBDD de Postgresql </text:p>
        </text:list-item>
        <text:list-item>
          <text:p text:style-name="P332"><text:a xlink:type="simple" xlink:href="https://github.com/GovernIB/helium/issues/1458" text:style-name="Internet_20_link" text:visited-style-name="Visited_20_Internet_20_Link">#1458</text:a><text:span text:style-name="T186"> </text:span>Error inici expedient escollint versió en el seleccionable de versions de definició de procés </text:p>
        </text:list-item>
        <text:list-item>
          <text:p text:style-name="P333"><text:a xlink:type="simple" xlink:href="https://github.com/GovernIB/helium/issues/1457" text:style-name="Internet_20_link" text:visited-style-name="Visited_20_Internet_20_Link">#1457</text:a><text:span text:style-name="T187"> </text:span>Error validació llargada codi postal interessat</text:p>
        </text:list-item>
        <text:list-item>
          <text:p text:style-name="P333"><text:a xlink:type="simple" xlink:href="https://github.com/GovernIB/helium/issues/1455" text:style-name="Internet_20_link" text:visited-style-name="Visited_20_Internet_20_Link">#1455</text:a><text:span text:style-name="T187"> </text:span>Error important un tipus d'expedient sobre un altre amb la integració amb SISTRA </text:p>
        </text:list-item>
        <text:list-item>
          <text:p text:style-name="P333"><text:a xlink:type="simple" xlink:href="https://github.com/GovernIB/helium/issues/1451" text:style-name="Internet_20_link" text:visited-style-name="Visited_20_Internet_20_Link">#1451</text:a><text:span text:style-name="T187"> </text:span>Revisar error metadades NTI nules en un expedient</text:p>
        </text:list-item>
        <text:list-item>
          <text:p text:style-name="P334"><text:a xlink:type="simple" xlink:href="https://github.com/GovernIB/helium/issues/1479" text:style-name="Internet_20_link" text:visited-style-name="Visited_20_Internet_20_Link">#1479</text:a><text:span text:style-name="T188"> </text:span>Error reindexant l'expedient síncronament després de processar el document del<text:span text:style-name="T188"> </text:span>portafirmes</text:p>
        </text:list-item>
        <text:list-item>
          <text:p text:style-name="P334"><text:a xlink:type="simple" xlink:href="https://github.com/GovernIB/helium/issues/1476" text:style-name="Internet_20_link" text:visited-style-name="Visited_20_Internet_20_Link">#1476</text:a><text:span text:style-name="T188"> </text:span>Actualitzar la seqüència de número d'expedient quan hi hagi expedients existents </text:p>
        </text:list-item>
        <text:list-item>
          <text:p text:style-name="P335"><text:a xlink:type="simple" xlink:href="https://github.com/GovernIB/helium/issues/1450" text:style-name="Internet_20_link" text:visited-style-name="Visited_20_Internet_20_Link">#1450</text:a><text:span text:style-name="T189"> </text:span>Validar que si un document té estat de validació "Còpia" llavors té informat l'id del document original</text:p>
        </text:list-item>
        <text:list-item>
          <text:p text:style-name="P335"><text:a xlink:type="simple" xlink:href="https://github.com/GovernIB/helium/issues/1448" text:style-name="Internet_20_link" text:visited-style-name="Visited_20_Internet_20_Link">#1448</text:a><text:span text:style-name="T189"> </text:span>Ordenar les tasques del desplegable de filtre per tasca per codi de tasca</text:p>
        </text:list-item>
        <text:list-item>
          <text:p text:style-name="P336"><text:a xlink:type="simple" xlink:href="https://github.com/GovernIB/helium/issues/1451" text:style-name="Internet_20_link" text:visited-style-name="Visited_20_Internet_20_Link">#1451</text:a><text:span text:style-name="T190"> </text:span>Revisar error metadades NTI nules en un expedient</text:p>
        </text:list-item>
        <text:list-item>
          <text:p text:style-name="P336"><text:a xlink:type="simple" xlink:href="https://github.com/GovernIB/helium/issues/1499" text:style-name="Internet_20_link" text:visited-style-name="Visited_20_Internet_20_Link">#1499</text:a><text:span text:style-name="T190"> </text:span>No es copia la propietat "Notificable" dels documents en desplegar un nou .par a nivell de definició de procés </text:p>
        </text:list-item>
      </text:list>
      <text:p text:style-name="P40"><text:bookmark-end text:name="__DdeLink__18082_50656981411111112121111"/></text:p>
      <text:p text:style-name="P40">Base de dades:<text:span text:style-name="T2"> </text:span></text:p>
      <text:list xml:id="list1898323907" text:style-name="L81">
        <text:list-item>
          <text:p text:style-name="P386">Sense canvis.</text:p>
        </text:list-item>
      </text:list>
      <text:p text:style-name="P75"><text:soft-page-break/>Propietats globals: </text:p>
      <text:list xml:id="list4151770796" text:style-name="L82">
        <text:list-item>
          <text:p text:style-name="P443">Sense canvis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Consolas1" svg:font-family="Consolas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" svg:font-family="Consolas" style:font-family-generic="swiss"/>
    <style:font-face style:name="Monospace" svg:font-family="Monospace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2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ackground-color="transparent" style:shadow="none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007dc3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007dc3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cm" fo:margin-left="0.12cm" fo:margin-top="0cm" fo:margin-bottom="0cm" table:align="left" style:writing-mode="lr-tb"/>
    </style:style>
    <style:style style:name="Taula5.A" style:family="table-column">
      <style:table-column-properties style:column-width="4.821cm"/>
    </style:style>
    <style:style style:name="Taula5.B" style:family="table-column">
      <style:table-column-properties style:column-width="2.589cm"/>
    </style:style>
    <style:style style:name="Taula5.C" style:family="table-column">
      <style:table-column-properties style:column-width="2.256cm"/>
    </style:style>
    <style:style style:name="Taula5.D" style:family="table-column">
      <style:table-column-properties style:column-width="7.084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Standard">
      <style:text-properties fo:font-size="2pt" officeooo:paragraph-rsid="001dc238" style:font-size-asian="1.75pt" style:font-size-complex="2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g text:anchor-type="as-char" draw:z-index="47" draw:style-name="Mgr1"><draw:frame draw:name="Picture 2" draw:style-name="Mgr2" draw:text-style-name="MP2" svg:width="6.781cm" svg:height="1.241cm" svg:x="1.72cm" svg:y="0cm"><draw:image xlink:href="Pictures/10000000000006A4000001047495FF2BACD173BB.png" xlink:type="simple" xlink:show="embed" xlink:actuate="onLoad" loext:mime-type="image/png"><text:p/></draw:image></draw:frame><draw:frame draw:name="Picture 3" draw:style-name="Mgr3" draw:text-style-name="MP2" svg:width="1.606cm" svg:height="1.239cm" svg:x="0cm" svg:y="0cm"><draw:image xlink:href="Pictures/10000201000002E6000002BBB8F8332B0EE480C1.png" xlink:type="simple" xlink:show="embed" xlink:actuate="onLoad" loext:mime-type="image/png"><text:p/></draw:image></draw:frame></draw:g></text:p>
            </table:table-cell>
            <table:table-cell table:style-name="t_5f_cap.B1" office:value-type="string">
              <text:p text:style-name="MP3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Helium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48</text:page-number></text:span><text:span text:style-name="MT1"><text:s/>/ </text:span><text:span text:style-name="MT1"><text:page-count>48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21-05-07T11:06:42.836999972">07/05/2021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8-10-26T09:31:47.203000000</meta:creation-date>
    <meta:editing-duration>P16DT3H36M53S</meta:editing-duration>
    <meta:editing-cycles>190</meta:editing-cycles>
    <meta:generator>LibreOffice/6.3.3.2$Windows_X86_64 LibreOffice_project/a64200df03143b798afd1ec74a12ab50359878ed</meta:generator>
    <dc:date>2021-05-07T11:06:41.940000000</dc:date>
    <meta:document-statistic meta:table-count="21" meta:image-count="0" meta:object-count="0" meta:page-count="48" meta:paragraph-count="1094" meta:word-count="7139" meta:character-count="52436" meta:non-whitespace-character-count="45360"/>
  </office:meta>
</office:document-meta>
</file>